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0244in" svg:height="5.6681in" svg:x="1.637in" svg:y="0in">
            <draw:object draw:notify-on-update-of-ranges="Sheet1.D1:Sheet1.D984 Sheet1.E1:Sheet1.E98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2010-06-01</text:p>
          </table:table-cell>
          <table:table-cell office:value-type="float" office:value="0.0837284570244" calcext:value-type="float">
            <text:p>0.083728457</text:p>
          </table:table-cell>
          <table:table-cell office:value-type="float" office:value="0.056649915692" calcext:value-type="float">
            <text:p>0.0566499157</text:p>
          </table:table-cell>
          <table:table-cell office:value-type="float" office:value="44.97" calcext:value-type="float">
            <text:p>44.97</text:p>
          </table:table-cell>
          <table:table-cell table:formula="of:=20.6+([.B1]*20)" office:value-type="float" office:value="22.274569140488" calcext:value-type="float">
            <text:p>22.2745691405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6.2/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-06-02</text:p>
          </table:table-cell>
          <table:table-cell office:value-type="float" office:value="0.0394091986314" calcext:value-type="float">
            <text:p>0.0394091986</text:p>
          </table:table-cell>
          <table:table-cell office:value-type="float" office:value="0.0571715524142" calcext:value-type="float">
            <text:p>0.0571715524</text:p>
          </table:table-cell>
          <table:table-cell office:value-type="float" office:value="43.26" calcext:value-type="float">
            <text:p>43.26</text:p>
          </table:table-cell>
          <table:table-cell table:formula="of:=20.6+([.B2]*20)" office:value-type="float" office:value="21.388183972628" calcext:value-type="float">
            <text:p>21.3881839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03</text:p>
          </table:table-cell>
          <table:table-cell office:value-type="float" office:value="0.0903287753626" calcext:value-type="float">
            <text:p>0.0903287754</text:p>
          </table:table-cell>
          <table:table-cell office:value-type="float" office:value="0.0571789493416" calcext:value-type="float">
            <text:p>0.0571789493</text:p>
          </table:table-cell>
          <table:table-cell office:value-type="float" office:value="40.29" calcext:value-type="float">
            <text:p>40.29</text:p>
          </table:table-cell>
          <table:table-cell table:formula="of:=20.6+([.B3]*20)" office:value-type="float" office:value="22.406575507252" calcext:value-type="float">
            <text:p>22.4065755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04</text:p>
          </table:table-cell>
          <table:table-cell office:value-type="float" office:value="0.416992038117" calcext:value-type="float">
            <text:p>0.4169920381</text:p>
          </table:table-cell>
          <table:table-cell office:value-type="float" office:value="0.0627419191976" calcext:value-type="float">
            <text:p>0.0627419192</text:p>
          </table:table-cell>
          <table:table-cell office:value-type="float" office:value="45.4" calcext:value-type="float">
            <text:p>45.4</text:p>
          </table:table-cell>
          <table:table-cell table:formula="of:=20.6+([.B4]*20)" office:value-type="float" office:value="28.93984076234" calcext:value-type="float">
            <text:p>28.9398407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07</text:p>
          </table:table-cell>
          <table:table-cell office:value-type="float" office:value="0.393696023164" calcext:value-type="float">
            <text:p>0.3936960232</text:p>
          </table:table-cell>
          <table:table-cell office:value-type="float" office:value="0.065027161296" calcext:value-type="float">
            <text:p>0.0650271613</text:p>
          </table:table-cell>
          <table:table-cell office:value-type="float" office:value="47.77" calcext:value-type="float">
            <text:p>47.77</text:p>
          </table:table-cell>
          <table:table-cell table:formula="of:=20.6+([.B5]*20)" office:value-type="float" office:value="28.47392046328" calcext:value-type="float">
            <text:p>28.4739204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08</text:p>
          </table:table-cell>
          <table:table-cell office:value-type="float" office:value="0.423859954239" calcext:value-type="float">
            <text:p>0.4238599542</text:p>
          </table:table-cell>
          <table:table-cell office:value-type="float" office:value="0.0634568230252" calcext:value-type="float">
            <text:p>0.063456823</text:p>
          </table:table-cell>
          <table:table-cell office:value-type="float" office:value="47.14" calcext:value-type="float">
            <text:p>47.14</text:p>
          </table:table-cell>
          <table:table-cell table:formula="of:=20.6+([.B6]*20)" office:value-type="float" office:value="29.07719908478" calcext:value-type="float">
            <text:p>29.0771990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09</text:p>
          </table:table-cell>
          <table:table-cell office:value-type="float" office:value="0.332033443674" calcext:value-type="float">
            <text:p>0.3320334437</text:p>
          </table:table-cell>
          <table:table-cell office:value-type="float" office:value="0.0691010286294" calcext:value-type="float">
            <text:p>0.0691010286</text:p>
          </table:table-cell>
          <table:table-cell office:value-type="float" office:value="47.41" calcext:value-type="float">
            <text:p>47.41</text:p>
          </table:table-cell>
          <table:table-cell table:formula="of:=20.6+([.B7]*20)" office:value-type="float" office:value="27.24066887348" calcext:value-type="float">
            <text:p>27.2406688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10</text:p>
          </table:table-cell>
          <table:table-cell office:value-type="float" office:value="0.624511559536" calcext:value-type="float">
            <text:p>0.6245115595</text:p>
          </table:table-cell>
          <table:table-cell office:value-type="float" office:value="0.0750758705077" calcext:value-type="float">
            <text:p>0.0750758705</text:p>
          </table:table-cell>
          <table:table-cell office:value-type="float" office:value="43.04" calcext:value-type="float">
            <text:p>43.04</text:p>
          </table:table-cell>
          <table:table-cell table:formula="of:=20.6+([.B8]*20)" office:value-type="float" office:value="33.09023119072" calcext:value-type="float">
            <text:p>33.0902311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11</text:p>
          </table:table-cell>
          <table:table-cell office:value-type="float" office:value="0.369461112459" calcext:value-type="float">
            <text:p>0.3694611125</text:p>
          </table:table-cell>
          <table:table-cell office:value-type="float" office:value="0.0740894226228" calcext:value-type="float">
            <text:p>0.0740894226</text:p>
          </table:table-cell>
          <table:table-cell office:value-type="float" office:value="40.18" calcext:value-type="float">
            <text:p>40.18</text:p>
          </table:table-cell>
          <table:table-cell table:formula="of:=20.6+([.B9]*20)" office:value-type="float" office:value="27.98922224918" calcext:value-type="float">
            <text:p>27.9892222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14</text:p>
          </table:table-cell>
          <table:table-cell office:value-type="float" office:value="0.108581816772" calcext:value-type="float">
            <text:p>0.1085818168</text:p>
          </table:table-cell>
          <table:table-cell office:value-type="float" office:value="0.0721757141701" calcext:value-type="float">
            <text:p>0.0721757142</text:p>
          </table:table-cell>
          <table:table-cell office:value-type="float" office:value="41.08" calcext:value-type="float">
            <text:p>41.08</text:p>
          </table:table-cell>
          <table:table-cell table:formula="of:=20.6+([.B10]*20)" office:value-type="float" office:value="22.77163633544" calcext:value-type="float">
            <text:p>22.7716363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15</text:p>
          </table:table-cell>
          <table:table-cell office:value-type="float" office:value="0.218117065849" calcext:value-type="float">
            <text:p>0.2181170658</text:p>
          </table:table-cell>
          <table:table-cell office:value-type="float" office:value="0.0738012443542" calcext:value-type="float">
            <text:p>0.0738012444</text:p>
          </table:table-cell>
          <table:table-cell office:value-type="float" office:value="37.59" calcext:value-type="float">
            <text:p>37.59</text:p>
          </table:table-cell>
          <table:table-cell table:formula="of:=20.6+([.B11]*20)" office:value-type="float" office:value="24.96234131698" calcext:value-type="float">
            <text:p>24.962341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16</text:p>
          </table:table-cell>
          <table:table-cell office:value-type="float" office:value="0.14924989802" calcext:value-type="float">
            <text:p>0.149249898</text:p>
          </table:table-cell>
          <table:table-cell office:value-type="float" office:value="0.0789723985581" calcext:value-type="float">
            <text:p>0.0789723986</text:p>
          </table:table-cell>
          <table:table-cell office:value-type="float" office:value="37.26" calcext:value-type="float">
            <text:p>37.26</text:p>
          </table:table-cell>
          <table:table-cell table:formula="of:=20.6+([.B12]*20)" office:value-type="float" office:value="23.5849979604" calcext:value-type="float">
            <text:p>23.584997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17</text:p>
          </table:table-cell>
          <table:table-cell office:value-type="float" office:value="0.0369844780991" calcext:value-type="float">
            <text:p>0.0369844781</text:p>
          </table:table-cell>
          <table:table-cell office:value-type="float" office:value="0.0809158442436" calcext:value-type="float">
            <text:p>0.0809158442</text:p>
          </table:table-cell>
          <table:table-cell office:value-type="float" office:value="38.01" calcext:value-type="float">
            <text:p>38.01</text:p>
          </table:table-cell>
          <table:table-cell table:formula="of:=20.6+([.B13]*20)" office:value-type="float" office:value="21.339689561982" calcext:value-type="float">
            <text:p>21.339689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18</text:p>
          </table:table-cell>
          <table:table-cell office:value-type="float" office:value="0.00979754736527" calcext:value-type="float">
            <text:p>0.0097975474</text:p>
          </table:table-cell>
          <table:table-cell office:value-type="float" office:value="0.0797885759706" calcext:value-type="float">
            <text:p>0.079788576</text:p>
          </table:table-cell>
          <table:table-cell office:value-type="float" office:value="37.98" calcext:value-type="float">
            <text:p>37.98</text:p>
          </table:table-cell>
          <table:table-cell table:formula="of:=20.6+([.B14]*20)" office:value-type="float" office:value="20.7959509473054" calcext:value-type="float">
            <text:p>20.7959509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21</text:p>
          </table:table-cell>
          <table:table-cell office:value-type="float" office:value="0.0000246593363887" calcext:value-type="float">
            <text:p>2.46593363887E-005</text:p>
          </table:table-cell>
          <table:table-cell office:value-type="float" office:value="0.0786304404685" calcext:value-type="float">
            <text:p>0.0786304405</text:p>
          </table:table-cell>
          <table:table-cell office:value-type="float" office:value="38.97" calcext:value-type="float">
            <text:p>38.97</text:p>
          </table:table-cell>
          <table:table-cell table:formula="of:=20.6+([.B15]*20)" office:value-type="float" office:value="20.6004931867278" calcext:value-type="float">
            <text:p>20.6004931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22</text:p>
          </table:table-cell>
          <table:table-cell office:value-type="float" office:value="0.089078866674" calcext:value-type="float">
            <text:p>0.0890788667</text:p>
          </table:table-cell>
          <table:table-cell office:value-type="float" office:value="0.0732169808698" calcext:value-type="float">
            <text:p>0.0732169809</text:p>
          </table:table-cell>
          <table:table-cell office:value-type="float" office:value="39.5" calcext:value-type="float">
            <text:p>39.5</text:p>
          </table:table-cell>
          <table:table-cell table:formula="of:=20.6+([.B16]*20)" office:value-type="float" office:value="22.38157733348" calcext:value-type="float">
            <text:p>22.3815773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23</text:p>
          </table:table-cell>
          <table:table-cell office:value-type="float" office:value="0.0537496608362" calcext:value-type="float">
            <text:p>0.0537496608</text:p>
          </table:table-cell>
          <table:table-cell office:value-type="float" office:value="0.0715625591801" calcext:value-type="float">
            <text:p>0.0715625592</text:p>
          </table:table-cell>
          <table:table-cell office:value-type="float" office:value="42.02" calcext:value-type="float">
            <text:p>42.02</text:p>
          </table:table-cell>
          <table:table-cell table:formula="of:=20.6+([.B17]*20)" office:value-type="float" office:value="21.674993216724" calcext:value-type="float">
            <text:p>21.6749932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24</text:p>
          </table:table-cell>
          <table:table-cell office:value-type="float" office:value="0.147085693394" calcext:value-type="float">
            <text:p>0.1470856934</text:p>
          </table:table-cell>
          <table:table-cell office:value-type="float" office:value="0.0678980370326" calcext:value-type="float">
            <text:p>0.067898037</text:p>
          </table:table-cell>
          <table:table-cell office:value-type="float" office:value="43.28" calcext:value-type="float">
            <text:p>43.28</text:p>
          </table:table-cell>
          <table:table-cell table:formula="of:=20.6+([.B18]*20)" office:value-type="float" office:value="23.54171386788" calcext:value-type="float">
            <text:p>23.54171386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25</text:p>
          </table:table-cell>
          <table:table-cell office:value-type="float" office:value="0.096851589193" calcext:value-type="float">
            <text:p>0.0968515892</text:p>
          </table:table-cell>
          <table:table-cell office:value-type="float" office:value="0.0656026187516" calcext:value-type="float">
            <text:p>0.0656026188</text:p>
          </table:table-cell>
          <table:table-cell office:value-type="float" office:value="42.16" calcext:value-type="float">
            <text:p>42.16</text:p>
          </table:table-cell>
          <table:table-cell table:formula="of:=20.6+([.B19]*20)" office:value-type="float" office:value="22.53703178386" calcext:value-type="float">
            <text:p>22.5370317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28</text:p>
          </table:table-cell>
          <table:table-cell office:value-type="float" office:value="0.0863381067507" calcext:value-type="float">
            <text:p>0.0863381068</text:p>
          </table:table-cell>
          <table:table-cell office:value-type="float" office:value="0.0635171380442" calcext:value-type="float">
            <text:p>0.063517138</text:p>
          </table:table-cell>
          <table:table-cell office:value-type="float" office:value="42.86" calcext:value-type="float">
            <text:p>42.86</text:p>
          </table:table-cell>
          <table:table-cell table:formula="of:=20.6+([.B20]*20)" office:value-type="float" office:value="22.326762135014" calcext:value-type="float">
            <text:p>22.326762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29</text:p>
          </table:table-cell>
          <table:table-cell office:value-type="float" office:value="0.142272090154" calcext:value-type="float">
            <text:p>0.1422720902</text:p>
          </table:table-cell>
          <table:table-cell office:value-type="float" office:value="0.083106130185" calcext:value-type="float">
            <text:p>0.0831061302</text:p>
          </table:table-cell>
          <table:table-cell office:value-type="float" office:value="48.61" calcext:value-type="float">
            <text:p>48.61</text:p>
          </table:table-cell>
          <table:table-cell table:formula="of:=20.6+([.B21]*20)" office:value-type="float" office:value="23.44544180308" calcext:value-type="float">
            <text:p>23.4454418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6-30</text:p>
          </table:table-cell>
          <table:table-cell office:value-type="float" office:value="0.446487187316" calcext:value-type="float">
            <text:p>0.4464871873</text:p>
          </table:table-cell>
          <table:table-cell office:value-type="float" office:value="0.0868667881299" calcext:value-type="float">
            <text:p>0.0868667881</text:p>
          </table:table-cell>
          <table:table-cell office:value-type="float" office:value="49.24" calcext:value-type="float">
            <text:p>49.24</text:p>
          </table:table-cell>
          <table:table-cell table:formula="of:=20.6+([.B22]*20)" office:value-type="float" office:value="29.52974374632" calcext:value-type="float">
            <text:p>29.5297437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01</text:p>
          </table:table-cell>
          <table:table-cell office:value-type="float" office:value="0.256417102343" calcext:value-type="float">
            <text:p>0.2564171023</text:p>
          </table:table-cell>
          <table:table-cell office:value-type="float" office:value="0.0887203165302" calcext:value-type="float">
            <text:p>0.0887203165</text:p>
          </table:table-cell>
          <table:table-cell office:value-type="float" office:value="49.61" calcext:value-type="float">
            <text:p>49.61</text:p>
          </table:table-cell>
          <table:table-cell table:formula="of:=20.6+([.B23]*20)" office:value-type="float" office:value="25.72834204686" calcext:value-type="float">
            <text:p>25.7283420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02</text:p>
          </table:table-cell>
          <table:table-cell office:value-type="float" office:value="0.282359554569" calcext:value-type="float">
            <text:p>0.2823595546</text:p>
          </table:table-cell>
          <table:table-cell office:value-type="float" office:value="0.0846521315942" calcext:value-type="float">
            <text:p>0.0846521316</text:p>
          </table:table-cell>
          <table:table-cell office:value-type="float" office:value="47.17" calcext:value-type="float">
            <text:p>47.17</text:p>
          </table:table-cell>
          <table:table-cell table:formula="of:=20.6+([.B24]*20)" office:value-type="float" office:value="26.24719109138" calcext:value-type="float">
            <text:p>26.2471910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06</text:p>
          </table:table-cell>
          <table:table-cell office:value-type="float" office:value="0.186693861007" calcext:value-type="float">
            <text:p>0.186693861</text:p>
          </table:table-cell>
          <table:table-cell office:value-type="float" office:value="0.0826092461218" calcext:value-type="float">
            <text:p>0.0826092461</text:p>
          </table:table-cell>
          <table:table-cell office:value-type="float" office:value="47.61" calcext:value-type="float">
            <text:p>47.61</text:p>
          </table:table-cell>
          <table:table-cell table:formula="of:=20.6+([.B25]*20)" office:value-type="float" office:value="24.33387722014" calcext:value-type="float">
            <text:p>24.3338772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07</text:p>
          </table:table-cell>
          <table:table-cell office:value-type="float" office:value="0.33461176793" calcext:value-type="float">
            <text:p>0.3346117679</text:p>
          </table:table-cell>
          <table:table-cell office:value-type="float" office:value="0.0953116276743" calcext:value-type="float">
            <text:p>0.0953116277</text:p>
          </table:table-cell>
          <table:table-cell office:value-type="float" office:value="43.6" calcext:value-type="float">
            <text:p>43.6</text:p>
          </table:table-cell>
          <table:table-cell table:formula="of:=20.6+([.B26]*20)" office:value-type="float" office:value="27.2922353586" calcext:value-type="float">
            <text:p>27.292235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08</text:p>
          </table:table-cell>
          <table:table-cell office:value-type="float" office:value="0.0329352679084" calcext:value-type="float">
            <text:p>0.0329352679</text:p>
          </table:table-cell>
          <table:table-cell office:value-type="float" office:value="0.0936746225283" calcext:value-type="float">
            <text:p>0.0936746225</text:p>
          </table:table-cell>
          <table:table-cell office:value-type="float" office:value="43.66" calcext:value-type="float">
            <text:p>43.66</text:p>
          </table:table-cell>
          <table:table-cell table:formula="of:=20.6+([.B27]*20)" office:value-type="float" office:value="21.258705358168" calcext:value-type="float">
            <text:p>21.258705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09</text:p>
          </table:table-cell>
          <table:table-cell office:value-type="float" office:value="0.241339995461" calcext:value-type="float">
            <text:p>0.2413399955</text:p>
          </table:table-cell>
          <table:table-cell office:value-type="float" office:value="0.0933360353432" calcext:value-type="float">
            <text:p>0.0933360353</text:p>
          </table:table-cell>
          <table:table-cell office:value-type="float" office:value="42.45" calcext:value-type="float">
            <text:p>42.45</text:p>
          </table:table-cell>
          <table:table-cell table:formula="of:=20.6+([.B28]*20)" office:value-type="float" office:value="25.42679990922" calcext:value-type="float">
            <text:p>25.4267999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12</text:p>
          </table:table-cell>
          <table:table-cell office:value-type="float" office:value="0.1319292165" calcext:value-type="float">
            <text:p>0.1319292165</text:p>
          </table:table-cell>
          <table:table-cell office:value-type="float" office:value="0.0918924778931" calcext:value-type="float">
            <text:p>0.0918924779</text:p>
          </table:table-cell>
          <table:table-cell office:value-type="float" office:value="41.92" calcext:value-type="float">
            <text:p>41.92</text:p>
          </table:table-cell>
          <table:table-cell table:formula="of:=20.6+([.B29]*20)" office:value-type="float" office:value="23.23858433" calcext:value-type="float">
            <text:p>23.23858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13</text:p>
          </table:table-cell>
          <table:table-cell office:value-type="float" office:value="0.171760794337" calcext:value-type="float">
            <text:p>0.1717607943</text:p>
          </table:table-cell>
          <table:table-cell office:value-type="float" office:value="0.0952122096945" calcext:value-type="float">
            <text:p>0.0952122097</text:p>
          </table:table-cell>
          <table:table-cell office:value-type="float" office:value="43.71" calcext:value-type="float">
            <text:p>43.71</text:p>
          </table:table-cell>
          <table:table-cell table:formula="of:=20.6+([.B30]*20)" office:value-type="float" office:value="24.03521588674" calcext:value-type="float">
            <text:p>24.0352158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14</text:p>
          </table:table-cell>
          <table:table-cell office:value-type="float" office:value="0.404731040338" calcext:value-type="float">
            <text:p>0.4047310403</text:p>
          </table:table-cell>
          <table:table-cell office:value-type="float" office:value="0.0944337536548" calcext:value-type="float">
            <text:p>0.0944337537</text:p>
          </table:table-cell>
          <table:table-cell office:value-type="float" office:value="44.1" calcext:value-type="float">
            <text:p>44.1</text:p>
          </table:table-cell>
          <table:table-cell table:formula="of:=20.6+([.B31]*20)" office:value-type="float" office:value="28.69462080676" calcext:value-type="float">
            <text:p>28.69462080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15</text:p>
          </table:table-cell>
          <table:table-cell office:value-type="float" office:value="0.306173578108" calcext:value-type="float">
            <text:p>0.3061735781</text:p>
          </table:table-cell>
          <table:table-cell office:value-type="float" office:value="0.0915176244744" calcext:value-type="float">
            <text:p>0.0915176245</text:p>
          </table:table-cell>
          <table:table-cell office:value-type="float" office:value="46.07" calcext:value-type="float">
            <text:p>46.07</text:p>
          </table:table-cell>
          <table:table-cell table:formula="of:=20.6+([.B32]*20)" office:value-type="float" office:value="26.72347156216" calcext:value-type="float">
            <text:p>26.72347156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16</text:p>
          </table:table-cell>
          <table:table-cell office:value-type="float" office:value="0.00594831285492" calcext:value-type="float">
            <text:p>0.0059483129</text:p>
          </table:table-cell>
          <table:table-cell office:value-type="float" office:value="0.0898554607189" calcext:value-type="float">
            <text:p>0.0898554607</text:p>
          </table:table-cell>
          <table:table-cell office:value-type="float" office:value="45.11" calcext:value-type="float">
            <text:p>45.11</text:p>
          </table:table-cell>
          <table:table-cell table:formula="of:=20.6+([.B33]*20)" office:value-type="float" office:value="20.7189662570984" calcext:value-type="float">
            <text:p>20.7189662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19</text:p>
          </table:table-cell>
          <table:table-cell office:value-type="float" office:value="0.006464395022" calcext:value-type="float">
            <text:p>0.006464395</text:p>
          </table:table-cell>
          <table:table-cell office:value-type="float" office:value="0.0876259330351" calcext:value-type="float">
            <text:p>0.087625933</text:p>
          </table:table-cell>
          <table:table-cell office:value-type="float" office:value="45.27" calcext:value-type="float">
            <text:p>45.27</text:p>
          </table:table-cell>
          <table:table-cell table:formula="of:=20.6+([.B34]*20)" office:value-type="float" office:value="20.72928790044" calcext:value-type="float">
            <text:p>20.7292879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20</text:p>
          </table:table-cell>
          <table:table-cell office:value-type="float" office:value="0.0561884691076" calcext:value-type="float">
            <text:p>0.0561884691</text:p>
          </table:table-cell>
          <table:table-cell office:value-type="float" office:value="0.0932029058338" calcext:value-type="float">
            <text:p>0.0932029058</text:p>
          </table:table-cell>
          <table:table-cell office:value-type="float" office:value="41.96" calcext:value-type="float">
            <text:p>41.96</text:p>
          </table:table-cell>
          <table:table-cell table:formula="of:=20.6+([.B35]*20)" office:value-type="float" office:value="21.723769382152" calcext:value-type="float">
            <text:p>21.7237693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21</text:p>
          </table:table-cell>
          <table:table-cell office:value-type="float" office:value="0.286633682918" calcext:value-type="float">
            <text:p>0.2866336829</text:p>
          </table:table-cell>
          <table:table-cell office:value-type="float" office:value="0.0890677964016" calcext:value-type="float">
            <text:p>0.0890677964</text:p>
          </table:table-cell>
          <table:table-cell office:value-type="float" office:value="35.84" calcext:value-type="float">
            <text:p>35.84</text:p>
          </table:table-cell>
          <table:table-cell table:formula="of:=20.6+([.B36]*20)" office:value-type="float" office:value="26.33267365836" calcext:value-type="float">
            <text:p>26.3326736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22</text:p>
          </table:table-cell>
          <table:table-cell office:value-type="float" office:value="0.00012233549996" calcext:value-type="float">
            <text:p>0.0001223355</text:p>
          </table:table-cell>
          <table:table-cell office:value-type="float" office:value="0.0881769975892" calcext:value-type="float">
            <text:p>0.0881769976</text:p>
          </table:table-cell>
          <table:table-cell office:value-type="float" office:value="33.09" calcext:value-type="float">
            <text:p>33.09</text:p>
          </table:table-cell>
          <table:table-cell table:formula="of:=20.6+([.B37]*20)" office:value-type="float" office:value="20.6024467099992" calcext:value-type="float">
            <text:p>20.60244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23</text:p>
          </table:table-cell>
          <table:table-cell office:value-type="float" office:value="0.0124043358099" calcext:value-type="float">
            <text:p>0.0124043358</text:p>
          </table:table-cell>
          <table:table-cell office:value-type="float" office:value="0.0868528649719" calcext:value-type="float">
            <text:p>0.086852865</text:p>
          </table:table-cell>
          <table:table-cell office:value-type="float" office:value="31.24" calcext:value-type="float">
            <text:p>31.24</text:p>
          </table:table-cell>
          <table:table-cell table:formula="of:=20.6+([.B38]*20)" office:value-type="float" office:value="20.848086716198" calcext:value-type="float">
            <text:p>20.8480867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26</text:p>
          </table:table-cell>
          <table:table-cell office:value-type="float" office:value="0.0024511901715" calcext:value-type="float">
            <text:p>0.0024511902</text:p>
          </table:table-cell>
          <table:table-cell office:value-type="float" office:value="0.0856915518821" calcext:value-type="float">
            <text:p>0.0856915519</text:p>
          </table:table-cell>
          <table:table-cell office:value-type="float" office:value="31.07" calcext:value-type="float">
            <text:p>31.07</text:p>
          </table:table-cell>
          <table:table-cell table:formula="of:=20.6+([.B39]*20)" office:value-type="float" office:value="20.64902380343" calcext:value-type="float">
            <text:p>20.6490238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27</text:p>
          </table:table-cell>
          <table:table-cell office:value-type="float" office:value="0.00816356274572" calcext:value-type="float">
            <text:p>0.0081635627</text:p>
          </table:table-cell>
          <table:table-cell office:value-type="float" office:value="0.087789189794" calcext:value-type="float">
            <text:p>0.0877891898</text:p>
          </table:table-cell>
          <table:table-cell office:value-type="float" office:value="30.95" calcext:value-type="float">
            <text:p>30.95</text:p>
          </table:table-cell>
          <table:table-cell table:formula="of:=20.6+([.B40]*20)" office:value-type="float" office:value="20.7632712549144" calcext:value-type="float">
            <text:p>20.7632712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28</text:p>
          </table:table-cell>
          <table:table-cell office:value-type="float" office:value="0.000121256804188" calcext:value-type="float">
            <text:p>0.0001212568</text:p>
          </table:table-cell>
          <table:table-cell office:value-type="float" office:value="0.0843255980169" calcext:value-type="float">
            <text:p>0.084325598</text:p>
          </table:table-cell>
          <table:table-cell office:value-type="float" office:value="30.51" calcext:value-type="float">
            <text:p>30.51</text:p>
          </table:table-cell>
          <table:table-cell table:formula="of:=20.6+([.B41]*20)" office:value-type="float" office:value="20.6024251360838" calcext:value-type="float">
            <text:p>20.6024251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29</text:p>
          </table:table-cell>
          <table:table-cell office:value-type="float" office:value="0.024485526468" calcext:value-type="float">
            <text:p>0.0244855265</text:p>
          </table:table-cell>
          <table:table-cell office:value-type="float" office:value="0.0858739513487" calcext:value-type="float">
            <text:p>0.0858739513</text:p>
          </table:table-cell>
          <table:table-cell office:value-type="float" office:value="30.9" calcext:value-type="float">
            <text:p>30.9</text:p>
          </table:table-cell>
          <table:table-cell table:formula="of:=20.6+([.B42]*20)" office:value-type="float" office:value="21.08971052936" calcext:value-type="float">
            <text:p>21.0897105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7-30</text:p>
          </table:table-cell>
          <table:table-cell office:value-type="float" office:value="0.119343200126" calcext:value-type="float">
            <text:p>0.1193432001</text:p>
          </table:table-cell>
          <table:table-cell office:value-type="float" office:value="0.0851303915429" calcext:value-type="float">
            <text:p>0.0851303915</text:p>
          </table:table-cell>
          <table:table-cell office:value-type="float" office:value="31.57" calcext:value-type="float">
            <text:p>31.57</text:p>
          </table:table-cell>
          <table:table-cell table:formula="of:=20.6+([.B43]*20)" office:value-type="float" office:value="22.98686400252" calcext:value-type="float">
            <text:p>22.9868640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02</text:p>
          </table:table-cell>
          <table:table-cell office:value-type="float" office:value="0.0261233143224" calcext:value-type="float">
            <text:p>0.0261233143</text:p>
          </table:table-cell>
          <table:table-cell office:value-type="float" office:value="0.0863983738008" calcext:value-type="float">
            <text:p>0.0863983738</text:p>
          </table:table-cell>
          <table:table-cell office:value-type="float" office:value="30.22" calcext:value-type="float">
            <text:p>30.22</text:p>
          </table:table-cell>
          <table:table-cell table:formula="of:=20.6+([.B44]*20)" office:value-type="float" office:value="21.122466286448" calcext:value-type="float">
            <text:p>21.1224662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03</text:p>
          </table:table-cell>
          <table:table-cell office:value-type="float" office:value="0.0231345181371" calcext:value-type="float">
            <text:p>0.0231345181</text:p>
          </table:table-cell>
          <table:table-cell office:value-type="float" office:value="0.0824585245734" calcext:value-type="float">
            <text:p>0.0824585246</text:p>
          </table:table-cell>
          <table:table-cell office:value-type="float" office:value="29.94" calcext:value-type="float">
            <text:p>29.94</text:p>
          </table:table-cell>
          <table:table-cell table:formula="of:=20.6+([.B45]*20)" office:value-type="float" office:value="21.062690362742" calcext:value-type="float">
            <text:p>21.0626903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04</text:p>
          </table:table-cell>
          <table:table-cell office:value-type="float" office:value="0.00298827130008" calcext:value-type="float">
            <text:p>0.0029882713</text:p>
          </table:table-cell>
          <table:table-cell office:value-type="float" office:value="0.0819406867478" calcext:value-type="float">
            <text:p>0.0819406867</text:p>
          </table:table-cell>
          <table:table-cell office:value-type="float" office:value="30.14" calcext:value-type="float">
            <text:p>30.14</text:p>
          </table:table-cell>
          <table:table-cell table:formula="of:=20.6+([.B46]*20)" office:value-type="float" office:value="20.6597654260016" calcext:value-type="float">
            <text:p>20.659765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05</text:p>
          </table:table-cell>
          <table:table-cell office:value-type="float" office:value="0.00184894968985" calcext:value-type="float">
            <text:p>0.0018489497</text:p>
          </table:table-cell>
          <table:table-cell office:value-type="float" office:value="0.0724909567288" calcext:value-type="float">
            <text:p>0.0724909567</text:p>
          </table:table-cell>
          <table:table-cell office:value-type="float" office:value="30.47" calcext:value-type="float">
            <text:p>30.47</text:p>
          </table:table-cell>
          <table:table-cell table:formula="of:=20.6+([.B47]*20)" office:value-type="float" office:value="20.636978993797" calcext:value-type="float">
            <text:p>20.63697899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06</text:p>
          </table:table-cell>
          <table:table-cell office:value-type="float" office:value="0.00114558769602" calcext:value-type="float">
            <text:p>0.0011455877</text:p>
          </table:table-cell>
          <table:table-cell office:value-type="float" office:value="0.0720110104082" calcext:value-type="float">
            <text:p>0.0720110104</text:p>
          </table:table-cell>
          <table:table-cell office:value-type="float" office:value="29.85" calcext:value-type="float">
            <text:p>29.85</text:p>
          </table:table-cell>
          <table:table-cell table:formula="of:=20.6+([.B48]*20)" office:value-type="float" office:value="20.6229117539204" calcext:value-type="float">
            <text:p>20.6229117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09</text:p>
          </table:table-cell>
          <table:table-cell office:value-type="float" office:value="0.00427422824666" calcext:value-type="float">
            <text:p>0.0042742282</text:p>
          </table:table-cell>
          <table:table-cell office:value-type="float" office:value="0.0557024696559" calcext:value-type="float">
            <text:p>0.0557024697</text:p>
          </table:table-cell>
          <table:table-cell office:value-type="float" office:value="29.88" calcext:value-type="float">
            <text:p>29.88</text:p>
          </table:table-cell>
          <table:table-cell table:formula="of:=20.6+([.B49]*20)" office:value-type="float" office:value="20.6854845649332" calcext:value-type="float">
            <text:p>20.6854845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10</text:p>
          </table:table-cell>
          <table:table-cell office:value-type="float" office:value="0.0000262796014832" calcext:value-type="float">
            <text:p>2.62796014832E-005</text:p>
          </table:table-cell>
          <table:table-cell office:value-type="float" office:value="0.0422647309758" calcext:value-type="float">
            <text:p>0.042264731</text:p>
          </table:table-cell>
          <table:table-cell office:value-type="float" office:value="29.88" calcext:value-type="float">
            <text:p>29.88</text:p>
          </table:table-cell>
          <table:table-cell table:formula="of:=20.6+([.B50]*20)" office:value-type="float" office:value="20.6005255920297" calcext:value-type="float">
            <text:p>20.60052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11</text:p>
          </table:table-cell>
          <table:table-cell office:value-type="float" office:value="0.0510573847252" calcext:value-type="float">
            <text:p>0.0510573847</text:p>
          </table:table-cell>
          <table:table-cell office:value-type="float" office:value="0.0475662623696" calcext:value-type="float">
            <text:p>0.0475662624</text:p>
          </table:table-cell>
          <table:table-cell office:value-type="float" office:value="33.47" calcext:value-type="float">
            <text:p>33.47</text:p>
          </table:table-cell>
          <table:table-cell table:formula="of:=20.6+([.B51]*20)" office:value-type="float" office:value="21.621147694504" calcext:value-type="float">
            <text:p>21.6211476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12</text:p>
          </table:table-cell>
          <table:table-cell office:value-type="float" office:value="0.268524224457" calcext:value-type="float">
            <text:p>0.2685242245</text:p>
          </table:table-cell>
          <table:table-cell office:value-type="float" office:value="0.044534021762" calcext:value-type="float">
            <text:p>0.0445340218</text:p>
          </table:table-cell>
          <table:table-cell office:value-type="float" office:value="33.28" calcext:value-type="float">
            <text:p>33.28</text:p>
          </table:table-cell>
          <table:table-cell table:formula="of:=20.6+([.B52]*20)" office:value-type="float" office:value="25.97048448914" calcext:value-type="float">
            <text:p>25.9704844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13</text:p>
          </table:table-cell>
          <table:table-cell office:value-type="float" office:value="0.0514092381732" calcext:value-type="float">
            <text:p>0.0514092382</text:p>
          </table:table-cell>
          <table:table-cell office:value-type="float" office:value="0.044592469926" calcext:value-type="float">
            <text:p>0.0445924699</text:p>
          </table:table-cell>
          <table:table-cell office:value-type="float" office:value="33.13" calcext:value-type="float">
            <text:p>33.13</text:p>
          </table:table-cell>
          <table:table-cell table:formula="of:=20.6+([.B53]*20)" office:value-type="float" office:value="21.628184763464" calcext:value-type="float">
            <text:p>21.6281847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16</text:p>
          </table:table-cell>
          <table:table-cell office:value-type="float" office:value="0.106504231759" calcext:value-type="float">
            <text:p>0.1065042318</text:p>
          </table:table-cell>
          <table:table-cell office:value-type="float" office:value="0.0437198504487" calcext:value-type="float">
            <text:p>0.0437198504</text:p>
          </table:table-cell>
          <table:table-cell office:value-type="float" office:value="32.43" calcext:value-type="float">
            <text:p>32.43</text:p>
          </table:table-cell>
          <table:table-cell table:formula="of:=20.6+([.B54]*20)" office:value-type="float" office:value="22.73008463518" calcext:value-type="float">
            <text:p>22.7300846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17</text:p>
          </table:table-cell>
          <table:table-cell office:value-type="float" office:value="0.0693560290342" calcext:value-type="float">
            <text:p>0.069356029</text:p>
          </table:table-cell>
          <table:table-cell office:value-type="float" office:value="0.0398061534638" calcext:value-type="float">
            <text:p>0.0398061535</text:p>
          </table:table-cell>
          <table:table-cell office:value-type="float" office:value="31.67" calcext:value-type="float">
            <text:p>31.67</text:p>
          </table:table-cell>
          <table:table-cell table:formula="of:=20.6+([.B55]*20)" office:value-type="float" office:value="21.987120580684" calcext:value-type="float">
            <text:p>21.98712058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18</text:p>
          </table:table-cell>
          <table:table-cell office:value-type="float" office:value="0.044313512672" calcext:value-type="float">
            <text:p>0.0443135127</text:p>
          </table:table-cell>
          <table:table-cell office:value-type="float" office:value="0.0381864097578" calcext:value-type="float">
            <text:p>0.0381864098</text:p>
          </table:table-cell>
          <table:table-cell office:value-type="float" office:value="31.62" calcext:value-type="float">
            <text:p>31.62</text:p>
          </table:table-cell>
          <table:table-cell table:formula="of:=20.6+([.B56]*20)" office:value-type="float" office:value="21.48627025344" calcext:value-type="float">
            <text:p>21.4862702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19</text:p>
          </table:table-cell>
          <table:table-cell office:value-type="float" office:value="0.0517361774379" calcext:value-type="float">
            <text:p>0.0517361774</text:p>
          </table:table-cell>
          <table:table-cell office:value-type="float" office:value="0.0339167340756" calcext:value-type="float">
            <text:p>0.0339167341</text:p>
          </table:table-cell>
          <table:table-cell office:value-type="float" office:value="32.45" calcext:value-type="float">
            <text:p>32.45</text:p>
          </table:table-cell>
          <table:table-cell table:formula="of:=20.6+([.B57]*20)" office:value-type="float" office:value="21.634723548758" calcext:value-type="float">
            <text:p>21.6347235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20</text:p>
          </table:table-cell>
          <table:table-cell office:value-type="float" office:value="0.027494093427" calcext:value-type="float">
            <text:p>0.0274940934</text:p>
          </table:table-cell>
          <table:table-cell office:value-type="float" office:value="0.0310434452361" calcext:value-type="float">
            <text:p>0.0310434452</text:p>
          </table:table-cell>
          <table:table-cell office:value-type="float" office:value="31.49" calcext:value-type="float">
            <text:p>31.49</text:p>
          </table:table-cell>
          <table:table-cell table:formula="of:=20.6+([.B58]*20)" office:value-type="float" office:value="21.14988186854" calcext:value-type="float">
            <text:p>21.14988186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23</text:p>
          </table:table-cell>
          <table:table-cell office:value-type="float" office:value="0.00101303059927" calcext:value-type="float">
            <text:p>0.0010130306</text:p>
          </table:table-cell>
          <table:table-cell office:value-type="float" office:value="0.0320665591709" calcext:value-type="float">
            <text:p>0.0320665592</text:p>
          </table:table-cell>
          <table:table-cell office:value-type="float" office:value="33.69" calcext:value-type="float">
            <text:p>33.69</text:p>
          </table:table-cell>
          <table:table-cell table:formula="of:=20.6+([.B59]*20)" office:value-type="float" office:value="20.6202606119854" calcext:value-type="float">
            <text:p>20.620260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24</text:p>
          </table:table-cell>
          <table:table-cell office:value-type="float" office:value="0.101522178055" calcext:value-type="float">
            <text:p>0.1015221781</text:p>
          </table:table-cell>
          <table:table-cell office:value-type="float" office:value="0.0288120927324" calcext:value-type="float">
            <text:p>0.0288120927</text:p>
          </table:table-cell>
          <table:table-cell office:value-type="float" office:value="36.32" calcext:value-type="float">
            <text:p>36.32</text:p>
          </table:table-cell>
          <table:table-cell table:formula="of:=20.6+([.B60]*20)" office:value-type="float" office:value="22.6304435611" calcext:value-type="float">
            <text:p>22.6304435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25</text:p>
          </table:table-cell>
          <table:table-cell office:value-type="float" office:value="0.155023999654" calcext:value-type="float">
            <text:p>0.1550239997</text:p>
          </table:table-cell>
          <table:table-cell office:value-type="float" office:value="0.0293129066286" calcext:value-type="float">
            <text:p>0.0293129066</text:p>
          </table:table-cell>
          <table:table-cell office:value-type="float" office:value="36.6" calcext:value-type="float">
            <text:p>36.6</text:p>
          </table:table-cell>
          <table:table-cell table:formula="of:=20.6+([.B61]*20)" office:value-type="float" office:value="23.70047999308" calcext:value-type="float">
            <text:p>23.70047999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26</text:p>
          </table:table-cell>
          <table:table-cell office:value-type="float" office:value="0.00000427423741802" calcext:value-type="float">
            <text:p>4.27423741802E-006</text:p>
          </table:table-cell>
          <table:table-cell office:value-type="float" office:value="0.0295251592252" calcext:value-type="float">
            <text:p>0.0295251592</text:p>
          </table:table-cell>
          <table:table-cell office:value-type="float" office:value="35.97" calcext:value-type="float">
            <text:p>35.97</text:p>
          </table:table-cell>
          <table:table-cell table:formula="of:=20.6+([.B62]*20)" office:value-type="float" office:value="20.6000854847484" calcext:value-type="float">
            <text:p>20.60008548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27</text:p>
          </table:table-cell>
          <table:table-cell office:value-type="float" office:value="0.0140575859122" calcext:value-type="float">
            <text:p>0.0140575859</text:p>
          </table:table-cell>
          <table:table-cell office:value-type="float" office:value="0.0275812577716" calcext:value-type="float">
            <text:p>0.0275812578</text:p>
          </table:table-cell>
          <table:table-cell office:value-type="float" office:value="34.65" calcext:value-type="float">
            <text:p>34.65</text:p>
          </table:table-cell>
          <table:table-cell table:formula="of:=20.6+([.B63]*20)" office:value-type="float" office:value="20.881151718244" calcext:value-type="float">
            <text:p>20.8811517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30</text:p>
          </table:table-cell>
          <table:table-cell office:value-type="float" office:value="0.0224022851592" calcext:value-type="float">
            <text:p>0.0224022852</text:p>
          </table:table-cell>
          <table:table-cell office:value-type="float" office:value="0.0269684351555" calcext:value-type="float">
            <text:p>0.0269684352</text:p>
          </table:table-cell>
          <table:table-cell office:value-type="float" office:value="35.25" calcext:value-type="float">
            <text:p>35.25</text:p>
          </table:table-cell>
          <table:table-cell table:formula="of:=20.6+([.B64]*20)" office:value-type="float" office:value="21.048045703184" calcext:value-type="float">
            <text:p>21.0480457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8-31</text:p>
          </table:table-cell>
          <table:table-cell office:value-type="float" office:value="0.00691924103866" calcext:value-type="float">
            <text:p>0.006919241</text:p>
          </table:table-cell>
          <table:table-cell office:value-type="float" office:value="0.0266430160521" calcext:value-type="float">
            <text:p>0.0266430161</text:p>
          </table:table-cell>
          <table:table-cell office:value-type="float" office:value="34.61" calcext:value-type="float">
            <text:p>34.61</text:p>
          </table:table-cell>
          <table:table-cell table:formula="of:=20.6+([.B65]*20)" office:value-type="float" office:value="20.7383848207732" calcext:value-type="float">
            <text:p>20.7383848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01</text:p>
          </table:table-cell>
          <table:table-cell office:value-type="float" office:value="0.0000178345315079" calcext:value-type="float">
            <text:p>1.78345315079E-005</text:p>
          </table:table-cell>
          <table:table-cell office:value-type="float" office:value="0.0291256357278" calcext:value-type="float">
            <text:p>0.0291256357</text:p>
          </table:table-cell>
          <table:table-cell office:value-type="float" office:value="31.14" calcext:value-type="float">
            <text:p>31.14</text:p>
          </table:table-cell>
          <table:table-cell table:formula="of:=20.6+([.B66]*20)" office:value-type="float" office:value="20.6003566906302" calcext:value-type="float">
            <text:p>20.6003566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02</text:p>
          </table:table-cell>
          <table:table-cell office:value-type="float" office:value="0.0122912875749" calcext:value-type="float">
            <text:p>0.0122912876</text:p>
          </table:table-cell>
          <table:table-cell office:value-type="float" office:value="0.0288625737389" calcext:value-type="float">
            <text:p>0.0288625737</text:p>
          </table:table-cell>
          <table:table-cell office:value-type="float" office:value="29.86" calcext:value-type="float">
            <text:p>29.86</text:p>
          </table:table-cell>
          <table:table-cell table:formula="of:=20.6+([.B67]*20)" office:value-type="float" office:value="20.845825751498" calcext:value-type="float">
            <text:p>20.84582575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03</text:p>
          </table:table-cell>
          <table:table-cell office:value-type="float" office:value="0.00309172834599" calcext:value-type="float">
            <text:p>0.0030917283</text:p>
          </table:table-cell>
          <table:table-cell office:value-type="float" office:value="0.03065378355" calcext:value-type="float">
            <text:p>0.0306537836</text:p>
          </table:table-cell>
          <table:table-cell office:value-type="float" office:value="28.62" calcext:value-type="float">
            <text:p>28.62</text:p>
          </table:table-cell>
          <table:table-cell table:formula="of:=20.6+([.B68]*20)" office:value-type="float" office:value="20.6618345669198" calcext:value-type="float">
            <text:p>20.6618345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07</text:p>
          </table:table-cell>
          <table:table-cell office:value-type="float" office:value="0.000224413893" calcext:value-type="float">
            <text:p>0.0002244139</text:p>
          </table:table-cell>
          <table:table-cell office:value-type="float" office:value="0.0293182891398" calcext:value-type="float">
            <text:p>0.0293182891</text:p>
          </table:table-cell>
          <table:table-cell office:value-type="float" office:value="31.17" calcext:value-type="float">
            <text:p>31.17</text:p>
          </table:table-cell>
          <table:table-cell table:formula="of:=20.6+([.B69]*20)" office:value-type="float" office:value="20.60448827786" calcext:value-type="float">
            <text:p>20.6044882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08</text:p>
          </table:table-cell>
          <table:table-cell office:value-type="float" office:value="0.00644389375912" calcext:value-type="float">
            <text:p>0.0064438938</text:p>
          </table:table-cell>
          <table:table-cell office:value-type="float" office:value="0.0303574101628" calcext:value-type="float">
            <text:p>0.0303574102</text:p>
          </table:table-cell>
          <table:table-cell office:value-type="float" office:value="30.78" calcext:value-type="float">
            <text:p>30.78</text:p>
          </table:table-cell>
          <table:table-cell table:formula="of:=20.6+([.B70]*20)" office:value-type="float" office:value="20.7288778751824" calcext:value-type="float">
            <text:p>20.7288778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09</text:p>
          </table:table-cell>
          <table:table-cell office:value-type="float" office:value="0.0186866367484" calcext:value-type="float">
            <text:p>0.0186866367</text:p>
          </table:table-cell>
          <table:table-cell office:value-type="float" office:value="0.0300385358248" calcext:value-type="float">
            <text:p>0.0300385358</text:p>
          </table:table-cell>
          <table:table-cell office:value-type="float" office:value="30.8" calcext:value-type="float">
            <text:p>30.8</text:p>
          </table:table-cell>
          <table:table-cell table:formula="of:=20.6+([.B71]*20)" office:value-type="float" office:value="20.973732734968" calcext:value-type="float">
            <text:p>20.973732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10</text:p>
          </table:table-cell>
          <table:table-cell office:value-type="float" office:value="0.00266754185641" calcext:value-type="float">
            <text:p>0.0026675419</text:p>
          </table:table-cell>
          <table:table-cell office:value-type="float" office:value="0.0288700892392" calcext:value-type="float">
            <text:p>0.0288700892</text:p>
          </table:table-cell>
          <table:table-cell office:value-type="float" office:value="30.82" calcext:value-type="float">
            <text:p>30.82</text:p>
          </table:table-cell>
          <table:table-cell table:formula="of:=20.6+([.B72]*20)" office:value-type="float" office:value="20.6533508371282" calcext:value-type="float">
            <text:p>20.6533508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13</text:p>
          </table:table-cell>
          <table:table-cell office:value-type="float" office:value="0.00178187770357" calcext:value-type="float">
            <text:p>0.0017818777</text:p>
          </table:table-cell>
          <table:table-cell office:value-type="float" office:value="0.0295107877648" calcext:value-type="float">
            <text:p>0.0295107878</text:p>
          </table:table-cell>
          <table:table-cell office:value-type="float" office:value="29.81" calcext:value-type="float">
            <text:p>29.81</text:p>
          </table:table-cell>
          <table:table-cell table:formula="of:=20.6+([.B73]*20)" office:value-type="float" office:value="20.6356375540714" calcext:value-type="float">
            <text:p>20.6356375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14</text:p>
          </table:table-cell>
          <table:table-cell office:value-type="float" office:value="0.000139341943988" calcext:value-type="float">
            <text:p>0.0001393419</text:p>
          </table:table-cell>
          <table:table-cell office:value-type="float" office:value="0.0290750363025" calcext:value-type="float">
            <text:p>0.0290750363</text:p>
          </table:table-cell>
          <table:table-cell office:value-type="float" office:value="29.4" calcext:value-type="float">
            <text:p>29.4</text:p>
          </table:table-cell>
          <table:table-cell table:formula="of:=20.6+([.B74]*20)" office:value-type="float" office:value="20.6027868388798" calcext:value-type="float">
            <text:p>20.6027868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15</text:p>
          </table:table-cell>
          <table:table-cell office:value-type="float" office:value="0.0226687617985" calcext:value-type="float">
            <text:p>0.0226687618</text:p>
          </table:table-cell>
          <table:table-cell office:value-type="float" office:value="0.0288589430004" calcext:value-type="float">
            <text:p>0.028858943</text:p>
          </table:table-cell>
          <table:table-cell office:value-type="float" office:value="29.51" calcext:value-type="float">
            <text:p>29.51</text:p>
          </table:table-cell>
          <table:table-cell table:formula="of:=20.6+([.B75]*20)" office:value-type="float" office:value="21.05337523597" calcext:value-type="float">
            <text:p>21.053375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16</text:p>
          </table:table-cell>
          <table:table-cell office:value-type="float" office:value="0.0443805897648" calcext:value-type="float">
            <text:p>0.0443805898</text:p>
          </table:table-cell>
          <table:table-cell office:value-type="float" office:value="0.0282849841469" calcext:value-type="float">
            <text:p>0.0282849841</text:p>
          </table:table-cell>
          <table:table-cell office:value-type="float" office:value="31.15" calcext:value-type="float">
            <text:p>31.15</text:p>
          </table:table-cell>
          <table:table-cell table:formula="of:=20.6+([.B76]*20)" office:value-type="float" office:value="21.487611795296" calcext:value-type="float">
            <text:p>21.48761179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17</text:p>
          </table:table-cell>
          <table:table-cell office:value-type="float" office:value="0.149425387436" calcext:value-type="float">
            <text:p>0.1494253874</text:p>
          </table:table-cell>
          <table:table-cell office:value-type="float" office:value="0.0272010554841" calcext:value-type="float">
            <text:p>0.0272010555</text:p>
          </table:table-cell>
          <table:table-cell office:value-type="float" office:value="31.05" calcext:value-type="float">
            <text:p>31.05</text:p>
          </table:table-cell>
          <table:table-cell table:formula="of:=20.6+([.B77]*20)" office:value-type="float" office:value="23.58850774872" calcext:value-type="float">
            <text:p>23.5885077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20</text:p>
          </table:table-cell>
          <table:table-cell office:value-type="float" office:value="0.0116774214982" calcext:value-type="float">
            <text:p>0.0116774215</text:p>
          </table:table-cell>
          <table:table-cell office:value-type="float" office:value="0.0288227350996" calcext:value-type="float">
            <text:p>0.0288227351</text:p>
          </table:table-cell>
          <table:table-cell office:value-type="float" office:value="31.54" calcext:value-type="float">
            <text:p>31.54</text:p>
          </table:table-cell>
          <table:table-cell table:formula="of:=20.6+([.B78]*20)" office:value-type="float" office:value="20.833548429964" calcext:value-type="float">
            <text:p>20.833548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21</text:p>
          </table:table-cell>
          <table:table-cell office:value-type="float" office:value="0.0739897211767" calcext:value-type="float">
            <text:p>0.0739897212</text:p>
          </table:table-cell>
          <table:table-cell office:value-type="float" office:value="0.0286871576424" calcext:value-type="float">
            <text:p>0.0286871576</text:p>
          </table:table-cell>
          <table:table-cell office:value-type="float" office:value="32.43" calcext:value-type="float">
            <text:p>32.43</text:p>
          </table:table-cell>
          <table:table-cell table:formula="of:=20.6+([.B79]*20)" office:value-type="float" office:value="22.079794423534" calcext:value-type="float">
            <text:p>22.0797944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22</text:p>
          </table:table-cell>
          <table:table-cell office:value-type="float" office:value="0.0111719597389" calcext:value-type="float">
            <text:p>0.0111719597</text:p>
          </table:table-cell>
          <table:table-cell office:value-type="float" office:value="0.0293973842695" calcext:value-type="float">
            <text:p>0.0293973843</text:p>
          </table:table-cell>
          <table:table-cell office:value-type="float" office:value="33.07" calcext:value-type="float">
            <text:p>33.07</text:p>
          </table:table-cell>
          <table:table-cell table:formula="of:=20.6+([.B80]*20)" office:value-type="float" office:value="20.823439194778" calcext:value-type="float">
            <text:p>20.823439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23</text:p>
          </table:table-cell>
          <table:table-cell office:value-type="float" office:value="0.0473465744103" calcext:value-type="float">
            <text:p>0.0473465744</text:p>
          </table:table-cell>
          <table:table-cell office:value-type="float" office:value="0.0273256566367" calcext:value-type="float">
            <text:p>0.0273256566</text:p>
          </table:table-cell>
          <table:table-cell office:value-type="float" office:value="34.17" calcext:value-type="float">
            <text:p>34.17</text:p>
          </table:table-cell>
          <table:table-cell table:formula="of:=20.6+([.B81]*20)" office:value-type="float" office:value="21.546931488206" calcext:value-type="float">
            <text:p>21.5469314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24</text:p>
          </table:table-cell>
          <table:table-cell office:value-type="float" office:value="0.111126074009" calcext:value-type="float">
            <text:p>0.111126074</text:p>
          </table:table-cell>
          <table:table-cell office:value-type="float" office:value="0.02751751121" calcext:value-type="float">
            <text:p>0.0275175112</text:p>
          </table:table-cell>
          <table:table-cell office:value-type="float" office:value="34.25" calcext:value-type="float">
            <text:p>34.25</text:p>
          </table:table-cell>
          <table:table-cell table:formula="of:=20.6+([.B82]*20)" office:value-type="float" office:value="22.82252148018" calcext:value-type="float">
            <text:p>22.8225214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27</text:p>
          </table:table-cell>
          <table:table-cell office:value-type="float" office:value="0.0704427261899" calcext:value-type="float">
            <text:p>0.0704427262</text:p>
          </table:table-cell>
          <table:table-cell office:value-type="float" office:value="0.0274209126191" calcext:value-type="float">
            <text:p>0.0274209126</text:p>
          </table:table-cell>
          <table:table-cell office:value-type="float" office:value="34.68" calcext:value-type="float">
            <text:p>34.68</text:p>
          </table:table-cell>
          <table:table-cell table:formula="of:=20.6+([.B83]*20)" office:value-type="float" office:value="22.008854523798" calcext:value-type="float">
            <text:p>22.0088545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28</text:p>
          </table:table-cell>
          <table:table-cell office:value-type="float" office:value="0.0203860141053" calcext:value-type="float">
            <text:p>0.0203860141</text:p>
          </table:table-cell>
          <table:table-cell office:value-type="float" office:value="0.0276693856021" calcext:value-type="float">
            <text:p>0.0276693856</text:p>
          </table:table-cell>
          <table:table-cell office:value-type="float" office:value="35.38" calcext:value-type="float">
            <text:p>35.38</text:p>
          </table:table-cell>
          <table:table-cell table:formula="of:=20.6+([.B84]*20)" office:value-type="float" office:value="21.007720282106" calcext:value-type="float">
            <text:p>21.0077202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29</text:p>
          </table:table-cell>
          <table:table-cell office:value-type="float" office:value="0.000374283400859" calcext:value-type="float">
            <text:p>0.0003742834</text:p>
          </table:table-cell>
          <table:table-cell office:value-type="float" office:value="0.0274503227272" calcext:value-type="float">
            <text:p>0.0274503227</text:p>
          </table:table-cell>
          <table:table-cell office:value-type="float" office:value="35.48" calcext:value-type="float">
            <text:p>35.48</text:p>
          </table:table-cell>
          <table:table-cell table:formula="of:=20.6+([.B85]*20)" office:value-type="float" office:value="20.6074856680172" calcext:value-type="float">
            <text:p>20.607485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09-30</text:p>
          </table:table-cell>
          <table:table-cell office:value-type="float" office:value="0.014641998439" calcext:value-type="float">
            <text:p>0.0146419984</text:p>
          </table:table-cell>
          <table:table-cell office:value-type="float" office:value="0.0275452475027" calcext:value-type="float">
            <text:p>0.0275452475</text:p>
          </table:table-cell>
          <table:table-cell office:value-type="float" office:value="35.92" calcext:value-type="float">
            <text:p>35.92</text:p>
          </table:table-cell>
          <table:table-cell table:formula="of:=20.6+([.B86]*20)" office:value-type="float" office:value="20.89283996878" calcext:value-type="float">
            <text:p>20.8928399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01</text:p>
          </table:table-cell>
          <table:table-cell office:value-type="float" office:value="0.0113717271606" calcext:value-type="float">
            <text:p>0.0113717272</text:p>
          </table:table-cell>
          <table:table-cell office:value-type="float" office:value="0.0245804129987" calcext:value-type="float">
            <text:p>0.024580413</text:p>
          </table:table-cell>
          <table:table-cell office:value-type="float" office:value="35.57" calcext:value-type="float">
            <text:p>35.57</text:p>
          </table:table-cell>
          <table:table-cell table:formula="of:=20.6+([.B87]*20)" office:value-type="float" office:value="20.827434543212" calcext:value-type="float">
            <text:p>20.8274345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04</text:p>
          </table:table-cell>
          <table:table-cell office:value-type="float" office:value="0.0000302390336673" calcext:value-type="float">
            <text:p>0.000030239</text:p>
          </table:table-cell>
          <table:table-cell office:value-type="float" office:value="0.0238798845414" calcext:value-type="float">
            <text:p>0.0238798845</text:p>
          </table:table-cell>
          <table:table-cell office:value-type="float" office:value="36.5" calcext:value-type="float">
            <text:p>36.5</text:p>
          </table:table-cell>
          <table:table-cell table:formula="of:=20.6+([.B88]*20)" office:value-type="float" office:value="20.6006047806733" calcext:value-type="float">
            <text:p>20.60060478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05</text:p>
          </table:table-cell>
          <table:table-cell office:value-type="float" office:value="0.0422001097323" calcext:value-type="float">
            <text:p>0.0422001097</text:p>
          </table:table-cell>
          <table:table-cell office:value-type="float" office:value="0.0298827831562" calcext:value-type="float">
            <text:p>0.0298827832</text:p>
          </table:table-cell>
          <table:table-cell office:value-type="float" office:value="36.13" calcext:value-type="float">
            <text:p>36.13</text:p>
          </table:table-cell>
          <table:table-cell table:formula="of:=20.6+([.B89]*20)" office:value-type="float" office:value="21.444002194646" calcext:value-type="float">
            <text:p>21.4440021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06</text:p>
          </table:table-cell>
          <table:table-cell office:value-type="float" office:value="0.0018739987485" calcext:value-type="float">
            <text:p>0.0018739987</text:p>
          </table:table-cell>
          <table:table-cell office:value-type="float" office:value="0.0284569180903" calcext:value-type="float">
            <text:p>0.0284569181</text:p>
          </table:table-cell>
          <table:table-cell office:value-type="float" office:value="36.52" calcext:value-type="float">
            <text:p>36.52</text:p>
          </table:table-cell>
          <table:table-cell table:formula="of:=20.6+([.B90]*20)" office:value-type="float" office:value="20.63747997497" calcext:value-type="float">
            <text:p>20.637479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07</text:p>
          </table:table-cell>
          <table:table-cell office:value-type="float" office:value="0.030305741275" calcext:value-type="float">
            <text:p>0.0303057413</text:p>
          </table:table-cell>
          <table:table-cell office:value-type="float" office:value="0.0284296786621" calcext:value-type="float">
            <text:p>0.0284296787</text:p>
          </table:table-cell>
          <table:table-cell office:value-type="float" office:value="36.28" calcext:value-type="float">
            <text:p>36.28</text:p>
          </table:table-cell>
          <table:table-cell table:formula="of:=20.6+([.B91]*20)" office:value-type="float" office:value="21.2061148255" calcext:value-type="float">
            <text:p>21.2061148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08</text:p>
          </table:table-cell>
          <table:table-cell office:value-type="float" office:value="0.0540735551346" calcext:value-type="float">
            <text:p>0.0540735551</text:p>
          </table:table-cell>
          <table:table-cell office:value-type="float" office:value="0.0281988808555" calcext:value-type="float">
            <text:p>0.0281988809</text:p>
          </table:table-cell>
          <table:table-cell office:value-type="float" office:value="36.03" calcext:value-type="float">
            <text:p>36.03</text:p>
          </table:table-cell>
          <table:table-cell table:formula="of:=20.6+([.B92]*20)" office:value-type="float" office:value="21.681471102692" calcext:value-type="float">
            <text:p>21.6814711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11</text:p>
          </table:table-cell>
          <table:table-cell office:value-type="float" office:value="0.0406145889586" calcext:value-type="float">
            <text:p>0.040614589</text:p>
          </table:table-cell>
          <table:table-cell office:value-type="float" office:value="0.0214143173219" calcext:value-type="float">
            <text:p>0.0214143173</text:p>
          </table:table-cell>
          <table:table-cell office:value-type="float" office:value="36.89" calcext:value-type="float">
            <text:p>36.89</text:p>
          </table:table-cell>
          <table:table-cell table:formula="of:=20.6+([.B93]*20)" office:value-type="float" office:value="21.412291779172" calcext:value-type="float">
            <text:p>21.4122917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12</text:p>
          </table:table-cell>
          <table:table-cell office:value-type="float" office:value="0.0235029055344" calcext:value-type="float">
            <text:p>0.0235029055</text:p>
          </table:table-cell>
          <table:table-cell office:value-type="float" office:value="0.0198619757855" calcext:value-type="float">
            <text:p>0.0198619758</text:p>
          </table:table-cell>
          <table:table-cell office:value-type="float" office:value="36" calcext:value-type="float">
            <text:p>36</text:p>
          </table:table-cell>
          <table:table-cell table:formula="of:=20.6+([.B94]*20)" office:value-type="float" office:value="21.070058110688" calcext:value-type="float">
            <text:p>21.070058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13</text:p>
          </table:table-cell>
          <table:table-cell office:value-type="float" office:value="0.00377455883895" calcext:value-type="float">
            <text:p>0.0037745588</text:p>
          </table:table-cell>
          <table:table-cell office:value-type="float" office:value="0.0198278319518" calcext:value-type="float">
            <text:p>0.019827832</text:p>
          </table:table-cell>
          <table:table-cell office:value-type="float" office:value="35.93" calcext:value-type="float">
            <text:p>35.93</text:p>
          </table:table-cell>
          <table:table-cell table:formula="of:=20.6+([.B95]*20)" office:value-type="float" office:value="20.675491176779" calcext:value-type="float">
            <text:p>20.6754911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14</text:p>
          </table:table-cell>
          <table:table-cell office:value-type="float" office:value="0.129782745339" calcext:value-type="float">
            <text:p>0.1297827453</text:p>
          </table:table-cell>
          <table:table-cell office:value-type="float" office:value="0.0194513735114" calcext:value-type="float">
            <text:p>0.0194513735</text:p>
          </table:table-cell>
          <table:table-cell office:value-type="float" office:value="36.45" calcext:value-type="float">
            <text:p>36.45</text:p>
          </table:table-cell>
          <table:table-cell table:formula="of:=20.6+([.B96]*20)" office:value-type="float" office:value="23.19565490678" calcext:value-type="float">
            <text:p>23.19565490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15</text:p>
          </table:table-cell>
          <table:table-cell office:value-type="float" office:value="0.0777037326478" calcext:value-type="float">
            <text:p>0.0777037326</text:p>
          </table:table-cell>
          <table:table-cell office:value-type="float" office:value="0.0235189397565" calcext:value-type="float">
            <text:p>0.0235189398</text:p>
          </table:table-cell>
          <table:table-cell office:value-type="float" office:value="42.34" calcext:value-type="float">
            <text:p>42.34</text:p>
          </table:table-cell>
          <table:table-cell table:formula="of:=20.6+([.B97]*20)" office:value-type="float" office:value="22.154074652956" calcext:value-type="float">
            <text:p>22.154074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18</text:p>
          </table:table-cell>
          <table:table-cell office:value-type="float" office:value="0.212917369842" calcext:value-type="float">
            <text:p>0.2129173698</text:p>
          </table:table-cell>
          <table:table-cell office:value-type="float" office:value="0.0233194549087" calcext:value-type="float">
            <text:p>0.0233194549</text:p>
          </table:table-cell>
          <table:table-cell office:value-type="float" office:value="45.44" calcext:value-type="float">
            <text:p>45.44</text:p>
          </table:table-cell>
          <table:table-cell table:formula="of:=20.6+([.B98]*20)" office:value-type="float" office:value="24.85834739684" calcext:value-type="float">
            <text:p>24.8583473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19</text:p>
          </table:table-cell>
          <table:table-cell office:value-type="float" office:value="0.134269353456" calcext:value-type="float">
            <text:p>0.1342693535</text:p>
          </table:table-cell>
          <table:table-cell office:value-type="float" office:value="0.026872773531" calcext:value-type="float">
            <text:p>0.0268727735</text:p>
          </table:table-cell>
          <table:table-cell office:value-type="float" office:value="33.75" calcext:value-type="float">
            <text:p>33.75</text:p>
          </table:table-cell>
          <table:table-cell table:formula="of:=20.6+([.B99]*20)" office:value-type="float" office:value="23.28538706912" calcext:value-type="float">
            <text:p>23.28538706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20</text:p>
          </table:table-cell>
          <table:table-cell office:value-type="float" office:value="0.0305840690832" calcext:value-type="float">
            <text:p>0.0305840691</text:p>
          </table:table-cell>
          <table:table-cell office:value-type="float" office:value="0.0155695761612" calcext:value-type="float">
            <text:p>0.0155695762</text:p>
          </table:table-cell>
          <table:table-cell office:value-type="float" office:value="30.19" calcext:value-type="float">
            <text:p>30.19</text:p>
          </table:table-cell>
          <table:table-cell table:formula="of:=20.6+([.B100]*20)" office:value-type="float" office:value="21.211681381664" calcext:value-type="float">
            <text:p>21.2116813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21</text:p>
          </table:table-cell>
          <table:table-cell office:value-type="float" office:value="0.0113267673918" calcext:value-type="float">
            <text:p>0.0113267674</text:p>
          </table:table-cell>
          <table:table-cell office:value-type="float" office:value="0.0141792673179" calcext:value-type="float">
            <text:p>0.0141792673</text:p>
          </table:table-cell>
          <table:table-cell office:value-type="float" office:value="29.26" calcext:value-type="float">
            <text:p>29.26</text:p>
          </table:table-cell>
          <table:table-cell table:formula="of:=20.6+([.B101]*20)" office:value-type="float" office:value="20.826535347836" calcext:value-type="float">
            <text:p>20.8265353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22</text:p>
          </table:table-cell>
          <table:table-cell office:value-type="float" office:value="0.071612954252" calcext:value-type="float">
            <text:p>0.0716129543</text:p>
          </table:table-cell>
          <table:table-cell office:value-type="float" office:value="0.0142978119059" calcext:value-type="float">
            <text:p>0.0142978119</text:p>
          </table:table-cell>
          <table:table-cell office:value-type="float" office:value="29.11" calcext:value-type="float">
            <text:p>29.11</text:p>
          </table:table-cell>
          <table:table-cell table:formula="of:=20.6+([.B102]*20)" office:value-type="float" office:value="22.03225908504" calcext:value-type="float">
            <text:p>22.032259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25</text:p>
          </table:table-cell>
          <table:table-cell office:value-type="float" office:value="0.0632111976419" calcext:value-type="float">
            <text:p>0.0632111976</text:p>
          </table:table-cell>
          <table:table-cell office:value-type="float" office:value="0.0124011726086" calcext:value-type="float">
            <text:p>0.0124011726</text:p>
          </table:table-cell>
          <table:table-cell office:value-type="float" office:value="29.19" calcext:value-type="float">
            <text:p>29.19</text:p>
          </table:table-cell>
          <table:table-cell table:formula="of:=20.6+([.B103]*20)" office:value-type="float" office:value="21.864223952838" calcext:value-type="float">
            <text:p>21.8642239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26</text:p>
          </table:table-cell>
          <table:table-cell office:value-type="float" office:value="0.0347485882169" calcext:value-type="float">
            <text:p>0.0347485882</text:p>
          </table:table-cell>
          <table:table-cell office:value-type="float" office:value="0.0115917769018" calcext:value-type="float">
            <text:p>0.0115917769</text:p>
          </table:table-cell>
          <table:table-cell office:value-type="float" office:value="29.71" calcext:value-type="float">
            <text:p>29.71</text:p>
          </table:table-cell>
          <table:table-cell table:formula="of:=20.6+([.B104]*20)" office:value-type="float" office:value="21.294971764338" calcext:value-type="float">
            <text:p>21.2949717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27</text:p>
          </table:table-cell>
          <table:table-cell office:value-type="float" office:value="0.00191651917516" calcext:value-type="float">
            <text:p>0.0019165192</text:p>
          </table:table-cell>
          <table:table-cell office:value-type="float" office:value="0.010570095943" calcext:value-type="float">
            <text:p>0.0105700959</text:p>
          </table:table-cell>
          <table:table-cell office:value-type="float" office:value="30.31" calcext:value-type="float">
            <text:p>30.31</text:p>
          </table:table-cell>
          <table:table-cell table:formula="of:=20.6+([.B105]*20)" office:value-type="float" office:value="20.6383303835032" calcext:value-type="float">
            <text:p>20.6383303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28</text:p>
          </table:table-cell>
          <table:table-cell office:value-type="float" office:value="0.0785367503181" calcext:value-type="float">
            <text:p>0.0785367503</text:p>
          </table:table-cell>
          <table:table-cell office:value-type="float" office:value="0.00977947331398" calcext:value-type="float">
            <text:p>0.0097794733</text:p>
          </table:table-cell>
          <table:table-cell office:value-type="float" office:value="30.94" calcext:value-type="float">
            <text:p>30.94</text:p>
          </table:table-cell>
          <table:table-cell table:formula="of:=20.6+([.B106]*20)" office:value-type="float" office:value="22.170735006362" calcext:value-type="float">
            <text:p>22.1707350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0-29</text:p>
          </table:table-cell>
          <table:table-cell office:value-type="float" office:value="0.0355744092106" calcext:value-type="float">
            <text:p>0.0355744092</text:p>
          </table:table-cell>
          <table:table-cell office:value-type="float" office:value="0.0100194892665" calcext:value-type="float">
            <text:p>0.0100194893</text:p>
          </table:table-cell>
          <table:table-cell office:value-type="float" office:value="32.58" calcext:value-type="float">
            <text:p>32.58</text:p>
          </table:table-cell>
          <table:table-cell table:formula="of:=20.6+([.B107]*20)" office:value-type="float" office:value="21.311488184212" calcext:value-type="float">
            <text:p>21.3114881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01</text:p>
          </table:table-cell>
          <table:table-cell office:value-type="float" office:value="0.00139862713469" calcext:value-type="float">
            <text:p>0.0013986271</text:p>
          </table:table-cell>
          <table:table-cell office:value-type="float" office:value="0.00807355738591" calcext:value-type="float">
            <text:p>0.0080735574</text:p>
          </table:table-cell>
          <table:table-cell office:value-type="float" office:value="32.03" calcext:value-type="float">
            <text:p>32.03</text:p>
          </table:table-cell>
          <table:table-cell table:formula="of:=20.6+([.B108]*20)" office:value-type="float" office:value="20.6279725426938" calcext:value-type="float">
            <text:p>20.6279725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02</text:p>
          </table:table-cell>
          <table:table-cell office:value-type="float" office:value="0.00896644319716" calcext:value-type="float">
            <text:p>0.0089664432</text:p>
          </table:table-cell>
          <table:table-cell office:value-type="float" office:value="0.00802638114431" calcext:value-type="float">
            <text:p>0.0080263811</text:p>
          </table:table-cell>
          <table:table-cell office:value-type="float" office:value="31.66" calcext:value-type="float">
            <text:p>31.66</text:p>
          </table:table-cell>
          <table:table-cell table:formula="of:=20.6+([.B109]*20)" office:value-type="float" office:value="20.7793288639432" calcext:value-type="float">
            <text:p>20.779328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03</text:p>
          </table:table-cell>
          <table:table-cell office:value-type="float" office:value="0.0169526419717" calcext:value-type="float">
            <text:p>0.016952642</text:p>
          </table:table-cell>
          <table:table-cell office:value-type="float" office:value="0.00823085433709" calcext:value-type="float">
            <text:p>0.0082308543</text:p>
          </table:table-cell>
          <table:table-cell office:value-type="float" office:value="29.97" calcext:value-type="float">
            <text:p>29.97</text:p>
          </table:table-cell>
          <table:table-cell table:formula="of:=20.6+([.B110]*20)" office:value-type="float" office:value="20.939052839434" calcext:value-type="float">
            <text:p>20.9390528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04</text:p>
          </table:table-cell>
          <table:table-cell office:value-type="float" office:value="0.0159694207031" calcext:value-type="float">
            <text:p>0.0159694207</text:p>
          </table:table-cell>
          <table:table-cell office:value-type="float" office:value="0.00855767851862" calcext:value-type="float">
            <text:p>0.0085576785</text:p>
          </table:table-cell>
          <table:table-cell office:value-type="float" office:value="29.75" calcext:value-type="float">
            <text:p>29.75</text:p>
          </table:table-cell>
          <table:table-cell table:formula="of:=20.6+([.B111]*20)" office:value-type="float" office:value="20.919388414062" calcext:value-type="float">
            <text:p>20.9193884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05</text:p>
          </table:table-cell>
          <table:table-cell office:value-type="float" office:value="0.00804002464327" calcext:value-type="float">
            <text:p>0.0080400246</text:p>
          </table:table-cell>
          <table:table-cell office:value-type="float" office:value="0.0082742536154" calcext:value-type="float">
            <text:p>0.0082742536</text:p>
          </table:table-cell>
          <table:table-cell office:value-type="float" office:value="30.89" calcext:value-type="float">
            <text:p>30.89</text:p>
          </table:table-cell>
          <table:table-cell table:formula="of:=20.6+([.B112]*20)" office:value-type="float" office:value="20.7608004928654" calcext:value-type="float">
            <text:p>20.7608004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08</text:p>
          </table:table-cell>
          <table:table-cell office:value-type="float" office:value="0.000204988149154" calcext:value-type="float">
            <text:p>0.0002049881</text:p>
          </table:table-cell>
          <table:table-cell office:value-type="float" office:value="0.00829337960404" calcext:value-type="float">
            <text:p>0.0082933796</text:p>
          </table:table-cell>
          <table:table-cell office:value-type="float" office:value="30.61" calcext:value-type="float">
            <text:p>30.61</text:p>
          </table:table-cell>
          <table:table-cell table:formula="of:=20.6+([.B113]*20)" office:value-type="float" office:value="20.6040997629831" calcext:value-type="float">
            <text:p>20.6040997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09</text:p>
          </table:table-cell>
          <table:table-cell office:value-type="float" office:value="0.0322866949534" calcext:value-type="float">
            <text:p>0.032286695</text:p>
          </table:table-cell>
          <table:table-cell office:value-type="float" office:value="0.00683628547517" calcext:value-type="float">
            <text:p>0.0068362855</text:p>
          </table:table-cell>
          <table:table-cell office:value-type="float" office:value="29.42" calcext:value-type="float">
            <text:p>29.42</text:p>
          </table:table-cell>
          <table:table-cell table:formula="of:=20.6+([.B114]*20)" office:value-type="float" office:value="21.245733899068" calcext:value-type="float">
            <text:p>21.2457338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10</text:p>
          </table:table-cell>
          <table:table-cell office:value-type="float" office:value="0.000658354005903" calcext:value-type="float">
            <text:p>0.000658354</text:p>
          </table:table-cell>
          <table:table-cell office:value-type="float" office:value="0.00588245114612" calcext:value-type="float">
            <text:p>0.0058824511</text:p>
          </table:table-cell>
          <table:table-cell office:value-type="float" office:value="28.89" calcext:value-type="float">
            <text:p>28.89</text:p>
          </table:table-cell>
          <table:table-cell table:formula="of:=20.6+([.B115]*20)" office:value-type="float" office:value="20.6131670801181" calcext:value-type="float">
            <text:p>20.61316708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11</text:p>
          </table:table-cell>
          <table:table-cell office:value-type="float" office:value="0.0000215937101678" calcext:value-type="float">
            <text:p>2.15937101678E-005</text:p>
          </table:table-cell>
          <table:table-cell office:value-type="float" office:value="0.00515707305896" calcext:value-type="float">
            <text:p>0.0051570731</text:p>
          </table:table-cell>
          <table:table-cell office:value-type="float" office:value="30.55" calcext:value-type="float">
            <text:p>30.55</text:p>
          </table:table-cell>
          <table:table-cell table:formula="of:=20.6+([.B116]*20)" office:value-type="float" office:value="20.6004318742034" calcext:value-type="float">
            <text:p>20.6004318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12</text:p>
          </table:table-cell>
          <table:table-cell office:value-type="float" office:value="0.00069365879538" calcext:value-type="float">
            <text:p>0.0006936588</text:p>
          </table:table-cell>
          <table:table-cell office:value-type="float" office:value="0.00689249567294" calcext:value-type="float">
            <text:p>0.0068924957</text:p>
          </table:table-cell>
          <table:table-cell office:value-type="float" office:value="33.87" calcext:value-type="float">
            <text:p>33.87</text:p>
          </table:table-cell>
          <table:table-cell table:formula="of:=20.6+([.B117]*20)" office:value-type="float" office:value="20.6138731759076" calcext:value-type="float">
            <text:p>20.61387317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15</text:p>
          </table:table-cell>
          <table:table-cell office:value-type="float" office:value="0.0750376586781" calcext:value-type="float">
            <text:p>0.0750376587</text:p>
          </table:table-cell>
          <table:table-cell office:value-type="float" office:value="0.00654382850946" calcext:value-type="float">
            <text:p>0.0065438285</text:p>
          </table:table-cell>
          <table:table-cell office:value-type="float" office:value="33.13" calcext:value-type="float">
            <text:p>33.13</text:p>
          </table:table-cell>
          <table:table-cell table:formula="of:=20.6+([.B118]*20)" office:value-type="float" office:value="22.100753173562" calcext:value-type="float">
            <text:p>22.1007531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16</text:p>
          </table:table-cell>
          <table:table-cell office:value-type="float" office:value="0.046814754842" calcext:value-type="float">
            <text:p>0.0468147548</text:p>
          </table:table-cell>
          <table:table-cell office:value-type="float" office:value="0.00657215005781" calcext:value-type="float">
            <text:p>0.0065721501</text:p>
          </table:table-cell>
          <table:table-cell office:value-type="float" office:value="33.41" calcext:value-type="float">
            <text:p>33.41</text:p>
          </table:table-cell>
          <table:table-cell table:formula="of:=20.6+([.B119]*20)" office:value-type="float" office:value="21.53629509684" calcext:value-type="float">
            <text:p>21.5362950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17</text:p>
          </table:table-cell>
          <table:table-cell office:value-type="float" office:value="0.0480733591494" calcext:value-type="float">
            <text:p>0.0480733591</text:p>
          </table:table-cell>
          <table:table-cell office:value-type="float" office:value="0.00646323080235" calcext:value-type="float">
            <text:p>0.0064632308</text:p>
          </table:table-cell>
          <table:table-cell office:value-type="float" office:value="32.97" calcext:value-type="float">
            <text:p>32.97</text:p>
          </table:table-cell>
          <table:table-cell table:formula="of:=20.6+([.B120]*20)" office:value-type="float" office:value="21.561467182988" calcext:value-type="float">
            <text:p>21.561467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18</text:p>
          </table:table-cell>
          <table:table-cell office:value-type="float" office:value="0.0282008107263" calcext:value-type="float">
            <text:p>0.0282008107</text:p>
          </table:table-cell>
          <table:table-cell office:value-type="float" office:value="0.00737847533739" calcext:value-type="float">
            <text:p>0.0073784753</text:p>
          </table:table-cell>
          <table:table-cell office:value-type="float" office:value="30.01" calcext:value-type="float">
            <text:p>30.01</text:p>
          </table:table-cell>
          <table:table-cell table:formula="of:=20.6+([.B121]*20)" office:value-type="float" office:value="21.164016214526" calcext:value-type="float">
            <text:p>21.1640162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19</text:p>
          </table:table-cell>
          <table:table-cell office:value-type="float" office:value="0.0173138735715" calcext:value-type="float">
            <text:p>0.0173138736</text:p>
          </table:table-cell>
          <table:table-cell office:value-type="float" office:value="0.00654970672469" calcext:value-type="float">
            <text:p>0.0065497067</text:p>
          </table:table-cell>
          <table:table-cell office:value-type="float" office:value="30.58" calcext:value-type="float">
            <text:p>30.58</text:p>
          </table:table-cell>
          <table:table-cell table:formula="of:=20.6+([.B122]*20)" office:value-type="float" office:value="20.94627747143" calcext:value-type="float">
            <text:p>20.9462774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22</text:p>
          </table:table-cell>
          <table:table-cell office:value-type="float" office:value="0.116099648548" calcext:value-type="float">
            <text:p>0.1160996485</text:p>
          </table:table-cell>
          <table:table-cell office:value-type="float" office:value="0.00714070841986" calcext:value-type="float">
            <text:p>0.0071407084</text:p>
          </table:table-cell>
          <table:table-cell office:value-type="float" office:value="30.03" calcext:value-type="float">
            <text:p>30.03</text:p>
          </table:table-cell>
          <table:table-cell table:formula="of:=20.6+([.B123]*20)" office:value-type="float" office:value="22.92199297096" calcext:value-type="float">
            <text:p>22.921992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23</text:p>
          </table:table-cell>
          <table:table-cell office:value-type="float" office:value="0.0473057743159" calcext:value-type="float">
            <text:p>0.0473057743</text:p>
          </table:table-cell>
          <table:table-cell office:value-type="float" office:value="0.00642435732297" calcext:value-type="float">
            <text:p>0.0064243573</text:p>
          </table:table-cell>
          <table:table-cell office:value-type="float" office:value="32.85" calcext:value-type="float">
            <text:p>32.85</text:p>
          </table:table-cell>
          <table:table-cell table:formula="of:=20.6+([.B124]*20)" office:value-type="float" office:value="21.546115486318" calcext:value-type="float">
            <text:p>21.5461154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24</text:p>
          </table:table-cell>
          <table:table-cell office:value-type="float" office:value="0.076118064251" calcext:value-type="float">
            <text:p>0.0761180643</text:p>
          </table:table-cell>
          <table:table-cell office:value-type="float" office:value="0.00627538085694" calcext:value-type="float">
            <text:p>0.0062753809</text:p>
          </table:table-cell>
          <table:table-cell office:value-type="float" office:value="30.69" calcext:value-type="float">
            <text:p>30.69</text:p>
          </table:table-cell>
          <table:table-cell table:formula="of:=20.6+([.B125]*20)" office:value-type="float" office:value="22.12236128502" calcext:value-type="float">
            <text:p>22.122361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26</text:p>
          </table:table-cell>
          <table:table-cell office:value-type="float" office:value="0.0855679550159" calcext:value-type="float">
            <text:p>0.085567955</text:p>
          </table:table-cell>
          <table:table-cell office:value-type="float" office:value="0.00614548181209" calcext:value-type="float">
            <text:p>0.0061454818</text:p>
          </table:table-cell>
          <table:table-cell office:value-type="float" office:value="31.91" calcext:value-type="float">
            <text:p>31.91</text:p>
          </table:table-cell>
          <table:table-cell table:formula="of:=20.6+([.B126]*20)" office:value-type="float" office:value="22.311359100318" calcext:value-type="float">
            <text:p>22.3113591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29</text:p>
          </table:table-cell>
          <table:table-cell office:value-type="float" office:value="0.0344551283835" calcext:value-type="float">
            <text:p>0.0344551284</text:p>
          </table:table-cell>
          <table:table-cell office:value-type="float" office:value="0.00456242938327" calcext:value-type="float">
            <text:p>0.0045624294</text:p>
          </table:table-cell>
          <table:table-cell office:value-type="float" office:value="33.05" calcext:value-type="float">
            <text:p>33.05</text:p>
          </table:table-cell>
          <table:table-cell table:formula="of:=20.6+([.B127]*20)" office:value-type="float" office:value="21.28910256767" calcext:value-type="float">
            <text:p>21.2891025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1-30</text:p>
          </table:table-cell>
          <table:table-cell office:value-type="float" office:value="0.068985974121" calcext:value-type="float">
            <text:p>0.0689859741</text:p>
          </table:table-cell>
          <table:table-cell office:value-type="float" office:value="0.00520009185409" calcext:value-type="float">
            <text:p>0.0052000919</text:p>
          </table:table-cell>
          <table:table-cell office:value-type="float" office:value="35.24" calcext:value-type="float">
            <text:p>35.24</text:p>
          </table:table-cell>
          <table:table-cell table:formula="of:=20.6+([.B128]*20)" office:value-type="float" office:value="21.97971948242" calcext:value-type="float">
            <text:p>21.9797194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01</text:p>
          </table:table-cell>
          <table:table-cell office:value-type="float" office:value="0.0488327026598" calcext:value-type="float">
            <text:p>0.0488327027</text:p>
          </table:table-cell>
          <table:table-cell office:value-type="float" office:value="0.0048442907236" calcext:value-type="float">
            <text:p>0.0048442907</text:p>
          </table:table-cell>
          <table:table-cell office:value-type="float" office:value="31.74" calcext:value-type="float">
            <text:p>31.74</text:p>
          </table:table-cell>
          <table:table-cell table:formula="of:=20.6+([.B129]*20)" office:value-type="float" office:value="21.576654053196" calcext:value-type="float">
            <text:p>21.5766540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02</text:p>
          </table:table-cell>
          <table:table-cell office:value-type="float" office:value="0.0147763968591" calcext:value-type="float">
            <text:p>0.0147763969</text:p>
          </table:table-cell>
          <table:table-cell office:value-type="float" office:value="0.00464145656772" calcext:value-type="float">
            <text:p>0.0046414566</text:p>
          </table:table-cell>
          <table:table-cell office:value-type="float" office:value="30.71" calcext:value-type="float">
            <text:p>30.71</text:p>
          </table:table-cell>
          <table:table-cell table:formula="of:=20.6+([.B130]*20)" office:value-type="float" office:value="20.895527937182" calcext:value-type="float">
            <text:p>20.8955279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03</text:p>
          </table:table-cell>
          <table:table-cell office:value-type="float" office:value="0.0142114151859" calcext:value-type="float">
            <text:p>0.0142114152</text:p>
          </table:table-cell>
          <table:table-cell office:value-type="float" office:value="0.00465413488558" calcext:value-type="float">
            <text:p>0.0046541349</text:p>
          </table:table-cell>
          <table:table-cell office:value-type="float" office:value="29.41" calcext:value-type="float">
            <text:p>29.41</text:p>
          </table:table-cell>
          <table:table-cell table:formula="of:=20.6+([.B131]*20)" office:value-type="float" office:value="20.884228303718" calcext:value-type="float">
            <text:p>20.8842283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06</text:p>
          </table:table-cell>
          <table:table-cell office:value-type="float" office:value="0.00017689634224" calcext:value-type="float">
            <text:p>0.0001768963</text:p>
          </table:table-cell>
          <table:table-cell office:value-type="float" office:value="0.0043993374685" calcext:value-type="float">
            <text:p>0.0043993375</text:p>
          </table:table-cell>
          <table:table-cell office:value-type="float" office:value="29.56" calcext:value-type="float">
            <text:p>29.56</text:p>
          </table:table-cell>
          <table:table-cell table:formula="of:=20.6+([.B132]*20)" office:value-type="float" office:value="20.6035379268448" calcext:value-type="float">
            <text:p>20.6035379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07</text:p>
          </table:table-cell>
          <table:table-cell office:value-type="float" office:value="0.019917399378" calcext:value-type="float">
            <text:p>0.0199173994</text:p>
          </table:table-cell>
          <table:table-cell office:value-type="float" office:value="0.00394424381434" calcext:value-type="float">
            <text:p>0.0039442438</text:p>
          </table:table-cell>
          <table:table-cell office:value-type="float" office:value="29.25" calcext:value-type="float">
            <text:p>29.25</text:p>
          </table:table-cell>
          <table:table-cell table:formula="of:=20.6+([.B133]*20)" office:value-type="float" office:value="20.99834798756" calcext:value-type="float">
            <text:p>20.99834798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08</text:p>
          </table:table-cell>
          <table:table-cell office:value-type="float" office:value="0.00629932859978" calcext:value-type="float">
            <text:p>0.0062993286</text:p>
          </table:table-cell>
          <table:table-cell office:value-type="float" office:value="0.00400263397788" calcext:value-type="float">
            <text:p>0.004002634</text:p>
          </table:table-cell>
          <table:table-cell office:value-type="float" office:value="28.6" calcext:value-type="float">
            <text:p>28.6</text:p>
          </table:table-cell>
          <table:table-cell table:formula="of:=20.6+([.B134]*20)" office:value-type="float" office:value="20.7259865719956" calcext:value-type="float">
            <text:p>20.725986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09</text:p>
          </table:table-cell>
          <table:table-cell office:value-type="float" office:value="0.0160554881225" calcext:value-type="float">
            <text:p>0.0160554881</text:p>
          </table:table-cell>
          <table:table-cell office:value-type="float" office:value="0.00282147857988" calcext:value-type="float">
            <text:p>0.0028214786</text:p>
          </table:table-cell>
          <table:table-cell office:value-type="float" office:value="28.81" calcext:value-type="float">
            <text:p>28.81</text:p>
          </table:table-cell>
          <table:table-cell table:formula="of:=20.6+([.B135]*20)" office:value-type="float" office:value="20.92110976245" calcext:value-type="float">
            <text:p>20.9211097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10</text:p>
          </table:table-cell>
          <table:table-cell office:value-type="float" office:value="0.0273715750027" calcext:value-type="float">
            <text:p>0.027371575</text:p>
          </table:table-cell>
          <table:table-cell office:value-type="float" office:value="0.00273100832781" calcext:value-type="float">
            <text:p>0.0027310083</text:p>
          </table:table-cell>
          <table:table-cell office:value-type="float" office:value="28.98" calcext:value-type="float">
            <text:p>28.98</text:p>
          </table:table-cell>
          <table:table-cell table:formula="of:=20.6+([.B136]*20)" office:value-type="float" office:value="21.147431500054" calcext:value-type="float">
            <text:p>21.1474315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13</text:p>
          </table:table-cell>
          <table:table-cell office:value-type="float" office:value="0.167730504247" calcext:value-type="float">
            <text:p>0.1677305042</text:p>
          </table:table-cell>
          <table:table-cell office:value-type="float" office:value="0.0026282142396" calcext:value-type="float">
            <text:p>0.0026282142</text:p>
          </table:table-cell>
          <table:table-cell office:value-type="float" office:value="27.06" calcext:value-type="float">
            <text:p>27.06</text:p>
          </table:table-cell>
          <table:table-cell table:formula="of:=20.6+([.B137]*20)" office:value-type="float" office:value="23.95461008494" calcext:value-type="float">
            <text:p>23.9546100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14</text:p>
          </table:table-cell>
          <table:table-cell office:value-type="float" office:value="0.0780483113445" calcext:value-type="float">
            <text:p>0.0780483113</text:p>
          </table:table-cell>
          <table:table-cell office:value-type="float" office:value="0.00255441797178" calcext:value-type="float">
            <text:p>0.002554418</text:p>
          </table:table-cell>
          <table:table-cell office:value-type="float" office:value="25.08" calcext:value-type="float">
            <text:p>25.08</text:p>
          </table:table-cell>
          <table:table-cell table:formula="of:=20.6+([.B138]*20)" office:value-type="float" office:value="22.16096622689" calcext:value-type="float">
            <text:p>22.1609662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15</text:p>
          </table:table-cell>
          <table:table-cell office:value-type="float" office:value="0.108101497141" calcext:value-type="float">
            <text:p>0.1081014971</text:p>
          </table:table-cell>
          <table:table-cell office:value-type="float" office:value="0.00200605102746" calcext:value-type="float">
            <text:p>0.002006051</text:p>
          </table:table-cell>
          <table:table-cell office:value-type="float" office:value="24.95" calcext:value-type="float">
            <text:p>24.95</text:p>
          </table:table-cell>
          <table:table-cell table:formula="of:=20.6+([.B139]*20)" office:value-type="float" office:value="22.76202994282" calcext:value-type="float">
            <text:p>22.7620299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16</text:p>
          </table:table-cell>
          <table:table-cell office:value-type="float" office:value="0.216054444969" calcext:value-type="float">
            <text:p>0.216054445</text:p>
          </table:table-cell>
          <table:table-cell office:value-type="float" office:value="0.00199457144325" calcext:value-type="float">
            <text:p>0.0019945714</text:p>
          </table:table-cell>
          <table:table-cell office:value-type="float" office:value="25.12" calcext:value-type="float">
            <text:p>25.12</text:p>
          </table:table-cell>
          <table:table-cell table:formula="of:=20.6+([.B140]*20)" office:value-type="float" office:value="24.92108889938" calcext:value-type="float">
            <text:p>24.9210888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17</text:p>
          </table:table-cell>
          <table:table-cell office:value-type="float" office:value="0.395717654575" calcext:value-type="float">
            <text:p>0.3957176546</text:p>
          </table:table-cell>
          <table:table-cell office:value-type="float" office:value="0.00179458694727" calcext:value-type="float">
            <text:p>0.0017945869</text:p>
          </table:table-cell>
          <table:table-cell office:value-type="float" office:value="25.2" calcext:value-type="float">
            <text:p>25.2</text:p>
          </table:table-cell>
          <table:table-cell table:formula="of:=20.6+([.B141]*20)" office:value-type="float" office:value="28.5143530915" calcext:value-type="float">
            <text:p>28.5143530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20</text:p>
          </table:table-cell>
          <table:table-cell office:value-type="float" office:value="0.481413902938" calcext:value-type="float">
            <text:p>0.4814139029</text:p>
          </table:table-cell>
          <table:table-cell office:value-type="float" office:value="0.00165287954329" calcext:value-type="float">
            <text:p>0.0016528795</text:p>
          </table:table-cell>
          <table:table-cell office:value-type="float" office:value="25.7" calcext:value-type="float">
            <text:p>25.7</text:p>
          </table:table-cell>
          <table:table-cell table:formula="of:=20.6+([.B142]*20)" office:value-type="float" office:value="30.22827805876" calcext:value-type="float">
            <text:p>30.2282780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21</text:p>
          </table:table-cell>
          <table:table-cell office:value-type="float" office:value="0.465958213292" calcext:value-type="float">
            <text:p>0.4659582133</text:p>
          </table:table-cell>
          <table:table-cell office:value-type="float" office:value="0.000953744778746" calcext:value-type="float">
            <text:p>0.0009537448</text:p>
          </table:table-cell>
          <table:table-cell office:value-type="float" office:value="25.52" calcext:value-type="float">
            <text:p>25.52</text:p>
          </table:table-cell>
          <table:table-cell table:formula="of:=20.6+([.B143]*20)" office:value-type="float" office:value="29.91916426584" calcext:value-type="float">
            <text:p>29.91916426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22</text:p>
          </table:table-cell>
          <table:table-cell office:value-type="float" office:value="0.441288069678" calcext:value-type="float">
            <text:p>0.4412880697</text:p>
          </table:table-cell>
          <table:table-cell office:value-type="float" office:value="0.000924269649972" calcext:value-type="float">
            <text:p>0.0009242696</text:p>
          </table:table-cell>
          <table:table-cell office:value-type="float" office:value="26.3" calcext:value-type="float">
            <text:p>26.3</text:p>
          </table:table-cell>
          <table:table-cell table:formula="of:=20.6+([.B144]*20)" office:value-type="float" office:value="29.42576139356" calcext:value-type="float">
            <text:p>29.42576139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23</text:p>
          </table:table-cell>
          <table:table-cell office:value-type="float" office:value="0.386235145688" calcext:value-type="float">
            <text:p>0.3862351457</text:p>
          </table:table-cell>
          <table:table-cell office:value-type="float" office:value="0.000931595945198" calcext:value-type="float">
            <text:p>0.0009315959</text:p>
          </table:table-cell>
          <table:table-cell office:value-type="float" office:value="26.84" calcext:value-type="float">
            <text:p>26.84</text:p>
          </table:table-cell>
          <table:table-cell table:formula="of:=20.6+([.B145]*20)" office:value-type="float" office:value="28.32470291376" calcext:value-type="float">
            <text:p>28.3247029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27</text:p>
          </table:table-cell>
          <table:table-cell office:value-type="float" office:value="0.260113570468" calcext:value-type="float">
            <text:p>0.2601135705</text:p>
          </table:table-cell>
          <table:table-cell office:value-type="float" office:value="0.000502930737153" calcext:value-type="float">
            <text:p>0.0005029307</text:p>
          </table:table-cell>
          <table:table-cell office:value-type="float" office:value="32.42" calcext:value-type="float">
            <text:p>32.42</text:p>
          </table:table-cell>
          <table:table-cell table:formula="of:=20.6+([.B146]*20)" office:value-type="float" office:value="25.80227140936" calcext:value-type="float">
            <text:p>25.80227140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28</text:p>
          </table:table-cell>
          <table:table-cell office:value-type="float" office:value="0.356652846811" calcext:value-type="float">
            <text:p>0.3566528468</text:p>
          </table:table-cell>
          <table:table-cell office:value-type="float" office:value="0.000455176669383" calcext:value-type="float">
            <text:p>0.0004551767</text:p>
          </table:table-cell>
          <table:table-cell office:value-type="float" office:value="32.77" calcext:value-type="float">
            <text:p>32.77</text:p>
          </table:table-cell>
          <table:table-cell table:formula="of:=20.6+([.B147]*20)" office:value-type="float" office:value="27.73305693622" calcext:value-type="float">
            <text:p>27.7330569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29</text:p>
          </table:table-cell>
          <table:table-cell office:value-type="float" office:value="0.37768732832" calcext:value-type="float">
            <text:p>0.3776873283</text:p>
          </table:table-cell>
          <table:table-cell office:value-type="float" office:value="0.000370951575275" calcext:value-type="float">
            <text:p>0.0003709516</text:p>
          </table:table-cell>
          <table:table-cell office:value-type="float" office:value="31.96" calcext:value-type="float">
            <text:p>31.96</text:p>
          </table:table-cell>
          <table:table-cell table:formula="of:=20.6+([.B148]*20)" office:value-type="float" office:value="28.1537465664" calcext:value-type="float">
            <text:p>28.1537465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30</text:p>
          </table:table-cell>
          <table:table-cell office:value-type="float" office:value="0.271986280023" calcext:value-type="float">
            <text:p>0.27198628</text:p>
          </table:table-cell>
          <table:table-cell office:value-type="float" office:value="0.000357967380057" calcext:value-type="float">
            <text:p>0.0003579674</text:p>
          </table:table-cell>
          <table:table-cell office:value-type="float" office:value="32.35" calcext:value-type="float">
            <text:p>32.35</text:p>
          </table:table-cell>
          <table:table-cell table:formula="of:=20.6+([.B149]*20)" office:value-type="float" office:value="26.03972560046" calcext:value-type="float">
            <text:p>26.0397256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0-12-31</text:p>
          </table:table-cell>
          <table:table-cell office:value-type="float" office:value="0.233384530705" calcext:value-type="float">
            <text:p>0.2333845307</text:p>
          </table:table-cell>
          <table:table-cell office:value-type="float" office:value="0.000360180342191" calcext:value-type="float">
            <text:p>0.0003601803</text:p>
          </table:table-cell>
          <table:table-cell office:value-type="float" office:value="34.29" calcext:value-type="float">
            <text:p>34.29</text:p>
          </table:table-cell>
          <table:table-cell table:formula="of:=20.6+([.B150]*20)" office:value-type="float" office:value="25.2676906141" calcext:value-type="float">
            <text:p>25.2676906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03</text:p>
          </table:table-cell>
          <table:table-cell office:value-type="float" office:value="0.0533104102798" calcext:value-type="float">
            <text:p>0.0533104103</text:p>
          </table:table-cell>
          <table:table-cell office:value-type="float" office:value="0.000486350158009" calcext:value-type="float">
            <text:p>0.0004863502</text:p>
          </table:table-cell>
          <table:table-cell office:value-type="float" office:value="32.73" calcext:value-type="float">
            <text:p>32.73</text:p>
          </table:table-cell>
          <table:table-cell table:formula="of:=20.6+([.B151]*20)" office:value-type="float" office:value="21.666208205596" calcext:value-type="float">
            <text:p>21.66620820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04</text:p>
          </table:table-cell>
          <table:table-cell office:value-type="float" office:value="0.0838638793327" calcext:value-type="float">
            <text:p>0.0838638793</text:p>
          </table:table-cell>
          <table:table-cell office:value-type="float" office:value="0.000489392254924" calcext:value-type="float">
            <text:p>0.0004893923</text:p>
          </table:table-cell>
          <table:table-cell office:value-type="float" office:value="32.49" calcext:value-type="float">
            <text:p>32.49</text:p>
          </table:table-cell>
          <table:table-cell table:formula="of:=20.6+([.B152]*20)" office:value-type="float" office:value="22.277277586654" calcext:value-type="float">
            <text:p>22.2772775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05</text:p>
          </table:table-cell>
          <table:table-cell office:value-type="float" office:value="0.00490427183929" calcext:value-type="float">
            <text:p>0.0049042718</text:p>
          </table:table-cell>
          <table:table-cell office:value-type="float" office:value="0.000392203767059" calcext:value-type="float">
            <text:p>0.0003922038</text:p>
          </table:table-cell>
          <table:table-cell office:value-type="float" office:value="31.83" calcext:value-type="float">
            <text:p>31.83</text:p>
          </table:table-cell>
          <table:table-cell table:formula="of:=20.6+([.B153]*20)" office:value-type="float" office:value="20.6980854367858" calcext:value-type="float">
            <text:p>20.6980854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06</text:p>
          </table:table-cell>
          <table:table-cell office:value-type="float" office:value="0.049485943989" calcext:value-type="float">
            <text:p>0.049485944</text:p>
          </table:table-cell>
          <table:table-cell office:value-type="float" office:value="0.000366183403629" calcext:value-type="float">
            <text:p>0.0003661834</text:p>
          </table:table-cell>
          <table:table-cell office:value-type="float" office:value="31.92" calcext:value-type="float">
            <text:p>31.92</text:p>
          </table:table-cell>
          <table:table-cell table:formula="of:=20.6+([.B154]*20)" office:value-type="float" office:value="21.58971887978" calcext:value-type="float">
            <text:p>21.5897188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07</text:p>
          </table:table-cell>
          <table:table-cell office:value-type="float" office:value="0.0229464359462" calcext:value-type="float">
            <text:p>0.0229464359</text:p>
          </table:table-cell>
          <table:table-cell office:value-type="float" office:value="0.000376074474534" calcext:value-type="float">
            <text:p>0.0003760745</text:p>
          </table:table-cell>
          <table:table-cell office:value-type="float" office:value="31.57" calcext:value-type="float">
            <text:p>31.57</text:p>
          </table:table-cell>
          <table:table-cell table:formula="of:=20.6+([.B155]*20)" office:value-type="float" office:value="21.058928718924" calcext:value-type="float">
            <text:p>21.0589287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10</text:p>
          </table:table-cell>
          <table:table-cell office:value-type="float" office:value="0.0775406905631" calcext:value-type="float">
            <text:p>0.0775406906</text:p>
          </table:table-cell>
          <table:table-cell office:value-type="float" office:value="0.000520850174597" calcext:value-type="float">
            <text:p>0.0005208502</text:p>
          </table:table-cell>
          <table:table-cell office:value-type="float" office:value="32.7" calcext:value-type="float">
            <text:p>32.7</text:p>
          </table:table-cell>
          <table:table-cell table:formula="of:=20.6+([.B156]*20)" office:value-type="float" office:value="22.150813811262" calcext:value-type="float">
            <text:p>22.150813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11</text:p>
          </table:table-cell>
          <table:table-cell office:value-type="float" office:value="0.169346932891" calcext:value-type="float">
            <text:p>0.1693469329</text:p>
          </table:table-cell>
          <table:table-cell office:value-type="float" office:value="0.000471822628226" calcext:value-type="float">
            <text:p>0.0004718226</text:p>
          </table:table-cell>
          <table:table-cell office:value-type="float" office:value="31.77" calcext:value-type="float">
            <text:p>31.77</text:p>
          </table:table-cell>
          <table:table-cell table:formula="of:=20.6+([.B157]*20)" office:value-type="float" office:value="23.98693865782" calcext:value-type="float">
            <text:p>23.9869386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12</text:p>
          </table:table-cell>
          <table:table-cell office:value-type="float" office:value="0.117163791851" calcext:value-type="float">
            <text:p>0.1171637919</text:p>
          </table:table-cell>
          <table:table-cell office:value-type="float" office:value="0.000451273469765" calcext:value-type="float">
            <text:p>0.0004512735</text:p>
          </table:table-cell>
          <table:table-cell office:value-type="float" office:value="30.16" calcext:value-type="float">
            <text:p>30.16</text:p>
          </table:table-cell>
          <table:table-cell table:formula="of:=20.6+([.B158]*20)" office:value-type="float" office:value="22.94327583702" calcext:value-type="float">
            <text:p>22.943275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13</text:p>
          </table:table-cell>
          <table:table-cell office:value-type="float" office:value="0.178326417728" calcext:value-type="float">
            <text:p>0.1783264177</text:p>
          </table:table-cell>
          <table:table-cell office:value-type="float" office:value="0.000429142621228" calcext:value-type="float">
            <text:p>0.0004291426</text:p>
          </table:table-cell>
          <table:table-cell office:value-type="float" office:value="30.45" calcext:value-type="float">
            <text:p>30.45</text:p>
          </table:table-cell>
          <table:table-cell table:formula="of:=20.6+([.B159]*20)" office:value-type="float" office:value="24.16652835456" calcext:value-type="float">
            <text:p>24.1665283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14</text:p>
          </table:table-cell>
          <table:table-cell office:value-type="float" office:value="0.145760533485" calcext:value-type="float">
            <text:p>0.1457605335</text:p>
          </table:table-cell>
          <table:table-cell office:value-type="float" office:value="0.000323311369494" calcext:value-type="float">
            <text:p>0.0003233114</text:p>
          </table:table-cell>
          <table:table-cell office:value-type="float" office:value="29.75" calcext:value-type="float">
            <text:p>29.75</text:p>
          </table:table-cell>
          <table:table-cell table:formula="of:=20.6+([.B160]*20)" office:value-type="float" office:value="23.5152106697" calcext:value-type="float">
            <text:p>23.51521066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18</text:p>
          </table:table-cell>
          <table:table-cell office:value-type="float" office:value="0.0249921572564" calcext:value-type="float">
            <text:p>0.0249921573</text:p>
          </table:table-cell>
          <table:table-cell office:value-type="float" office:value="0.000169579073196" calcext:value-type="float">
            <text:p>0.0001695791</text:p>
          </table:table-cell>
          <table:table-cell office:value-type="float" office:value="34.26" calcext:value-type="float">
            <text:p>34.26</text:p>
          </table:table-cell>
          <table:table-cell table:formula="of:=20.6+([.B161]*20)" office:value-type="float" office:value="21.099843145128" calcext:value-type="float">
            <text:p>21.0998431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19</text:p>
          </table:table-cell>
          <table:table-cell office:value-type="float" office:value="0.204805876123" calcext:value-type="float">
            <text:p>0.2048058761</text:p>
          </table:table-cell>
          <table:table-cell office:value-type="float" office:value="0.000129955408121" calcext:value-type="float">
            <text:p>0.0001299554</text:p>
          </table:table-cell>
          <table:table-cell office:value-type="float" office:value="29.27" calcext:value-type="float">
            <text:p>29.27</text:p>
          </table:table-cell>
          <table:table-cell table:formula="of:=20.6+([.B162]*20)" office:value-type="float" office:value="24.69611752246" calcext:value-type="float">
            <text:p>24.6961175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20</text:p>
          </table:table-cell>
          <table:table-cell office:value-type="float" office:value="0.0000980672797597" calcext:value-type="float">
            <text:p>9.80672797597E-005</text:p>
          </table:table-cell>
          <table:table-cell office:value-type="float" office:value="0.000140811650689" calcext:value-type="float">
            <text:p>0.0001408117</text:p>
          </table:table-cell>
          <table:table-cell office:value-type="float" office:value="28.79" calcext:value-type="float">
            <text:p>28.79</text:p>
          </table:table-cell>
          <table:table-cell table:formula="of:=20.6+([.B163]*20)" office:value-type="float" office:value="20.6019613455952" calcext:value-type="float">
            <text:p>20.6019613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21</text:p>
          </table:table-cell>
          <table:table-cell office:value-type="float" office:value="0.0113644995893" calcext:value-type="float">
            <text:p>0.0113644996</text:p>
          </table:table-cell>
          <table:table-cell office:value-type="float" office:value="0.0000154099239599" calcext:value-type="float">
            <text:p>1.54099239599E-005</text:p>
          </table:table-cell>
          <table:table-cell office:value-type="float" office:value="31.03" calcext:value-type="float">
            <text:p>31.03</text:p>
          </table:table-cell>
          <table:table-cell table:formula="of:=20.6+([.B164]*20)" office:value-type="float" office:value="20.827289991786" calcext:value-type="float">
            <text:p>20.827289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24</text:p>
          </table:table-cell>
          <table:table-cell office:value-type="float" office:value="0.0799222749966" calcext:value-type="float">
            <text:p>0.079922275</text:p>
          </table:table-cell>
          <table:table-cell office:value-type="float" office:value="0.000013962196001" calcext:value-type="float">
            <text:p>1.3962196001E-005</text:p>
          </table:table-cell>
          <table:table-cell office:value-type="float" office:value="28.84" calcext:value-type="float">
            <text:p>28.84</text:p>
          </table:table-cell>
          <table:table-cell table:formula="of:=20.6+([.B165]*20)" office:value-type="float" office:value="22.198445499932" calcext:value-type="float">
            <text:p>22.1984454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25</text:p>
          </table:table-cell>
          <table:table-cell office:value-type="float" office:value="0.0000683570993746" calcext:value-type="float">
            <text:p>6.83570993746E-005</text:p>
          </table:table-cell>
          <table:table-cell office:value-type="float" office:value="0.000537878043433" calcext:value-type="float">
            <text:p>0.000537878</text:p>
          </table:table-cell>
          <table:table-cell office:value-type="float" office:value="27.96" calcext:value-type="float">
            <text:p>27.96</text:p>
          </table:table-cell>
          <table:table-cell table:formula="of:=20.6+([.B166]*20)" office:value-type="float" office:value="20.6013671419875" calcext:value-type="float">
            <text:p>20.6013671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26</text:p>
          </table:table-cell>
          <table:table-cell office:value-type="float" office:value="0.0167829518058" calcext:value-type="float">
            <text:p>0.0167829518</text:p>
          </table:table-cell>
          <table:table-cell office:value-type="float" office:value="0.000546411241944" calcext:value-type="float">
            <text:p>0.0005464112</text:p>
          </table:table-cell>
          <table:table-cell office:value-type="float" office:value="26.77" calcext:value-type="float">
            <text:p>26.77</text:p>
          </table:table-cell>
          <table:table-cell table:formula="of:=20.6+([.B167]*20)" office:value-type="float" office:value="20.935659036116" calcext:value-type="float">
            <text:p>20.9356590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27</text:p>
          </table:table-cell>
          <table:table-cell office:value-type="float" office:value="0.0151993887978" calcext:value-type="float">
            <text:p>0.0151993888</text:p>
          </table:table-cell>
          <table:table-cell office:value-type="float" office:value="0.00141474642753" calcext:value-type="float">
            <text:p>0.0014147464</text:p>
          </table:table-cell>
          <table:table-cell office:value-type="float" office:value="26.53" calcext:value-type="float">
            <text:p>26.53</text:p>
          </table:table-cell>
          <table:table-cell table:formula="of:=20.6+([.B168]*20)" office:value-type="float" office:value="20.903987775956" calcext:value-type="float">
            <text:p>20.903987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28</text:p>
          </table:table-cell>
          <table:table-cell office:value-type="float" office:value="0.0644083901866" calcext:value-type="float">
            <text:p>0.0644083902</text:p>
          </table:table-cell>
          <table:table-cell office:value-type="float" office:value="0.00180715212411" calcext:value-type="float">
            <text:p>0.0018071521</text:p>
          </table:table-cell>
          <table:table-cell office:value-type="float" office:value="28.73" calcext:value-type="float">
            <text:p>28.73</text:p>
          </table:table-cell>
          <table:table-cell table:formula="of:=20.6+([.B169]*20)" office:value-type="float" office:value="21.888167803732" calcext:value-type="float">
            <text:p>21.8881678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1-31</text:p>
          </table:table-cell>
          <table:table-cell office:value-type="float" office:value="0.524259066022" calcext:value-type="float">
            <text:p>0.524259066</text:p>
          </table:table-cell>
          <table:table-cell office:value-type="float" office:value="0.00184392256751" calcext:value-type="float">
            <text:p>0.0018439226</text:p>
          </table:table-cell>
          <table:table-cell office:value-type="float" office:value="27.43" calcext:value-type="float">
            <text:p>27.43</text:p>
          </table:table-cell>
          <table:table-cell table:formula="of:=20.6+([.B170]*20)" office:value-type="float" office:value="31.08518132044" calcext:value-type="float">
            <text:p>31.0851813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2-01</text:p>
          </table:table-cell>
          <table:table-cell office:value-type="float" office:value="0.165242352639" calcext:value-type="float">
            <text:p>0.1652423526</text:p>
          </table:table-cell>
          <table:table-cell office:value-type="float" office:value="0.00157712597494" calcext:value-type="float">
            <text:p>0.001577126</text:p>
          </table:table-cell>
          <table:table-cell office:value-type="float" office:value="25.17" calcext:value-type="float">
            <text:p>25.17</text:p>
          </table:table-cell>
          <table:table-cell table:formula="of:=20.6+([.B171]*20)" office:value-type="float" office:value="23.90484705278" calcext:value-type="float">
            <text:p>23.9048470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2-02</text:p>
          </table:table-cell>
          <table:table-cell office:value-type="float" office:value="0.0409966573251" calcext:value-type="float">
            <text:p>0.0409966573</text:p>
          </table:table-cell>
          <table:table-cell office:value-type="float" office:value="0.00170485050736" calcext:value-type="float">
            <text:p>0.0017048505</text:p>
          </table:table-cell>
          <table:table-cell office:value-type="float" office:value="25.15" calcext:value-type="float">
            <text:p>25.15</text:p>
          </table:table-cell>
          <table:table-cell table:formula="of:=20.6+([.B172]*20)" office:value-type="float" office:value="21.419933146502" calcext:value-type="float">
            <text:p>21.4199331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2-03</text:p>
          </table:table-cell>
          <table:table-cell office:value-type="float" office:value="0.0344549589456" calcext:value-type="float">
            <text:p>0.0344549589</text:p>
          </table:table-cell>
          <table:table-cell office:value-type="float" office:value="0.00282143334512" calcext:value-type="float">
            <text:p>0.0028214333</text:p>
          </table:table-cell>
          <table:table-cell office:value-type="float" office:value="25.11" calcext:value-type="float">
            <text:p>25.11</text:p>
          </table:table-cell>
          <table:table-cell table:formula="of:=20.6+([.B173]*20)" office:value-type="float" office:value="21.289099178912" calcext:value-type="float">
            <text:p>21.2890991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2-04</text:p>
          </table:table-cell>
          <table:table-cell office:value-type="float" office:value="0.0405261161036" calcext:value-type="float">
            <text:p>0.0405261161</text:p>
          </table:table-cell>
          <table:table-cell office:value-type="float" office:value="0.00299208025247" calcext:value-type="float">
            <text:p>0.0029920803</text:p>
          </table:table-cell>
          <table:table-cell office:value-type="float" office:value="24.2" calcext:value-type="float">
            <text:p>24.2</text:p>
          </table:table-cell>
          <table:table-cell table:formula="of:=20.6+([.B174]*20)" office:value-type="float" office:value="21.410522322072" calcext:value-type="float">
            <text:p>21.4105223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2-07</text:p>
          </table:table-cell>
          <table:table-cell office:value-type="float" office:value="0.0180422138608" calcext:value-type="float">
            <text:p>0.0180422139</text:p>
          </table:table-cell>
          <table:table-cell office:value-type="float" office:value="0.00282815442299" calcext:value-type="float">
            <text:p>0.0028281544</text:p>
          </table:table-cell>
          <table:table-cell office:value-type="float" office:value="24.45" calcext:value-type="float">
            <text:p>24.45</text:p>
          </table:table-cell>
          <table:table-cell table:formula="of:=20.6+([.B175]*20)" office:value-type="float" office:value="20.960844277216" calcext:value-type="float">
            <text:p>20.96084427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2-08</text:p>
          </table:table-cell>
          <table:table-cell office:value-type="float" office:value="0.0191416069136" calcext:value-type="float">
            <text:p>0.0191416069</text:p>
          </table:table-cell>
          <table:table-cell office:value-type="float" office:value="0.00297673701064" calcext:value-type="float">
            <text:p>0.002976737</text:p>
          </table:table-cell>
          <table:table-cell office:value-type="float" office:value="23.88" calcext:value-type="float">
            <text:p>23.88</text:p>
          </table:table-cell>
          <table:table-cell table:formula="of:=20.6+([.B176]*20)" office:value-type="float" office:value="20.982832138272" calcext:value-type="float">
            <text:p>20.982832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2-09</text:p>
          </table:table-cell>
          <table:table-cell office:value-type="float" office:value="0.027130052383" calcext:value-type="float">
            <text:p>0.0271300524</text:p>
          </table:table-cell>
          <table:table-cell office:value-type="float" office:value="0.00387733646495" calcext:value-type="float">
            <text:p>0.0038773365</text:p>
          </table:table-cell>
          <table:table-cell office:value-type="float" office:value="24.51" calcext:value-type="float">
            <text:p>24.51</text:p>
          </table:table-cell>
          <table:table-cell table:formula="of:=20.6+([.B177]*20)" office:value-type="float" office:value="21.14260104766" calcext:value-type="float">
            <text:p>21.1426010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2-10</text:p>
          </table:table-cell>
          <table:table-cell office:value-type="float" office:value="0.023559673329" calcext:value-type="float">
            <text:p>0.0235596733</text:p>
          </table:table-cell>
          <table:table-cell office:value-type="float" office:value="0.00384922786788" calcext:value-type="float">
            <text:p>0.0038492279</text:p>
          </table:table-cell>
          <table:table-cell office:value-type="float" office:value="26.02" calcext:value-type="float">
            <text:p>26.02</text:p>
          </table:table-cell>
          <table:table-cell table:formula="of:=20.6+([.B178]*20)" office:value-type="float" office:value="21.07119346658" calcext:value-type="float">
            <text:p>21.0711934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2-11</text:p>
          </table:table-cell>
          <table:table-cell office:value-type="float" office:value="0.00192878680057" calcext:value-type="float">
            <text:p>0.0019287868</text:p>
          </table:table-cell>
          <table:table-cell office:value-type="float" office:value="0.0041083288923" calcext:value-type="float">
            <text:p>0.0041083289</text:p>
          </table:table-cell>
          <table:table-cell office:value-type="float" office:value="24.64" calcext:value-type="float">
            <text:p>24.64</text:p>
          </table:table-cell>
          <table:table-cell table:formula="of:=20.6+([.B179]*20)" office:value-type="float" office:value="20.6385757360114" calcext:value-type="float">
            <text:p>20.638575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2-14</text:p>
          </table:table-cell>
          <table:table-cell office:value-type="float" office:value="0.0177894239244" calcext:value-type="float">
            <text:p>0.0177894239</text:p>
          </table:table-cell>
          <table:table-cell office:value-type="float" office:value="0.00436881317105" calcext:value-type="float">
            <text:p>0.0043688132</text:p>
          </table:table-cell>
          <table:table-cell office:value-type="float" office:value="23.94" calcext:value-type="float">
            <text:p>23.94</text:p>
          </table:table-cell>
          <table:table-cell table:formula="of:=20.6+([.B180]*20)" office:value-type="float" office:value="20.955788478488" calcext:value-type="float">
            <text:p>20.95578847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2-15</text:p>
          </table:table-cell>
          <table:table-cell office:value-type="float" office:value="0.0344389878199" calcext:value-type="float">
            <text:p>0.0344389878</text:p>
          </table:table-cell>
          <table:table-cell office:value-type="float" office:value="0.00499357084437" calcext:value-type="float">
            <text:p>0.0049935708</text:p>
          </table:table-cell>
          <table:table-cell office:value-type="float" office:value="23.58" calcext:value-type="float">
            <text:p>23.58</text:p>
          </table:table-cell>
          <table:table-cell table:formula="of:=20.6+([.B181]*20)" office:value-type="float" office:value="21.288779756398" calcext:value-type="float">
            <text:p>21.288779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2-16</text:p>
          </table:table-cell>
          <table:table-cell office:value-type="float" office:value="0.0540142485927" calcext:value-type="float">
            <text:p>0.0540142486</text:p>
          </table:table-cell>
          <table:table-cell office:value-type="float" office:value="0.00494771315217" calcext:value-type="float">
            <text:p>0.0049477132</text:p>
          </table:table-cell>
          <table:table-cell office:value-type="float" office:value="23.12" calcext:value-type="float">
            <text:p>23.12</text:p>
          </table:table-cell>
          <table:table-cell table:formula="of:=20.6+([.B182]*20)" office:value-type="float" office:value="21.680284971854" calcext:value-type="float">
            <text:p>21.6802849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2-17</text:p>
          </table:table-cell>
          <table:table-cell office:value-type="float" office:value="0.00119465355684" calcext:value-type="float">
            <text:p>0.0011946536</text:p>
          </table:table-cell>
          <table:table-cell office:value-type="float" office:value="0.00455175247844" calcext:value-type="float">
            <text:p>0.0045517525</text:p>
          </table:table-cell>
          <table:table-cell office:value-type="float" office:value="27.23" calcext:value-type="float">
            <text:p>27.23</text:p>
          </table:table-cell>
          <table:table-cell table:formula="of:=20.6+([.B183]*20)" office:value-type="float" office:value="20.6238930711368" calcext:value-type="float">
            <text:p>20.6238930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2-18</text:p>
          </table:table-cell>
          <table:table-cell office:value-type="float" office:value="0.000230790632772" calcext:value-type="float">
            <text:p>0.0002307906</text:p>
          </table:table-cell>
          <table:table-cell office:value-type="float" office:value="0.00405554201458" calcext:value-type="float">
            <text:p>0.004055542</text:p>
          </table:table-cell>
          <table:table-cell office:value-type="float" office:value="31.71" calcext:value-type="float">
            <text:p>31.71</text:p>
          </table:table-cell>
          <table:table-cell table:formula="of:=20.6+([.B184]*20)" office:value-type="float" office:value="20.6046158126554" calcext:value-type="float">
            <text:p>20.6046158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2-22</text:p>
          </table:table-cell>
          <table:table-cell office:value-type="float" office:value="0.387970970531" calcext:value-type="float">
            <text:p>0.3879709705</text:p>
          </table:table-cell>
          <table:table-cell office:value-type="float" office:value="0.00224009267376" calcext:value-type="float">
            <text:p>0.0022400927</text:p>
          </table:table-cell>
          <table:table-cell office:value-type="float" office:value="36.82" calcext:value-type="float">
            <text:p>36.82</text:p>
          </table:table-cell>
          <table:table-cell table:formula="of:=20.6+([.B185]*20)" office:value-type="float" office:value="28.35941941062" calcext:value-type="float">
            <text:p>28.3594194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2-23</text:p>
          </table:table-cell>
          <table:table-cell office:value-type="float" office:value="0.439999182479" calcext:value-type="float">
            <text:p>0.4399991825</text:p>
          </table:table-cell>
          <table:table-cell office:value-type="float" office:value="0.0023091389103" calcext:value-type="float">
            <text:p>0.0023091389</text:p>
          </table:table-cell>
          <table:table-cell office:value-type="float" office:value="34.09" calcext:value-type="float">
            <text:p>34.09</text:p>
          </table:table-cell>
          <table:table-cell table:formula="of:=20.6+([.B186]*20)" office:value-type="float" office:value="29.39998364958" calcext:value-type="float">
            <text:p>29.3999836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2-24</text:p>
          </table:table-cell>
          <table:table-cell office:value-type="float" office:value="0.159019692588" calcext:value-type="float">
            <text:p>0.1590196926</text:p>
          </table:table-cell>
          <table:table-cell office:value-type="float" office:value="0.00238852781494" calcext:value-type="float">
            <text:p>0.0023885278</text:p>
          </table:table-cell>
          <table:table-cell office:value-type="float" office:value="33.31" calcext:value-type="float">
            <text:p>33.31</text:p>
          </table:table-cell>
          <table:table-cell table:formula="of:=20.6+([.B187]*20)" office:value-type="float" office:value="23.78039385176" calcext:value-type="float">
            <text:p>23.78039385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2-25</text:p>
          </table:table-cell>
          <table:table-cell office:value-type="float" office:value="0.109002601109" calcext:value-type="float">
            <text:p>0.1090026011</text:p>
          </table:table-cell>
          <table:table-cell office:value-type="float" office:value="0.00223337458398" calcext:value-type="float">
            <text:p>0.0022333746</text:p>
          </table:table-cell>
          <table:table-cell office:value-type="float" office:value="31.06" calcext:value-type="float">
            <text:p>31.06</text:p>
          </table:table-cell>
          <table:table-cell table:formula="of:=20.6+([.B188]*20)" office:value-type="float" office:value="22.78005202218" calcext:value-type="float">
            <text:p>22.7800520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2-28</text:p>
          </table:table-cell>
          <table:table-cell office:value-type="float" office:value="0.0433009690304" calcext:value-type="float">
            <text:p>0.043300969</text:p>
          </table:table-cell>
          <table:table-cell office:value-type="float" office:value="0.00247408486976" calcext:value-type="float">
            <text:p>0.0024740849</text:p>
          </table:table-cell>
          <table:table-cell office:value-type="float" office:value="30.76" calcext:value-type="float">
            <text:p>30.76</text:p>
          </table:table-cell>
          <table:table-cell table:formula="of:=20.6+([.B189]*20)" office:value-type="float" office:value="21.466019380608" calcext:value-type="float">
            <text:p>21.4660193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01</text:p>
          </table:table-cell>
          <table:table-cell office:value-type="float" office:value="0.036657222763" calcext:value-type="float">
            <text:p>0.0366572228</text:p>
          </table:table-cell>
          <table:table-cell office:value-type="float" office:value="0.00231966403095" calcext:value-type="float">
            <text:p>0.002319664</text:p>
          </table:table-cell>
          <table:table-cell office:value-type="float" office:value="32.24" calcext:value-type="float">
            <text:p>32.24</text:p>
          </table:table-cell>
          <table:table-cell table:formula="of:=20.6+([.B190]*20)" office:value-type="float" office:value="21.33314445526" calcext:value-type="float">
            <text:p>21.3331444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02</text:p>
          </table:table-cell>
          <table:table-cell office:value-type="float" office:value="0.196396156298" calcext:value-type="float">
            <text:p>0.1963961563</text:p>
          </table:table-cell>
          <table:table-cell office:value-type="float" office:value="0.00227049203269" calcext:value-type="float">
            <text:p>0.002270492</text:p>
          </table:table-cell>
          <table:table-cell office:value-type="float" office:value="29.75" calcext:value-type="float">
            <text:p>29.75</text:p>
          </table:table-cell>
          <table:table-cell table:formula="of:=20.6+([.B191]*20)" office:value-type="float" office:value="24.52792312596" calcext:value-type="float">
            <text:p>24.527923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03</text:p>
          </table:table-cell>
          <table:table-cell office:value-type="float" office:value="0.0132289649844" calcext:value-type="float">
            <text:p>0.013228965</text:p>
          </table:table-cell>
          <table:table-cell office:value-type="float" office:value="0.00179515658257" calcext:value-type="float">
            <text:p>0.0017951566</text:p>
          </table:table-cell>
          <table:table-cell office:value-type="float" office:value="26.89" calcext:value-type="float">
            <text:p>26.89</text:p>
          </table:table-cell>
          <table:table-cell table:formula="of:=20.6+([.B192]*20)" office:value-type="float" office:value="20.864579299688" calcext:value-type="float">
            <text:p>20.8645792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04</text:p>
          </table:table-cell>
          <table:table-cell office:value-type="float" office:value="0.00787249092321" calcext:value-type="float">
            <text:p>0.0078724909</text:p>
          </table:table-cell>
          <table:table-cell office:value-type="float" office:value="0.00325832265541" calcext:value-type="float">
            <text:p>0.0032583227</text:p>
          </table:table-cell>
          <table:table-cell office:value-type="float" office:value="28.12" calcext:value-type="float">
            <text:p>28.12</text:p>
          </table:table-cell>
          <table:table-cell table:formula="of:=20.6+([.B193]*20)" office:value-type="float" office:value="20.7574498184642" calcext:value-type="float">
            <text:p>20.7574498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07</text:p>
          </table:table-cell>
          <table:table-cell office:value-type="float" office:value="0.0197414438195" calcext:value-type="float">
            <text:p>0.0197414438</text:p>
          </table:table-cell>
          <table:table-cell office:value-type="float" office:value="0.00293536217724" calcext:value-type="float">
            <text:p>0.0029353622</text:p>
          </table:table-cell>
          <table:table-cell office:value-type="float" office:value="30.45" calcext:value-type="float">
            <text:p>30.45</text:p>
          </table:table-cell>
          <table:table-cell table:formula="of:=20.6+([.B194]*20)" office:value-type="float" office:value="20.99482887639" calcext:value-type="float">
            <text:p>20.9948288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08</text:p>
          </table:table-cell>
          <table:table-cell office:value-type="float" office:value="0.126864908123" calcext:value-type="float">
            <text:p>0.1268649081</text:p>
          </table:table-cell>
          <table:table-cell office:value-type="float" office:value="0.00315798784222" calcext:value-type="float">
            <text:p>0.0031579878</text:p>
          </table:table-cell>
          <table:table-cell office:value-type="float" office:value="28.97" calcext:value-type="float">
            <text:p>28.97</text:p>
          </table:table-cell>
          <table:table-cell table:formula="of:=20.6+([.B195]*20)" office:value-type="float" office:value="23.13729816246" calcext:value-type="float">
            <text:p>23.137298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09</text:p>
          </table:table-cell>
          <table:table-cell office:value-type="float" office:value="0.0604884205319" calcext:value-type="float">
            <text:p>0.0604884205</text:p>
          </table:table-cell>
          <table:table-cell office:value-type="float" office:value="0.00328782682678" calcext:value-type="float">
            <text:p>0.0032878268</text:p>
          </table:table-cell>
          <table:table-cell office:value-type="float" office:value="29.09" calcext:value-type="float">
            <text:p>29.09</text:p>
          </table:table-cell>
          <table:table-cell table:formula="of:=20.6+([.B196]*20)" office:value-type="float" office:value="21.809768410638" calcext:value-type="float">
            <text:p>21.8097684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10</text:p>
          </table:table-cell>
          <table:table-cell office:value-type="float" office:value="0.122903226237" calcext:value-type="float">
            <text:p>0.1229032262</text:p>
          </table:table-cell>
          <table:table-cell office:value-type="float" office:value="0.0027480890344" calcext:value-type="float">
            <text:p>0.002748089</text:p>
          </table:table-cell>
          <table:table-cell office:value-type="float" office:value="31.39" calcext:value-type="float">
            <text:p>31.39</text:p>
          </table:table-cell>
          <table:table-cell table:formula="of:=20.6+([.B197]*20)" office:value-type="float" office:value="23.05806452474" calcext:value-type="float">
            <text:p>23.0580645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11</text:p>
          </table:table-cell>
          <table:table-cell office:value-type="float" office:value="0.214224021009" calcext:value-type="float">
            <text:p>0.214224021</text:p>
          </table:table-cell>
          <table:table-cell office:value-type="float" office:value="0.00255844581583" calcext:value-type="float">
            <text:p>0.0025584458</text:p>
          </table:table-cell>
          <table:table-cell office:value-type="float" office:value="29.81" calcext:value-type="float">
            <text:p>29.81</text:p>
          </table:table-cell>
          <table:table-cell table:formula="of:=20.6+([.B198]*20)" office:value-type="float" office:value="24.88448042018" calcext:value-type="float">
            <text:p>24.8844804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14</text:p>
          </table:table-cell>
          <table:table-cell office:value-type="float" office:value="0.0166630199048" calcext:value-type="float">
            <text:p>0.0166630199</text:p>
          </table:table-cell>
          <table:table-cell office:value-type="float" office:value="0.00328025468426" calcext:value-type="float">
            <text:p>0.0032802547</text:p>
          </table:table-cell>
          <table:table-cell office:value-type="float" office:value="30.13" calcext:value-type="float">
            <text:p>30.13</text:p>
          </table:table-cell>
          <table:table-cell table:formula="of:=20.6+([.B199]*20)" office:value-type="float" office:value="20.933260398096" calcext:value-type="float">
            <text:p>20.93326039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15</text:p>
          </table:table-cell>
          <table:table-cell office:value-type="float" office:value="0.179407047246" calcext:value-type="float">
            <text:p>0.1794070472</text:p>
          </table:table-cell>
          <table:table-cell office:value-type="float" office:value="0.00323761" calcext:value-type="float">
            <text:p>0.00323761</text:p>
          </table:table-cell>
          <table:table-cell office:value-type="float" office:value="32.78" calcext:value-type="float">
            <text:p>32.78</text:p>
          </table:table-cell>
          <table:table-cell table:formula="of:=20.6+([.B200]*20)" office:value-type="float" office:value="24.18814094492" calcext:value-type="float">
            <text:p>24.1881409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16</text:p>
          </table:table-cell>
          <table:table-cell office:value-type="float" office:value="0.104801905936" calcext:value-type="float">
            <text:p>0.1048019059</text:p>
          </table:table-cell>
          <table:table-cell office:value-type="float" office:value="0.000646814197668" calcext:value-type="float">
            <text:p>0.0006468142</text:p>
          </table:table-cell>
          <table:table-cell office:value-type="float" office:value="42.62" calcext:value-type="float">
            <text:p>42.62</text:p>
          </table:table-cell>
          <table:table-cell table:formula="of:=20.6+([.B201]*20)" office:value-type="float" office:value="22.69603811872" calcext:value-type="float">
            <text:p>22.6960381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17</text:p>
          </table:table-cell>
          <table:table-cell office:value-type="float" office:value="0.331480524366" calcext:value-type="float">
            <text:p>0.3314805244</text:p>
          </table:table-cell>
          <table:table-cell office:value-type="float" office:value="0.000545383505465" calcext:value-type="float">
            <text:p>0.0005453835</text:p>
          </table:table-cell>
          <table:table-cell office:value-type="float" office:value="39.72" calcext:value-type="float">
            <text:p>39.72</text:p>
          </table:table-cell>
          <table:table-cell table:formula="of:=20.6+([.B202]*20)" office:value-type="float" office:value="27.22961048732" calcext:value-type="float">
            <text:p>27.2296104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18</text:p>
          </table:table-cell>
          <table:table-cell office:value-type="float" office:value="0.201787910872" calcext:value-type="float">
            <text:p>0.2017879109</text:p>
          </table:table-cell>
          <table:table-cell office:value-type="float" office:value="0.000666519538871" calcext:value-type="float">
            <text:p>0.0006665195</text:p>
          </table:table-cell>
          <table:table-cell office:value-type="float" office:value="38.32" calcext:value-type="float">
            <text:p>38.32</text:p>
          </table:table-cell>
          <table:table-cell table:formula="of:=20.6+([.B203]*20)" office:value-type="float" office:value="24.63575821744" calcext:value-type="float">
            <text:p>24.6357582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21</text:p>
          </table:table-cell>
          <table:table-cell office:value-type="float" office:value="0.317157215615" calcext:value-type="float">
            <text:p>0.3171572156</text:p>
          </table:table-cell>
          <table:table-cell office:value-type="float" office:value="0.000333436313729" calcext:value-type="float">
            <text:p>0.0003334363</text:p>
          </table:table-cell>
          <table:table-cell office:value-type="float" office:value="33.65" calcext:value-type="float">
            <text:p>33.65</text:p>
          </table:table-cell>
          <table:table-cell table:formula="of:=20.6+([.B204]*20)" office:value-type="float" office:value="26.9431443123" calcext:value-type="float">
            <text:p>26.9431443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22</text:p>
          </table:table-cell>
          <table:table-cell office:value-type="float" office:value="0.124509076421" calcext:value-type="float">
            <text:p>0.1245090764</text:p>
          </table:table-cell>
          <table:table-cell office:value-type="float" office:value="0.000403480863987" calcext:value-type="float">
            <text:p>0.0004034809</text:p>
          </table:table-cell>
          <table:table-cell office:value-type="float" office:value="32.09" calcext:value-type="float">
            <text:p>32.09</text:p>
          </table:table-cell>
          <table:table-cell table:formula="of:=20.6+([.B205]*20)" office:value-type="float" office:value="23.09018152842" calcext:value-type="float">
            <text:p>23.0901815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23</text:p>
          </table:table-cell>
          <table:table-cell office:value-type="float" office:value="0.244225207521" calcext:value-type="float">
            <text:p>0.2442252075</text:p>
          </table:table-cell>
          <table:table-cell office:value-type="float" office:value="0.000385546545499" calcext:value-type="float">
            <text:p>0.0003855465</text:p>
          </table:table-cell>
          <table:table-cell office:value-type="float" office:value="31.74" calcext:value-type="float">
            <text:p>31.74</text:p>
          </table:table-cell>
          <table:table-cell table:formula="of:=20.6+([.B206]*20)" office:value-type="float" office:value="25.48450415042" calcext:value-type="float">
            <text:p>25.4845041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24</text:p>
          </table:table-cell>
          <table:table-cell office:value-type="float" office:value="0.242591157886" calcext:value-type="float">
            <text:p>0.2425911579</text:p>
          </table:table-cell>
          <table:table-cell office:value-type="float" office:value="0.000329645528636" calcext:value-type="float">
            <text:p>0.0003296455</text:p>
          </table:table-cell>
          <table:table-cell office:value-type="float" office:value="29.63" calcext:value-type="float">
            <text:p>29.63</text:p>
          </table:table-cell>
          <table:table-cell table:formula="of:=20.6+([.B207]*20)" office:value-type="float" office:value="25.45182315772" calcext:value-type="float">
            <text:p>25.4518231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25</text:p>
          </table:table-cell>
          <table:table-cell office:value-type="float" office:value="0.0516199432051" calcext:value-type="float">
            <text:p>0.0516199432</text:p>
          </table:table-cell>
          <table:table-cell office:value-type="float" office:value="0.000320891031688" calcext:value-type="float">
            <text:p>0.000320891</text:p>
          </table:table-cell>
          <table:table-cell office:value-type="float" office:value="29.41" calcext:value-type="float">
            <text:p>29.41</text:p>
          </table:table-cell>
          <table:table-cell table:formula="of:=20.6+([.B208]*20)" office:value-type="float" office:value="21.632398864102" calcext:value-type="float">
            <text:p>21.6323988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28</text:p>
          </table:table-cell>
          <table:table-cell office:value-type="float" office:value="0.0543970377335" calcext:value-type="float">
            <text:p>0.0543970377</text:p>
          </table:table-cell>
          <table:table-cell office:value-type="float" office:value="0.000338747816441" calcext:value-type="float">
            <text:p>0.0003387478</text:p>
          </table:table-cell>
          <table:table-cell office:value-type="float" office:value="31.02" calcext:value-type="float">
            <text:p>31.02</text:p>
          </table:table-cell>
          <table:table-cell table:formula="of:=20.6+([.B209]*20)" office:value-type="float" office:value="21.68794075467" calcext:value-type="float">
            <text:p>21.6879407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29</text:p>
          </table:table-cell>
          <table:table-cell office:value-type="float" office:value="0.196753909259" calcext:value-type="float">
            <text:p>0.1967539093</text:p>
          </table:table-cell>
          <table:table-cell office:value-type="float" office:value="0.000390042106417" calcext:value-type="float">
            <text:p>0.0003900421</text:p>
          </table:table-cell>
          <table:table-cell office:value-type="float" office:value="30.56" calcext:value-type="float">
            <text:p>30.56</text:p>
          </table:table-cell>
          <table:table-cell table:formula="of:=20.6+([.B210]*20)" office:value-type="float" office:value="24.53507818518" calcext:value-type="float">
            <text:p>24.5350781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30</text:p>
          </table:table-cell>
          <table:table-cell office:value-type="float" office:value="0.0353699472404" calcext:value-type="float">
            <text:p>0.0353699472</text:p>
          </table:table-cell>
          <table:table-cell office:value-type="float" office:value="0.000418663966962" calcext:value-type="float">
            <text:p>0.000418664</text:p>
          </table:table-cell>
          <table:table-cell office:value-type="float" office:value="30.14" calcext:value-type="float">
            <text:p>30.14</text:p>
          </table:table-cell>
          <table:table-cell table:formula="of:=20.6+([.B211]*20)" office:value-type="float" office:value="21.307398944808" calcext:value-type="float">
            <text:p>21.3073989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3-31</text:p>
          </table:table-cell>
          <table:table-cell office:value-type="float" office:value="0.089363380666" calcext:value-type="float">
            <text:p>0.0893633807</text:p>
          </table:table-cell>
          <table:table-cell office:value-type="float" office:value="0.000532674966229" calcext:value-type="float">
            <text:p>0.000532675</text:p>
          </table:table-cell>
          <table:table-cell office:value-type="float" office:value="30.24" calcext:value-type="float">
            <text:p>30.24</text:p>
          </table:table-cell>
          <table:table-cell table:formula="of:=20.6+([.B212]*20)" office:value-type="float" office:value="22.38726761332" calcext:value-type="float">
            <text:p>22.3872676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01</text:p>
          </table:table-cell>
          <table:table-cell office:value-type="float" office:value="0.00712516479491" calcext:value-type="float">
            <text:p>0.0071251648</text:p>
          </table:table-cell>
          <table:table-cell office:value-type="float" office:value="0.000743727158064" calcext:value-type="float">
            <text:p>0.0007437272</text:p>
          </table:table-cell>
          <table:table-cell office:value-type="float" office:value="30.54" calcext:value-type="float">
            <text:p>30.54</text:p>
          </table:table-cell>
          <table:table-cell table:formula="of:=20.6+([.B213]*20)" office:value-type="float" office:value="20.7425032958982" calcext:value-type="float">
            <text:p>20.74250329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04</text:p>
          </table:table-cell>
          <table:table-cell office:value-type="float" office:value="0.0603529597205" calcext:value-type="float">
            <text:p>0.0603529597</text:p>
          </table:table-cell>
          <table:table-cell office:value-type="float" office:value="0.000720433139792" calcext:value-type="float">
            <text:p>0.0007204331</text:p>
          </table:table-cell>
          <table:table-cell office:value-type="float" office:value="31.55" calcext:value-type="float">
            <text:p>31.55</text:p>
          </table:table-cell>
          <table:table-cell table:formula="of:=20.6+([.B214]*20)" office:value-type="float" office:value="21.80705919441" calcext:value-type="float">
            <text:p>21.8070591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05</text:p>
          </table:table-cell>
          <table:table-cell office:value-type="float" office:value="0.000706352440446" calcext:value-type="float">
            <text:p>0.0007063524</text:p>
          </table:table-cell>
          <table:table-cell office:value-type="float" office:value="0.000705767243665" calcext:value-type="float">
            <text:p>0.0007057672</text:p>
          </table:table-cell>
          <table:table-cell office:value-type="float" office:value="31.07" calcext:value-type="float">
            <text:p>31.07</text:p>
          </table:table-cell>
          <table:table-cell table:formula="of:=20.6+([.B215]*20)" office:value-type="float" office:value="20.6141270488089" calcext:value-type="float">
            <text:p>20.6141270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06</text:p>
          </table:table-cell>
          <table:table-cell office:value-type="float" office:value="0.122619728984" calcext:value-type="float">
            <text:p>0.122619729</text:p>
          </table:table-cell>
          <table:table-cell office:value-type="float" office:value="0.000755307527821" calcext:value-type="float">
            <text:p>0.0007553075</text:p>
          </table:table-cell>
          <table:table-cell office:value-type="float" office:value="31.5" calcext:value-type="float">
            <text:p>31.5</text:p>
          </table:table-cell>
          <table:table-cell table:formula="of:=20.6+([.B216]*20)" office:value-type="float" office:value="23.05239457968" calcext:value-type="float">
            <text:p>23.05239457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07</text:p>
          </table:table-cell>
          <table:table-cell office:value-type="float" office:value="0.117032614373" calcext:value-type="float">
            <text:p>0.1170326144</text:p>
          </table:table-cell>
          <table:table-cell office:value-type="float" office:value="0.000768605986922" calcext:value-type="float">
            <text:p>0.000768606</text:p>
          </table:table-cell>
          <table:table-cell office:value-type="float" office:value="31.35" calcext:value-type="float">
            <text:p>31.35</text:p>
          </table:table-cell>
          <table:table-cell table:formula="of:=20.6+([.B217]*20)" office:value-type="float" office:value="22.94065228746" calcext:value-type="float">
            <text:p>22.9406522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08</text:p>
          </table:table-cell>
          <table:table-cell office:value-type="float" office:value="0.223335181831" calcext:value-type="float">
            <text:p>0.2233351818</text:p>
          </table:table-cell>
          <table:table-cell office:value-type="float" office:value="0.000758573921088" calcext:value-type="float">
            <text:p>0.0007585739</text:p>
          </table:table-cell>
          <table:table-cell office:value-type="float" office:value="30.87" calcext:value-type="float">
            <text:p>30.87</text:p>
          </table:table-cell>
          <table:table-cell table:formula="of:=20.6+([.B218]*20)" office:value-type="float" office:value="25.06670363662" calcext:value-type="float">
            <text:p>25.0667036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11</text:p>
          </table:table-cell>
          <table:table-cell office:value-type="float" office:value="0.104418335461" calcext:value-type="float">
            <text:p>0.1044183355</text:p>
          </table:table-cell>
          <table:table-cell office:value-type="float" office:value="0.000608438195572" calcext:value-type="float">
            <text:p>0.0006084382</text:p>
          </table:table-cell>
          <table:table-cell office:value-type="float" office:value="32.14" calcext:value-type="float">
            <text:p>32.14</text:p>
          </table:table-cell>
          <table:table-cell table:formula="of:=20.6+([.B219]*20)" office:value-type="float" office:value="22.68836670922" calcext:value-type="float">
            <text:p>22.6883667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12</text:p>
          </table:table-cell>
          <table:table-cell office:value-type="float" office:value="0.0202707620936" calcext:value-type="float">
            <text:p>0.0202707621</text:p>
          </table:table-cell>
          <table:table-cell office:value-type="float" office:value="0.000681242270422" calcext:value-type="float">
            <text:p>0.0006812423</text:p>
          </table:table-cell>
          <table:table-cell office:value-type="float" office:value="32.99" calcext:value-type="float">
            <text:p>32.99</text:p>
          </table:table-cell>
          <table:table-cell table:formula="of:=20.6+([.B220]*20)" office:value-type="float" office:value="21.005415241872" calcext:value-type="float">
            <text:p>21.0054152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13</text:p>
          </table:table-cell>
          <table:table-cell office:value-type="float" office:value="0.0119990223607" calcext:value-type="float">
            <text:p>0.0119990224</text:p>
          </table:table-cell>
          <table:table-cell office:value-type="float" office:value="0.00105771245987" calcext:value-type="float">
            <text:p>0.0010577125</text:p>
          </table:table-cell>
          <table:table-cell office:value-type="float" office:value="32.27" calcext:value-type="float">
            <text:p>32.27</text:p>
          </table:table-cell>
          <table:table-cell table:formula="of:=20.6+([.B221]*20)" office:value-type="float" office:value="20.839980447214" calcext:value-type="float">
            <text:p>20.8399804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14</text:p>
          </table:table-cell>
          <table:table-cell office:value-type="float" office:value="0.000323531046762" calcext:value-type="float">
            <text:p>0.000323531</text:p>
          </table:table-cell>
          <table:table-cell office:value-type="float" office:value="0.001922860676" calcext:value-type="float">
            <text:p>0.0019228607</text:p>
          </table:table-cell>
          <table:table-cell office:value-type="float" office:value="32.36" calcext:value-type="float">
            <text:p>32.36</text:p>
          </table:table-cell>
          <table:table-cell table:formula="of:=20.6+([.B222]*20)" office:value-type="float" office:value="20.6064706209352" calcext:value-type="float">
            <text:p>20.6064706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15</text:p>
          </table:table-cell>
          <table:table-cell office:value-type="float" office:value="0.00846243132396" calcext:value-type="float">
            <text:p>0.0084624313</text:p>
          </table:table-cell>
          <table:table-cell office:value-type="float" office:value="0.00310608101492" calcext:value-type="float">
            <text:p>0.003106081</text:p>
          </table:table-cell>
          <table:table-cell office:value-type="float" office:value="32.67" calcext:value-type="float">
            <text:p>32.67</text:p>
          </table:table-cell>
          <table:table-cell table:formula="of:=20.6+([.B223]*20)" office:value-type="float" office:value="20.7692486264792" calcext:value-type="float">
            <text:p>20.7692486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18</text:p>
          </table:table-cell>
          <table:table-cell office:value-type="float" office:value="0.122648441309" calcext:value-type="float">
            <text:p>0.1226484413</text:p>
          </table:table-cell>
          <table:table-cell office:value-type="float" office:value="0.00302219947648" calcext:value-type="float">
            <text:p>0.0030221995</text:p>
          </table:table-cell>
          <table:table-cell office:value-type="float" office:value="33.61" calcext:value-type="float">
            <text:p>33.61</text:p>
          </table:table-cell>
          <table:table-cell table:formula="of:=20.6+([.B224]*20)" office:value-type="float" office:value="23.05296882618" calcext:value-type="float">
            <text:p>23.0529688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19</text:p>
          </table:table-cell>
          <table:table-cell office:value-type="float" office:value="0.0570919805827" calcext:value-type="float">
            <text:p>0.0570919806</text:p>
          </table:table-cell>
          <table:table-cell office:value-type="float" office:value="0.00742893138694" calcext:value-type="float">
            <text:p>0.0074289314</text:p>
          </table:table-cell>
          <table:table-cell office:value-type="float" office:value="29.94" calcext:value-type="float">
            <text:p>29.94</text:p>
          </table:table-cell>
          <table:table-cell table:formula="of:=20.6+([.B225]*20)" office:value-type="float" office:value="21.741839611654" calcext:value-type="float">
            <text:p>21.7418396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20</text:p>
          </table:table-cell>
          <table:table-cell office:value-type="float" office:value="0.00131533271613" calcext:value-type="float">
            <text:p>0.0013153327</text:p>
          </table:table-cell>
          <table:table-cell office:value-type="float" office:value="0.00893548805237" calcext:value-type="float">
            <text:p>0.0089354881</text:p>
          </table:table-cell>
          <table:table-cell office:value-type="float" office:value="29.32" calcext:value-type="float">
            <text:p>29.32</text:p>
          </table:table-cell>
          <table:table-cell table:formula="of:=20.6+([.B226]*20)" office:value-type="float" office:value="20.6263066543226" calcext:value-type="float">
            <text:p>20.62630665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21</text:p>
          </table:table-cell>
          <table:table-cell office:value-type="float" office:value="0.0164028960884" calcext:value-type="float">
            <text:p>0.0164028961</text:p>
          </table:table-cell>
          <table:table-cell office:value-type="float" office:value="0.0079429753297" calcext:value-type="float">
            <text:p>0.0079429753</text:p>
          </table:table-cell>
          <table:table-cell office:value-type="float" office:value="23.45" calcext:value-type="float">
            <text:p>23.45</text:p>
          </table:table-cell>
          <table:table-cell table:formula="of:=20.6+([.B227]*20)" office:value-type="float" office:value="20.928057921768" calcext:value-type="float">
            <text:p>20.9280579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25</text:p>
          </table:table-cell>
          <table:table-cell office:value-type="float" office:value="0.0750248931538" calcext:value-type="float">
            <text:p>0.0750248932</text:p>
          </table:table-cell>
          <table:table-cell office:value-type="float" office:value="0.00850252824737" calcext:value-type="float">
            <text:p>0.0085025282</text:p>
          </table:table-cell>
          <table:table-cell office:value-type="float" office:value="23.37" calcext:value-type="float">
            <text:p>23.37</text:p>
          </table:table-cell>
          <table:table-cell table:formula="of:=20.6+([.B228]*20)" office:value-type="float" office:value="22.100497863076" calcext:value-type="float">
            <text:p>22.10049786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26</text:p>
          </table:table-cell>
          <table:table-cell office:value-type="float" office:value="0.0226645202082" calcext:value-type="float">
            <text:p>0.0226645202</text:p>
          </table:table-cell>
          <table:table-cell office:value-type="float" office:value="0.0207791569118" calcext:value-type="float">
            <text:p>0.0207791569</text:p>
          </table:table-cell>
          <table:table-cell office:value-type="float" office:value="23.02" calcext:value-type="float">
            <text:p>23.02</text:p>
          </table:table-cell>
          <table:table-cell table:formula="of:=20.6+([.B229]*20)" office:value-type="float" office:value="21.053290404164" calcext:value-type="float">
            <text:p>21.0532904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27</text:p>
          </table:table-cell>
          <table:table-cell office:value-type="float" office:value="0.0121699665751" calcext:value-type="float">
            <text:p>0.0121699666</text:p>
          </table:table-cell>
          <table:table-cell office:value-type="float" office:value="0.0208370918518" calcext:value-type="float">
            <text:p>0.0208370919</text:p>
          </table:table-cell>
          <table:table-cell office:value-type="float" office:value="23.13" calcext:value-type="float">
            <text:p>23.13</text:p>
          </table:table-cell>
          <table:table-cell table:formula="of:=20.6+([.B230]*20)" office:value-type="float" office:value="20.843399331502" calcext:value-type="float">
            <text:p>20.8433993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28</text:p>
          </table:table-cell>
          <table:table-cell office:value-type="float" office:value="0.125467704541" calcext:value-type="float">
            <text:p>0.1254677045</text:p>
          </table:table-cell>
          <table:table-cell office:value-type="float" office:value="0.0220201290673" calcext:value-type="float">
            <text:p>0.0220201291</text:p>
          </table:table-cell>
          <table:table-cell office:value-type="float" office:value="23.61" calcext:value-type="float">
            <text:p>23.61</text:p>
          </table:table-cell>
          <table:table-cell table:formula="of:=20.6+([.B231]*20)" office:value-type="float" office:value="23.10935409082" calcext:value-type="float">
            <text:p>23.1093540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4-29</text:p>
          </table:table-cell>
          <table:table-cell office:value-type="float" office:value="0.0427322344929" calcext:value-type="float">
            <text:p>0.0427322345</text:p>
          </table:table-cell>
          <table:table-cell office:value-type="float" office:value="0.0259603565013" calcext:value-type="float">
            <text:p>0.0259603565</text:p>
          </table:table-cell>
          <table:table-cell office:value-type="float" office:value="24.55" calcext:value-type="float">
            <text:p>24.55</text:p>
          </table:table-cell>
          <table:table-cell table:formula="of:=20.6+([.B232]*20)" office:value-type="float" office:value="21.454644689858" calcext:value-type="float">
            <text:p>21.4546446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02</text:p>
          </table:table-cell>
          <table:table-cell office:value-type="float" office:value="0.0302499536399" calcext:value-type="float">
            <text:p>0.0302499536</text:p>
          </table:table-cell>
          <table:table-cell office:value-type="float" office:value="0.0262303755599" calcext:value-type="float">
            <text:p>0.0262303756</text:p>
          </table:table-cell>
          <table:table-cell office:value-type="float" office:value="24.8" calcext:value-type="float">
            <text:p>24.8</text:p>
          </table:table-cell>
          <table:table-cell table:formula="of:=20.6+([.B233]*20)" office:value-type="float" office:value="21.204999072798" calcext:value-type="float">
            <text:p>21.20499907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03</text:p>
          </table:table-cell>
          <table:table-cell office:value-type="float" office:value="0.015505338593" calcext:value-type="float">
            <text:p>0.0155053386</text:p>
          </table:table-cell>
          <table:table-cell office:value-type="float" office:value="0.0286350419383" calcext:value-type="float">
            <text:p>0.0286350419</text:p>
          </table:table-cell>
          <table:table-cell office:value-type="float" office:value="24.91" calcext:value-type="float">
            <text:p>24.91</text:p>
          </table:table-cell>
          <table:table-cell table:formula="of:=20.6+([.B234]*20)" office:value-type="float" office:value="20.91010677186" calcext:value-type="float">
            <text:p>20.9101067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04</text:p>
          </table:table-cell>
          <table:table-cell office:value-type="float" office:value="0.000112147449009" calcext:value-type="float">
            <text:p>0.0001121474</text:p>
          </table:table-cell>
          <table:table-cell office:value-type="float" office:value="0.0291681032502" calcext:value-type="float">
            <text:p>0.0291681033</text:p>
          </table:table-cell>
          <table:table-cell office:value-type="float" office:value="24.83" calcext:value-type="float">
            <text:p>24.83</text:p>
          </table:table-cell>
          <table:table-cell table:formula="of:=20.6+([.B235]*20)" office:value-type="float" office:value="20.6022429489802" calcext:value-type="float">
            <text:p>20.602242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05</text:p>
          </table:table-cell>
          <table:table-cell office:value-type="float" office:value="0.00109938993677" calcext:value-type="float">
            <text:p>0.0010993899</text:p>
          </table:table-cell>
          <table:table-cell office:value-type="float" office:value="0.0353048194444" calcext:value-type="float">
            <text:p>0.0353048194</text:p>
          </table:table-cell>
          <table:table-cell office:value-type="float" office:value="25.36" calcext:value-type="float">
            <text:p>25.36</text:p>
          </table:table-cell>
          <table:table-cell table:formula="of:=20.6+([.B236]*20)" office:value-type="float" office:value="20.6219877987354" calcext:value-type="float">
            <text:p>20.6219877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06</text:p>
          </table:table-cell>
          <table:table-cell office:value-type="float" office:value="0.00645378787138" calcext:value-type="float">
            <text:p>0.0064537879</text:p>
          </table:table-cell>
          <table:table-cell office:value-type="float" office:value="0.0417958713461" calcext:value-type="float">
            <text:p>0.0417958713</text:p>
          </table:table-cell>
          <table:table-cell office:value-type="float" office:value="24.67" calcext:value-type="float">
            <text:p>24.67</text:p>
          </table:table-cell>
          <table:table-cell table:formula="of:=20.6+([.B237]*20)" office:value-type="float" office:value="20.7290757574276" calcext:value-type="float">
            <text:p>20.7290757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09</text:p>
          </table:table-cell>
          <table:table-cell office:value-type="float" office:value="0.000137971860058" calcext:value-type="float">
            <text:p>0.0001379719</text:p>
          </table:table-cell>
          <table:table-cell office:value-type="float" office:value="0.0659312729532" calcext:value-type="float">
            <text:p>0.065931273</text:p>
          </table:table-cell>
          <table:table-cell office:value-type="float" office:value="24.27" calcext:value-type="float">
            <text:p>24.27</text:p>
          </table:table-cell>
          <table:table-cell table:formula="of:=20.6+([.B238]*20)" office:value-type="float" office:value="20.6027594372012" calcext:value-type="float">
            <text:p>20.6027594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10</text:p>
          </table:table-cell>
          <table:table-cell office:value-type="float" office:value="0.00149216822903" calcext:value-type="float">
            <text:p>0.0014921682</text:p>
          </table:table-cell>
          <table:table-cell office:value-type="float" office:value="0.0661924188009" calcext:value-type="float">
            <text:p>0.0661924188</text:p>
          </table:table-cell>
          <table:table-cell office:value-type="float" office:value="22.83" calcext:value-type="float">
            <text:p>22.83</text:p>
          </table:table-cell>
          <table:table-cell table:formula="of:=20.6+([.B239]*20)" office:value-type="float" office:value="20.6298433645806" calcext:value-type="float">
            <text:p>20.6298433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11</text:p>
          </table:table-cell>
          <table:table-cell office:value-type="float" office:value="0.0151135355216" calcext:value-type="float">
            <text:p>0.0151135355</text:p>
          </table:table-cell>
          <table:table-cell office:value-type="float" office:value="0.0677891977479" calcext:value-type="float">
            <text:p>0.0677891977</text:p>
          </table:table-cell>
          <table:table-cell office:value-type="float" office:value="23.79" calcext:value-type="float">
            <text:p>23.79</text:p>
          </table:table-cell>
          <table:table-cell table:formula="of:=20.6+([.B240]*20)" office:value-type="float" office:value="20.902270710432" calcext:value-type="float">
            <text:p>20.9022707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12</text:p>
          </table:table-cell>
          <table:table-cell office:value-type="float" office:value="0.00667771474598" calcext:value-type="float">
            <text:p>0.0066777147</text:p>
          </table:table-cell>
          <table:table-cell office:value-type="float" office:value="0.0691521177978" calcext:value-type="float">
            <text:p>0.0691521178</text:p>
          </table:table-cell>
          <table:table-cell office:value-type="float" office:value="23.27" calcext:value-type="float">
            <text:p>23.27</text:p>
          </table:table-cell>
          <table:table-cell table:formula="of:=20.6+([.B241]*20)" office:value-type="float" office:value="20.7335542949196" calcext:value-type="float">
            <text:p>20.7335542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13</text:p>
          </table:table-cell>
          <table:table-cell office:value-type="float" office:value="0.00241895321413" calcext:value-type="float">
            <text:p>0.0024189532</text:p>
          </table:table-cell>
          <table:table-cell office:value-type="float" office:value="0.068879492928" calcext:value-type="float">
            <text:p>0.0688794929</text:p>
          </table:table-cell>
          <table:table-cell office:value-type="float" office:value="25.13" calcext:value-type="float">
            <text:p>25.13</text:p>
          </table:table-cell>
          <table:table-cell table:formula="of:=20.6+([.B242]*20)" office:value-type="float" office:value="20.6483790642826" calcext:value-type="float">
            <text:p>20.6483790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16</text:p>
          </table:table-cell>
          <table:table-cell office:value-type="float" office:value="0.0380418970587" calcext:value-type="float">
            <text:p>0.0380418971</text:p>
          </table:table-cell>
          <table:table-cell office:value-type="float" office:value="0.0650929331076" calcext:value-type="float">
            <text:p>0.0650929331</text:p>
          </table:table-cell>
          <table:table-cell office:value-type="float" office:value="27.15" calcext:value-type="float">
            <text:p>27.15</text:p>
          </table:table-cell>
          <table:table-cell table:formula="of:=20.6+([.B243]*20)" office:value-type="float" office:value="21.360837941174" calcext:value-type="float">
            <text:p>21.3608379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17</text:p>
          </table:table-cell>
          <table:table-cell office:value-type="float" office:value="0.186517711235" calcext:value-type="float">
            <text:p>0.1865177112</text:p>
          </table:table-cell>
          <table:table-cell office:value-type="float" office:value="0.0657339746188" calcext:value-type="float">
            <text:p>0.0657339746</text:p>
          </table:table-cell>
          <table:table-cell office:value-type="float" office:value="26.36" calcext:value-type="float">
            <text:p>26.36</text:p>
          </table:table-cell>
          <table:table-cell table:formula="of:=20.6+([.B244]*20)" office:value-type="float" office:value="24.3303542247" calcext:value-type="float">
            <text:p>24.3303542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18</text:p>
          </table:table-cell>
          <table:table-cell office:value-type="float" office:value="0.0797840466937" calcext:value-type="float">
            <text:p>0.0797840467</text:p>
          </table:table-cell>
          <table:table-cell office:value-type="float" office:value="0.069441290136" calcext:value-type="float">
            <text:p>0.0694412901</text:p>
          </table:table-cell>
          <table:table-cell office:value-type="float" office:value="24.84" calcext:value-type="float">
            <text:p>24.84</text:p>
          </table:table-cell>
          <table:table-cell table:formula="of:=20.6+([.B245]*20)" office:value-type="float" office:value="22.195680933874" calcext:value-type="float">
            <text:p>22.1956809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19</text:p>
          </table:table-cell>
          <table:table-cell office:value-type="float" office:value="0.0236005925796" calcext:value-type="float">
            <text:p>0.0236005926</text:p>
          </table:table-cell>
          <table:table-cell office:value-type="float" office:value="0.0799905702031" calcext:value-type="float">
            <text:p>0.0799905702</text:p>
          </table:table-cell>
          <table:table-cell office:value-type="float" office:value="24.25" calcext:value-type="float">
            <text:p>24.25</text:p>
          </table:table-cell>
          <table:table-cell table:formula="of:=20.6+([.B246]*20)" office:value-type="float" office:value="21.072011851592" calcext:value-type="float">
            <text:p>21.0720118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20</text:p>
          </table:table-cell>
          <table:table-cell office:value-type="float" office:value="0.0570286206362" calcext:value-type="float">
            <text:p>0.0570286206</text:p>
          </table:table-cell>
          <table:table-cell office:value-type="float" office:value="0.0895157164923" calcext:value-type="float">
            <text:p>0.0895157165</text:p>
          </table:table-cell>
          <table:table-cell office:value-type="float" office:value="24.96" calcext:value-type="float">
            <text:p>24.96</text:p>
          </table:table-cell>
          <table:table-cell table:formula="of:=20.6+([.B247]*20)" office:value-type="float" office:value="21.740572412724" calcext:value-type="float">
            <text:p>21.7405724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23</text:p>
          </table:table-cell>
          <table:table-cell office:value-type="float" office:value="0.269135480512" calcext:value-type="float">
            <text:p>0.2691354805</text:p>
          </table:table-cell>
          <table:table-cell office:value-type="float" office:value="0.0914482978189" calcext:value-type="float">
            <text:p>0.0914482978</text:p>
          </table:table-cell>
          <table:table-cell office:value-type="float" office:value="25.84" calcext:value-type="float">
            <text:p>25.84</text:p>
          </table:table-cell>
          <table:table-cell table:formula="of:=20.6+([.B248]*20)" office:value-type="float" office:value="25.98270961024" calcext:value-type="float">
            <text:p>25.9827096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24</text:p>
          </table:table-cell>
          <table:table-cell office:value-type="float" office:value="0.0584527800262" calcext:value-type="float">
            <text:p>0.05845278</text:p>
          </table:table-cell>
          <table:table-cell office:value-type="float" office:value="0.0928015685911" calcext:value-type="float">
            <text:p>0.0928015686</text:p>
          </table:table-cell>
          <table:table-cell office:value-type="float" office:value="25.78" calcext:value-type="float">
            <text:p>25.78</text:p>
          </table:table-cell>
          <table:table-cell table:formula="of:=20.6+([.B249]*20)" office:value-type="float" office:value="21.769055600524" calcext:value-type="float">
            <text:p>21.7690556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25</text:p>
          </table:table-cell>
          <table:table-cell office:value-type="float" office:value="0.0653357080296" calcext:value-type="float">
            <text:p>0.065335708</text:p>
          </table:table-cell>
          <table:table-cell office:value-type="float" office:value="0.0920440322538" calcext:value-type="float">
            <text:p>0.0920440323</text:p>
          </table:table-cell>
          <table:table-cell office:value-type="float" office:value="23.96" calcext:value-type="float">
            <text:p>23.96</text:p>
          </table:table-cell>
          <table:table-cell table:formula="of:=20.6+([.B250]*20)" office:value-type="float" office:value="21.906714160592" calcext:value-type="float">
            <text:p>21.906714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26</text:p>
          </table:table-cell>
          <table:table-cell office:value-type="float" office:value="0.032175644631" calcext:value-type="float">
            <text:p>0.0321756446</text:p>
          </table:table-cell>
          <table:table-cell office:value-type="float" office:value="0.100324129791" calcext:value-type="float">
            <text:p>0.1003241298</text:p>
          </table:table-cell>
          <table:table-cell office:value-type="float" office:value="23.06" calcext:value-type="float">
            <text:p>23.06</text:p>
          </table:table-cell>
          <table:table-cell table:formula="of:=20.6+([.B251]*20)" office:value-type="float" office:value="21.24351289262" calcext:value-type="float">
            <text:p>21.2435128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27</text:p>
          </table:table-cell>
          <table:table-cell office:value-type="float" office:value="0.0496029488717" calcext:value-type="float">
            <text:p>0.0496029489</text:p>
          </table:table-cell>
          <table:table-cell office:value-type="float" office:value="0.101925578809" calcext:value-type="float">
            <text:p>0.1019255788</text:p>
          </table:table-cell>
          <table:table-cell office:value-type="float" office:value="22.31" calcext:value-type="float">
            <text:p>22.31</text:p>
          </table:table-cell>
          <table:table-cell table:formula="of:=20.6+([.B252]*20)" office:value-type="float" office:value="21.592058977434" calcext:value-type="float">
            <text:p>21.5920589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5-31</text:p>
          </table:table-cell>
          <table:table-cell office:value-type="float" office:value="0.0725776572232" calcext:value-type="float">
            <text:p>0.0725776572</text:p>
          </table:table-cell>
          <table:table-cell office:value-type="float" office:value="0.0949605139749" calcext:value-type="float">
            <text:p>0.094960514</text:p>
          </table:table-cell>
          <table:table-cell office:value-type="float" office:value="22.74" calcext:value-type="float">
            <text:p>22.74</text:p>
          </table:table-cell>
          <table:table-cell table:formula="of:=20.6+([.B253]*20)" office:value-type="float" office:value="22.051553144464" calcext:value-type="float">
            <text:p>22.05155314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01</text:p>
          </table:table-cell>
          <table:table-cell office:value-type="float" office:value="0.0253010425711" calcext:value-type="float">
            <text:p>0.0253010426</text:p>
          </table:table-cell>
          <table:table-cell office:value-type="float" office:value="0.095108107434" calcext:value-type="float">
            <text:p>0.0951081074</text:p>
          </table:table-cell>
          <table:table-cell office:value-type="float" office:value="25.06" calcext:value-type="float">
            <text:p>25.06</text:p>
          </table:table-cell>
          <table:table-cell table:formula="of:=20.6+([.B254]*20)" office:value-type="float" office:value="21.106020851422" calcext:value-type="float">
            <text:p>21.1060208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02</text:p>
          </table:table-cell>
          <table:table-cell office:value-type="float" office:value="0.159749896015" calcext:value-type="float">
            <text:p>0.159749896</text:p>
          </table:table-cell>
          <table:table-cell office:value-type="float" office:value="0.0985764446729" calcext:value-type="float">
            <text:p>0.0985764447</text:p>
          </table:table-cell>
          <table:table-cell office:value-type="float" office:value="24.23" calcext:value-type="float">
            <text:p>24.23</text:p>
          </table:table-cell>
          <table:table-cell table:formula="of:=20.6+([.B255]*20)" office:value-type="float" office:value="23.7949979203" calcext:value-type="float">
            <text:p>23.7949979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03</text:p>
          </table:table-cell>
          <table:table-cell office:value-type="float" office:value="0.263208218599" calcext:value-type="float">
            <text:p>0.2632082186</text:p>
          </table:table-cell>
          <table:table-cell office:value-type="float" office:value="0.103118857844" calcext:value-type="float">
            <text:p>0.1031188578</text:p>
          </table:table-cell>
          <table:table-cell office:value-type="float" office:value="24.53" calcext:value-type="float">
            <text:p>24.53</text:p>
          </table:table-cell>
          <table:table-cell table:formula="of:=20.6+([.B256]*20)" office:value-type="float" office:value="25.86416437198" calcext:value-type="float">
            <text:p>25.864164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06</text:p>
          </table:table-cell>
          <table:table-cell office:value-type="float" office:value="0.137390648016" calcext:value-type="float">
            <text:p>0.137390648</text:p>
          </table:table-cell>
          <table:table-cell office:value-type="float" office:value="0.103055672919" calcext:value-type="float">
            <text:p>0.1030556729</text:p>
          </table:table-cell>
          <table:table-cell office:value-type="float" office:value="24.81" calcext:value-type="float">
            <text:p>24.81</text:p>
          </table:table-cell>
          <table:table-cell table:formula="of:=20.6+([.B257]*20)" office:value-type="float" office:value="23.34781296032" calcext:value-type="float">
            <text:p>23.3478129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07</text:p>
          </table:table-cell>
          <table:table-cell office:value-type="float" office:value="0.338430518576" calcext:value-type="float">
            <text:p>0.3384305186</text:p>
          </table:table-cell>
          <table:table-cell office:value-type="float" office:value="0.100215210238" calcext:value-type="float">
            <text:p>0.1002152102</text:p>
          </table:table-cell>
          <table:table-cell office:value-type="float" office:value="24.82" calcext:value-type="float">
            <text:p>24.82</text:p>
          </table:table-cell>
          <table:table-cell table:formula="of:=20.6+([.B258]*20)" office:value-type="float" office:value="27.36861037152" calcext:value-type="float">
            <text:p>27.36861037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08</text:p>
          </table:table-cell>
          <table:table-cell office:value-type="float" office:value="0.469575887917" calcext:value-type="float">
            <text:p>0.4695758879</text:p>
          </table:table-cell>
          <table:table-cell office:value-type="float" office:value="0.104733732601" calcext:value-type="float">
            <text:p>0.1047337326</text:p>
          </table:table-cell>
          <table:table-cell office:value-type="float" office:value="24.15" calcext:value-type="float">
            <text:p>24.15</text:p>
          </table:table-cell>
          <table:table-cell table:formula="of:=20.6+([.B259]*20)" office:value-type="float" office:value="29.99151775834" calcext:value-type="float">
            <text:p>29.9915177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09</text:p>
          </table:table-cell>
          <table:table-cell office:value-type="float" office:value="0.0463453299181" calcext:value-type="float">
            <text:p>0.0463453299</text:p>
          </table:table-cell>
          <table:table-cell office:value-type="float" office:value="0.11098940257" calcext:value-type="float">
            <text:p>0.1109894026</text:p>
          </table:table-cell>
          <table:table-cell office:value-type="float" office:value="23.66" calcext:value-type="float">
            <text:p>23.66</text:p>
          </table:table-cell>
          <table:table-cell table:formula="of:=20.6+([.B260]*20)" office:value-type="float" office:value="21.526906598362" calcext:value-type="float">
            <text:p>21.5269065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10</text:p>
          </table:table-cell>
          <table:table-cell office:value-type="float" office:value="0.0170391659145" calcext:value-type="float">
            <text:p>0.0170391659</text:p>
          </table:table-cell>
          <table:table-cell office:value-type="float" office:value="0.109354923516" calcext:value-type="float">
            <text:p>0.1093549235</text:p>
          </table:table-cell>
          <table:table-cell office:value-type="float" office:value="24.92" calcext:value-type="float">
            <text:p>24.92</text:p>
          </table:table-cell>
          <table:table-cell table:formula="of:=20.6+([.B261]*20)" office:value-type="float" office:value="20.94078331829" calcext:value-type="float">
            <text:p>20.9407833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13</text:p>
          </table:table-cell>
          <table:table-cell office:value-type="float" office:value="0.048900691224" calcext:value-type="float">
            <text:p>0.0489006912</text:p>
          </table:table-cell>
          <table:table-cell office:value-type="float" office:value="0.109520389667" calcext:value-type="float">
            <text:p>0.1095203897</text:p>
          </table:table-cell>
          <table:table-cell office:value-type="float" office:value="24.93" calcext:value-type="float">
            <text:p>24.93</text:p>
          </table:table-cell>
          <table:table-cell table:formula="of:=20.6+([.B262]*20)" office:value-type="float" office:value="21.57801382448" calcext:value-type="float">
            <text:p>21.5780138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14</text:p>
          </table:table-cell>
          <table:table-cell office:value-type="float" office:value="0.0830381823408" calcext:value-type="float">
            <text:p>0.0830381823</text:p>
          </table:table-cell>
          <table:table-cell office:value-type="float" office:value="0.10985307238" calcext:value-type="float">
            <text:p>0.1098530724</text:p>
          </table:table-cell>
          <table:table-cell office:value-type="float" office:value="22.73" calcext:value-type="float">
            <text:p>22.73</text:p>
          </table:table-cell>
          <table:table-cell table:formula="of:=20.6+([.B263]*20)" office:value-type="float" office:value="22.260763646816" calcext:value-type="float">
            <text:p>22.26076364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15</text:p>
          </table:table-cell>
          <table:table-cell office:value-type="float" office:value="0.117063139921" calcext:value-type="float">
            <text:p>0.1170631399</text:p>
          </table:table-cell>
          <table:table-cell office:value-type="float" office:value="0.111839871543" calcext:value-type="float">
            <text:p>0.1118398715</text:p>
          </table:table-cell>
          <table:table-cell office:value-type="float" office:value="26.11" calcext:value-type="float">
            <text:p>26.11</text:p>
          </table:table-cell>
          <table:table-cell table:formula="of:=20.6+([.B264]*20)" office:value-type="float" office:value="22.94126279842" calcext:value-type="float">
            <text:p>22.9412627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16</text:p>
          </table:table-cell>
          <table:table-cell office:value-type="float" office:value="0.141314058872" calcext:value-type="float">
            <text:p>0.1413140589</text:p>
          </table:table-cell>
          <table:table-cell office:value-type="float" office:value="0.113402394495" calcext:value-type="float">
            <text:p>0.1134023945</text:p>
          </table:table-cell>
          <table:table-cell office:value-type="float" office:value="29.57" calcext:value-type="float">
            <text:p>29.57</text:p>
          </table:table-cell>
          <table:table-cell table:formula="of:=20.6+([.B265]*20)" office:value-type="float" office:value="23.42628117744" calcext:value-type="float">
            <text:p>23.4262811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17</text:p>
          </table:table-cell>
          <table:table-cell office:value-type="float" office:value="0.0748616877904" calcext:value-type="float">
            <text:p>0.0748616878</text:p>
          </table:table-cell>
          <table:table-cell office:value-type="float" office:value="0.111986967951" calcext:value-type="float">
            <text:p>0.111986968</text:p>
          </table:table-cell>
          <table:table-cell office:value-type="float" office:value="31.75" calcext:value-type="float">
            <text:p>31.75</text:p>
          </table:table-cell>
          <table:table-cell table:formula="of:=20.6+([.B266]*20)" office:value-type="float" office:value="22.097233755808" calcext:value-type="float">
            <text:p>22.0972337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20</text:p>
          </table:table-cell>
          <table:table-cell office:value-type="float" office:value="0.26062961589" calcext:value-type="float">
            <text:p>0.2606296159</text:p>
          </table:table-cell>
          <table:table-cell office:value-type="float" office:value="0.11050195822" calcext:value-type="float">
            <text:p>0.1105019582</text:p>
          </table:table-cell>
          <table:table-cell office:value-type="float" office:value="32.22" calcext:value-type="float">
            <text:p>32.22</text:p>
          </table:table-cell>
          <table:table-cell table:formula="of:=20.6+([.B267]*20)" office:value-type="float" office:value="25.8125923178" calcext:value-type="float">
            <text:p>25.8125923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21</text:p>
          </table:table-cell>
          <table:table-cell office:value-type="float" office:value="0.327413871065" calcext:value-type="float">
            <text:p>0.3274138711</text:p>
          </table:table-cell>
          <table:table-cell office:value-type="float" office:value="0.101943113141" calcext:value-type="float">
            <text:p>0.1019431131</text:p>
          </table:table-cell>
          <table:table-cell office:value-type="float" office:value="27.2" calcext:value-type="float">
            <text:p>27.2</text:p>
          </table:table-cell>
          <table:table-cell table:formula="of:=20.6+([.B268]*20)" office:value-type="float" office:value="27.1482774213" calcext:value-type="float">
            <text:p>27.1482774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22</text:p>
          </table:table-cell>
          <table:table-cell office:value-type="float" office:value="0.128298232968" calcext:value-type="float">
            <text:p>0.128298233</text:p>
          </table:table-cell>
          <table:table-cell office:value-type="float" office:value="0.102796109364" calcext:value-type="float">
            <text:p>0.1027961094</text:p>
          </table:table-cell>
          <table:table-cell office:value-type="float" office:value="26.94" calcext:value-type="float">
            <text:p>26.94</text:p>
          </table:table-cell>
          <table:table-cell table:formula="of:=20.6+([.B269]*20)" office:value-type="float" office:value="23.16596465936" calcext:value-type="float">
            <text:p>23.16596465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23</text:p>
          </table:table-cell>
          <table:table-cell office:value-type="float" office:value="0.445230097468" calcext:value-type="float">
            <text:p>0.4452300975</text:p>
          </table:table-cell>
          <table:table-cell office:value-type="float" office:value="0.0967228931907" calcext:value-type="float">
            <text:p>0.0967228932</text:p>
          </table:table-cell>
          <table:table-cell office:value-type="float" office:value="26.52" calcext:value-type="float">
            <text:p>26.52</text:p>
          </table:table-cell>
          <table:table-cell table:formula="of:=20.6+([.B270]*20)" office:value-type="float" office:value="29.50460194936" calcext:value-type="float">
            <text:p>29.5046019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24</text:p>
          </table:table-cell>
          <table:table-cell office:value-type="float" office:value="0.11953155869" calcext:value-type="float">
            <text:p>0.1195315587</text:p>
          </table:table-cell>
          <table:table-cell office:value-type="float" office:value="0.0963545721636" calcext:value-type="float">
            <text:p>0.0963545722</text:p>
          </table:table-cell>
          <table:table-cell office:value-type="float" office:value="28.31" calcext:value-type="float">
            <text:p>28.31</text:p>
          </table:table-cell>
          <table:table-cell table:formula="of:=20.6+([.B271]*20)" office:value-type="float" office:value="22.9906311738" calcext:value-type="float">
            <text:p>22.9906311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27</text:p>
          </table:table-cell>
          <table:table-cell office:value-type="float" office:value="0.392379662315" calcext:value-type="float">
            <text:p>0.3923796623</text:p>
          </table:table-cell>
          <table:table-cell office:value-type="float" office:value="0.0939534825799" calcext:value-type="float">
            <text:p>0.0939534826</text:p>
          </table:table-cell>
          <table:table-cell office:value-type="float" office:value="27.98" calcext:value-type="float">
            <text:p>27.98</text:p>
          </table:table-cell>
          <table:table-cell table:formula="of:=20.6+([.B272]*20)" office:value-type="float" office:value="28.4475932463" calcext:value-type="float">
            <text:p>28.4475932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28</text:p>
          </table:table-cell>
          <table:table-cell office:value-type="float" office:value="0.295836912348" calcext:value-type="float">
            <text:p>0.2958369123</text:p>
          </table:table-cell>
          <table:table-cell office:value-type="float" office:value="0.107852688885" calcext:value-type="float">
            <text:p>0.1078526889</text:p>
          </table:table-cell>
          <table:table-cell office:value-type="float" office:value="26.83" calcext:value-type="float">
            <text:p>26.83</text:p>
          </table:table-cell>
          <table:table-cell table:formula="of:=20.6+([.B273]*20)" office:value-type="float" office:value="26.51673824696" calcext:value-type="float">
            <text:p>26.516738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29</text:p>
          </table:table-cell>
          <table:table-cell office:value-type="float" office:value="0.26056676513" calcext:value-type="float">
            <text:p>0.2605667651</text:p>
          </table:table-cell>
          <table:table-cell office:value-type="float" office:value="0.110787977366" calcext:value-type="float">
            <text:p>0.1107879774</text:p>
          </table:table-cell>
          <table:table-cell office:value-type="float" office:value="26.52" calcext:value-type="float">
            <text:p>26.52</text:p>
          </table:table-cell>
          <table:table-cell table:formula="of:=20.6+([.B274]*20)" office:value-type="float" office:value="25.8113353026" calcext:value-type="float">
            <text:p>25.8113353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6-30</text:p>
          </table:table-cell>
          <table:table-cell office:value-type="float" office:value="0.291446660159" calcext:value-type="float">
            <text:p>0.2914466602</text:p>
          </table:table-cell>
          <table:table-cell office:value-type="float" office:value="0.114174676242" calcext:value-type="float">
            <text:p>0.1141746762</text:p>
          </table:table-cell>
          <table:table-cell office:value-type="float" office:value="25.78" calcext:value-type="float">
            <text:p>25.78</text:p>
          </table:table-cell>
          <table:table-cell table:formula="of:=20.6+([.B275]*20)" office:value-type="float" office:value="26.42893320318" calcext:value-type="float">
            <text:p>26.4289332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01</text:p>
          </table:table-cell>
          <table:table-cell office:value-type="float" office:value="0.246811209113" calcext:value-type="float">
            <text:p>0.2468112091</text:p>
          </table:table-cell>
          <table:table-cell office:value-type="float" office:value="0.110256028839" calcext:value-type="float">
            <text:p>0.1102560288</text:p>
          </table:table-cell>
          <table:table-cell office:value-type="float" office:value="24.22" calcext:value-type="float">
            <text:p>24.22</text:p>
          </table:table-cell>
          <table:table-cell table:formula="of:=20.6+([.B276]*20)" office:value-type="float" office:value="25.53622418226" calcext:value-type="float">
            <text:p>25.5362241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05</text:p>
          </table:table-cell>
          <table:table-cell office:value-type="float" office:value="0.0977276403201" calcext:value-type="float">
            <text:p>0.0977276403</text:p>
          </table:table-cell>
          <table:table-cell office:value-type="float" office:value="0.107888697901" calcext:value-type="float">
            <text:p>0.1078886979</text:p>
          </table:table-cell>
          <table:table-cell office:value-type="float" office:value="26.08" calcext:value-type="float">
            <text:p>26.08</text:p>
          </table:table-cell>
          <table:table-cell table:formula="of:=20.6+([.B277]*20)" office:value-type="float" office:value="22.554552806402" calcext:value-type="float">
            <text:p>22.5545528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06</text:p>
          </table:table-cell>
          <table:table-cell office:value-type="float" office:value="0.0100371642477" calcext:value-type="float">
            <text:p>0.0100371642</text:p>
          </table:table-cell>
          <table:table-cell office:value-type="float" office:value="0.11992410092" calcext:value-type="float">
            <text:p>0.1199241009</text:p>
          </table:table-cell>
          <table:table-cell office:value-type="float" office:value="25.92" calcext:value-type="float">
            <text:p>25.92</text:p>
          </table:table-cell>
          <table:table-cell table:formula="of:=20.6+([.B278]*20)" office:value-type="float" office:value="20.800743284954" calcext:value-type="float">
            <text:p>20.800743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07</text:p>
          </table:table-cell>
          <table:table-cell office:value-type="float" office:value="0.000652307875364" calcext:value-type="float">
            <text:p>0.0006523079</text:p>
          </table:table-cell>
          <table:table-cell office:value-type="float" office:value="0.118108781317" calcext:value-type="float">
            <text:p>0.1181087813</text:p>
          </table:table-cell>
          <table:table-cell office:value-type="float" office:value="26.33" calcext:value-type="float">
            <text:p>26.33</text:p>
          </table:table-cell>
          <table:table-cell table:formula="of:=20.6+([.B279]*20)" office:value-type="float" office:value="20.6130461575073" calcext:value-type="float">
            <text:p>20.6130461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08</text:p>
          </table:table-cell>
          <table:table-cell office:value-type="float" office:value="0.0214827322881" calcext:value-type="float">
            <text:p>0.0214827323</text:p>
          </table:table-cell>
          <table:table-cell office:value-type="float" office:value="0.118400363306" calcext:value-type="float">
            <text:p>0.1184003633</text:p>
          </table:table-cell>
          <table:table-cell office:value-type="float" office:value="27.86" calcext:value-type="float">
            <text:p>27.86</text:p>
          </table:table-cell>
          <table:table-cell table:formula="of:=20.6+([.B280]*20)" office:value-type="float" office:value="21.029654645762" calcext:value-type="float">
            <text:p>21.0296546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11</text:p>
          </table:table-cell>
          <table:table-cell office:value-type="float" office:value="0.0492009966029" calcext:value-type="float">
            <text:p>0.0492009966</text:p>
          </table:table-cell>
          <table:table-cell office:value-type="float" office:value="0.116169520414" calcext:value-type="float">
            <text:p>0.1161695204</text:p>
          </table:table-cell>
          <table:table-cell office:value-type="float" office:value="30.24" calcext:value-type="float">
            <text:p>30.24</text:p>
          </table:table-cell>
          <table:table-cell table:formula="of:=20.6+([.B281]*20)" office:value-type="float" office:value="21.584019932058" calcext:value-type="float">
            <text:p>21.5840199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12</text:p>
          </table:table-cell>
          <table:table-cell office:value-type="float" office:value="0.180289541446" calcext:value-type="float">
            <text:p>0.1802895414</text:p>
          </table:table-cell>
          <table:table-cell office:value-type="float" office:value="0.120395815471" calcext:value-type="float">
            <text:p>0.1203958155</text:p>
          </table:table-cell>
          <table:table-cell office:value-type="float" office:value="28.95" calcext:value-type="float">
            <text:p>28.95</text:p>
          </table:table-cell>
          <table:table-cell table:formula="of:=20.6+([.B282]*20)" office:value-type="float" office:value="24.20579082892" calcext:value-type="float">
            <text:p>24.2057908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13</text:p>
          </table:table-cell>
          <table:table-cell office:value-type="float" office:value="0.0901166586652" calcext:value-type="float">
            <text:p>0.0901166587</text:p>
          </table:table-cell>
          <table:table-cell office:value-type="float" office:value="0.119682805954" calcext:value-type="float">
            <text:p>0.119682806</text:p>
          </table:table-cell>
          <table:table-cell office:value-type="float" office:value="28.54" calcext:value-type="float">
            <text:p>28.54</text:p>
          </table:table-cell>
          <table:table-cell table:formula="of:=20.6+([.B283]*20)" office:value-type="float" office:value="22.402333173304" calcext:value-type="float">
            <text:p>22.4023331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14</text:p>
          </table:table-cell>
          <table:table-cell office:value-type="float" office:value="0.0478426089848" calcext:value-type="float">
            <text:p>0.047842609</text:p>
          </table:table-cell>
          <table:table-cell office:value-type="float" office:value="0.120192581825" calcext:value-type="float">
            <text:p>0.1201925818</text:p>
          </table:table-cell>
          <table:table-cell office:value-type="float" office:value="29.98" calcext:value-type="float">
            <text:p>29.98</text:p>
          </table:table-cell>
          <table:table-cell table:formula="of:=20.6+([.B284]*20)" office:value-type="float" office:value="21.556852179696" calcext:value-type="float">
            <text:p>21.55685217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15</text:p>
          </table:table-cell>
          <table:table-cell office:value-type="float" office:value="0.0999242952136" calcext:value-type="float">
            <text:p>0.0999242952</text:p>
          </table:table-cell>
          <table:table-cell office:value-type="float" office:value="0.116779397753" calcext:value-type="float">
            <text:p>0.1167793978</text:p>
          </table:table-cell>
          <table:table-cell office:value-type="float" office:value="30.63" calcext:value-type="float">
            <text:p>30.63</text:p>
          </table:table-cell>
          <table:table-cell table:formula="of:=20.6+([.B285]*20)" office:value-type="float" office:value="22.598485904272" calcext:value-type="float">
            <text:p>22.59848590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18</text:p>
          </table:table-cell>
          <table:table-cell office:value-type="float" office:value="0.107580376873" calcext:value-type="float">
            <text:p>0.1075803769</text:p>
          </table:table-cell>
          <table:table-cell office:value-type="float" office:value="0.113715131962" calcext:value-type="float">
            <text:p>0.113715132</text:p>
          </table:table-cell>
          <table:table-cell office:value-type="float" office:value="34.76" calcext:value-type="float">
            <text:p>34.76</text:p>
          </table:table-cell>
          <table:table-cell table:formula="of:=20.6+([.B286]*20)" office:value-type="float" office:value="22.75160753746" calcext:value-type="float">
            <text:p>22.7516075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19</text:p>
          </table:table-cell>
          <table:table-cell office:value-type="float" office:value="0.00709406749817" calcext:value-type="float">
            <text:p>0.0070940675</text:p>
          </table:table-cell>
          <table:table-cell office:value-type="float" office:value="0.117707364639" calcext:value-type="float">
            <text:p>0.1177073646</text:p>
          </table:table-cell>
          <table:table-cell office:value-type="float" office:value="32.64" calcext:value-type="float">
            <text:p>32.64</text:p>
          </table:table-cell>
          <table:table-cell table:formula="of:=20.6+([.B287]*20)" office:value-type="float" office:value="20.7418813499634" calcext:value-type="float">
            <text:p>20.74188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20</text:p>
          </table:table-cell>
          <table:table-cell office:value-type="float" office:value="0.085655079074" calcext:value-type="float">
            <text:p>0.0856550791</text:p>
          </table:table-cell>
          <table:table-cell office:value-type="float" office:value="0.111529279529" calcext:value-type="float">
            <text:p>0.1115292795</text:p>
          </table:table-cell>
          <table:table-cell office:value-type="float" office:value="25.85" calcext:value-type="float">
            <text:p>25.85</text:p>
          </table:table-cell>
          <table:table-cell table:formula="of:=20.6+([.B288]*20)" office:value-type="float" office:value="22.31310158148" calcext:value-type="float">
            <text:p>22.3131015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21</text:p>
          </table:table-cell>
          <table:table-cell office:value-type="float" office:value="0.0497207284062" calcext:value-type="float">
            <text:p>0.0497207284</text:p>
          </table:table-cell>
          <table:table-cell office:value-type="float" office:value="0.115023386964" calcext:value-type="float">
            <text:p>0.115023387</text:p>
          </table:table-cell>
          <table:table-cell office:value-type="float" office:value="24.52" calcext:value-type="float">
            <text:p>24.52</text:p>
          </table:table-cell>
          <table:table-cell table:formula="of:=20.6+([.B289]*20)" office:value-type="float" office:value="21.594414568124" calcext:value-type="float">
            <text:p>21.5944145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22</text:p>
          </table:table-cell>
          <table:table-cell office:value-type="float" office:value="0.0440237383373" calcext:value-type="float">
            <text:p>0.0440237383</text:p>
          </table:table-cell>
          <table:table-cell office:value-type="float" office:value="0.112909185831" calcext:value-type="float">
            <text:p>0.1129091858</text:p>
          </table:table-cell>
          <table:table-cell office:value-type="float" office:value="23.98" calcext:value-type="float">
            <text:p>23.98</text:p>
          </table:table-cell>
          <table:table-cell table:formula="of:=20.6+([.B290]*20)" office:value-type="float" office:value="21.480474766746" calcext:value-type="float">
            <text:p>21.4804747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25</text:p>
          </table:table-cell>
          <table:table-cell office:value-type="float" office:value="0.0133695744569" calcext:value-type="float">
            <text:p>0.0133695745</text:p>
          </table:table-cell>
          <table:table-cell office:value-type="float" office:value="0.111732373428" calcext:value-type="float">
            <text:p>0.1117323734</text:p>
          </table:table-cell>
          <table:table-cell office:value-type="float" office:value="25.95" calcext:value-type="float">
            <text:p>25.95</text:p>
          </table:table-cell>
          <table:table-cell table:formula="of:=20.6+([.B291]*20)" office:value-type="float" office:value="20.867391489138" calcext:value-type="float">
            <text:p>20.8673914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26</text:p>
          </table:table-cell>
          <table:table-cell office:value-type="float" office:value="0.00915465777597" calcext:value-type="float">
            <text:p>0.0091546578</text:p>
          </table:table-cell>
          <table:table-cell office:value-type="float" office:value="0.120386185831" calcext:value-type="float">
            <text:p>0.1203861858</text:p>
          </table:table-cell>
          <table:table-cell office:value-type="float" office:value="26.13" calcext:value-type="float">
            <text:p>26.13</text:p>
          </table:table-cell>
          <table:table-cell table:formula="of:=20.6+([.B292]*20)" office:value-type="float" office:value="20.7830931555194" calcext:value-type="float">
            <text:p>20.7830931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27</text:p>
          </table:table-cell>
          <table:table-cell office:value-type="float" office:value="0.0513583773158" calcext:value-type="float">
            <text:p>0.0513583773</text:p>
          </table:table-cell>
          <table:table-cell office:value-type="float" office:value="0.112456833411" calcext:value-type="float">
            <text:p>0.1124568334</text:p>
          </table:table-cell>
          <table:table-cell office:value-type="float" office:value="29.38" calcext:value-type="float">
            <text:p>29.38</text:p>
          </table:table-cell>
          <table:table-cell table:formula="of:=20.6+([.B293]*20)" office:value-type="float" office:value="21.627167546316" calcext:value-type="float">
            <text:p>21.6271675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28</text:p>
          </table:table-cell>
          <table:table-cell office:value-type="float" office:value="0.446956239025" calcext:value-type="float">
            <text:p>0.446956239</text:p>
          </table:table-cell>
          <table:table-cell office:value-type="float" office:value="0.114497859554" calcext:value-type="float">
            <text:p>0.1144978596</text:p>
          </table:table-cell>
          <table:table-cell office:value-type="float" office:value="28.62" calcext:value-type="float">
            <text:p>28.62</text:p>
          </table:table-cell>
          <table:table-cell table:formula="of:=20.6+([.B294]*20)" office:value-type="float" office:value="29.5391247805" calcext:value-type="float">
            <text:p>29.5391247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7-29</text:p>
          </table:table-cell>
          <table:table-cell office:value-type="float" office:value="0.528361116239" calcext:value-type="float">
            <text:p>0.5283611162</text:p>
          </table:table-cell>
          <table:table-cell office:value-type="float" office:value="0.11525548829" calcext:value-type="float">
            <text:p>0.1152554883</text:p>
          </table:table-cell>
          <table:table-cell office:value-type="float" office:value="30.69" calcext:value-type="float">
            <text:p>30.69</text:p>
          </table:table-cell>
          <table:table-cell table:formula="of:=20.6+([.B295]*20)" office:value-type="float" office:value="31.16722232478" calcext:value-type="float">
            <text:p>31.1672223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01</text:p>
          </table:table-cell>
          <table:table-cell office:value-type="float" office:value="0.212858960089" calcext:value-type="float">
            <text:p>0.2128589601</text:p>
          </table:table-cell>
          <table:table-cell office:value-type="float" office:value="0.117222765619" calcext:value-type="float">
            <text:p>0.1172227656</text:p>
          </table:table-cell>
          <table:table-cell office:value-type="float" office:value="29.69" calcext:value-type="float">
            <text:p>29.69</text:p>
          </table:table-cell>
          <table:table-cell table:formula="of:=20.6+([.B296]*20)" office:value-type="float" office:value="24.85717920178" calcext:value-type="float">
            <text:p>24.8571792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02</text:p>
          </table:table-cell>
          <table:table-cell office:value-type="float" office:value="0.241522164261" calcext:value-type="float">
            <text:p>0.2415221643</text:p>
          </table:table-cell>
          <table:table-cell office:value-type="float" office:value="0.112252110708" calcext:value-type="float">
            <text:p>0.1122521107</text:p>
          </table:table-cell>
          <table:table-cell office:value-type="float" office:value="30.47" calcext:value-type="float">
            <text:p>30.47</text:p>
          </table:table-cell>
          <table:table-cell table:formula="of:=20.6+([.B297]*20)" office:value-type="float" office:value="25.43044328522" calcext:value-type="float">
            <text:p>25.4304432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03</text:p>
          </table:table-cell>
          <table:table-cell office:value-type="float" office:value="0.357230459131" calcext:value-type="float">
            <text:p>0.3572304591</text:p>
          </table:table-cell>
          <table:table-cell office:value-type="float" office:value="0.11163886582" calcext:value-type="float">
            <text:p>0.1116388658</text:p>
          </table:table-cell>
          <table:table-cell office:value-type="float" office:value="29.23" calcext:value-type="float">
            <text:p>29.23</text:p>
          </table:table-cell>
          <table:table-cell table:formula="of:=20.6+([.B298]*20)" office:value-type="float" office:value="27.74460918262" calcext:value-type="float">
            <text:p>27.7446091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04</text:p>
          </table:table-cell>
          <table:table-cell office:value-type="float" office:value="0.306601810839" calcext:value-type="float">
            <text:p>0.3066018108</text:p>
          </table:table-cell>
          <table:table-cell office:value-type="float" office:value="0.0949796898664" calcext:value-type="float">
            <text:p>0.0949796899</text:p>
          </table:table-cell>
          <table:table-cell office:value-type="float" office:value="37.87" calcext:value-type="float">
            <text:p>37.87</text:p>
          </table:table-cell>
          <table:table-cell table:formula="of:=20.6+([.B299]*20)" office:value-type="float" office:value="26.73203621678" calcext:value-type="float">
            <text:p>26.7320362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05</text:p>
          </table:table-cell>
          <table:table-cell office:value-type="float" office:value="0.455606454771" calcext:value-type="float">
            <text:p>0.4556064548</text:p>
          </table:table-cell>
          <table:table-cell office:value-type="float" office:value="0.094271644759" calcext:value-type="float">
            <text:p>0.0942716448</text:p>
          </table:table-cell>
          <table:table-cell office:value-type="float" office:value="40.18" calcext:value-type="float">
            <text:p>40.18</text:p>
          </table:table-cell>
          <table:table-cell table:formula="of:=20.6+([.B300]*20)" office:value-type="float" office:value="29.71212909542" calcext:value-type="float">
            <text:p>29.7121290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08</text:p>
          </table:table-cell>
          <table:table-cell office:value-type="float" office:value="1.13181620908" calcext:value-type="float">
            <text:p>1.1318162091</text:p>
          </table:table-cell>
          <table:table-cell office:value-type="float" office:value="0.0655853089323" calcext:value-type="float">
            <text:p>0.0655853089</text:p>
          </table:table-cell>
          <table:table-cell office:value-type="float" office:value="50.49" calcext:value-type="float">
            <text:p>50.49</text:p>
          </table:table-cell>
          <table:table-cell table:formula="of:=20.6+([.B301]*20)" office:value-type="float" office:value="43.2363241816" calcext:value-type="float">
            <text:p>43.2363241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09</text:p>
          </table:table-cell>
          <table:table-cell office:value-type="float" office:value="1.09850500639" calcext:value-type="float">
            <text:p>1.0985050064</text:p>
          </table:table-cell>
          <table:table-cell office:value-type="float" office:value="0.0423477456815" calcext:value-type="float">
            <text:p>0.0423477457</text:p>
          </table:table-cell>
          <table:table-cell office:value-type="float" office:value="40.77" calcext:value-type="float">
            <text:p>40.77</text:p>
          </table:table-cell>
          <table:table-cell table:formula="of:=20.6+([.B302]*20)" office:value-type="float" office:value="42.5701001278" calcext:value-type="float">
            <text:p>42.5701001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10</text:p>
          </table:table-cell>
          <table:table-cell office:value-type="float" office:value="0.536333296505" calcext:value-type="float">
            <text:p>0.5363332965</text:p>
          </table:table-cell>
          <table:table-cell office:value-type="float" office:value="0.0421075351901" calcext:value-type="float">
            <text:p>0.0421075352</text:p>
          </table:table-cell>
          <table:table-cell office:value-type="float" office:value="46.54" calcext:value-type="float">
            <text:p>46.54</text:p>
          </table:table-cell>
          <table:table-cell table:formula="of:=20.6+([.B303]*20)" office:value-type="float" office:value="31.3266659301" calcext:value-type="float">
            <text:p>31.3266659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11</text:p>
          </table:table-cell>
          <table:table-cell office:value-type="float" office:value="0.736153026458" calcext:value-type="float">
            <text:p>0.7361530265</text:p>
          </table:table-cell>
          <table:table-cell office:value-type="float" office:value="0.038053486058" calcext:value-type="float">
            <text:p>0.0380534861</text:p>
          </table:table-cell>
          <table:table-cell office:value-type="float" office:value="41.98" calcext:value-type="float">
            <text:p>41.98</text:p>
          </table:table-cell>
          <table:table-cell table:formula="of:=20.6+([.B304]*20)" office:value-type="float" office:value="35.32306052916" calcext:value-type="float">
            <text:p>35.3230605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12</text:p>
          </table:table-cell>
          <table:table-cell office:value-type="float" office:value="0.590473053709" calcext:value-type="float">
            <text:p>0.5904730537</text:p>
          </table:table-cell>
          <table:table-cell office:value-type="float" office:value="0.0386330089272" calcext:value-type="float">
            <text:p>0.0386330089</text:p>
          </table:table-cell>
          <table:table-cell office:value-type="float" office:value="38.76" calcext:value-type="float">
            <text:p>38.76</text:p>
          </table:table-cell>
          <table:table-cell table:formula="of:=20.6+([.B305]*20)" office:value-type="float" office:value="32.40946107418" calcext:value-type="float">
            <text:p>32.4094610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15</text:p>
          </table:table-cell>
          <table:table-cell office:value-type="float" office:value="0.754378298367" calcext:value-type="float">
            <text:p>0.7543782984</text:p>
          </table:table-cell>
          <table:table-cell office:value-type="float" office:value="0.0374548299497" calcext:value-type="float">
            <text:p>0.0374548299</text:p>
          </table:table-cell>
          <table:table-cell office:value-type="float" office:value="33.39" calcext:value-type="float">
            <text:p>33.39</text:p>
          </table:table-cell>
          <table:table-cell table:formula="of:=20.6+([.B306]*20)" office:value-type="float" office:value="35.68756596734" calcext:value-type="float">
            <text:p>35.6875659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16</text:p>
          </table:table-cell>
          <table:table-cell office:value-type="float" office:value="0.834734660357" calcext:value-type="float">
            <text:p>0.8347346604</text:p>
          </table:table-cell>
          <table:table-cell office:value-type="float" office:value="0.0378198798152" calcext:value-type="float">
            <text:p>0.0378198798</text:p>
          </table:table-cell>
          <table:table-cell office:value-type="float" office:value="32.97" calcext:value-type="float">
            <text:p>32.97</text:p>
          </table:table-cell>
          <table:table-cell table:formula="of:=20.6+([.B307]*20)" office:value-type="float" office:value="37.29469320714" calcext:value-type="float">
            <text:p>37.2946932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17</text:p>
          </table:table-cell>
          <table:table-cell office:value-type="float" office:value="0.833768657289" calcext:value-type="float">
            <text:p>0.8337686573</text:p>
          </table:table-cell>
          <table:table-cell office:value-type="float" office:value="0.0379260385966" calcext:value-type="float">
            <text:p>0.0379260386</text:p>
          </table:table-cell>
          <table:table-cell office:value-type="float" office:value="31.72" calcext:value-type="float">
            <text:p>31.72</text:p>
          </table:table-cell>
          <table:table-cell table:formula="of:=20.6+([.B308]*20)" office:value-type="float" office:value="37.27537314578" calcext:value-type="float">
            <text:p>37.2753731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18</text:p>
          </table:table-cell>
          <table:table-cell office:value-type="float" office:value="1.12011867415" calcext:value-type="float">
            <text:p>1.1201186742</text:p>
          </table:table-cell>
          <table:table-cell office:value-type="float" office:value="0.0301232939175" calcext:value-type="float">
            <text:p>0.0301232939</text:p>
          </table:table-cell>
          <table:table-cell office:value-type="float" office:value="44.32" calcext:value-type="float">
            <text:p>44.32</text:p>
          </table:table-cell>
          <table:table-cell table:formula="of:=20.6+([.B309]*20)" office:value-type="float" office:value="43.002373483" calcext:value-type="float">
            <text:p>43.002373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19</text:p>
          </table:table-cell>
          <table:table-cell office:value-type="float" office:value="1.20184511695" calcext:value-type="float">
            <text:p>1.201845117</text:p>
          </table:table-cell>
          <table:table-cell office:value-type="float" office:value="0.0268593711402" calcext:value-type="float">
            <text:p>0.0268593711</text:p>
          </table:table-cell>
          <table:table-cell office:value-type="float" office:value="49.81" calcext:value-type="float">
            <text:p>49.81</text:p>
          </table:table-cell>
          <table:table-cell table:formula="of:=20.6+([.B310]*20)" office:value-type="float" office:value="44.636902339" calcext:value-type="float">
            <text:p>44.636902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22</text:p>
          </table:table-cell>
          <table:table-cell office:value-type="float" office:value="0.610320625448" calcext:value-type="float">
            <text:p>0.6103206254</text:p>
          </table:table-cell>
          <table:table-cell office:value-type="float" office:value="0.0282830103035" calcext:value-type="float">
            <text:p>0.0282830103</text:p>
          </table:table-cell>
          <table:table-cell office:value-type="float" office:value="45.9" calcext:value-type="float">
            <text:p>45.9</text:p>
          </table:table-cell>
          <table:table-cell table:formula="of:=20.6+([.B311]*20)" office:value-type="float" office:value="32.80641250896" calcext:value-type="float">
            <text:p>32.806412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23</text:p>
          </table:table-cell>
          <table:table-cell office:value-type="float" office:value="0.994995904647" calcext:value-type="float">
            <text:p>0.9949959046</text:p>
          </table:table-cell>
          <table:table-cell office:value-type="float" office:value="0.0204711415323" calcext:value-type="float">
            <text:p>0.0204711415</text:p>
          </table:table-cell>
          <table:table-cell office:value-type="float" office:value="38.21" calcext:value-type="float">
            <text:p>38.21</text:p>
          </table:table-cell>
          <table:table-cell table:formula="of:=20.6+([.B312]*20)" office:value-type="float" office:value="40.49991809294" calcext:value-type="float">
            <text:p>40.4999180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24</text:p>
          </table:table-cell>
          <table:table-cell office:value-type="float" office:value="0.412895128237" calcext:value-type="float">
            <text:p>0.4128951282</text:p>
          </table:table-cell>
          <table:table-cell office:value-type="float" office:value="0.0209098552715" calcext:value-type="float">
            <text:p>0.0209098553</text:p>
          </table:table-cell>
          <table:table-cell office:value-type="float" office:value="37.48" calcext:value-type="float">
            <text:p>37.48</text:p>
          </table:table-cell>
          <table:table-cell table:formula="of:=20.6+([.B313]*20)" office:value-type="float" office:value="28.85790256474" calcext:value-type="float">
            <text:p>28.8579025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25</text:p>
          </table:table-cell>
          <table:table-cell office:value-type="float" office:value="0.889480573915" calcext:value-type="float">
            <text:p>0.8894805739</text:p>
          </table:table-cell>
          <table:table-cell office:value-type="float" office:value="0.0209867046259" calcext:value-type="float">
            <text:p>0.0209867046</text:p>
          </table:table-cell>
          <table:table-cell office:value-type="float" office:value="39.62" calcext:value-type="float">
            <text:p>39.62</text:p>
          </table:table-cell>
          <table:table-cell table:formula="of:=20.6+([.B314]*20)" office:value-type="float" office:value="38.3896114783" calcext:value-type="float">
            <text:p>38.3896114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26</text:p>
          </table:table-cell>
          <table:table-cell office:value-type="float" office:value="0.670170202354" calcext:value-type="float">
            <text:p>0.6701702024</text:p>
          </table:table-cell>
          <table:table-cell office:value-type="float" office:value="0.0189583311903" calcext:value-type="float">
            <text:p>0.0189583312</text:p>
          </table:table-cell>
          <table:table-cell office:value-type="float" office:value="35.87" calcext:value-type="float">
            <text:p>35.87</text:p>
          </table:table-cell>
          <table:table-cell table:formula="of:=20.6+([.B315]*20)" office:value-type="float" office:value="34.00340404708" calcext:value-type="float">
            <text:p>34.0034040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29</text:p>
          </table:table-cell>
          <table:table-cell office:value-type="float" office:value="0.214946873265" calcext:value-type="float">
            <text:p>0.2149468733</text:p>
          </table:table-cell>
          <table:table-cell office:value-type="float" office:value="0.0181067976859" calcext:value-type="float">
            <text:p>0.0181067977</text:p>
          </table:table-cell>
          <table:table-cell office:value-type="float" office:value="33.72" calcext:value-type="float">
            <text:p>33.72</text:p>
          </table:table-cell>
          <table:table-cell table:formula="of:=20.6+([.B316]*20)" office:value-type="float" office:value="24.8989374653" calcext:value-type="float">
            <text:p>24.8989374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30</text:p>
          </table:table-cell>
          <table:table-cell office:value-type="float" office:value="0.320461579297" calcext:value-type="float">
            <text:p>0.3204615793</text:p>
          </table:table-cell>
          <table:table-cell office:value-type="float" office:value="0.0181222500411" calcext:value-type="float">
            <text:p>0.01812225</text:p>
          </table:table-cell>
          <table:table-cell office:value-type="float" office:value="33.42" calcext:value-type="float">
            <text:p>33.42</text:p>
          </table:table-cell>
          <table:table-cell table:formula="of:=20.6+([.B317]*20)" office:value-type="float" office:value="27.00923158594" calcext:value-type="float">
            <text:p>27.0092315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8-31</text:p>
          </table:table-cell>
          <table:table-cell office:value-type="float" office:value="0.350144473879" calcext:value-type="float">
            <text:p>0.3501444739</text:p>
          </table:table-cell>
          <table:table-cell office:value-type="float" office:value="0.0194921921916" calcext:value-type="float">
            <text:p>0.0194921922</text:p>
          </table:table-cell>
          <table:table-cell office:value-type="float" office:value="35.36" calcext:value-type="float">
            <text:p>35.36</text:p>
          </table:table-cell>
          <table:table-cell table:formula="of:=20.6+([.B318]*20)" office:value-type="float" office:value="27.60288947758" calcext:value-type="float">
            <text:p>27.6028894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01</text:p>
          </table:table-cell>
          <table:table-cell office:value-type="float" office:value="0.413898130947" calcext:value-type="float">
            <text:p>0.4138981309</text:p>
          </table:table-cell>
          <table:table-cell office:value-type="float" office:value="0.0189609772846" calcext:value-type="float">
            <text:p>0.0189609773</text:p>
          </table:table-cell>
          <table:table-cell office:value-type="float" office:value="34.91" calcext:value-type="float">
            <text:p>34.91</text:p>
          </table:table-cell>
          <table:table-cell table:formula="of:=20.6+([.B319]*20)" office:value-type="float" office:value="28.87796261894" calcext:value-type="float">
            <text:p>28.8779626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02</text:p>
          </table:table-cell>
          <table:table-cell office:value-type="float" office:value="0.627898467377" calcext:value-type="float">
            <text:p>0.6278984674</text:p>
          </table:table-cell>
          <table:table-cell office:value-type="float" office:value="0.0189308879566" calcext:value-type="float">
            <text:p>0.018930888</text:p>
          </table:table-cell>
          <table:table-cell office:value-type="float" office:value="37.29" calcext:value-type="float">
            <text:p>37.29</text:p>
          </table:table-cell>
          <table:table-cell table:formula="of:=20.6+([.B320]*20)" office:value-type="float" office:value="33.15796934754" calcext:value-type="float">
            <text:p>33.1579693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06</text:p>
          </table:table-cell>
          <table:table-cell office:value-type="float" office:value="0.821747493906" calcext:value-type="float">
            <text:p>0.8217474939</text:p>
          </table:table-cell>
          <table:table-cell office:value-type="float" office:value="0.0184203334612" calcext:value-type="float">
            <text:p>0.0184203335</text:p>
          </table:table-cell>
          <table:table-cell office:value-type="float" office:value="38.84" calcext:value-type="float">
            <text:p>38.84</text:p>
          </table:table-cell>
          <table:table-cell table:formula="of:=20.6+([.B321]*20)" office:value-type="float" office:value="37.03494987812" calcext:value-type="float">
            <text:p>37.0349498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07</text:p>
          </table:table-cell>
          <table:table-cell office:value-type="float" office:value="0.104212298713" calcext:value-type="float">
            <text:p>0.1042122987</text:p>
          </table:table-cell>
          <table:table-cell office:value-type="float" office:value="0.0189474164821" calcext:value-type="float">
            <text:p>0.0189474165</text:p>
          </table:table-cell>
          <table:table-cell office:value-type="float" office:value="36.17" calcext:value-type="float">
            <text:p>36.17</text:p>
          </table:table-cell>
          <table:table-cell table:formula="of:=20.6+([.B322]*20)" office:value-type="float" office:value="22.68424597426" calcext:value-type="float">
            <text:p>22.6842459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08</text:p>
          </table:table-cell>
          <table:table-cell office:value-type="float" office:value="0.199472183705" calcext:value-type="float">
            <text:p>0.1994721837</text:p>
          </table:table-cell>
          <table:table-cell office:value-type="float" office:value="0.0189669852314" calcext:value-type="float">
            <text:p>0.0189669852</text:p>
          </table:table-cell>
          <table:table-cell office:value-type="float" office:value="36.28" calcext:value-type="float">
            <text:p>36.28</text:p>
          </table:table-cell>
          <table:table-cell table:formula="of:=20.6+([.B323]*20)" office:value-type="float" office:value="24.5894436741" calcext:value-type="float">
            <text:p>24.5894436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09</text:p>
          </table:table-cell>
          <table:table-cell office:value-type="float" office:value="0.137589367498" calcext:value-type="float">
            <text:p>0.1375893675</text:p>
          </table:table-cell>
          <table:table-cell office:value-type="float" office:value="0.018869023855" calcext:value-type="float">
            <text:p>0.0188690239</text:p>
          </table:table-cell>
          <table:table-cell office:value-type="float" office:value="40.53" calcext:value-type="float">
            <text:p>40.53</text:p>
          </table:table-cell>
          <table:table-cell table:formula="of:=20.6+([.B324]*20)" office:value-type="float" office:value="23.35178734996" calcext:value-type="float">
            <text:p>23.35178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12</text:p>
          </table:table-cell>
          <table:table-cell office:value-type="float" office:value="0.422445068438" calcext:value-type="float">
            <text:p>0.4224450684</text:p>
          </table:table-cell>
          <table:table-cell office:value-type="float" office:value="0.0191985268413" calcext:value-type="float">
            <text:p>0.0191985268</text:p>
          </table:table-cell>
          <table:table-cell office:value-type="float" office:value="41.09" calcext:value-type="float">
            <text:p>41.09</text:p>
          </table:table-cell>
          <table:table-cell table:formula="of:=20.6+([.B325]*20)" office:value-type="float" office:value="29.04890136876" calcext:value-type="float">
            <text:p>29.0489013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13</text:p>
          </table:table-cell>
          <table:table-cell office:value-type="float" office:value="0.126793686676" calcext:value-type="float">
            <text:p>0.1267936867</text:p>
          </table:table-cell>
          <table:table-cell office:value-type="float" office:value="0.0189926947648" calcext:value-type="float">
            <text:p>0.0189926948</text:p>
          </table:table-cell>
          <table:table-cell office:value-type="float" office:value="37.26" calcext:value-type="float">
            <text:p>37.26</text:p>
          </table:table-cell>
          <table:table-cell table:formula="of:=20.6+([.B326]*20)" office:value-type="float" office:value="23.13587373352" calcext:value-type="float">
            <text:p>23.1358737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14</text:p>
          </table:table-cell>
          <table:table-cell office:value-type="float" office:value="0.0445758273178" calcext:value-type="float">
            <text:p>0.0445758273</text:p>
          </table:table-cell>
          <table:table-cell office:value-type="float" office:value="0.0191973785944" calcext:value-type="float">
            <text:p>0.0191973786</text:p>
          </table:table-cell>
          <table:table-cell office:value-type="float" office:value="34.82" calcext:value-type="float">
            <text:p>34.82</text:p>
          </table:table-cell>
          <table:table-cell table:formula="of:=20.6+([.B327]*20)" office:value-type="float" office:value="21.491516546356" calcext:value-type="float">
            <text:p>21.4915165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15</text:p>
          </table:table-cell>
          <table:table-cell office:value-type="float" office:value="0.0300032705199" calcext:value-type="float">
            <text:p>0.0300032705</text:p>
          </table:table-cell>
          <table:table-cell office:value-type="float" office:value="0.020323024915" calcext:value-type="float">
            <text:p>0.0203230249</text:p>
          </table:table-cell>
          <table:table-cell office:value-type="float" office:value="33.63" calcext:value-type="float">
            <text:p>33.63</text:p>
          </table:table-cell>
          <table:table-cell table:formula="of:=20.6+([.B328]*20)" office:value-type="float" office:value="21.200065410398" calcext:value-type="float">
            <text:p>21.2000654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16</text:p>
          </table:table-cell>
          <table:table-cell office:value-type="float" office:value="0.0283824666317" calcext:value-type="float">
            <text:p>0.0283824666</text:p>
          </table:table-cell>
          <table:table-cell office:value-type="float" office:value="0.0192940426867" calcext:value-type="float">
            <text:p>0.0192940427</text:p>
          </table:table-cell>
          <table:table-cell office:value-type="float" office:value="32.21" calcext:value-type="float">
            <text:p>32.21</text:p>
          </table:table-cell>
          <table:table-cell table:formula="of:=20.6+([.B329]*20)" office:value-type="float" office:value="21.167649332634" calcext:value-type="float">
            <text:p>21.1676493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19</text:p>
          </table:table-cell>
          <table:table-cell office:value-type="float" office:value="0.0956738250343" calcext:value-type="float">
            <text:p>0.095673825</text:p>
          </table:table-cell>
          <table:table-cell office:value-type="float" office:value="0.01820404142" calcext:value-type="float">
            <text:p>0.0182040414</text:p>
          </table:table-cell>
          <table:table-cell office:value-type="float" office:value="34.86" calcext:value-type="float">
            <text:p>34.86</text:p>
          </table:table-cell>
          <table:table-cell table:formula="of:=20.6+([.B330]*20)" office:value-type="float" office:value="22.513476500686" calcext:value-type="float">
            <text:p>22.5134765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20</text:p>
          </table:table-cell>
          <table:table-cell office:value-type="float" office:value="0.0764026864974" calcext:value-type="float">
            <text:p>0.0764026865</text:p>
          </table:table-cell>
          <table:table-cell office:value-type="float" office:value="0.0181841043056" calcext:value-type="float">
            <text:p>0.0181841043</text:p>
          </table:table-cell>
          <table:table-cell office:value-type="float" office:value="36.02" calcext:value-type="float">
            <text:p>36.02</text:p>
          </table:table-cell>
          <table:table-cell table:formula="of:=20.6+([.B331]*20)" office:value-type="float" office:value="22.128053729948" calcext:value-type="float">
            <text:p>22.1280537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21</text:p>
          </table:table-cell>
          <table:table-cell office:value-type="float" office:value="0.0132013162039" calcext:value-type="float">
            <text:p>0.0132013162</text:p>
          </table:table-cell>
          <table:table-cell office:value-type="float" office:value="0.0185382374523" calcext:value-type="float">
            <text:p>0.0185382375</text:p>
          </table:table-cell>
          <table:table-cell office:value-type="float" office:value="39.78" calcext:value-type="float">
            <text:p>39.78</text:p>
          </table:table-cell>
          <table:table-cell table:formula="of:=20.6+([.B332]*20)" office:value-type="float" office:value="20.864026324078" calcext:value-type="float">
            <text:p>20.8640263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22</text:p>
          </table:table-cell>
          <table:table-cell office:value-type="float" office:value="0.303220337482" calcext:value-type="float">
            <text:p>0.3032203375</text:p>
          </table:table-cell>
          <table:table-cell office:value-type="float" office:value="0.015629486422" calcext:value-type="float">
            <text:p>0.0156294864</text:p>
          </table:table-cell>
          <table:table-cell office:value-type="float" office:value="44.46" calcext:value-type="float">
            <text:p>44.46</text:p>
          </table:table-cell>
          <table:table-cell table:formula="of:=20.6+([.B333]*20)" office:value-type="float" office:value="26.66440674964" calcext:value-type="float">
            <text:p>26.6644067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23</text:p>
          </table:table-cell>
          <table:table-cell office:value-type="float" office:value="0.309719957735" calcext:value-type="float">
            <text:p>0.3097199577</text:p>
          </table:table-cell>
          <table:table-cell office:value-type="float" office:value="0.0162051296024" calcext:value-type="float">
            <text:p>0.0162051296</text:p>
          </table:table-cell>
          <table:table-cell office:value-type="float" office:value="42.6" calcext:value-type="float">
            <text:p>42.6</text:p>
          </table:table-cell>
          <table:table-cell table:formula="of:=20.6+([.B334]*20)" office:value-type="float" office:value="26.7943991547" calcext:value-type="float">
            <text:p>26.7943991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26</text:p>
          </table:table-cell>
          <table:table-cell office:value-type="float" office:value="0.221821435267" calcext:value-type="float">
            <text:p>0.2218214353</text:p>
          </table:table-cell>
          <table:table-cell office:value-type="float" office:value="0.0174773131734" calcext:value-type="float">
            <text:p>0.0174773132</text:p>
          </table:table-cell>
          <table:table-cell office:value-type="float" office:value="43.79" calcext:value-type="float">
            <text:p>43.79</text:p>
          </table:table-cell>
          <table:table-cell table:formula="of:=20.6+([.B335]*20)" office:value-type="float" office:value="25.03642870534" calcext:value-type="float">
            <text:p>25.0364287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27</text:p>
          </table:table-cell>
          <table:table-cell office:value-type="float" office:value="0.0366395117886" calcext:value-type="float">
            <text:p>0.0366395118</text:p>
          </table:table-cell>
          <table:table-cell office:value-type="float" office:value="0.017926569857" calcext:value-type="float">
            <text:p>0.0179265699</text:p>
          </table:table-cell>
          <table:table-cell office:value-type="float" office:value="43.89" calcext:value-type="float">
            <text:p>43.89</text:p>
          </table:table-cell>
          <table:table-cell table:formula="of:=20.6+([.B336]*20)" office:value-type="float" office:value="21.332790235772" calcext:value-type="float">
            <text:p>21.3327902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28</text:p>
          </table:table-cell>
          <table:table-cell office:value-type="float" office:value="0.0858331158092" calcext:value-type="float">
            <text:p>0.0858331158</text:p>
          </table:table-cell>
          <table:table-cell office:value-type="float" office:value="0.0185721774829" calcext:value-type="float">
            <text:p>0.0185721775</text:p>
          </table:table-cell>
          <table:table-cell office:value-type="float" office:value="45.46" calcext:value-type="float">
            <text:p>45.46</text:p>
          </table:table-cell>
          <table:table-cell table:formula="of:=20.6+([.B337]*20)" office:value-type="float" office:value="22.316662316184" calcext:value-type="float">
            <text:p>22.3166623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29</text:p>
          </table:table-cell>
          <table:table-cell office:value-type="float" office:value="0.0101217287591" calcext:value-type="float">
            <text:p>0.0101217288</text:p>
          </table:table-cell>
          <table:table-cell office:value-type="float" office:value="0.0186505781012" calcext:value-type="float">
            <text:p>0.0186505781</text:p>
          </table:table-cell>
          <table:table-cell office:value-type="float" office:value="48.57" calcext:value-type="float">
            <text:p>48.57</text:p>
          </table:table-cell>
          <table:table-cell table:formula="of:=20.6+([.B338]*20)" office:value-type="float" office:value="20.802434575182" calcext:value-type="float">
            <text:p>20.8024345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09-30</text:p>
          </table:table-cell>
          <table:table-cell office:value-type="float" office:value="0.191431082361" calcext:value-type="float">
            <text:p>0.1914310824</text:p>
          </table:table-cell>
          <table:table-cell office:value-type="float" office:value="0.0164364798199" calcext:value-type="float">
            <text:p>0.0164364798</text:p>
          </table:table-cell>
          <table:table-cell office:value-type="float" office:value="50.71" calcext:value-type="float">
            <text:p>50.71</text:p>
          </table:table-cell>
          <table:table-cell table:formula="of:=20.6+([.B339]*20)" office:value-type="float" office:value="24.42862164722" calcext:value-type="float">
            <text:p>24.4286216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03</text:p>
          </table:table-cell>
          <table:table-cell office:value-type="float" office:value="0.110960381723" calcext:value-type="float">
            <text:p>0.1109603817</text:p>
          </table:table-cell>
          <table:table-cell office:value-type="float" office:value="0.0154746104244" calcext:value-type="float">
            <text:p>0.0154746104</text:p>
          </table:table-cell>
          <table:table-cell office:value-type="float" office:value="54.05" calcext:value-type="float">
            <text:p>54.05</text:p>
          </table:table-cell>
          <table:table-cell table:formula="of:=20.6+([.B340]*20)" office:value-type="float" office:value="22.81920763446" calcext:value-type="float">
            <text:p>22.8192076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04</text:p>
          </table:table-cell>
          <table:table-cell office:value-type="float" office:value="0.00660794743293" calcext:value-type="float">
            <text:p>0.0066079474</text:p>
          </table:table-cell>
          <table:table-cell office:value-type="float" office:value="0.0184393748984" calcext:value-type="float">
            <text:p>0.0184393749</text:p>
          </table:table-cell>
          <table:table-cell office:value-type="float" office:value="54.63" calcext:value-type="float">
            <text:p>54.63</text:p>
          </table:table-cell>
          <table:table-cell table:formula="of:=20.6+([.B341]*20)" office:value-type="float" office:value="20.7321589486586" calcext:value-type="float">
            <text:p>20.7321589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05</text:p>
          </table:table-cell>
          <table:table-cell office:value-type="float" office:value="0.173916982121" calcext:value-type="float">
            <text:p>0.1739169821</text:p>
          </table:table-cell>
          <table:table-cell office:value-type="float" office:value="0.0178111968196" calcext:value-type="float">
            <text:p>0.0178111968</text:p>
          </table:table-cell>
          <table:table-cell office:value-type="float" office:value="48.24" calcext:value-type="float">
            <text:p>48.24</text:p>
          </table:table-cell>
          <table:table-cell table:formula="of:=20.6+([.B342]*20)" office:value-type="float" office:value="24.07833964242" calcext:value-type="float">
            <text:p>24.0783396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06</text:p>
          </table:table-cell>
          <table:table-cell office:value-type="float" office:value="0.0377932595614" calcext:value-type="float">
            <text:p>0.0377932596</text:p>
          </table:table-cell>
          <table:table-cell office:value-type="float" office:value="0.0187577595456" calcext:value-type="float">
            <text:p>0.0187577595</text:p>
          </table:table-cell>
          <table:table-cell office:value-type="float" office:value="47.31" calcext:value-type="float">
            <text:p>47.31</text:p>
          </table:table-cell>
          <table:table-cell table:formula="of:=20.6+([.B343]*20)" office:value-type="float" office:value="21.355865191228" calcext:value-type="float">
            <text:p>21.3558651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07</text:p>
          </table:table-cell>
          <table:table-cell office:value-type="float" office:value="0.0219833722406" calcext:value-type="float">
            <text:p>0.0219833722</text:p>
          </table:table-cell>
          <table:table-cell office:value-type="float" office:value="0.0184492073892" calcext:value-type="float">
            <text:p>0.0184492074</text:p>
          </table:table-cell>
          <table:table-cell office:value-type="float" office:value="47.56" calcext:value-type="float">
            <text:p>47.56</text:p>
          </table:table-cell>
          <table:table-cell table:formula="of:=20.6+([.B344]*20)" office:value-type="float" office:value="21.039667444812" calcext:value-type="float">
            <text:p>21.0396674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10</text:p>
          </table:table-cell>
          <table:table-cell office:value-type="float" office:value="0.191327717933" calcext:value-type="float">
            <text:p>0.1913277179</text:p>
          </table:table-cell>
          <table:table-cell office:value-type="float" office:value="0.00964245255028" calcext:value-type="float">
            <text:p>0.0096424526</text:p>
          </table:table-cell>
          <table:table-cell office:value-type="float" office:value="45.08" calcext:value-type="float">
            <text:p>45.08</text:p>
          </table:table-cell>
          <table:table-cell table:formula="of:=20.6+([.B345]*20)" office:value-type="float" office:value="24.42655435866" calcext:value-type="float">
            <text:p>24.4265543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11</text:p>
          </table:table-cell>
          <table:table-cell office:value-type="float" office:value="0.105972752463" calcext:value-type="float">
            <text:p>0.1059727525</text:p>
          </table:table-cell>
          <table:table-cell office:value-type="float" office:value="0.00762756110566" calcext:value-type="float">
            <text:p>0.0076275611</text:p>
          </table:table-cell>
          <table:table-cell office:value-type="float" office:value="43.6" calcext:value-type="float">
            <text:p>43.6</text:p>
          </table:table-cell>
          <table:table-cell table:formula="of:=20.6+([.B346]*20)" office:value-type="float" office:value="22.71945504926" calcext:value-type="float">
            <text:p>22.7194550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12</text:p>
          </table:table-cell>
          <table:table-cell office:value-type="float" office:value="0.040381918605" calcext:value-type="float">
            <text:p>0.0403819186</text:p>
          </table:table-cell>
          <table:table-cell office:value-type="float" office:value="0.00821767837068" calcext:value-type="float">
            <text:p>0.0082176784</text:p>
          </table:table-cell>
          <table:table-cell office:value-type="float" office:value="41.65" calcext:value-type="float">
            <text:p>41.65</text:p>
          </table:table-cell>
          <table:table-cell table:formula="of:=20.6+([.B347]*20)" office:value-type="float" office:value="21.4076383721" calcext:value-type="float">
            <text:p>21.4076383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13</text:p>
          </table:table-cell>
          <table:table-cell office:value-type="float" office:value="0.309107696716" calcext:value-type="float">
            <text:p>0.3091076967</text:p>
          </table:table-cell>
          <table:table-cell office:value-type="float" office:value="0.00774331493515" calcext:value-type="float">
            <text:p>0.0077433149</text:p>
          </table:table-cell>
          <table:table-cell office:value-type="float" office:value="40.48" calcext:value-type="float">
            <text:p>40.48</text:p>
          </table:table-cell>
          <table:table-cell table:formula="of:=20.6+([.B348]*20)" office:value-type="float" office:value="26.78215393432" calcext:value-type="float">
            <text:p>26.7821539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14</text:p>
          </table:table-cell>
          <table:table-cell office:value-type="float" office:value="0.170533094176" calcext:value-type="float">
            <text:p>0.1705330942</text:p>
          </table:table-cell>
          <table:table-cell office:value-type="float" office:value="0.00741116121987" calcext:value-type="float">
            <text:p>0.0074111612</text:p>
          </table:table-cell>
          <table:table-cell office:value-type="float" office:value="39.87" calcext:value-type="float">
            <text:p>39.87</text:p>
          </table:table-cell>
          <table:table-cell table:formula="of:=20.6+([.B349]*20)" office:value-type="float" office:value="24.01066188352" calcext:value-type="float">
            <text:p>24.0106618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17</text:p>
          </table:table-cell>
          <table:table-cell office:value-type="float" office:value="0.248457711354" calcext:value-type="float">
            <text:p>0.2484577114</text:p>
          </table:table-cell>
          <table:table-cell office:value-type="float" office:value="0.00801190241631" calcext:value-type="float">
            <text:p>0.0080119024</text:p>
          </table:table-cell>
          <table:table-cell office:value-type="float" office:value="43.74" calcext:value-type="float">
            <text:p>43.74</text:p>
          </table:table-cell>
          <table:table-cell table:formula="of:=20.6+([.B350]*20)" office:value-type="float" office:value="25.56915422708" calcext:value-type="float">
            <text:p>25.5691542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18</text:p>
          </table:table-cell>
          <table:table-cell office:value-type="float" office:value="0.204962288368" calcext:value-type="float">
            <text:p>0.2049622884</text:p>
          </table:table-cell>
          <table:table-cell office:value-type="float" office:value="0.00932091723329" calcext:value-type="float">
            <text:p>0.0093209172</text:p>
          </table:table-cell>
          <table:table-cell office:value-type="float" office:value="39.94" calcext:value-type="float">
            <text:p>39.94</text:p>
          </table:table-cell>
          <table:table-cell table:formula="of:=20.6+([.B351]*20)" office:value-type="float" office:value="24.69924576736" calcext:value-type="float">
            <text:p>24.6992457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19</text:p>
          </table:table-cell>
          <table:table-cell office:value-type="float" office:value="0.895568731315" calcext:value-type="float">
            <text:p>0.8955687313</text:p>
          </table:table-cell>
          <table:table-cell office:value-type="float" office:value="0.00240052873133" calcext:value-type="float">
            <text:p>0.0024005287</text:p>
          </table:table-cell>
          <table:table-cell office:value-type="float" office:value="35.6" calcext:value-type="float">
            <text:p>35.6</text:p>
          </table:table-cell>
          <table:table-cell table:formula="of:=20.6+([.B352]*20)" office:value-type="float" office:value="38.5113746263" calcext:value-type="float">
            <text:p>38.5113746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20</text:p>
          </table:table-cell>
          <table:table-cell office:value-type="float" office:value="0.687004023938" calcext:value-type="float">
            <text:p>0.6870040239</text:p>
          </table:table-cell>
          <table:table-cell office:value-type="float" office:value="0.00336713969224" calcext:value-type="float">
            <text:p>0.0033671397</text:p>
          </table:table-cell>
          <table:table-cell office:value-type="float" office:value="35" calcext:value-type="float">
            <text:p>35</text:p>
          </table:table-cell>
          <table:table-cell table:formula="of:=20.6+([.B353]*20)" office:value-type="float" office:value="34.34008047876" calcext:value-type="float">
            <text:p>34.3400804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21</text:p>
          </table:table-cell>
          <table:table-cell office:value-type="float" office:value="0.521889194171" calcext:value-type="float">
            <text:p>0.5218891942</text:p>
          </table:table-cell>
          <table:table-cell office:value-type="float" office:value="0.00457374165517" calcext:value-type="float">
            <text:p>0.0045737417</text:p>
          </table:table-cell>
          <table:table-cell office:value-type="float" office:value="32.41" calcext:value-type="float">
            <text:p>32.41</text:p>
          </table:table-cell>
          <table:table-cell table:formula="of:=20.6+([.B354]*20)" office:value-type="float" office:value="31.03778388342" calcext:value-type="float">
            <text:p>31.0377838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24</text:p>
          </table:table-cell>
          <table:table-cell office:value-type="float" office:value="0.624203646489" calcext:value-type="float">
            <text:p>0.6242036465</text:p>
          </table:table-cell>
          <table:table-cell office:value-type="float" office:value="0.00377018325371" calcext:value-type="float">
            <text:p>0.0037701833</text:p>
          </table:table-cell>
          <table:table-cell office:value-type="float" office:value="30.56" calcext:value-type="float">
            <text:p>30.56</text:p>
          </table:table-cell>
          <table:table-cell table:formula="of:=20.6+([.B355]*20)" office:value-type="float" office:value="33.08407292978" calcext:value-type="float">
            <text:p>33.0840729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25</text:p>
          </table:table-cell>
          <table:table-cell office:value-type="float" office:value="0.259488786387" calcext:value-type="float">
            <text:p>0.2594887864</text:p>
          </table:table-cell>
          <table:table-cell office:value-type="float" office:value="0.0030203385232" calcext:value-type="float">
            <text:p>0.0030203385</text:p>
          </table:table-cell>
          <table:table-cell office:value-type="float" office:value="32.82" calcext:value-type="float">
            <text:p>32.82</text:p>
          </table:table-cell>
          <table:table-cell table:formula="of:=20.6+([.B356]*20)" office:value-type="float" office:value="25.78977572774" calcext:value-type="float">
            <text:p>25.7897757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26</text:p>
          </table:table-cell>
          <table:table-cell office:value-type="float" office:value="0.430841002239" calcext:value-type="float">
            <text:p>0.4308410022</text:p>
          </table:table-cell>
          <table:table-cell office:value-type="float" office:value="0.00311568677894" calcext:value-type="float">
            <text:p>0.0031156868</text:p>
          </table:table-cell>
          <table:table-cell office:value-type="float" office:value="32.32" calcext:value-type="float">
            <text:p>32.32</text:p>
          </table:table-cell>
          <table:table-cell table:formula="of:=20.6+([.B357]*20)" office:value-type="float" office:value="29.21682004478" calcext:value-type="float">
            <text:p>29.2168200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27</text:p>
          </table:table-cell>
          <table:table-cell office:value-type="float" office:value="0.336917552828" calcext:value-type="float">
            <text:p>0.3369175528</text:p>
          </table:table-cell>
          <table:table-cell office:value-type="float" office:value="0.00316232816773" calcext:value-type="float">
            <text:p>0.0031623282</text:p>
          </table:table-cell>
          <table:table-cell office:value-type="float" office:value="30.1" calcext:value-type="float">
            <text:p>30.1</text:p>
          </table:table-cell>
          <table:table-cell table:formula="of:=20.6+([.B358]*20)" office:value-type="float" office:value="27.33835105656" calcext:value-type="float">
            <text:p>27.3383510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28</text:p>
          </table:table-cell>
          <table:table-cell office:value-type="float" office:value="0.417345643108" calcext:value-type="float">
            <text:p>0.4173456431</text:p>
          </table:table-cell>
          <table:table-cell office:value-type="float" office:value="0.00358030930712" calcext:value-type="float">
            <text:p>0.0035803093</text:p>
          </table:table-cell>
          <table:table-cell office:value-type="float" office:value="28.59" calcext:value-type="float">
            <text:p>28.59</text:p>
          </table:table-cell>
          <table:table-cell table:formula="of:=20.6+([.B359]*20)" office:value-type="float" office:value="28.94691286216" calcext:value-type="float">
            <text:p>28.94691286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0-31</text:p>
          </table:table-cell>
          <table:table-cell office:value-type="float" office:value="0.325384141674" calcext:value-type="float">
            <text:p>0.3253841417</text:p>
          </table:table-cell>
          <table:table-cell office:value-type="float" office:value="0.003656427326" calcext:value-type="float">
            <text:p>0.0036564273</text:p>
          </table:table-cell>
          <table:table-cell office:value-type="float" office:value="30.15" calcext:value-type="float">
            <text:p>30.15</text:p>
          </table:table-cell>
          <table:table-cell table:formula="of:=20.6+([.B360]*20)" office:value-type="float" office:value="27.10768283348" calcext:value-type="float">
            <text:p>27.1076828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01</text:p>
          </table:table-cell>
          <table:table-cell office:value-type="float" office:value="0.429926122306" calcext:value-type="float">
            <text:p>0.4299261223</text:p>
          </table:table-cell>
          <table:table-cell office:value-type="float" office:value="0.00406407162901" calcext:value-type="float">
            <text:p>0.0040640716</text:p>
          </table:table-cell>
          <table:table-cell office:value-type="float" office:value="35.43" calcext:value-type="float">
            <text:p>35.43</text:p>
          </table:table-cell>
          <table:table-cell table:formula="of:=20.6+([.B361]*20)" office:value-type="float" office:value="29.19852244612" calcext:value-type="float">
            <text:p>29.1985224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02</text:p>
          </table:table-cell>
          <table:table-cell office:value-type="float" office:value="0.131242888358" calcext:value-type="float">
            <text:p>0.1312428884</text:p>
          </table:table-cell>
          <table:table-cell office:value-type="float" office:value="0.0042898195186" calcext:value-type="float">
            <text:p>0.0042898195</text:p>
          </table:table-cell>
          <table:table-cell office:value-type="float" office:value="34" calcext:value-type="float">
            <text:p>34</text:p>
          </table:table-cell>
          <table:table-cell table:formula="of:=20.6+([.B362]*20)" office:value-type="float" office:value="23.22485776716" calcext:value-type="float">
            <text:p>23.2248577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03</text:p>
          </table:table-cell>
          <table:table-cell office:value-type="float" office:value="0.0754677876777" calcext:value-type="float">
            <text:p>0.0754677877</text:p>
          </table:table-cell>
          <table:table-cell office:value-type="float" office:value="0.00426506473656" calcext:value-type="float">
            <text:p>0.0042650647</text:p>
          </table:table-cell>
          <table:table-cell office:value-type="float" office:value="30.49" calcext:value-type="float">
            <text:p>30.49</text:p>
          </table:table-cell>
          <table:table-cell table:formula="of:=20.6+([.B363]*20)" office:value-type="float" office:value="22.109355753554" calcext:value-type="float">
            <text:p>22.1093557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04</text:p>
          </table:table-cell>
          <table:table-cell office:value-type="float" office:value="0.024498812596" calcext:value-type="float">
            <text:p>0.0244988126</text:p>
          </table:table-cell>
          <table:table-cell office:value-type="float" office:value="0.00604046578343" calcext:value-type="float">
            <text:p>0.0060404658</text:p>
          </table:table-cell>
          <table:table-cell office:value-type="float" office:value="30.38" calcext:value-type="float">
            <text:p>30.38</text:p>
          </table:table-cell>
          <table:table-cell table:formula="of:=20.6+([.B364]*20)" office:value-type="float" office:value="21.08997625192" calcext:value-type="float">
            <text:p>21.0899762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07</text:p>
          </table:table-cell>
          <table:table-cell office:value-type="float" office:value="0.0490484703803" calcext:value-type="float">
            <text:p>0.0490484704</text:p>
          </table:table-cell>
          <table:table-cell office:value-type="float" office:value="0.00759899471932" calcext:value-type="float">
            <text:p>0.0075989947</text:p>
          </table:table-cell>
          <table:table-cell office:value-type="float" office:value="30.8" calcext:value-type="float">
            <text:p>30.8</text:p>
          </table:table-cell>
          <table:table-cell table:formula="of:=20.6+([.B365]*20)" office:value-type="float" office:value="21.580969407606" calcext:value-type="float">
            <text:p>21.5809694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08</text:p>
          </table:table-cell>
          <table:table-cell office:value-type="float" office:value="0.0476541967196" calcext:value-type="float">
            <text:p>0.0476541967</text:p>
          </table:table-cell>
          <table:table-cell office:value-type="float" office:value="0.00743422647246" calcext:value-type="float">
            <text:p>0.0074342265</text:p>
          </table:table-cell>
          <table:table-cell office:value-type="float" office:value="29.63" calcext:value-type="float">
            <text:p>29.63</text:p>
          </table:table-cell>
          <table:table-cell table:formula="of:=20.6+([.B366]*20)" office:value-type="float" office:value="21.553083934392" calcext:value-type="float">
            <text:p>21.5530839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09</text:p>
          </table:table-cell>
          <table:table-cell office:value-type="float" office:value="0.192125079677" calcext:value-type="float">
            <text:p>0.1921250797</text:p>
          </table:table-cell>
          <table:table-cell office:value-type="float" office:value="0.00571101018403" calcext:value-type="float">
            <text:p>0.0057110102</text:p>
          </table:table-cell>
          <table:table-cell office:value-type="float" office:value="35.08" calcext:value-type="float">
            <text:p>35.08</text:p>
          </table:table-cell>
          <table:table-cell table:formula="of:=20.6+([.B367]*20)" office:value-type="float" office:value="24.44250159354" calcext:value-type="float">
            <text:p>24.44250159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10</text:p>
          </table:table-cell>
          <table:table-cell office:value-type="float" office:value="0.148814178351" calcext:value-type="float">
            <text:p>0.1488141784</text:p>
          </table:table-cell>
          <table:table-cell office:value-type="float" office:value="0.00430452026668" calcext:value-type="float">
            <text:p>0.0043045203</text:p>
          </table:table-cell>
          <table:table-cell office:value-type="float" office:value="37.42" calcext:value-type="float">
            <text:p>37.42</text:p>
          </table:table-cell>
          <table:table-cell table:formula="of:=20.6+([.B368]*20)" office:value-type="float" office:value="23.57628356702" calcext:value-type="float">
            <text:p>23.576283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11</text:p>
          </table:table-cell>
          <table:table-cell office:value-type="float" office:value="0.42587862436" calcext:value-type="float">
            <text:p>0.4258786244</text:p>
          </table:table-cell>
          <table:table-cell office:value-type="float" office:value="0.00528055480147" calcext:value-type="float">
            <text:p>0.0052805548</text:p>
          </table:table-cell>
          <table:table-cell office:value-type="float" office:value="34" calcext:value-type="float">
            <text:p>34</text:p>
          </table:table-cell>
          <table:table-cell table:formula="of:=20.6+([.B369]*20)" office:value-type="float" office:value="29.1175724872" calcext:value-type="float">
            <text:p>29.1175724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14</text:p>
          </table:table-cell>
          <table:table-cell office:value-type="float" office:value="0.324376608204" calcext:value-type="float">
            <text:p>0.3243766082</text:p>
          </table:table-cell>
          <table:table-cell office:value-type="float" office:value="0.00530873149961" calcext:value-type="float">
            <text:p>0.0053087315</text:p>
          </table:table-cell>
          <table:table-cell office:value-type="float" office:value="34.09" calcext:value-type="float">
            <text:p>34.09</text:p>
          </table:table-cell>
          <table:table-cell table:formula="of:=20.6+([.B370]*20)" office:value-type="float" office:value="27.08753216408" calcext:value-type="float">
            <text:p>27.0875321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15</text:p>
          </table:table-cell>
          <table:table-cell office:value-type="float" office:value="0.373480962933" calcext:value-type="float">
            <text:p>0.3734809629</text:p>
          </table:table-cell>
          <table:table-cell office:value-type="float" office:value="0.00453214073802" calcext:value-type="float">
            <text:p>0.0045321407</text:p>
          </table:table-cell>
          <table:table-cell office:value-type="float" office:value="32.56" calcext:value-type="float">
            <text:p>32.56</text:p>
          </table:table-cell>
          <table:table-cell table:formula="of:=20.6+([.B371]*20)" office:value-type="float" office:value="28.06961925866" calcext:value-type="float">
            <text:p>28.0696192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16</text:p>
          </table:table-cell>
          <table:table-cell office:value-type="float" office:value="0.140639663091" calcext:value-type="float">
            <text:p>0.1406396631</text:p>
          </table:table-cell>
          <table:table-cell office:value-type="float" office:value="0.00959781633328" calcext:value-type="float">
            <text:p>0.0095978163</text:p>
          </table:table-cell>
          <table:table-cell office:value-type="float" office:value="34.59" calcext:value-type="float">
            <text:p>34.59</text:p>
          </table:table-cell>
          <table:table-cell table:formula="of:=20.6+([.B372]*20)" office:value-type="float" office:value="23.41279326182" calcext:value-type="float">
            <text:p>23.4127932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17</text:p>
          </table:table-cell>
          <table:table-cell office:value-type="float" office:value="0.187798544309" calcext:value-type="float">
            <text:p>0.1877985443</text:p>
          </table:table-cell>
          <table:table-cell office:value-type="float" office:value="0.0095476342991" calcext:value-type="float">
            <text:p>0.0095476343</text:p>
          </table:table-cell>
          <table:table-cell office:value-type="float" office:value="37.71" calcext:value-type="float">
            <text:p>37.71</text:p>
          </table:table-cell>
          <table:table-cell table:formula="of:=20.6+([.B373]*20)" office:value-type="float" office:value="24.35597088618" calcext:value-type="float">
            <text:p>24.3559708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18</text:p>
          </table:table-cell>
          <table:table-cell office:value-type="float" office:value="0.239545168285" calcext:value-type="float">
            <text:p>0.2395451683</text:p>
          </table:table-cell>
          <table:table-cell office:value-type="float" office:value="0.00944134737823" calcext:value-type="float">
            <text:p>0.0094413474</text:p>
          </table:table-cell>
          <table:table-cell office:value-type="float" office:value="35.98" calcext:value-type="float">
            <text:p>35.98</text:p>
          </table:table-cell>
          <table:table-cell table:formula="of:=20.6+([.B374]*20)" office:value-type="float" office:value="25.3909033657" calcext:value-type="float">
            <text:p>25.3909033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21</text:p>
          </table:table-cell>
          <table:table-cell office:value-type="float" office:value="0.332940065926" calcext:value-type="float">
            <text:p>0.3329400659</text:p>
          </table:table-cell>
          <table:table-cell office:value-type="float" office:value="0.00958873475033" calcext:value-type="float">
            <text:p>0.0095887348</text:p>
          </table:table-cell>
          <table:table-cell office:value-type="float" office:value="38.16" calcext:value-type="float">
            <text:p>38.16</text:p>
          </table:table-cell>
          <table:table-cell table:formula="of:=20.6+([.B375]*20)" office:value-type="float" office:value="27.25880131852" calcext:value-type="float">
            <text:p>27.2588013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22</text:p>
          </table:table-cell>
          <table:table-cell office:value-type="float" office:value="0.371367928597" calcext:value-type="float">
            <text:p>0.3713679286</text:p>
          </table:table-cell>
          <table:table-cell office:value-type="float" office:value="0.0100579090345" calcext:value-type="float">
            <text:p>0.010057909</text:p>
          </table:table-cell>
          <table:table-cell office:value-type="float" office:value="35.77" calcext:value-type="float">
            <text:p>35.77</text:p>
          </table:table-cell>
          <table:table-cell table:formula="of:=20.6+([.B376]*20)" office:value-type="float" office:value="28.02735857194" calcext:value-type="float">
            <text:p>28.0273585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23</text:p>
          </table:table-cell>
          <table:table-cell office:value-type="float" office:value="0.257329194956" calcext:value-type="float">
            <text:p>0.257329195</text:p>
          </table:table-cell>
          <table:table-cell office:value-type="float" office:value="0.00878161033657" calcext:value-type="float">
            <text:p>0.0087816103</text:p>
          </table:table-cell>
          <table:table-cell office:value-type="float" office:value="38.62" calcext:value-type="float">
            <text:p>38.62</text:p>
          </table:table-cell>
          <table:table-cell table:formula="of:=20.6+([.B377]*20)" office:value-type="float" office:value="25.74658389912" calcext:value-type="float">
            <text:p>25.7465838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25</text:p>
          </table:table-cell>
          <table:table-cell office:value-type="float" office:value="0.263430979262" calcext:value-type="float">
            <text:p>0.2634309793</text:p>
          </table:table-cell>
          <table:table-cell office:value-type="float" office:value="0.00851763359088" calcext:value-type="float">
            <text:p>0.0085176336</text:p>
          </table:table-cell>
          <table:table-cell office:value-type="float" office:value="38.37" calcext:value-type="float">
            <text:p>38.37</text:p>
          </table:table-cell>
          <table:table-cell table:formula="of:=20.6+([.B378]*20)" office:value-type="float" office:value="25.86861958524" calcext:value-type="float">
            <text:p>25.8686195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28</text:p>
          </table:table-cell>
          <table:table-cell office:value-type="float" office:value="0.254589558731" calcext:value-type="float">
            <text:p>0.2545895587</text:p>
          </table:table-cell>
          <table:table-cell office:value-type="float" office:value="0.00602000445901" calcext:value-type="float">
            <text:p>0.0060200045</text:p>
          </table:table-cell>
          <table:table-cell office:value-type="float" office:value="36.85" calcext:value-type="float">
            <text:p>36.85</text:p>
          </table:table-cell>
          <table:table-cell table:formula="of:=20.6+([.B379]*20)" office:value-type="float" office:value="25.69179117462" calcext:value-type="float">
            <text:p>25.69179117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29</text:p>
          </table:table-cell>
          <table:table-cell office:value-type="float" office:value="0.242973428206" calcext:value-type="float">
            <text:p>0.2429734282</text:p>
          </table:table-cell>
          <table:table-cell office:value-type="float" office:value="0.00633934637458" calcext:value-type="float">
            <text:p>0.0063393464</text:p>
          </table:table-cell>
          <table:table-cell office:value-type="float" office:value="36.53" calcext:value-type="float">
            <text:p>36.53</text:p>
          </table:table-cell>
          <table:table-cell table:formula="of:=20.6+([.B380]*20)" office:value-type="float" office:value="25.45946856412" calcext:value-type="float">
            <text:p>25.4594685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1-30</text:p>
          </table:table-cell>
          <table:table-cell office:value-type="float" office:value="0.233191723449" calcext:value-type="float">
            <text:p>0.2331917234</text:p>
          </table:table-cell>
          <table:table-cell office:value-type="float" office:value="0.00551823868695" calcext:value-type="float">
            <text:p>0.0055182387</text:p>
          </table:table-cell>
          <table:table-cell office:value-type="float" office:value="33" calcext:value-type="float">
            <text:p>33</text:p>
          </table:table-cell>
          <table:table-cell table:formula="of:=20.6+([.B381]*20)" office:value-type="float" office:value="25.26383446898" calcext:value-type="float">
            <text:p>25.263834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01</text:p>
          </table:table-cell>
          <table:table-cell office:value-type="float" office:value="0.318799549034" calcext:value-type="float">
            <text:p>0.318799549</text:p>
          </table:table-cell>
          <table:table-cell office:value-type="float" office:value="0.00551573266018" calcext:value-type="float">
            <text:p>0.0055157327</text:p>
          </table:table-cell>
          <table:table-cell office:value-type="float" office:value="32.72" calcext:value-type="float">
            <text:p>32.72</text:p>
          </table:table-cell>
          <table:table-cell table:formula="of:=20.6+([.B382]*20)" office:value-type="float" office:value="26.97599098068" calcext:value-type="float">
            <text:p>26.97599098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02</text:p>
          </table:table-cell>
          <table:table-cell office:value-type="float" office:value="0.16216607048" calcext:value-type="float">
            <text:p>0.1621660705</text:p>
          </table:table-cell>
          <table:table-cell office:value-type="float" office:value="0.0103131401927" calcext:value-type="float">
            <text:p>0.0103131402</text:p>
          </table:table-cell>
          <table:table-cell office:value-type="float" office:value="31.96" calcext:value-type="float">
            <text:p>31.96</text:p>
          </table:table-cell>
          <table:table-cell table:formula="of:=20.6+([.B383]*20)" office:value-type="float" office:value="23.8433214096" calcext:value-type="float">
            <text:p>23.8433214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05</text:p>
          </table:table-cell>
          <table:table-cell office:value-type="float" office:value="0.0842836738217" calcext:value-type="float">
            <text:p>0.0842836738</text:p>
          </table:table-cell>
          <table:table-cell office:value-type="float" office:value="0.0105049258442" calcext:value-type="float">
            <text:p>0.0105049258</text:p>
          </table:table-cell>
          <table:table-cell office:value-type="float" office:value="32.81" calcext:value-type="float">
            <text:p>32.81</text:p>
          </table:table-cell>
          <table:table-cell table:formula="of:=20.6+([.B384]*20)" office:value-type="float" office:value="22.285673476434" calcext:value-type="float">
            <text:p>22.2856734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06</text:p>
          </table:table-cell>
          <table:table-cell office:value-type="float" office:value="0.0912781392587" calcext:value-type="float">
            <text:p>0.0912781393</text:p>
          </table:table-cell>
          <table:table-cell office:value-type="float" office:value="0.0113936645213" calcext:value-type="float">
            <text:p>0.0113936645</text:p>
          </table:table-cell>
          <table:table-cell office:value-type="float" office:value="32.54" calcext:value-type="float">
            <text:p>32.54</text:p>
          </table:table-cell>
          <table:table-cell table:formula="of:=20.6+([.B385]*20)" office:value-type="float" office:value="22.425562785174" calcext:value-type="float">
            <text:p>22.4255627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07</text:p>
          </table:table-cell>
          <table:table-cell office:value-type="float" office:value="0.0613639253462" calcext:value-type="float">
            <text:p>0.0613639253</text:p>
          </table:table-cell>
          <table:table-cell office:value-type="float" office:value="0.0114718041845" calcext:value-type="float">
            <text:p>0.0114718042</text:p>
          </table:table-cell>
          <table:table-cell office:value-type="float" office:value="33.45" calcext:value-type="float">
            <text:p>33.45</text:p>
          </table:table-cell>
          <table:table-cell table:formula="of:=20.6+([.B386]*20)" office:value-type="float" office:value="21.827278506924" calcext:value-type="float">
            <text:p>21.8272785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08</text:p>
          </table:table-cell>
          <table:table-cell office:value-type="float" office:value="0.00358152396818" calcext:value-type="float">
            <text:p>0.003581524</text:p>
          </table:table-cell>
          <table:table-cell office:value-type="float" office:value="0.012030775204" calcext:value-type="float">
            <text:p>0.0120307752</text:p>
          </table:table-cell>
          <table:table-cell office:value-type="float" office:value="34.31" calcext:value-type="float">
            <text:p>34.31</text:p>
          </table:table-cell>
          <table:table-cell table:formula="of:=20.6+([.B387]*20)" office:value-type="float" office:value="20.6716304793636" calcext:value-type="float">
            <text:p>20.6716304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09</text:p>
          </table:table-cell>
          <table:table-cell office:value-type="float" office:value="0.0148321432133" calcext:value-type="float">
            <text:p>0.0148321432</text:p>
          </table:table-cell>
          <table:table-cell office:value-type="float" office:value="0.0119576788396" calcext:value-type="float">
            <text:p>0.0119576788</text:p>
          </table:table-cell>
          <table:table-cell office:value-type="float" office:value="32.67" calcext:value-type="float">
            <text:p>32.67</text:p>
          </table:table-cell>
          <table:table-cell table:formula="of:=20.6+([.B388]*20)" office:value-type="float" office:value="20.896642864266" calcext:value-type="float">
            <text:p>20.8966428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12</text:p>
          </table:table-cell>
          <table:table-cell office:value-type="float" office:value="0.0425580730919" calcext:value-type="float">
            <text:p>0.0425580731</text:p>
          </table:table-cell>
          <table:table-cell office:value-type="float" office:value="0.0123347015401" calcext:value-type="float">
            <text:p>0.0123347015</text:p>
          </table:table-cell>
          <table:table-cell office:value-type="float" office:value="32.08" calcext:value-type="float">
            <text:p>32.08</text:p>
          </table:table-cell>
          <table:table-cell table:formula="of:=20.6+([.B389]*20)" office:value-type="float" office:value="21.451161461838" calcext:value-type="float">
            <text:p>21.4511614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13</text:p>
          </table:table-cell>
          <table:table-cell office:value-type="float" office:value="0.0605831523258" calcext:value-type="float">
            <text:p>0.0605831523</text:p>
          </table:table-cell>
          <table:table-cell office:value-type="float" office:value="0.0142132527468" calcext:value-type="float">
            <text:p>0.0142132527</text:p>
          </table:table-cell>
          <table:table-cell office:value-type="float" office:value="33.17" calcext:value-type="float">
            <text:p>33.17</text:p>
          </table:table-cell>
          <table:table-cell table:formula="of:=20.6+([.B390]*20)" office:value-type="float" office:value="21.811663046516" calcext:value-type="float">
            <text:p>21.8116630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14</text:p>
          </table:table-cell>
          <table:table-cell office:value-type="float" office:value="0.000845620487355" calcext:value-type="float">
            <text:p>0.0008456205</text:p>
          </table:table-cell>
          <table:table-cell office:value-type="float" office:value="0.0129028313147" calcext:value-type="float">
            <text:p>0.0129028313</text:p>
          </table:table-cell>
          <table:table-cell office:value-type="float" office:value="34.44" calcext:value-type="float">
            <text:p>34.44</text:p>
          </table:table-cell>
          <table:table-cell table:formula="of:=20.6+([.B391]*20)" office:value-type="float" office:value="20.6169124097471" calcext:value-type="float">
            <text:p>20.6169124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15</text:p>
          </table:table-cell>
          <table:table-cell office:value-type="float" office:value="0.0141353569121" calcext:value-type="float">
            <text:p>0.0141353569</text:p>
          </table:table-cell>
          <table:table-cell office:value-type="float" office:value="0.0138888778821" calcext:value-type="float">
            <text:p>0.0138888779</text:p>
          </table:table-cell>
          <table:table-cell office:value-type="float" office:value="33.78" calcext:value-type="float">
            <text:p>33.78</text:p>
          </table:table-cell>
          <table:table-cell table:formula="of:=20.6+([.B392]*20)" office:value-type="float" office:value="20.882707138242" calcext:value-type="float">
            <text:p>20.88270713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16</text:p>
          </table:table-cell>
          <table:table-cell office:value-type="float" office:value="0.0263508798716" calcext:value-type="float">
            <text:p>0.0263508799</text:p>
          </table:table-cell>
          <table:table-cell office:value-type="float" office:value="0.0141846999995" calcext:value-type="float">
            <text:p>0.0141847</text:p>
          </table:table-cell>
          <table:table-cell office:value-type="float" office:value="32.93" calcext:value-type="float">
            <text:p>32.93</text:p>
          </table:table-cell>
          <table:table-cell table:formula="of:=20.6+([.B393]*20)" office:value-type="float" office:value="21.127017597432" calcext:value-type="float">
            <text:p>21.1270175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19</text:p>
          </table:table-cell>
          <table:table-cell office:value-type="float" office:value="0.00901968607943" calcext:value-type="float">
            <text:p>0.0090196861</text:p>
          </table:table-cell>
          <table:table-cell office:value-type="float" office:value="0.0143457101786" calcext:value-type="float">
            <text:p>0.0143457102</text:p>
          </table:table-cell>
          <table:table-cell office:value-type="float" office:value="32.18" calcext:value-type="float">
            <text:p>32.18</text:p>
          </table:table-cell>
          <table:table-cell table:formula="of:=20.6+([.B394]*20)" office:value-type="float" office:value="20.7803937215886" calcext:value-type="float">
            <text:p>20.7803937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20</text:p>
          </table:table-cell>
          <table:table-cell office:value-type="float" office:value="0.0642872312187" calcext:value-type="float">
            <text:p>0.0642872312</text:p>
          </table:table-cell>
          <table:table-cell office:value-type="float" office:value="0.0108269974869" calcext:value-type="float">
            <text:p>0.0108269975</text:p>
          </table:table-cell>
          <table:table-cell office:value-type="float" office:value="30.34" calcext:value-type="float">
            <text:p>30.34</text:p>
          </table:table-cell>
          <table:table-cell table:formula="of:=20.6+([.B395]*20)" office:value-type="float" office:value="21.885744624374" calcext:value-type="float">
            <text:p>21.8857446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21</text:p>
          </table:table-cell>
          <table:table-cell office:value-type="float" office:value="0.0501801514859" calcext:value-type="float">
            <text:p>0.0501801515</text:p>
          </table:table-cell>
          <table:table-cell office:value-type="float" office:value="0.0108332954734" calcext:value-type="float">
            <text:p>0.0108332955</text:p>
          </table:table-cell>
          <table:table-cell office:value-type="float" office:value="29.86" calcext:value-type="float">
            <text:p>29.86</text:p>
          </table:table-cell>
          <table:table-cell table:formula="of:=20.6+([.B396]*20)" office:value-type="float" office:value="21.603603029718" calcext:value-type="float">
            <text:p>21.6036030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22</text:p>
          </table:table-cell>
          <table:table-cell office:value-type="float" office:value="0.146154026657" calcext:value-type="float">
            <text:p>0.1461540267</text:p>
          </table:table-cell>
          <table:table-cell office:value-type="float" office:value="0.0111129329025" calcext:value-type="float">
            <text:p>0.0111129329</text:p>
          </table:table-cell>
          <table:table-cell office:value-type="float" office:value="28.91" calcext:value-type="float">
            <text:p>28.91</text:p>
          </table:table-cell>
          <table:table-cell table:formula="of:=20.6+([.B397]*20)" office:value-type="float" office:value="23.52308053314" calcext:value-type="float">
            <text:p>23.5230805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23</text:p>
          </table:table-cell>
          <table:table-cell office:value-type="float" office:value="0.0561826321537" calcext:value-type="float">
            <text:p>0.0561826322</text:p>
          </table:table-cell>
          <table:table-cell office:value-type="float" office:value="0.0108004693311" calcext:value-type="float">
            <text:p>0.0108004693</text:p>
          </table:table-cell>
          <table:table-cell office:value-type="float" office:value="28.19" calcext:value-type="float">
            <text:p>28.19</text:p>
          </table:table-cell>
          <table:table-cell table:formula="of:=20.6+([.B398]*20)" office:value-type="float" office:value="21.723652643074" calcext:value-type="float">
            <text:p>21.7236526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27</text:p>
          </table:table-cell>
          <table:table-cell office:value-type="float" office:value="0.0133859335551" calcext:value-type="float">
            <text:p>0.0133859336</text:p>
          </table:table-cell>
          <table:table-cell office:value-type="float" office:value="0.010842502998" calcext:value-type="float">
            <text:p>0.010842503</text:p>
          </table:table-cell>
          <table:table-cell office:value-type="float" office:value="31.05" calcext:value-type="float">
            <text:p>31.05</text:p>
          </table:table-cell>
          <table:table-cell table:formula="of:=20.6+([.B399]*20)" office:value-type="float" office:value="20.867718671102" calcext:value-type="float">
            <text:p>20.8677186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28</text:p>
          </table:table-cell>
          <table:table-cell office:value-type="float" office:value="0.0224861911675" calcext:value-type="float">
            <text:p>0.0224861912</text:p>
          </table:table-cell>
          <table:table-cell office:value-type="float" office:value="0.0128960002878" calcext:value-type="float">
            <text:p>0.0128960003</text:p>
          </table:table-cell>
          <table:table-cell office:value-type="float" office:value="32.08" calcext:value-type="float">
            <text:p>32.08</text:p>
          </table:table-cell>
          <table:table-cell table:formula="of:=20.6+([.B400]*20)" office:value-type="float" office:value="21.04972382335" calcext:value-type="float">
            <text:p>21.0497238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29</text:p>
          </table:table-cell>
          <table:table-cell office:value-type="float" office:value="0.0854901124846" calcext:value-type="float">
            <text:p>0.0854901125</text:p>
          </table:table-cell>
          <table:table-cell office:value-type="float" office:value="0.0141163704016" calcext:value-type="float">
            <text:p>0.0141163704</text:p>
          </table:table-cell>
          <table:table-cell office:value-type="float" office:value="32.59" calcext:value-type="float">
            <text:p>32.59</text:p>
          </table:table-cell>
          <table:table-cell table:formula="of:=20.6+([.B401]*20)" office:value-type="float" office:value="22.309802249692" calcext:value-type="float">
            <text:p>22.3098022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1-12-30</text:p>
          </table:table-cell>
          <table:table-cell office:value-type="float" office:value="0.000178922199867" calcext:value-type="float">
            <text:p>0.0001789222</text:p>
          </table:table-cell>
          <table:table-cell office:value-type="float" office:value="0.0144112679714" calcext:value-type="float">
            <text:p>0.014411268</text:p>
          </table:table-cell>
          <table:table-cell office:value-type="float" office:value="32.69" calcext:value-type="float">
            <text:p>32.69</text:p>
          </table:table-cell>
          <table:table-cell table:formula="of:=20.6+([.B402]*20)" office:value-type="float" office:value="20.6035784439973" calcext:value-type="float">
            <text:p>20.603578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03</text:p>
          </table:table-cell>
          <table:table-cell office:value-type="float" office:value="0.0377332109647" calcext:value-type="float">
            <text:p>0.037733211</text:p>
          </table:table-cell>
          <table:table-cell office:value-type="float" office:value="0.0157155978482" calcext:value-type="float">
            <text:p>0.0157155978</text:p>
          </table:table-cell>
          <table:table-cell office:value-type="float" office:value="33.29" calcext:value-type="float">
            <text:p>33.29</text:p>
          </table:table-cell>
          <table:table-cell table:formula="of:=20.6+([.B403]*20)" office:value-type="float" office:value="21.354664219294" calcext:value-type="float">
            <text:p>21.3546642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04</text:p>
          </table:table-cell>
          <table:table-cell office:value-type="float" office:value="0.013656028888" calcext:value-type="float">
            <text:p>0.0136560289</text:p>
          </table:table-cell>
          <table:table-cell office:value-type="float" office:value="0.0157577829336" calcext:value-type="float">
            <text:p>0.0157577829</text:p>
          </table:table-cell>
          <table:table-cell office:value-type="float" office:value="31.09" calcext:value-type="float">
            <text:p>31.09</text:p>
          </table:table-cell>
          <table:table-cell table:formula="of:=20.6+([.B404]*20)" office:value-type="float" office:value="20.87312057776" calcext:value-type="float">
            <text:p>20.8731205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05</text:p>
          </table:table-cell>
          <table:table-cell office:value-type="float" office:value="0.0340690245135" calcext:value-type="float">
            <text:p>0.0340690245</text:p>
          </table:table-cell>
          <table:table-cell office:value-type="float" office:value="0.0155269894062" calcext:value-type="float">
            <text:p>0.0155269894</text:p>
          </table:table-cell>
          <table:table-cell office:value-type="float" office:value="30.55" calcext:value-type="float">
            <text:p>30.55</text:p>
          </table:table-cell>
          <table:table-cell table:formula="of:=20.6+([.B405]*20)" office:value-type="float" office:value="21.28138049027" calcext:value-type="float">
            <text:p>21.2813804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06</text:p>
          </table:table-cell>
          <table:table-cell office:value-type="float" office:value="0.0368767026718" calcext:value-type="float">
            <text:p>0.0368767027</text:p>
          </table:table-cell>
          <table:table-cell office:value-type="float" office:value="0.015639827566" calcext:value-type="float">
            <text:p>0.0156398276</text:p>
          </table:table-cell>
          <table:table-cell office:value-type="float" office:value="30.07" calcext:value-type="float">
            <text:p>30.07</text:p>
          </table:table-cell>
          <table:table-cell table:formula="of:=20.6+([.B406]*20)" office:value-type="float" office:value="21.337534053436" calcext:value-type="float">
            <text:p>21.3375340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09</text:p>
          </table:table-cell>
          <table:table-cell office:value-type="float" office:value="0.155108114168" calcext:value-type="float">
            <text:p>0.1551081142</text:p>
          </table:table-cell>
          <table:table-cell office:value-type="float" office:value="0.0158706351213" calcext:value-type="float">
            <text:p>0.0158706351</text:p>
          </table:table-cell>
          <table:table-cell office:value-type="float" office:value="32.05" calcext:value-type="float">
            <text:p>32.05</text:p>
          </table:table-cell>
          <table:table-cell table:formula="of:=20.6+([.B407]*20)" office:value-type="float" office:value="23.70216228336" calcext:value-type="float">
            <text:p>23.7021622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10</text:p>
          </table:table-cell>
          <table:table-cell office:value-type="float" office:value="0.104242998851" calcext:value-type="float">
            <text:p>0.1042429989</text:p>
          </table:table-cell>
          <table:table-cell office:value-type="float" office:value="0.0165136536353" calcext:value-type="float">
            <text:p>0.0165136536</text:p>
          </table:table-cell>
          <table:table-cell office:value-type="float" office:value="31.47" calcext:value-type="float">
            <text:p>31.47</text:p>
          </table:table-cell>
          <table:table-cell table:formula="of:=20.6+([.B408]*20)" office:value-type="float" office:value="22.68485997702" calcext:value-type="float">
            <text:p>22.684859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11</text:p>
          </table:table-cell>
          <table:table-cell office:value-type="float" office:value="0.040036656894" calcext:value-type="float">
            <text:p>0.0400366569</text:p>
          </table:table-cell>
          <table:table-cell office:value-type="float" office:value="0.0185031725736" calcext:value-type="float">
            <text:p>0.0185031726</text:p>
          </table:table-cell>
          <table:table-cell office:value-type="float" office:value="31.48" calcext:value-type="float">
            <text:p>31.48</text:p>
          </table:table-cell>
          <table:table-cell table:formula="of:=20.6+([.B409]*20)" office:value-type="float" office:value="21.40073313788" calcext:value-type="float">
            <text:p>21.4007331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12</text:p>
          </table:table-cell>
          <table:table-cell office:value-type="float" office:value="0.0791873911887" calcext:value-type="float">
            <text:p>0.0791873912</text:p>
          </table:table-cell>
          <table:table-cell office:value-type="float" office:value="0.020176267797" calcext:value-type="float">
            <text:p>0.0201762678</text:p>
          </table:table-cell>
          <table:table-cell office:value-type="float" office:value="32.64" calcext:value-type="float">
            <text:p>32.64</text:p>
          </table:table-cell>
          <table:table-cell table:formula="of:=20.6+([.B410]*20)" office:value-type="float" office:value="22.183747823774" calcext:value-type="float">
            <text:p>22.1837478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13</text:p>
          </table:table-cell>
          <table:table-cell office:value-type="float" office:value="0.0512935989045" calcext:value-type="float">
            <text:p>0.0512935989</text:p>
          </table:table-cell>
          <table:table-cell office:value-type="float" office:value="0.0227626057025" calcext:value-type="float">
            <text:p>0.0227626057</text:p>
          </table:table-cell>
          <table:table-cell office:value-type="float" office:value="32.61" calcext:value-type="float">
            <text:p>32.61</text:p>
          </table:table-cell>
          <table:table-cell table:formula="of:=20.6+([.B411]*20)" office:value-type="float" office:value="21.62587197809" calcext:value-type="float">
            <text:p>21.6258719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17</text:p>
          </table:table-cell>
          <table:table-cell office:value-type="float" office:value="0.102034636891" calcext:value-type="float">
            <text:p>0.1020346369</text:p>
          </table:table-cell>
          <table:table-cell office:value-type="float" office:value="0.022528282112" calcext:value-type="float">
            <text:p>0.0225282821</text:p>
          </table:table-cell>
          <table:table-cell office:value-type="float" office:value="33.88" calcext:value-type="float">
            <text:p>33.88</text:p>
          </table:table-cell>
          <table:table-cell table:formula="of:=20.6+([.B412]*20)" office:value-type="float" office:value="22.64069273782" calcext:value-type="float">
            <text:p>22.6406927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18</text:p>
          </table:table-cell>
          <table:table-cell office:value-type="float" office:value="0.116905378416" calcext:value-type="float">
            <text:p>0.1169053784</text:p>
          </table:table-cell>
          <table:table-cell office:value-type="float" office:value="0.0234692852367" calcext:value-type="float">
            <text:p>0.0234692852</text:p>
          </table:table-cell>
          <table:table-cell office:value-type="float" office:value="32.7" calcext:value-type="float">
            <text:p>32.7</text:p>
          </table:table-cell>
          <table:table-cell table:formula="of:=20.6+([.B413]*20)" office:value-type="float" office:value="22.93810756832" calcext:value-type="float">
            <text:p>22.9381075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19</text:p>
          </table:table-cell>
          <table:table-cell office:value-type="float" office:value="0.111354483771" calcext:value-type="float">
            <text:p>0.1113544838</text:p>
          </table:table-cell>
          <table:table-cell office:value-type="float" office:value="0.0236210780637" calcext:value-type="float">
            <text:p>0.0236210781</text:p>
          </table:table-cell>
          <table:table-cell office:value-type="float" office:value="32.45" calcext:value-type="float">
            <text:p>32.45</text:p>
          </table:table-cell>
          <table:table-cell table:formula="of:=20.6+([.B414]*20)" office:value-type="float" office:value="22.82708967542" calcext:value-type="float">
            <text:p>22.8270896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20</text:p>
          </table:table-cell>
          <table:table-cell office:value-type="float" office:value="0.0115028860259" calcext:value-type="float">
            <text:p>0.011502886</text:p>
          </table:table-cell>
          <table:table-cell office:value-type="float" office:value="0.0236309059052" calcext:value-type="float">
            <text:p>0.0236309059</text:p>
          </table:table-cell>
          <table:table-cell office:value-type="float" office:value="33.56" calcext:value-type="float">
            <text:p>33.56</text:p>
          </table:table-cell>
          <table:table-cell table:formula="of:=20.6+([.B415]*20)" office:value-type="float" office:value="20.830057720518" calcext:value-type="float">
            <text:p>20.8300577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23</text:p>
          </table:table-cell>
          <table:table-cell office:value-type="float" office:value="0.0365982536787" calcext:value-type="float">
            <text:p>0.0365982537</text:p>
          </table:table-cell>
          <table:table-cell office:value-type="float" office:value="0.0532685514652" calcext:value-type="float">
            <text:p>0.0532685515</text:p>
          </table:table-cell>
          <table:table-cell office:value-type="float" office:value="33.49" calcext:value-type="float">
            <text:p>33.49</text:p>
          </table:table-cell>
          <table:table-cell table:formula="of:=20.6+([.B416]*20)" office:value-type="float" office:value="21.331965073574" calcext:value-type="float">
            <text:p>21.3319650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24</text:p>
          </table:table-cell>
          <table:table-cell office:value-type="float" office:value="0.00705889272619" calcext:value-type="float">
            <text:p>0.0070588927</text:p>
          </table:table-cell>
          <table:table-cell office:value-type="float" office:value="0.056348725976" calcext:value-type="float">
            <text:p>0.056348726</text:p>
          </table:table-cell>
          <table:table-cell office:value-type="float" office:value="33.16" calcext:value-type="float">
            <text:p>33.16</text:p>
          </table:table-cell>
          <table:table-cell table:formula="of:=20.6+([.B417]*20)" office:value-type="float" office:value="20.7411778545238" calcext:value-type="float">
            <text:p>20.7411778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25</text:p>
          </table:table-cell>
          <table:table-cell office:value-type="float" office:value="0.0499072049223" calcext:value-type="float">
            <text:p>0.0499072049</text:p>
          </table:table-cell>
          <table:table-cell office:value-type="float" office:value="0.0380130266167" calcext:value-type="float">
            <text:p>0.0380130266</text:p>
          </table:table-cell>
          <table:table-cell office:value-type="float" office:value="22.18" calcext:value-type="float">
            <text:p>22.18</text:p>
          </table:table-cell>
          <table:table-cell table:formula="of:=20.6+([.B418]*20)" office:value-type="float" office:value="21.598144098446" calcext:value-type="float">
            <text:p>21.5981440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26</text:p>
          </table:table-cell>
          <table:table-cell office:value-type="float" office:value="0.199871910157" calcext:value-type="float">
            <text:p>0.1998719102</text:p>
          </table:table-cell>
          <table:table-cell office:value-type="float" office:value="0.0386181303292" calcext:value-type="float">
            <text:p>0.0386181303</text:p>
          </table:table-cell>
          <table:table-cell office:value-type="float" office:value="21.48" calcext:value-type="float">
            <text:p>21.48</text:p>
          </table:table-cell>
          <table:table-cell table:formula="of:=20.6+([.B419]*20)" office:value-type="float" office:value="24.59743820314" calcext:value-type="float">
            <text:p>24.5974382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27</text:p>
          </table:table-cell>
          <table:table-cell office:value-type="float" office:value="0.38163369668" calcext:value-type="float">
            <text:p>0.3816336967</text:p>
          </table:table-cell>
          <table:table-cell office:value-type="float" office:value="0.0385425704169" calcext:value-type="float">
            <text:p>0.0385425704</text:p>
          </table:table-cell>
          <table:table-cell office:value-type="float" office:value="21.24" calcext:value-type="float">
            <text:p>21.24</text:p>
          </table:table-cell>
          <table:table-cell table:formula="of:=20.6+([.B420]*20)" office:value-type="float" office:value="28.2326739336" calcext:value-type="float">
            <text:p>28.2326739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30</text:p>
          </table:table-cell>
          <table:table-cell office:value-type="float" office:value="0.348305693088" calcext:value-type="float">
            <text:p>0.3483056931</text:p>
          </table:table-cell>
          <table:table-cell office:value-type="float" office:value="0.0392429282616" calcext:value-type="float">
            <text:p>0.0392429283</text:p>
          </table:table-cell>
          <table:table-cell office:value-type="float" office:value="21.52" calcext:value-type="float">
            <text:p>21.52</text:p>
          </table:table-cell>
          <table:table-cell table:formula="of:=20.6+([.B421]*20)" office:value-type="float" office:value="27.56611386176" calcext:value-type="float">
            <text:p>27.5661138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1-31</text:p>
          </table:table-cell>
          <table:table-cell office:value-type="float" office:value="0.148340754992" calcext:value-type="float">
            <text:p>0.148340755</text:p>
          </table:table-cell>
          <table:table-cell office:value-type="float" office:value="0.0392518902243" calcext:value-type="float">
            <text:p>0.0392518902</text:p>
          </table:table-cell>
          <table:table-cell office:value-type="float" office:value="21.14" calcext:value-type="float">
            <text:p>21.14</text:p>
          </table:table-cell>
          <table:table-cell table:formula="of:=20.6+([.B422]*20)" office:value-type="float" office:value="23.56681509984" calcext:value-type="float">
            <text:p>23.5668150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01</text:p>
          </table:table-cell>
          <table:table-cell office:value-type="float" office:value="0.186966048087" calcext:value-type="float">
            <text:p>0.1869660481</text:p>
          </table:table-cell>
          <table:table-cell office:value-type="float" office:value="0.041132608169" calcext:value-type="float">
            <text:p>0.0411326082</text:p>
          </table:table-cell>
          <table:table-cell office:value-type="float" office:value="20.75" calcext:value-type="float">
            <text:p>20.75</text:p>
          </table:table-cell>
          <table:table-cell table:formula="of:=20.6+([.B423]*20)" office:value-type="float" office:value="24.33932096174" calcext:value-type="float">
            <text:p>24.33932096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02</text:p>
          </table:table-cell>
          <table:table-cell office:value-type="float" office:value="0.334558979076" calcext:value-type="float">
            <text:p>0.3345589791</text:p>
          </table:table-cell>
          <table:table-cell office:value-type="float" office:value="0.0434903604027" calcext:value-type="float">
            <text:p>0.0434903604</text:p>
          </table:table-cell>
          <table:table-cell office:value-type="float" office:value="19.67" calcext:value-type="float">
            <text:p>19.67</text:p>
          </table:table-cell>
          <table:table-cell table:formula="of:=20.6+([.B424]*20)" office:value-type="float" office:value="27.29117958152" calcext:value-type="float">
            <text:p>27.2911795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03</text:p>
          </table:table-cell>
          <table:table-cell office:value-type="float" office:value="0.000683583063897" calcext:value-type="float">
            <text:p>0.0006835831</text:p>
          </table:table-cell>
          <table:table-cell office:value-type="float" office:value="0.0431212118586" calcext:value-type="float">
            <text:p>0.0431212119</text:p>
          </table:table-cell>
          <table:table-cell office:value-type="float" office:value="19.55" calcext:value-type="float">
            <text:p>19.55</text:p>
          </table:table-cell>
          <table:table-cell table:formula="of:=20.6+([.B425]*20)" office:value-type="float" office:value="20.6136716612779" calcext:value-type="float">
            <text:p>20.61367166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06</text:p>
          </table:table-cell>
          <table:table-cell office:value-type="float" office:value="0.0352877821902" calcext:value-type="float">
            <text:p>0.0352877822</text:p>
          </table:table-cell>
          <table:table-cell office:value-type="float" office:value="0.044026787703" calcext:value-type="float">
            <text:p>0.0440267877</text:p>
          </table:table-cell>
          <table:table-cell office:value-type="float" office:value="20" calcext:value-type="float">
            <text:p>20</text:p>
          </table:table-cell>
          <table:table-cell table:formula="of:=20.6+([.B426]*20)" office:value-type="float" office:value="21.305755643804" calcext:value-type="float">
            <text:p>21.3057556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07</text:p>
          </table:table-cell>
          <table:table-cell office:value-type="float" office:value="0.154443027536" calcext:value-type="float">
            <text:p>0.1544430275</text:p>
          </table:table-cell>
          <table:table-cell office:value-type="float" office:value="0.0445734913318" calcext:value-type="float">
            <text:p>0.0445734913</text:p>
          </table:table-cell>
          <table:table-cell office:value-type="float" office:value="22.63" calcext:value-type="float">
            <text:p>22.63</text:p>
          </table:table-cell>
          <table:table-cell table:formula="of:=20.6+([.B427]*20)" office:value-type="float" office:value="23.68886055072" calcext:value-type="float">
            <text:p>23.6888605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08</text:p>
          </table:table-cell>
          <table:table-cell office:value-type="float" office:value="0.156664051643" calcext:value-type="float">
            <text:p>0.1566640516</text:p>
          </table:table-cell>
          <table:table-cell office:value-type="float" office:value="0.0437238266919" calcext:value-type="float">
            <text:p>0.0437238267</text:p>
          </table:table-cell>
          <table:table-cell office:value-type="float" office:value="24.7" calcext:value-type="float">
            <text:p>24.7</text:p>
          </table:table-cell>
          <table:table-cell table:formula="of:=20.6+([.B428]*20)" office:value-type="float" office:value="23.73328103286" calcext:value-type="float">
            <text:p>23.7332810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09</text:p>
          </table:table-cell>
          <table:table-cell office:value-type="float" office:value="0.0521254287835" calcext:value-type="float">
            <text:p>0.0521254288</text:p>
          </table:table-cell>
          <table:table-cell office:value-type="float" office:value="0.0396095415803" calcext:value-type="float">
            <text:p>0.0396095416</text:p>
          </table:table-cell>
          <table:table-cell office:value-type="float" office:value="27.31" calcext:value-type="float">
            <text:p>27.31</text:p>
          </table:table-cell>
          <table:table-cell table:formula="of:=20.6+([.B429]*20)" office:value-type="float" office:value="21.64250857567" calcext:value-type="float">
            <text:p>21.64250857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10</text:p>
          </table:table-cell>
          <table:table-cell office:value-type="float" office:value="0.0225858783543" calcext:value-type="float">
            <text:p>0.0225858784</text:p>
          </table:table-cell>
          <table:table-cell office:value-type="float" office:value="0.0399870572471" calcext:value-type="float">
            <text:p>0.0399870572</text:p>
          </table:table-cell>
          <table:table-cell office:value-type="float" office:value="29.09" calcext:value-type="float">
            <text:p>29.09</text:p>
          </table:table-cell>
          <table:table-cell table:formula="of:=20.6+([.B430]*20)" office:value-type="float" office:value="21.051717567086" calcext:value-type="float">
            <text:p>21.0517175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13</text:p>
          </table:table-cell>
          <table:table-cell office:value-type="float" office:value="0.0342911822315" calcext:value-type="float">
            <text:p>0.0342911822</text:p>
          </table:table-cell>
          <table:table-cell office:value-type="float" office:value="0.0385904201678" calcext:value-type="float">
            <text:p>0.0385904202</text:p>
          </table:table-cell>
          <table:table-cell office:value-type="float" office:value="30.82" calcext:value-type="float">
            <text:p>30.82</text:p>
          </table:table-cell>
          <table:table-cell table:formula="of:=20.6+([.B431]*20)" office:value-type="float" office:value="21.28582364463" calcext:value-type="float">
            <text:p>21.2858236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14</text:p>
          </table:table-cell>
          <table:table-cell office:value-type="float" office:value="0.0258041480596" calcext:value-type="float">
            <text:p>0.0258041481</text:p>
          </table:table-cell>
          <table:table-cell office:value-type="float" office:value="0.0382477467011" calcext:value-type="float">
            <text:p>0.0382477467</text:p>
          </table:table-cell>
          <table:table-cell office:value-type="float" office:value="31.52" calcext:value-type="float">
            <text:p>31.52</text:p>
          </table:table-cell>
          <table:table-cell table:formula="of:=20.6+([.B432]*20)" office:value-type="float" office:value="21.116082961192" calcext:value-type="float">
            <text:p>21.1160829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15</text:p>
          </table:table-cell>
          <table:table-cell office:value-type="float" office:value="0.155425952681" calcext:value-type="float">
            <text:p>0.1554259527</text:p>
          </table:table-cell>
          <table:table-cell office:value-type="float" office:value="0.035659396178" calcext:value-type="float">
            <text:p>0.0356593962</text:p>
          </table:table-cell>
          <table:table-cell office:value-type="float" office:value="32.93" calcext:value-type="float">
            <text:p>32.93</text:p>
          </table:table-cell>
          <table:table-cell table:formula="of:=20.6+([.B433]*20)" office:value-type="float" office:value="23.70851905362" calcext:value-type="float">
            <text:p>23.708519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16</text:p>
          </table:table-cell>
          <table:table-cell office:value-type="float" office:value="0.229684848216" calcext:value-type="float">
            <text:p>0.2296848482</text:p>
          </table:table-cell>
          <table:table-cell office:value-type="float" office:value="0.0365410268255" calcext:value-type="float">
            <text:p>0.0365410268</text:p>
          </table:table-cell>
          <table:table-cell office:value-type="float" office:value="32.62" calcext:value-type="float">
            <text:p>32.62</text:p>
          </table:table-cell>
          <table:table-cell table:formula="of:=20.6+([.B434]*20)" office:value-type="float" office:value="25.19369696432" calcext:value-type="float">
            <text:p>25.1936969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17</text:p>
          </table:table-cell>
          <table:table-cell office:value-type="float" office:value="0.00905588926892" calcext:value-type="float">
            <text:p>0.0090558893</text:p>
          </table:table-cell>
          <table:table-cell office:value-type="float" office:value="0.0371799727488" calcext:value-type="float">
            <text:p>0.0371799727</text:p>
          </table:table-cell>
          <table:table-cell office:value-type="float" office:value="33.43" calcext:value-type="float">
            <text:p>33.43</text:p>
          </table:table-cell>
          <table:table-cell table:formula="of:=20.6+([.B435]*20)" office:value-type="float" office:value="20.7811177853784" calcext:value-type="float">
            <text:p>20.78111778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21</text:p>
          </table:table-cell>
          <table:table-cell office:value-type="float" office:value="0.0073645628025" calcext:value-type="float">
            <text:p>0.0073645628</text:p>
          </table:table-cell>
          <table:table-cell office:value-type="float" office:value="0.0361275053812" calcext:value-type="float">
            <text:p>0.0361275054</text:p>
          </table:table-cell>
          <table:table-cell office:value-type="float" office:value="32.77" calcext:value-type="float">
            <text:p>32.77</text:p>
          </table:table-cell>
          <table:table-cell table:formula="of:=20.6+([.B436]*20)" office:value-type="float" office:value="20.74729125605" calcext:value-type="float">
            <text:p>20.7472912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22</text:p>
          </table:table-cell>
          <table:table-cell office:value-type="float" office:value="0.00780973513048" calcext:value-type="float">
            <text:p>0.0078097351</text:p>
          </table:table-cell>
          <table:table-cell office:value-type="float" office:value="0.0401124787607" calcext:value-type="float">
            <text:p>0.0401124788</text:p>
          </table:table-cell>
          <table:table-cell office:value-type="float" office:value="32.78" calcext:value-type="float">
            <text:p>32.78</text:p>
          </table:table-cell>
          <table:table-cell table:formula="of:=20.6+([.B437]*20)" office:value-type="float" office:value="20.7561947026096" calcext:value-type="float">
            <text:p>20.7561947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23</text:p>
          </table:table-cell>
          <table:table-cell office:value-type="float" office:value="0.0222747354895" calcext:value-type="float">
            <text:p>0.0222747355</text:p>
          </table:table-cell>
          <table:table-cell office:value-type="float" office:value="0.0406354711661" calcext:value-type="float">
            <text:p>0.0406354712</text:p>
          </table:table-cell>
          <table:table-cell office:value-type="float" office:value="30.34" calcext:value-type="float">
            <text:p>30.34</text:p>
          </table:table-cell>
          <table:table-cell table:formula="of:=20.6+([.B438]*20)" office:value-type="float" office:value="21.04549470979" calcext:value-type="float">
            <text:p>21.04549470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24</text:p>
          </table:table-cell>
          <table:table-cell office:value-type="float" office:value="0.0131358230644" calcext:value-type="float">
            <text:p>0.0131358231</text:p>
          </table:table-cell>
          <table:table-cell office:value-type="float" office:value="0.04025337269" calcext:value-type="float">
            <text:p>0.0402533727</text:p>
          </table:table-cell>
          <table:table-cell office:value-type="float" office:value="28.76" calcext:value-type="float">
            <text:p>28.76</text:p>
          </table:table-cell>
          <table:table-cell table:formula="of:=20.6+([.B439]*20)" office:value-type="float" office:value="20.862716461288" calcext:value-type="float">
            <text:p>20.86271646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27</text:p>
          </table:table-cell>
          <table:table-cell office:value-type="float" office:value="0.00574185520491" calcext:value-type="float">
            <text:p>0.0057418552</text:p>
          </table:table-cell>
          <table:table-cell office:value-type="float" office:value="0.0407155353983" calcext:value-type="float">
            <text:p>0.0407155354</text:p>
          </table:table-cell>
          <table:table-cell office:value-type="float" office:value="29.69" calcext:value-type="float">
            <text:p>29.69</text:p>
          </table:table-cell>
          <table:table-cell table:formula="of:=20.6+([.B440]*20)" office:value-type="float" office:value="20.7148371040982" calcext:value-type="float">
            <text:p>20.7148371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28</text:p>
          </table:table-cell>
          <table:table-cell office:value-type="float" office:value="0.00379033523039" calcext:value-type="float">
            <text:p>0.0037903352</text:p>
          </table:table-cell>
          <table:table-cell office:value-type="float" office:value="0.0408272156868" calcext:value-type="float">
            <text:p>0.0408272157</text:p>
          </table:table-cell>
          <table:table-cell office:value-type="float" office:value="30.96" calcext:value-type="float">
            <text:p>30.96</text:p>
          </table:table-cell>
          <table:table-cell table:formula="of:=20.6+([.B441]*20)" office:value-type="float" office:value="20.6758067046078" calcext:value-type="float">
            <text:p>20.67580670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2-29</text:p>
          </table:table-cell>
          <table:table-cell office:value-type="float" office:value="0.0576039265865" calcext:value-type="float">
            <text:p>0.0576039266</text:p>
          </table:table-cell>
          <table:table-cell office:value-type="float" office:value="0.0416266942445" calcext:value-type="float">
            <text:p>0.0416266942</text:p>
          </table:table-cell>
          <table:table-cell office:value-type="float" office:value="34.6" calcext:value-type="float">
            <text:p>34.6</text:p>
          </table:table-cell>
          <table:table-cell table:formula="of:=20.6+([.B442]*20)" office:value-type="float" office:value="21.75207853173" calcext:value-type="float">
            <text:p>21.7520785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01</text:p>
          </table:table-cell>
          <table:table-cell office:value-type="float" office:value="0.17617636367" calcext:value-type="float">
            <text:p>0.1761763637</text:p>
          </table:table-cell>
          <table:table-cell office:value-type="float" office:value="0.0431151649895" calcext:value-type="float">
            <text:p>0.043115165</text:p>
          </table:table-cell>
          <table:table-cell office:value-type="float" office:value="34.24" calcext:value-type="float">
            <text:p>34.24</text:p>
          </table:table-cell>
          <table:table-cell table:formula="of:=20.6+([.B443]*20)" office:value-type="float" office:value="24.1235272734" calcext:value-type="float">
            <text:p>24.1235272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02</text:p>
          </table:table-cell>
          <table:table-cell office:value-type="float" office:value="0.112349164431" calcext:value-type="float">
            <text:p>0.1123491644</text:p>
          </table:table-cell>
          <table:table-cell office:value-type="float" office:value="0.0444955769488" calcext:value-type="float">
            <text:p>0.0444955769</text:p>
          </table:table-cell>
          <table:table-cell office:value-type="float" office:value="32.47" calcext:value-type="float">
            <text:p>32.47</text:p>
          </table:table-cell>
          <table:table-cell table:formula="of:=20.6+([.B444]*20)" office:value-type="float" office:value="22.84698328862" calcext:value-type="float">
            <text:p>22.8469832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05</text:p>
          </table:table-cell>
          <table:table-cell office:value-type="float" office:value="0.0120876512568" calcext:value-type="float">
            <text:p>0.0120876513</text:p>
          </table:table-cell>
          <table:table-cell office:value-type="float" office:value="0.0422262568595" calcext:value-type="float">
            <text:p>0.0422262569</text:p>
          </table:table-cell>
          <table:table-cell office:value-type="float" office:value="33.81" calcext:value-type="float">
            <text:p>33.81</text:p>
          </table:table-cell>
          <table:table-cell table:formula="of:=20.6+([.B445]*20)" office:value-type="float" office:value="20.841753025136" calcext:value-type="float">
            <text:p>20.8417530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06</text:p>
          </table:table-cell>
          <table:table-cell office:value-type="float" office:value="0.2138365949" calcext:value-type="float">
            <text:p>0.2138365949</text:p>
          </table:table-cell>
          <table:table-cell office:value-type="float" office:value="0.0426750006606" calcext:value-type="float">
            <text:p>0.0426750007</text:p>
          </table:table-cell>
          <table:table-cell office:value-type="float" office:value="34.4" calcext:value-type="float">
            <text:p>34.4</text:p>
          </table:table-cell>
          <table:table-cell table:formula="of:=20.6+([.B446]*20)" office:value-type="float" office:value="24.876731898" calcext:value-type="float">
            <text:p>24.876731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07</text:p>
          </table:table-cell>
          <table:table-cell office:value-type="float" office:value="0.000958281744658" calcext:value-type="float">
            <text:p>0.0009582817</text:p>
          </table:table-cell>
          <table:table-cell office:value-type="float" office:value="0.0430962044672" calcext:value-type="float">
            <text:p>0.0430962045</text:p>
          </table:table-cell>
          <table:table-cell office:value-type="float" office:value="32.91" calcext:value-type="float">
            <text:p>32.91</text:p>
          </table:table-cell>
          <table:table-cell table:formula="of:=20.6+([.B447]*20)" office:value-type="float" office:value="20.6191656348932" calcext:value-type="float">
            <text:p>20.61916563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08</text:p>
          </table:table-cell>
          <table:table-cell office:value-type="float" office:value="0.0445978651988" calcext:value-type="float">
            <text:p>0.0445978652</text:p>
          </table:table-cell>
          <table:table-cell office:value-type="float" office:value="0.0422568186693" calcext:value-type="float">
            <text:p>0.0422568187</text:p>
          </table:table-cell>
          <table:table-cell office:value-type="float" office:value="30.08" calcext:value-type="float">
            <text:p>30.08</text:p>
          </table:table-cell>
          <table:table-cell table:formula="of:=20.6+([.B448]*20)" office:value-type="float" office:value="21.491957303976" calcext:value-type="float">
            <text:p>21.491957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09</text:p>
          </table:table-cell>
          <table:table-cell office:value-type="float" office:value="0.00799759560021" calcext:value-type="float">
            <text:p>0.0079975956</text:p>
          </table:table-cell>
          <table:table-cell office:value-type="float" office:value="0.0431119408691" calcext:value-type="float">
            <text:p>0.0431119409</text:p>
          </table:table-cell>
          <table:table-cell office:value-type="float" office:value="29.44" calcext:value-type="float">
            <text:p>29.44</text:p>
          </table:table-cell>
          <table:table-cell table:formula="of:=20.6+([.B449]*20)" office:value-type="float" office:value="20.7599519120042" calcext:value-type="float">
            <text:p>20.759951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12</text:p>
          </table:table-cell>
          <table:table-cell office:value-type="float" office:value="0.0168641774689" calcext:value-type="float">
            <text:p>0.0168641775</text:p>
          </table:table-cell>
          <table:table-cell office:value-type="float" office:value="0.043180393439" calcext:value-type="float">
            <text:p>0.0431803934</text:p>
          </table:table-cell>
          <table:table-cell office:value-type="float" office:value="28.99" calcext:value-type="float">
            <text:p>28.99</text:p>
          </table:table-cell>
          <table:table-cell table:formula="of:=20.6+([.B450]*20)" office:value-type="float" office:value="20.937283549378" calcext:value-type="float">
            <text:p>20.9372835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13</text:p>
          </table:table-cell>
          <table:table-cell office:value-type="float" office:value="0.0104015134284" calcext:value-type="float">
            <text:p>0.0104015134</text:p>
          </table:table-cell>
          <table:table-cell office:value-type="float" office:value="0.0406934103032" calcext:value-type="float">
            <text:p>0.0406934103</text:p>
          </table:table-cell>
          <table:table-cell office:value-type="float" office:value="28.31" calcext:value-type="float">
            <text:p>28.31</text:p>
          </table:table-cell>
          <table:table-cell table:formula="of:=20.6+([.B451]*20)" office:value-type="float" office:value="20.808030268568" calcext:value-type="float">
            <text:p>20.8080302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14</text:p>
          </table:table-cell>
          <table:table-cell office:value-type="float" office:value="0.0538059722002" calcext:value-type="float">
            <text:p>0.0538059722</text:p>
          </table:table-cell>
          <table:table-cell office:value-type="float" office:value="0.0376023244803" calcext:value-type="float">
            <text:p>0.0376023245</text:p>
          </table:table-cell>
          <table:table-cell office:value-type="float" office:value="37.24" calcext:value-type="float">
            <text:p>37.24</text:p>
          </table:table-cell>
          <table:table-cell table:formula="of:=20.6+([.B452]*20)" office:value-type="float" office:value="21.676119444004" calcext:value-type="float">
            <text:p>21.676119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15</text:p>
          </table:table-cell>
          <table:table-cell office:value-type="float" office:value="0.129530873304" calcext:value-type="float">
            <text:p>0.1295308733</text:p>
          </table:table-cell>
          <table:table-cell office:value-type="float" office:value="0.0435878021159" calcext:value-type="float">
            <text:p>0.0435878021</text:p>
          </table:table-cell>
          <table:table-cell office:value-type="float" office:value="42.06" calcext:value-type="float">
            <text:p>42.06</text:p>
          </table:table-cell>
          <table:table-cell table:formula="of:=20.6+([.B453]*20)" office:value-type="float" office:value="23.19061746608" calcext:value-type="float">
            <text:p>23.1906174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16</text:p>
          </table:table-cell>
          <table:table-cell office:value-type="float" office:value="0.103033743666" calcext:value-type="float">
            <text:p>0.1030337437</text:p>
          </table:table-cell>
          <table:table-cell office:value-type="float" office:value="0.0440173108517" calcext:value-type="float">
            <text:p>0.0440173109</text:p>
          </table:table-cell>
          <table:table-cell office:value-type="float" office:value="40.73" calcext:value-type="float">
            <text:p>40.73</text:p>
          </table:table-cell>
          <table:table-cell table:formula="of:=20.6+([.B454]*20)" office:value-type="float" office:value="22.66067487332" calcext:value-type="float">
            <text:p>22.6606748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19</text:p>
          </table:table-cell>
          <table:table-cell office:value-type="float" office:value="0.00000451751090398" calcext:value-type="float">
            <text:p>4.51751090398E-006</text:p>
          </table:table-cell>
          <table:table-cell office:value-type="float" office:value="0.0414427590461" calcext:value-type="float">
            <text:p>0.041442759</text:p>
          </table:table-cell>
          <table:table-cell office:value-type="float" office:value="38.9" calcext:value-type="float">
            <text:p>38.9</text:p>
          </table:table-cell>
          <table:table-cell table:formula="of:=20.6+([.B455]*20)" office:value-type="float" office:value="20.6000903502181" calcext:value-type="float">
            <text:p>20.6000903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20</text:p>
          </table:table-cell>
          <table:table-cell office:value-type="float" office:value="0.0040651843895" calcext:value-type="float">
            <text:p>0.0040651844</text:p>
          </table:table-cell>
          <table:table-cell office:value-type="float" office:value="0.0437242635916" calcext:value-type="float">
            <text:p>0.0437242636</text:p>
          </table:table-cell>
          <table:table-cell office:value-type="float" office:value="36.89" calcext:value-type="float">
            <text:p>36.89</text:p>
          </table:table-cell>
          <table:table-cell table:formula="of:=20.6+([.B456]*20)" office:value-type="float" office:value="20.68130368779" calcext:value-type="float">
            <text:p>20.68130368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21</text:p>
          </table:table-cell>
          <table:table-cell office:value-type="float" office:value="0.00921102135945" calcext:value-type="float">
            <text:p>0.0092110214</text:p>
          </table:table-cell>
          <table:table-cell office:value-type="float" office:value="0.0435484138949" calcext:value-type="float">
            <text:p>0.0435484139</text:p>
          </table:table-cell>
          <table:table-cell office:value-type="float" office:value="33.6" calcext:value-type="float">
            <text:p>33.6</text:p>
          </table:table-cell>
          <table:table-cell table:formula="of:=20.6+([.B457]*20)" office:value-type="float" office:value="20.784220427189" calcext:value-type="float">
            <text:p>20.7842204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22</text:p>
          </table:table-cell>
          <table:table-cell office:value-type="float" office:value="0.0502337361699" calcext:value-type="float">
            <text:p>0.0502337362</text:p>
          </table:table-cell>
          <table:table-cell office:value-type="float" office:value="0.0435797048704" calcext:value-type="float">
            <text:p>0.0435797049</text:p>
          </table:table-cell>
          <table:table-cell office:value-type="float" office:value="32.98" calcext:value-type="float">
            <text:p>32.98</text:p>
          </table:table-cell>
          <table:table-cell table:formula="of:=20.6+([.B458]*20)" office:value-type="float" office:value="21.604674723398" calcext:value-type="float">
            <text:p>21.6046747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23</text:p>
          </table:table-cell>
          <table:table-cell office:value-type="float" office:value="0.0143696250931" calcext:value-type="float">
            <text:p>0.0143696251</text:p>
          </table:table-cell>
          <table:table-cell office:value-type="float" office:value="0.0447071399302" calcext:value-type="float">
            <text:p>0.0447071399</text:p>
          </table:table-cell>
          <table:table-cell office:value-type="float" office:value="32.39" calcext:value-type="float">
            <text:p>32.39</text:p>
          </table:table-cell>
          <table:table-cell table:formula="of:=20.6+([.B459]*20)" office:value-type="float" office:value="20.887392501862" calcext:value-type="float">
            <text:p>20.8873925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26</text:p>
          </table:table-cell>
          <table:table-cell office:value-type="float" office:value="0.037556444094" calcext:value-type="float">
            <text:p>0.0375564441</text:p>
          </table:table-cell>
          <table:table-cell office:value-type="float" office:value="0.044823004655" calcext:value-type="float">
            <text:p>0.0448230047</text:p>
          </table:table-cell>
          <table:table-cell office:value-type="float" office:value="31.89" calcext:value-type="float">
            <text:p>31.89</text:p>
          </table:table-cell>
          <table:table-cell table:formula="of:=20.6+([.B460]*20)" office:value-type="float" office:value="21.35112888188" calcext:value-type="float">
            <text:p>21.35112888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27</text:p>
          </table:table-cell>
          <table:table-cell office:value-type="float" office:value="0.0363404409245" calcext:value-type="float">
            <text:p>0.0363404409</text:p>
          </table:table-cell>
          <table:table-cell office:value-type="float" office:value="0.0460414127297" calcext:value-type="float">
            <text:p>0.0460414127</text:p>
          </table:table-cell>
          <table:table-cell office:value-type="float" office:value="32.3" calcext:value-type="float">
            <text:p>32.3</text:p>
          </table:table-cell>
          <table:table-cell table:formula="of:=20.6+([.B461]*20)" office:value-type="float" office:value="21.32680881849" calcext:value-type="float">
            <text:p>21.3268088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28</text:p>
          </table:table-cell>
          <table:table-cell office:value-type="float" office:value="0.0198197484161" calcext:value-type="float">
            <text:p>0.0198197484</text:p>
          </table:table-cell>
          <table:table-cell office:value-type="float" office:value="0.0459615544886" calcext:value-type="float">
            <text:p>0.0459615545</text:p>
          </table:table-cell>
          <table:table-cell office:value-type="float" office:value="34.07" calcext:value-type="float">
            <text:p>34.07</text:p>
          </table:table-cell>
          <table:table-cell table:formula="of:=20.6+([.B462]*20)" office:value-type="float" office:value="20.996394968322" calcext:value-type="float">
            <text:p>20.9963949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29</text:p>
          </table:table-cell>
          <table:table-cell office:value-type="float" office:value="0.00910954454193" calcext:value-type="float">
            <text:p>0.0091095445</text:p>
          </table:table-cell>
          <table:table-cell office:value-type="float" office:value="0.045344603662" calcext:value-type="float">
            <text:p>0.0453446037</text:p>
          </table:table-cell>
          <table:table-cell office:value-type="float" office:value="34.69" calcext:value-type="float">
            <text:p>34.69</text:p>
          </table:table-cell>
          <table:table-cell table:formula="of:=20.6+([.B463]*20)" office:value-type="float" office:value="20.7821908908386" calcext:value-type="float">
            <text:p>20.782190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3-30</text:p>
          </table:table-cell>
          <table:table-cell office:value-type="float" office:value="0.0279416560151" calcext:value-type="float">
            <text:p>0.027941656</text:p>
          </table:table-cell>
          <table:table-cell office:value-type="float" office:value="0.0439019313239" calcext:value-type="float">
            <text:p>0.0439019313</text:p>
          </table:table-cell>
          <table:table-cell office:value-type="float" office:value="35.46" calcext:value-type="float">
            <text:p>35.46</text:p>
          </table:table-cell>
          <table:table-cell table:formula="of:=20.6+([.B464]*20)" office:value-type="float" office:value="21.158833120302" calcext:value-type="float">
            <text:p>21.1588331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02</text:p>
          </table:table-cell>
          <table:table-cell office:value-type="float" office:value="0.290985883994" calcext:value-type="float">
            <text:p>0.290985884</text:p>
          </table:table-cell>
          <table:table-cell office:value-type="float" office:value="0.039974848515" calcext:value-type="float">
            <text:p>0.0399748485</text:p>
          </table:table-cell>
          <table:table-cell office:value-type="float" office:value="34.14" calcext:value-type="float">
            <text:p>34.14</text:p>
          </table:table-cell>
          <table:table-cell table:formula="of:=20.6+([.B465]*20)" office:value-type="float" office:value="26.41971767988" calcext:value-type="float">
            <text:p>26.4197176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03</text:p>
          </table:table-cell>
          <table:table-cell office:value-type="float" office:value="0.00153232079738" calcext:value-type="float">
            <text:p>0.0015323208</text:p>
          </table:table-cell>
          <table:table-cell office:value-type="float" office:value="0.0392657909434" calcext:value-type="float">
            <text:p>0.0392657909</text:p>
          </table:table-cell>
          <table:table-cell office:value-type="float" office:value="34.37" calcext:value-type="float">
            <text:p>34.37</text:p>
          </table:table-cell>
          <table:table-cell table:formula="of:=20.6+([.B466]*20)" office:value-type="float" office:value="20.6306464159476" calcext:value-type="float">
            <text:p>20.6306464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04</text:p>
          </table:table-cell>
          <table:table-cell office:value-type="float" office:value="0.0648410676479" calcext:value-type="float">
            <text:p>0.0648410676</text:p>
          </table:table-cell>
          <table:table-cell office:value-type="float" office:value="0.0391329085197" calcext:value-type="float">
            <text:p>0.0391329085</text:p>
          </table:table-cell>
          <table:table-cell office:value-type="float" office:value="35.01" calcext:value-type="float">
            <text:p>35.01</text:p>
          </table:table-cell>
          <table:table-cell table:formula="of:=20.6+([.B467]*20)" office:value-type="float" office:value="21.896821352958" calcext:value-type="float">
            <text:p>21.896821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05</text:p>
          </table:table-cell>
          <table:table-cell office:value-type="float" office:value="0.0730669398874" calcext:value-type="float">
            <text:p>0.0730669399</text:p>
          </table:table-cell>
          <table:table-cell office:value-type="float" office:value="0.0391609430271" calcext:value-type="float">
            <text:p>0.039160943</text:p>
          </table:table-cell>
          <table:table-cell office:value-type="float" office:value="36.41" calcext:value-type="float">
            <text:p>36.41</text:p>
          </table:table-cell>
          <table:table-cell table:formula="of:=20.6+([.B468]*20)" office:value-type="float" office:value="22.061338797748" calcext:value-type="float">
            <text:p>22.0613387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09</text:p>
          </table:table-cell>
          <table:table-cell office:value-type="float" office:value="0.146682380469" calcext:value-type="float">
            <text:p>0.1466823805</text:p>
          </table:table-cell>
          <table:table-cell office:value-type="float" office:value="0.0391266003607" calcext:value-type="float">
            <text:p>0.0391266004</text:p>
          </table:table-cell>
          <table:table-cell office:value-type="float" office:value="40.13" calcext:value-type="float">
            <text:p>40.13</text:p>
          </table:table-cell>
          <table:table-cell table:formula="of:=20.6+([.B469]*20)" office:value-type="float" office:value="23.53364760938" calcext:value-type="float">
            <text:p>23.53364760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10</text:p>
          </table:table-cell>
          <table:table-cell office:value-type="float" office:value="0.000155587801637" calcext:value-type="float">
            <text:p>0.0001555878</text:p>
          </table:table-cell>
          <table:table-cell office:value-type="float" office:value="0.0388135526853" calcext:value-type="float">
            <text:p>0.0388135527</text:p>
          </table:table-cell>
          <table:table-cell office:value-type="float" office:value="42.84" calcext:value-type="float">
            <text:p>42.84</text:p>
          </table:table-cell>
          <table:table-cell table:formula="of:=20.6+([.B470]*20)" office:value-type="float" office:value="20.6031117560327" calcext:value-type="float">
            <text:p>20.603111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11</text:p>
          </table:table-cell>
          <table:table-cell office:value-type="float" office:value="0.0648454157914" calcext:value-type="float">
            <text:p>0.0648454158</text:p>
          </table:table-cell>
          <table:table-cell office:value-type="float" office:value="0.0402592625507" calcext:value-type="float">
            <text:p>0.0402592626</text:p>
          </table:table-cell>
          <table:table-cell office:value-type="float" office:value="43.98" calcext:value-type="float">
            <text:p>43.98</text:p>
          </table:table-cell>
          <table:table-cell table:formula="of:=20.6+([.B471]*20)" office:value-type="float" office:value="21.896908315828" calcext:value-type="float">
            <text:p>21.8969083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12</text:p>
          </table:table-cell>
          <table:table-cell office:value-type="float" office:value="0.0939927913132" calcext:value-type="float">
            <text:p>0.0939927913</text:p>
          </table:table-cell>
          <table:table-cell office:value-type="float" office:value="0.0405736346687" calcext:value-type="float">
            <text:p>0.0405736347</text:p>
          </table:table-cell>
          <table:table-cell office:value-type="float" office:value="42.72" calcext:value-type="float">
            <text:p>42.72</text:p>
          </table:table-cell>
          <table:table-cell table:formula="of:=20.6+([.B472]*20)" office:value-type="float" office:value="22.479855826264" calcext:value-type="float">
            <text:p>22.4798558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13</text:p>
          </table:table-cell>
          <table:table-cell office:value-type="float" office:value="0.0215628456076" calcext:value-type="float">
            <text:p>0.0215628456</text:p>
          </table:table-cell>
          <table:table-cell office:value-type="float" office:value="0.0422005765756" calcext:value-type="float">
            <text:p>0.0422005766</text:p>
          </table:table-cell>
          <table:table-cell office:value-type="float" office:value="44.82" calcext:value-type="float">
            <text:p>44.82</text:p>
          </table:table-cell>
          <table:table-cell table:formula="of:=20.6+([.B473]*20)" office:value-type="float" office:value="21.031256912152" calcext:value-type="float">
            <text:p>21.0312569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16</text:p>
          </table:table-cell>
          <table:table-cell office:value-type="float" office:value="0.140599295177" calcext:value-type="float">
            <text:p>0.1405992952</text:p>
          </table:table-cell>
          <table:table-cell office:value-type="float" office:value="0.0356715136284" calcext:value-type="float">
            <text:p>0.0356715136</text:p>
          </table:table-cell>
          <table:table-cell office:value-type="float" office:value="48.77" calcext:value-type="float">
            <text:p>48.77</text:p>
          </table:table-cell>
          <table:table-cell table:formula="of:=20.6+([.B474]*20)" office:value-type="float" office:value="23.41198590354" calcext:value-type="float">
            <text:p>23.4119859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17</text:p>
          </table:table-cell>
          <table:table-cell office:value-type="float" office:value="1.41825332857" calcext:value-type="float">
            <text:p>1.4182533286</text:p>
          </table:table-cell>
          <table:table-cell office:value-type="float" office:value="0.0262741609106" calcext:value-type="float">
            <text:p>0.0262741609</text:p>
          </table:table-cell>
          <table:table-cell office:value-type="float" office:value="46.78" calcext:value-type="float">
            <text:p>46.78</text:p>
          </table:table-cell>
          <table:table-cell table:formula="of:=20.6+([.B475]*20)" office:value-type="float" office:value="48.9650665714" calcext:value-type="float">
            <text:p>48.9650665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18</text:p>
          </table:table-cell>
          <table:table-cell office:value-type="float" office:value="0.0467187244748" calcext:value-type="float">
            <text:p>0.0467187245</text:p>
          </table:table-cell>
          <table:table-cell office:value-type="float" office:value="0.0272604733477" calcext:value-type="float">
            <text:p>0.0272604733</text:p>
          </table:table-cell>
          <table:table-cell office:value-type="float" office:value="45.95" calcext:value-type="float">
            <text:p>45.95</text:p>
          </table:table-cell>
          <table:table-cell table:formula="of:=20.6+([.B476]*20)" office:value-type="float" office:value="21.534374489496" calcext:value-type="float">
            <text:p>21.53437448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19</text:p>
          </table:table-cell>
          <table:table-cell office:value-type="float" office:value="0.429755509955" calcext:value-type="float">
            <text:p>0.42975551</text:p>
          </table:table-cell>
          <table:table-cell office:value-type="float" office:value="0.0238695322602" calcext:value-type="float">
            <text:p>0.0238695323</text:p>
          </table:table-cell>
          <table:table-cell office:value-type="float" office:value="48.11" calcext:value-type="float">
            <text:p>48.11</text:p>
          </table:table-cell>
          <table:table-cell table:formula="of:=20.6+([.B477]*20)" office:value-type="float" office:value="29.1951101991" calcext:value-type="float">
            <text:p>29.1951101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20</text:p>
          </table:table-cell>
          <table:table-cell office:value-type="float" office:value="0.446663772452" calcext:value-type="float">
            <text:p>0.4466637725</text:p>
          </table:table-cell>
          <table:table-cell office:value-type="float" office:value="0.0218913037659" calcext:value-type="float">
            <text:p>0.0218913038</text:p>
          </table:table-cell>
          <table:table-cell office:value-type="float" office:value="47.87" calcext:value-type="float">
            <text:p>47.87</text:p>
          </table:table-cell>
          <table:table-cell table:formula="of:=20.6+([.B478]*20)" office:value-type="float" office:value="29.53327544904" calcext:value-type="float">
            <text:p>29.533275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23</text:p>
          </table:table-cell>
          <table:table-cell office:value-type="float" office:value="0.975110304438" calcext:value-type="float">
            <text:p>0.9751103044</text:p>
          </table:table-cell>
          <table:table-cell office:value-type="float" office:value="0.022903080736" calcext:value-type="float">
            <text:p>0.0229030807</text:p>
          </table:table-cell>
          <table:table-cell office:value-type="float" office:value="46.6" calcext:value-type="float">
            <text:p>46.6</text:p>
          </table:table-cell>
          <table:table-cell table:formula="of:=20.6+([.B479]*20)" office:value-type="float" office:value="40.10220608876" calcext:value-type="float">
            <text:p>40.1022060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24</text:p>
          </table:table-cell>
          <table:table-cell office:value-type="float" office:value="0.595365213667" calcext:value-type="float">
            <text:p>0.5953652137</text:p>
          </table:table-cell>
          <table:table-cell office:value-type="float" office:value="0.0222180944834" calcext:value-type="float">
            <text:p>0.0222180945</text:p>
          </table:table-cell>
          <table:table-cell office:value-type="float" office:value="42.17" calcext:value-type="float">
            <text:p>42.17</text:p>
          </table:table-cell>
          <table:table-cell table:formula="of:=20.6+([.B480]*20)" office:value-type="float" office:value="32.50730427334" calcext:value-type="float">
            <text:p>32.5073042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25</text:p>
          </table:table-cell>
          <table:table-cell office:value-type="float" office:value="0.00121410109624" calcext:value-type="float">
            <text:p>0.0012141011</text:p>
          </table:table-cell>
          <table:table-cell office:value-type="float" office:value="0.00461580306709" calcext:value-type="float">
            <text:p>0.0046158031</text:p>
          </table:table-cell>
          <table:table-cell office:value-type="float" office:value="33.65" calcext:value-type="float">
            <text:p>33.65</text:p>
          </table:table-cell>
          <table:table-cell table:formula="of:=20.6+([.B481]*20)" office:value-type="float" office:value="20.6242820219248" calcext:value-type="float">
            <text:p>20.6242820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26</text:p>
          </table:table-cell>
          <table:table-cell office:value-type="float" office:value="0.350418718531" calcext:value-type="float">
            <text:p>0.3504187185</text:p>
          </table:table-cell>
          <table:table-cell office:value-type="float" office:value="0.00526345162806" calcext:value-type="float">
            <text:p>0.0052634516</text:p>
          </table:table-cell>
          <table:table-cell office:value-type="float" office:value="32.58" calcext:value-type="float">
            <text:p>32.58</text:p>
          </table:table-cell>
          <table:table-cell table:formula="of:=20.6+([.B482]*20)" office:value-type="float" office:value="27.60837437062" calcext:value-type="float">
            <text:p>27.6083743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27</text:p>
          </table:table-cell>
          <table:table-cell office:value-type="float" office:value="0.908081622834" calcext:value-type="float">
            <text:p>0.9080816228</text:p>
          </table:table-cell>
          <table:table-cell office:value-type="float" office:value="0.00530269088184" calcext:value-type="float">
            <text:p>0.0053026909</text:p>
          </table:table-cell>
          <table:table-cell office:value-type="float" office:value="32.31" calcext:value-type="float">
            <text:p>32.31</text:p>
          </table:table-cell>
          <table:table-cell table:formula="of:=20.6+([.B483]*20)" office:value-type="float" office:value="38.76163245668" calcext:value-type="float">
            <text:p>38.7616324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4-30</text:p>
          </table:table-cell>
          <table:table-cell office:value-type="float" office:value="0.958667356392" calcext:value-type="float">
            <text:p>0.9586673564</text:p>
          </table:table-cell>
          <table:table-cell office:value-type="float" office:value="0.00394105695651" calcext:value-type="float">
            <text:p>0.003941057</text:p>
          </table:table-cell>
          <table:table-cell office:value-type="float" office:value="34.04" calcext:value-type="float">
            <text:p>34.04</text:p>
          </table:table-cell>
          <table:table-cell table:formula="of:=20.6+([.B484]*20)" office:value-type="float" office:value="39.77334712784" calcext:value-type="float">
            <text:p>39.7733471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01</text:p>
          </table:table-cell>
          <table:table-cell office:value-type="float" office:value="1.32624332618" calcext:value-type="float">
            <text:p>1.3262433262</text:p>
          </table:table-cell>
          <table:table-cell office:value-type="float" office:value="0.00412321581119" calcext:value-type="float">
            <text:p>0.0041232158</text:p>
          </table:table-cell>
          <table:table-cell office:value-type="float" office:value="32" calcext:value-type="float">
            <text:p>32</text:p>
          </table:table-cell>
          <table:table-cell table:formula="of:=20.6+([.B485]*20)" office:value-type="float" office:value="47.1248665236" calcext:value-type="float">
            <text:p>47.1248665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02</text:p>
          </table:table-cell>
          <table:table-cell office:value-type="float" office:value="1.44523923258" calcext:value-type="float">
            <text:p>1.4452392326</text:p>
          </table:table-cell>
          <table:table-cell office:value-type="float" office:value="0.00448955437511" calcext:value-type="float">
            <text:p>0.0044895544</text:p>
          </table:table-cell>
          <table:table-cell office:value-type="float" office:value="31.17" calcext:value-type="float">
            <text:p>31.17</text:p>
          </table:table-cell>
          <table:table-cell table:formula="of:=20.6+([.B486]*20)" office:value-type="float" office:value="49.5047846516" calcext:value-type="float">
            <text:p>49.504784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03</text:p>
          </table:table-cell>
          <table:table-cell office:value-type="float" office:value="0.956510318229" calcext:value-type="float">
            <text:p>0.9565103182</text:p>
          </table:table-cell>
          <table:table-cell office:value-type="float" office:value="0.00440585274878" calcext:value-type="float">
            <text:p>0.0044058527</text:p>
          </table:table-cell>
          <table:table-cell office:value-type="float" office:value="30.74" calcext:value-type="float">
            <text:p>30.74</text:p>
          </table:table-cell>
          <table:table-cell table:formula="of:=20.6+([.B487]*20)" office:value-type="float" office:value="39.73020636458" calcext:value-type="float">
            <text:p>39.7302063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04</text:p>
          </table:table-cell>
          <table:table-cell office:value-type="float" office:value="0.462043419753" calcext:value-type="float">
            <text:p>0.4620434198</text:p>
          </table:table-cell>
          <table:table-cell office:value-type="float" office:value="0.00339545817437" calcext:value-type="float">
            <text:p>0.0033954582</text:p>
          </table:table-cell>
          <table:table-cell office:value-type="float" office:value="31.97" calcext:value-type="float">
            <text:p>31.97</text:p>
          </table:table-cell>
          <table:table-cell table:formula="of:=20.6+([.B488]*20)" office:value-type="float" office:value="29.84086839506" calcext:value-type="float">
            <text:p>29.8408683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07</text:p>
          </table:table-cell>
          <table:table-cell office:value-type="float" office:value="0.627751531202" calcext:value-type="float">
            <text:p>0.6277515312</text:p>
          </table:table-cell>
          <table:table-cell office:value-type="float" office:value="0.00346898233168" calcext:value-type="float">
            <text:p>0.0034689823</text:p>
          </table:table-cell>
          <table:table-cell office:value-type="float" office:value="32.81" calcext:value-type="float">
            <text:p>32.81</text:p>
          </table:table-cell>
          <table:table-cell table:formula="of:=20.6+([.B489]*20)" office:value-type="float" office:value="33.15503062404" calcext:value-type="float">
            <text:p>33.155030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08</text:p>
          </table:table-cell>
          <table:table-cell office:value-type="float" office:value="0.125838292018" calcext:value-type="float">
            <text:p>0.125838292</text:p>
          </table:table-cell>
          <table:table-cell office:value-type="float" office:value="0.00348971837149" calcext:value-type="float">
            <text:p>0.0034897184</text:p>
          </table:table-cell>
          <table:table-cell office:value-type="float" office:value="33.66" calcext:value-type="float">
            <text:p>33.66</text:p>
          </table:table-cell>
          <table:table-cell table:formula="of:=20.6+([.B490]*20)" office:value-type="float" office:value="23.11676584036" calcext:value-type="float">
            <text:p>23.11676584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09</text:p>
          </table:table-cell>
          <table:table-cell office:value-type="float" office:value="0.101474082378" calcext:value-type="float">
            <text:p>0.1014740824</text:p>
          </table:table-cell>
          <table:table-cell office:value-type="float" office:value="0.00350593939466" calcext:value-type="float">
            <text:p>0.0035059394</text:p>
          </table:table-cell>
          <table:table-cell office:value-type="float" office:value="33.29" calcext:value-type="float">
            <text:p>33.29</text:p>
          </table:table-cell>
          <table:table-cell table:formula="of:=20.6+([.B491]*20)" office:value-type="float" office:value="22.62948164756" calcext:value-type="float">
            <text:p>22.6294816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10</text:p>
          </table:table-cell>
          <table:table-cell office:value-type="float" office:value="0.0103605374479" calcext:value-type="float">
            <text:p>0.0103605374</text:p>
          </table:table-cell>
          <table:table-cell office:value-type="float" office:value="0.0038861166845" calcext:value-type="float">
            <text:p>0.0038861167</text:p>
          </table:table-cell>
          <table:table-cell office:value-type="float" office:value="31.49" calcext:value-type="float">
            <text:p>31.49</text:p>
          </table:table-cell>
          <table:table-cell table:formula="of:=20.6+([.B492]*20)" office:value-type="float" office:value="20.807210748958" calcext:value-type="float">
            <text:p>20.8072107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11</text:p>
          </table:table-cell>
          <table:table-cell office:value-type="float" office:value="0.109874206133" calcext:value-type="float">
            <text:p>0.1098742061</text:p>
          </table:table-cell>
          <table:table-cell office:value-type="float" office:value="0.0045357509758" calcext:value-type="float">
            <text:p>0.004535751</text:p>
          </table:table-cell>
          <table:table-cell office:value-type="float" office:value="30.4" calcext:value-type="float">
            <text:p>30.4</text:p>
          </table:table-cell>
          <table:table-cell table:formula="of:=20.6+([.B493]*20)" office:value-type="float" office:value="22.79748412266" calcext:value-type="float">
            <text:p>22.79748412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14</text:p>
          </table:table-cell>
          <table:table-cell office:value-type="float" office:value="0.0810832814859" calcext:value-type="float">
            <text:p>0.0810832815</text:p>
          </table:table-cell>
          <table:table-cell office:value-type="float" office:value="0.0046104149567" calcext:value-type="float">
            <text:p>0.004610415</text:p>
          </table:table-cell>
          <table:table-cell office:value-type="float" office:value="32.22" calcext:value-type="float">
            <text:p>32.22</text:p>
          </table:table-cell>
          <table:table-cell table:formula="of:=20.6+([.B494]*20)" office:value-type="float" office:value="22.221665629718" calcext:value-type="float">
            <text:p>22.2216656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15</text:p>
          </table:table-cell>
          <table:table-cell office:value-type="float" office:value="0.00053844838171" calcext:value-type="float">
            <text:p>0.0005384484</text:p>
          </table:table-cell>
          <table:table-cell office:value-type="float" office:value="0.00490135988634" calcext:value-type="float">
            <text:p>0.0049013599</text:p>
          </table:table-cell>
          <table:table-cell office:value-type="float" office:value="32.32" calcext:value-type="float">
            <text:p>32.32</text:p>
          </table:table-cell>
          <table:table-cell table:formula="of:=20.6+([.B495]*20)" office:value-type="float" office:value="20.6107689676342" calcext:value-type="float">
            <text:p>20.61076896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16</text:p>
          </table:table-cell>
          <table:table-cell office:value-type="float" office:value="0.00344459091202" calcext:value-type="float">
            <text:p>0.0034445909</text:p>
          </table:table-cell>
          <table:table-cell office:value-type="float" office:value="0.00502440859191" calcext:value-type="float">
            <text:p>0.0050244086</text:p>
          </table:table-cell>
          <table:table-cell office:value-type="float" office:value="34.37" calcext:value-type="float">
            <text:p>34.37</text:p>
          </table:table-cell>
          <table:table-cell table:formula="of:=20.6+([.B496]*20)" office:value-type="float" office:value="20.6688918182404" calcext:value-type="float">
            <text:p>20.6688918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17</text:p>
          </table:table-cell>
          <table:table-cell office:value-type="float" office:value="0.0144034396625" calcext:value-type="float">
            <text:p>0.0144034397</text:p>
          </table:table-cell>
          <table:table-cell office:value-type="float" office:value="0.00381674727127" calcext:value-type="float">
            <text:p>0.0038167473</text:p>
          </table:table-cell>
          <table:table-cell office:value-type="float" office:value="37.29" calcext:value-type="float">
            <text:p>37.29</text:p>
          </table:table-cell>
          <table:table-cell table:formula="of:=20.6+([.B497]*20)" office:value-type="float" office:value="20.88806879325" calcext:value-type="float">
            <text:p>20.8880687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18</text:p>
          </table:table-cell>
          <table:table-cell office:value-type="float" office:value="0.0569859082016" calcext:value-type="float">
            <text:p>0.0569859082</text:p>
          </table:table-cell>
          <table:table-cell office:value-type="float" office:value="0.00382668726384" calcext:value-type="float">
            <text:p>0.0038266873</text:p>
          </table:table-cell>
          <table:table-cell office:value-type="float" office:value="35.92" calcext:value-type="float">
            <text:p>35.92</text:p>
          </table:table-cell>
          <table:table-cell table:formula="of:=20.6+([.B498]*20)" office:value-type="float" office:value="21.739718164032" calcext:value-type="float">
            <text:p>21.739718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21</text:p>
          </table:table-cell>
          <table:table-cell office:value-type="float" office:value="0.423772852438" calcext:value-type="float">
            <text:p>0.4237728524</text:p>
          </table:table-cell>
          <table:table-cell office:value-type="float" office:value="0.000771554818098" calcext:value-type="float">
            <text:p>0.0007715548</text:p>
          </table:table-cell>
          <table:table-cell office:value-type="float" office:value="32.72" calcext:value-type="float">
            <text:p>32.72</text:p>
          </table:table-cell>
          <table:table-cell table:formula="of:=20.6+([.B499]*20)" office:value-type="float" office:value="29.07545704876" calcext:value-type="float">
            <text:p>29.0754570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22</text:p>
          </table:table-cell>
          <table:table-cell office:value-type="float" office:value="0.0119225342111" calcext:value-type="float">
            <text:p>0.0119225342</text:p>
          </table:table-cell>
          <table:table-cell office:value-type="float" office:value="0.000750578568163" calcext:value-type="float">
            <text:p>0.0007505786</text:p>
          </table:table-cell>
          <table:table-cell office:value-type="float" office:value="33.03" calcext:value-type="float">
            <text:p>33.03</text:p>
          </table:table-cell>
          <table:table-cell table:formula="of:=20.6+([.B500]*20)" office:value-type="float" office:value="20.838450684222" calcext:value-type="float">
            <text:p>20.8384506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23</text:p>
          </table:table-cell>
          <table:table-cell office:value-type="float" office:value="0.496659588297" calcext:value-type="float">
            <text:p>0.4966595883</text:p>
          </table:table-cell>
          <table:table-cell office:value-type="float" office:value="0.000486682867592" calcext:value-type="float">
            <text:p>0.0004866829</text:p>
          </table:table-cell>
          <table:table-cell office:value-type="float" office:value="33.83" calcext:value-type="float">
            <text:p>33.83</text:p>
          </table:table-cell>
          <table:table-cell table:formula="of:=20.6+([.B501]*20)" office:value-type="float" office:value="30.53319176594" calcext:value-type="float">
            <text:p>30.53319176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24</text:p>
          </table:table-cell>
          <table:table-cell office:value-type="float" office:value="0.164237252301" calcext:value-type="float">
            <text:p>0.1642372523</text:p>
          </table:table-cell>
          <table:table-cell office:value-type="float" office:value="0.000488519564684" calcext:value-type="float">
            <text:p>0.0004885196</text:p>
          </table:table-cell>
          <table:table-cell office:value-type="float" office:value="33.51" calcext:value-type="float">
            <text:p>33.51</text:p>
          </table:table-cell>
          <table:table-cell table:formula="of:=20.6+([.B502]*20)" office:value-type="float" office:value="23.88474504602" calcext:value-type="float">
            <text:p>23.8847450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25</text:p>
          </table:table-cell>
          <table:table-cell office:value-type="float" office:value="0.576996780518" calcext:value-type="float">
            <text:p>0.5769967805</text:p>
          </table:table-cell>
          <table:table-cell office:value-type="float" office:value="0.000541774550155" calcext:value-type="float">
            <text:p>0.0005417746</text:p>
          </table:table-cell>
          <table:table-cell office:value-type="float" office:value="33.28" calcext:value-type="float">
            <text:p>33.28</text:p>
          </table:table-cell>
          <table:table-cell table:formula="of:=20.6+([.B503]*20)" office:value-type="float" office:value="32.13993561036" calcext:value-type="float">
            <text:p>32.1399356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29</text:p>
          </table:table-cell>
          <table:table-cell office:value-type="float" office:value="0.344237259582" calcext:value-type="float">
            <text:p>0.3442372596</text:p>
          </table:table-cell>
          <table:table-cell office:value-type="float" office:value="0.000413329588067" calcext:value-type="float">
            <text:p>0.0004133296</text:p>
          </table:table-cell>
          <table:table-cell office:value-type="float" office:value="32.3" calcext:value-type="float">
            <text:p>32.3</text:p>
          </table:table-cell>
          <table:table-cell table:formula="of:=20.6+([.B504]*20)" office:value-type="float" office:value="27.48474519164" calcext:value-type="float">
            <text:p>27.4847451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30</text:p>
          </table:table-cell>
          <table:table-cell office:value-type="float" office:value="0.437014144554" calcext:value-type="float">
            <text:p>0.4370141446</text:p>
          </table:table-cell>
          <table:table-cell office:value-type="float" office:value="0.000553430155924" calcext:value-type="float">
            <text:p>0.0005534302</text:p>
          </table:table-cell>
          <table:table-cell office:value-type="float" office:value="32.86" calcext:value-type="float">
            <text:p>32.86</text:p>
          </table:table-cell>
          <table:table-cell table:formula="of:=20.6+([.B505]*20)" office:value-type="float" office:value="29.34028289108" calcext:value-type="float">
            <text:p>29.3402828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5-31</text:p>
          </table:table-cell>
          <table:table-cell office:value-type="float" office:value="0.0240859549905" calcext:value-type="float">
            <text:p>0.024085955</text:p>
          </table:table-cell>
          <table:table-cell office:value-type="float" office:value="0.000569102924693" calcext:value-type="float">
            <text:p>0.0005691029</text:p>
          </table:table-cell>
          <table:table-cell office:value-type="float" office:value="32.84" calcext:value-type="float">
            <text:p>32.84</text:p>
          </table:table-cell>
          <table:table-cell table:formula="of:=20.6+([.B506]*20)" office:value-type="float" office:value="21.08171909981" calcext:value-type="float">
            <text:p>21.0817190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01</text:p>
          </table:table-cell>
          <table:table-cell office:value-type="float" office:value="0.226429076721" calcext:value-type="float">
            <text:p>0.2264290767</text:p>
          </table:table-cell>
          <table:table-cell office:value-type="float" office:value="0.000213569755929" calcext:value-type="float">
            <text:p>0.0002135698</text:p>
          </table:table-cell>
          <table:table-cell office:value-type="float" office:value="37.14" calcext:value-type="float">
            <text:p>37.14</text:p>
          </table:table-cell>
          <table:table-cell table:formula="of:=20.6+([.B507]*20)" office:value-type="float" office:value="25.12858153442" calcext:value-type="float">
            <text:p>25.1285815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04</text:p>
          </table:table-cell>
          <table:table-cell office:value-type="float" office:value="0.221576538878" calcext:value-type="float">
            <text:p>0.2215765389</text:p>
          </table:table-cell>
          <table:table-cell office:value-type="float" office:value="0.000253023356216" calcext:value-type="float">
            <text:p>0.0002530234</text:p>
          </table:table-cell>
          <table:table-cell office:value-type="float" office:value="37.99" calcext:value-type="float">
            <text:p>37.99</text:p>
          </table:table-cell>
          <table:table-cell table:formula="of:=20.6+([.B508]*20)" office:value-type="float" office:value="25.03153077756" calcext:value-type="float">
            <text:p>25.0315307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05</text:p>
          </table:table-cell>
          <table:table-cell office:value-type="float" office:value="0.14260979941" calcext:value-type="float">
            <text:p>0.1426097994</text:p>
          </table:table-cell>
          <table:table-cell office:value-type="float" office:value="0.000321097947254" calcext:value-type="float">
            <text:p>0.0003210979</text:p>
          </table:table-cell>
          <table:table-cell office:value-type="float" office:value="35.69" calcext:value-type="float">
            <text:p>35.69</text:p>
          </table:table-cell>
          <table:table-cell table:formula="of:=20.6+([.B509]*20)" office:value-type="float" office:value="23.4521959882" calcext:value-type="float">
            <text:p>23.4521959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06</text:p>
          </table:table-cell>
          <table:table-cell office:value-type="float" office:value="0.0553892067009" calcext:value-type="float">
            <text:p>0.0553892067</text:p>
          </table:table-cell>
          <table:table-cell office:value-type="float" office:value="0.00032325269701" calcext:value-type="float">
            <text:p>0.0003232527</text:p>
          </table:table-cell>
          <table:table-cell office:value-type="float" office:value="32.16" calcext:value-type="float">
            <text:p>32.16</text:p>
          </table:table-cell>
          <table:table-cell table:formula="of:=20.6+([.B510]*20)" office:value-type="float" office:value="21.707784134018" calcext:value-type="float">
            <text:p>21.707784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07</text:p>
          </table:table-cell>
          <table:table-cell office:value-type="float" office:value="0.00301511747173" calcext:value-type="float">
            <text:p>0.0030151175</text:p>
          </table:table-cell>
          <table:table-cell office:value-type="float" office:value="0.000323639254471" calcext:value-type="float">
            <text:p>0.0003236393</text:p>
          </table:table-cell>
          <table:table-cell office:value-type="float" office:value="30.99" calcext:value-type="float">
            <text:p>30.99</text:p>
          </table:table-cell>
          <table:table-cell table:formula="of:=20.6+([.B511]*20)" office:value-type="float" office:value="20.6603023494346" calcext:value-type="float">
            <text:p>20.6603023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08</text:p>
          </table:table-cell>
          <table:table-cell office:value-type="float" office:value="0.104098995524" calcext:value-type="float">
            <text:p>0.1040989955</text:p>
          </table:table-cell>
          <table:table-cell office:value-type="float" office:value="0.000273866902107" calcext:value-type="float">
            <text:p>0.0002738669</text:p>
          </table:table-cell>
          <table:table-cell office:value-type="float" office:value="29.09" calcext:value-type="float">
            <text:p>29.09</text:p>
          </table:table-cell>
          <table:table-cell table:formula="of:=20.6+([.B512]*20)" office:value-type="float" office:value="22.68197991048" calcext:value-type="float">
            <text:p>22.6819799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11</text:p>
          </table:table-cell>
          <table:table-cell office:value-type="float" office:value="0.000127060593547" calcext:value-type="float">
            <text:p>0.0001270606</text:p>
          </table:table-cell>
          <table:table-cell office:value-type="float" office:value="0.000259046169755" calcext:value-type="float">
            <text:p>0.0002590462</text:p>
          </table:table-cell>
          <table:table-cell office:value-type="float" office:value="27.52" calcext:value-type="float">
            <text:p>27.52</text:p>
          </table:table-cell>
          <table:table-cell table:formula="of:=20.6+([.B513]*20)" office:value-type="float" office:value="20.6025412118709" calcext:value-type="float">
            <text:p>20.6025412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12</text:p>
          </table:table-cell>
          <table:table-cell office:value-type="float" office:value="0.0519082164056" calcext:value-type="float">
            <text:p>0.0519082164</text:p>
          </table:table-cell>
          <table:table-cell office:value-type="float" office:value="0.000263377613916" calcext:value-type="float">
            <text:p>0.0002633776</text:p>
          </table:table-cell>
          <table:table-cell office:value-type="float" office:value="25.37" calcext:value-type="float">
            <text:p>25.37</text:p>
          </table:table-cell>
          <table:table-cell table:formula="of:=20.6+([.B514]*20)" office:value-type="float" office:value="21.638164328112" calcext:value-type="float">
            <text:p>21.6381643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13</text:p>
          </table:table-cell>
          <table:table-cell office:value-type="float" office:value="0.0220148595488" calcext:value-type="float">
            <text:p>0.0220148595</text:p>
          </table:table-cell>
          <table:table-cell office:value-type="float" office:value="0.000290676189035" calcext:value-type="float">
            <text:p>0.0002906762</text:p>
          </table:table-cell>
          <table:table-cell office:value-type="float" office:value="27.05" calcext:value-type="float">
            <text:p>27.05</text:p>
          </table:table-cell>
          <table:table-cell table:formula="of:=20.6+([.B515]*20)" office:value-type="float" office:value="21.040297190976" calcext:value-type="float">
            <text:p>21.040297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14</text:p>
          </table:table-cell>
          <table:table-cell office:value-type="float" office:value="0.0294385829789" calcext:value-type="float">
            <text:p>0.029438583</text:p>
          </table:table-cell>
          <table:table-cell office:value-type="float" office:value="0.000364757335561" calcext:value-type="float">
            <text:p>0.0003647573</text:p>
          </table:table-cell>
          <table:table-cell office:value-type="float" office:value="27.7" calcext:value-type="float">
            <text:p>27.7</text:p>
          </table:table-cell>
          <table:table-cell table:formula="of:=20.6+([.B516]*20)" office:value-type="float" office:value="21.188771659578" calcext:value-type="float">
            <text:p>21.1887716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15</text:p>
          </table:table-cell>
          <table:table-cell office:value-type="float" office:value="0.0061980242644" calcext:value-type="float">
            <text:p>0.0061980243</text:p>
          </table:table-cell>
          <table:table-cell office:value-type="float" office:value="0.000449976643056" calcext:value-type="float">
            <text:p>0.0004499766</text:p>
          </table:table-cell>
          <table:table-cell office:value-type="float" office:value="27.17" calcext:value-type="float">
            <text:p>27.17</text:p>
          </table:table-cell>
          <table:table-cell table:formula="of:=20.6+([.B517]*20)" office:value-type="float" office:value="20.723960485288" calcext:value-type="float">
            <text:p>20.7239604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18</text:p>
          </table:table-cell>
          <table:table-cell office:value-type="float" office:value="0.0139268721751" calcext:value-type="float">
            <text:p>0.0139268722</text:p>
          </table:table-cell>
          <table:table-cell office:value-type="float" office:value="0.000387731042661" calcext:value-type="float">
            <text:p>0.000387731</text:p>
          </table:table-cell>
          <table:table-cell office:value-type="float" office:value="26.83" calcext:value-type="float">
            <text:p>26.83</text:p>
          </table:table-cell>
          <table:table-cell table:formula="of:=20.6+([.B518]*20)" office:value-type="float" office:value="20.878537443502" calcext:value-type="float">
            <text:p>20.8785374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19</text:p>
          </table:table-cell>
          <table:table-cell office:value-type="float" office:value="0.00473956997629" calcext:value-type="float">
            <text:p>0.00473957</text:p>
          </table:table-cell>
          <table:table-cell office:value-type="float" office:value="0.000469940695967" calcext:value-type="float">
            <text:p>0.0004699407</text:p>
          </table:table-cell>
          <table:table-cell office:value-type="float" office:value="27.04" calcext:value-type="float">
            <text:p>27.04</text:p>
          </table:table-cell>
          <table:table-cell table:formula="of:=20.6+([.B519]*20)" office:value-type="float" office:value="20.6947913995258" calcext:value-type="float">
            <text:p>20.694791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20</text:p>
          </table:table-cell>
          <table:table-cell office:value-type="float" office:value="0.0296811215191" calcext:value-type="float">
            <text:p>0.0296811215</text:p>
          </table:table-cell>
          <table:table-cell office:value-type="float" office:value="0.000880604443935" calcext:value-type="float">
            <text:p>0.0008806044</text:p>
          </table:table-cell>
          <table:table-cell office:value-type="float" office:value="26.31" calcext:value-type="float">
            <text:p>26.31</text:p>
          </table:table-cell>
          <table:table-cell table:formula="of:=20.6+([.B520]*20)" office:value-type="float" office:value="21.193622430382" calcext:value-type="float">
            <text:p>21.1936224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21</text:p>
          </table:table-cell>
          <table:table-cell office:value-type="float" office:value="0.000039312322481" calcext:value-type="float">
            <text:p>3.9312322481E-005</text:p>
          </table:table-cell>
          <table:table-cell office:value-type="float" office:value="0.000784517267693" calcext:value-type="float">
            <text:p>0.0007845173</text:p>
          </table:table-cell>
          <table:table-cell office:value-type="float" office:value="27.24" calcext:value-type="float">
            <text:p>27.24</text:p>
          </table:table-cell>
          <table:table-cell table:formula="of:=20.6+([.B521]*20)" office:value-type="float" office:value="20.6007862464496" calcext:value-type="float">
            <text:p>20.6007862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22</text:p>
          </table:table-cell>
          <table:table-cell office:value-type="float" office:value="0.0208652399395" calcext:value-type="float">
            <text:p>0.0208652399</text:p>
          </table:table-cell>
          <table:table-cell office:value-type="float" office:value="0.000980009304793" calcext:value-type="float">
            <text:p>0.0009800093</text:p>
          </table:table-cell>
          <table:table-cell office:value-type="float" office:value="26.31" calcext:value-type="float">
            <text:p>26.31</text:p>
          </table:table-cell>
          <table:table-cell table:formula="of:=20.6+([.B522]*20)" office:value-type="float" office:value="21.01730479879" calcext:value-type="float">
            <text:p>21.01730479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25</text:p>
          </table:table-cell>
          <table:table-cell office:value-type="float" office:value="0.0298043907854" calcext:value-type="float">
            <text:p>0.0298043908</text:p>
          </table:table-cell>
          <table:table-cell office:value-type="float" office:value="0.000839398009021" calcext:value-type="float">
            <text:p>0.000839398</text:p>
          </table:table-cell>
          <table:table-cell office:value-type="float" office:value="29.48" calcext:value-type="float">
            <text:p>29.48</text:p>
          </table:table-cell>
          <table:table-cell table:formula="of:=20.6+([.B523]*20)" office:value-type="float" office:value="21.196087815708" calcext:value-type="float">
            <text:p>21.1960878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26</text:p>
          </table:table-cell>
          <table:table-cell office:value-type="float" office:value="0.0888544093168" calcext:value-type="float">
            <text:p>0.0888544093</text:p>
          </table:table-cell>
          <table:table-cell office:value-type="float" office:value="0.000934111712649" calcext:value-type="float">
            <text:p>0.0009341117</text:p>
          </table:table-cell>
          <table:table-cell office:value-type="float" office:value="29.37" calcext:value-type="float">
            <text:p>29.37</text:p>
          </table:table-cell>
          <table:table-cell table:formula="of:=20.6+([.B524]*20)" office:value-type="float" office:value="22.377088186336" calcext:value-type="float">
            <text:p>22.3770881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27</text:p>
          </table:table-cell>
          <table:table-cell office:value-type="float" office:value="0.00677333963836" calcext:value-type="float">
            <text:p>0.0067733396</text:p>
          </table:table-cell>
          <table:table-cell office:value-type="float" office:value="0.00133651071735" calcext:value-type="float">
            <text:p>0.0013365107</text:p>
          </table:table-cell>
          <table:table-cell office:value-type="float" office:value="28.71" calcext:value-type="float">
            <text:p>28.71</text:p>
          </table:table-cell>
          <table:table-cell table:formula="of:=20.6+([.B525]*20)" office:value-type="float" office:value="20.7354667927672" calcext:value-type="float">
            <text:p>20.7354667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28</text:p>
          </table:table-cell>
          <table:table-cell office:value-type="float" office:value="0.00223528911911" calcext:value-type="float">
            <text:p>0.0022352891</text:p>
          </table:table-cell>
          <table:table-cell office:value-type="float" office:value="0.00148781967352" calcext:value-type="float">
            <text:p>0.0014878197</text:p>
          </table:table-cell>
          <table:table-cell office:value-type="float" office:value="28.66" calcext:value-type="float">
            <text:p>28.66</text:p>
          </table:table-cell>
          <table:table-cell table:formula="of:=20.6+([.B526]*20)" office:value-type="float" office:value="20.6447057823822" calcext:value-type="float">
            <text:p>20.6447057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6-29</text:p>
          </table:table-cell>
          <table:table-cell office:value-type="float" office:value="0.0171215843073" calcext:value-type="float">
            <text:p>0.0171215843</text:p>
          </table:table-cell>
          <table:table-cell office:value-type="float" office:value="0.00100108212032" calcext:value-type="float">
            <text:p>0.0010010821</text:p>
          </table:table-cell>
          <table:table-cell office:value-type="float" office:value="27.59" calcext:value-type="float">
            <text:p>27.59</text:p>
          </table:table-cell>
          <table:table-cell table:formula="of:=20.6+([.B527]*20)" office:value-type="float" office:value="20.942431686146" calcext:value-type="float">
            <text:p>20.9424316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02</text:p>
          </table:table-cell>
          <table:table-cell office:value-type="float" office:value="0.0214447295174" calcext:value-type="float">
            <text:p>0.0214447295</text:p>
          </table:table-cell>
          <table:table-cell office:value-type="float" office:value="0.0010271758538" calcext:value-type="float">
            <text:p>0.0010271759</text:p>
          </table:table-cell>
          <table:table-cell office:value-type="float" office:value="29.08" calcext:value-type="float">
            <text:p>29.08</text:p>
          </table:table-cell>
          <table:table-cell table:formula="of:=20.6+([.B528]*20)" office:value-type="float" office:value="21.028894590348" calcext:value-type="float">
            <text:p>21.0288945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03</text:p>
          </table:table-cell>
          <table:table-cell office:value-type="float" office:value="0.0136373106872" calcext:value-type="float">
            <text:p>0.0136373107</text:p>
          </table:table-cell>
          <table:table-cell office:value-type="float" office:value="0.00103507279334" calcext:value-type="float">
            <text:p>0.0010350728</text:p>
          </table:table-cell>
          <table:table-cell office:value-type="float" office:value="29.24" calcext:value-type="float">
            <text:p>29.24</text:p>
          </table:table-cell>
          <table:table-cell table:formula="of:=20.6+([.B529]*20)" office:value-type="float" office:value="20.872746213744" calcext:value-type="float">
            <text:p>20.8727462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05</text:p>
          </table:table-cell>
          <table:table-cell office:value-type="float" office:value="0.00131529336563" calcext:value-type="float">
            <text:p>0.0013152934</text:p>
          </table:table-cell>
          <table:table-cell office:value-type="float" office:value="0.000959015704764" calcext:value-type="float">
            <text:p>0.0009590157</text:p>
          </table:table-cell>
          <table:table-cell office:value-type="float" office:value="29.9" calcext:value-type="float">
            <text:p>29.9</text:p>
          </table:table-cell>
          <table:table-cell table:formula="of:=20.6+([.B530]*20)" office:value-type="float" office:value="20.6263058673126" calcext:value-type="float">
            <text:p>20.6263058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06</text:p>
          </table:table-cell>
          <table:table-cell office:value-type="float" office:value="0.00626154763167" calcext:value-type="float">
            <text:p>0.0062615476</text:p>
          </table:table-cell>
          <table:table-cell office:value-type="float" office:value="0.000984184960068" calcext:value-type="float">
            <text:p>0.000984185</text:p>
          </table:table-cell>
          <table:table-cell office:value-type="float" office:value="31.04" calcext:value-type="float">
            <text:p>31.04</text:p>
          </table:table-cell>
          <table:table-cell table:formula="of:=20.6+([.B531]*20)" office:value-type="float" office:value="20.7252309526334" calcext:value-type="float">
            <text:p>20.7252309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09</text:p>
          </table:table-cell>
          <table:table-cell office:value-type="float" office:value="0.00269835130119" calcext:value-type="float">
            <text:p>0.0026983513</text:p>
          </table:table-cell>
          <table:table-cell office:value-type="float" office:value="0.000974488827001" calcext:value-type="float">
            <text:p>0.0009744888</text:p>
          </table:table-cell>
          <table:table-cell office:value-type="float" office:value="32.11" calcext:value-type="float">
            <text:p>32.11</text:p>
          </table:table-cell>
          <table:table-cell table:formula="of:=20.6+([.B532]*20)" office:value-type="float" office:value="20.6539670260238" calcext:value-type="float">
            <text:p>20.653967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10</text:p>
          </table:table-cell>
          <table:table-cell office:value-type="float" office:value="0.0385092230485" calcext:value-type="float">
            <text:p>0.038509223</text:p>
          </table:table-cell>
          <table:table-cell office:value-type="float" office:value="0.00102355451886" calcext:value-type="float">
            <text:p>0.0010235545</text:p>
          </table:table-cell>
          <table:table-cell office:value-type="float" office:value="35.06" calcext:value-type="float">
            <text:p>35.06</text:p>
          </table:table-cell>
          <table:table-cell table:formula="of:=20.6+([.B533]*20)" office:value-type="float" office:value="21.37018446097" calcext:value-type="float">
            <text:p>21.370184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11</text:p>
          </table:table-cell>
          <table:table-cell office:value-type="float" office:value="0.0025619030184" calcext:value-type="float">
            <text:p>0.002561903</text:p>
          </table:table-cell>
          <table:table-cell office:value-type="float" office:value="0.000995984531116" calcext:value-type="float">
            <text:p>0.0009959845</text:p>
          </table:table-cell>
          <table:table-cell office:value-type="float" office:value="35.45" calcext:value-type="float">
            <text:p>35.45</text:p>
          </table:table-cell>
          <table:table-cell table:formula="of:=20.6+([.B534]*20)" office:value-type="float" office:value="20.651238060368" calcext:value-type="float">
            <text:p>20.6512380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12</text:p>
          </table:table-cell>
          <table:table-cell office:value-type="float" office:value="0.0103280771077" calcext:value-type="float">
            <text:p>0.0103280771</text:p>
          </table:table-cell>
          <table:table-cell office:value-type="float" office:value="0.000981886123078" calcext:value-type="float">
            <text:p>0.0009818861</text:p>
          </table:table-cell>
          <table:table-cell office:value-type="float" office:value="35.14" calcext:value-type="float">
            <text:p>35.14</text:p>
          </table:table-cell>
          <table:table-cell table:formula="of:=20.6+([.B535]*20)" office:value-type="float" office:value="20.806561542154" calcext:value-type="float">
            <text:p>20.8065615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13</text:p>
          </table:table-cell>
          <table:table-cell office:value-type="float" office:value="0.00000125968577937" calcext:value-type="float">
            <text:p>1.25968577937E-006</text:p>
          </table:table-cell>
          <table:table-cell office:value-type="float" office:value="0.000921924582231" calcext:value-type="float">
            <text:p>0.0009219246</text:p>
          </table:table-cell>
          <table:table-cell office:value-type="float" office:value="34.7" calcext:value-type="float">
            <text:p>34.7</text:p>
          </table:table-cell>
          <table:table-cell table:formula="of:=20.6+([.B536]*20)" office:value-type="float" office:value="20.6000251937156" calcext:value-type="float">
            <text:p>20.6000251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16</text:p>
          </table:table-cell>
          <table:table-cell office:value-type="float" office:value="0.0263543697804" calcext:value-type="float">
            <text:p>0.0263543698</text:p>
          </table:table-cell>
          <table:table-cell office:value-type="float" office:value="0.00103397032796" calcext:value-type="float">
            <text:p>0.0010339703</text:p>
          </table:table-cell>
          <table:table-cell office:value-type="float" office:value="35.14" calcext:value-type="float">
            <text:p>35.14</text:p>
          </table:table-cell>
          <table:table-cell table:formula="of:=20.6+([.B537]*20)" office:value-type="float" office:value="21.127087395608" calcext:value-type="float">
            <text:p>21.12708739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17</text:p>
          </table:table-cell>
          <table:table-cell office:value-type="float" office:value="0.070904494734" calcext:value-type="float">
            <text:p>0.0709044947</text:p>
          </table:table-cell>
          <table:table-cell office:value-type="float" office:value="0.00130044345178" calcext:value-type="float">
            <text:p>0.0013004435</text:p>
          </table:table-cell>
          <table:table-cell office:value-type="float" office:value="34.3" calcext:value-type="float">
            <text:p>34.3</text:p>
          </table:table-cell>
          <table:table-cell table:formula="of:=20.6+([.B538]*20)" office:value-type="float" office:value="22.01808989468" calcext:value-type="float">
            <text:p>22.01808989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18</text:p>
          </table:table-cell>
          <table:table-cell office:value-type="float" office:value="0.0637264695926" calcext:value-type="float">
            <text:p>0.0637264696</text:p>
          </table:table-cell>
          <table:table-cell office:value-type="float" office:value="0.00131901457122" calcext:value-type="float">
            <text:p>0.0013190146</text:p>
          </table:table-cell>
          <table:table-cell office:value-type="float" office:value="34.68" calcext:value-type="float">
            <text:p>34.68</text:p>
          </table:table-cell>
          <table:table-cell table:formula="of:=20.6+([.B539]*20)" office:value-type="float" office:value="21.874529391852" calcext:value-type="float">
            <text:p>21.87452939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19</text:p>
          </table:table-cell>
          <table:table-cell office:value-type="float" office:value="0.109427316327" calcext:value-type="float">
            <text:p>0.1094273163</text:p>
          </table:table-cell>
          <table:table-cell office:value-type="float" office:value="0.00154361485013" calcext:value-type="float">
            <text:p>0.0015436149</text:p>
          </table:table-cell>
          <table:table-cell office:value-type="float" office:value="34.11" calcext:value-type="float">
            <text:p>34.11</text:p>
          </table:table-cell>
          <table:table-cell table:formula="of:=20.6+([.B540]*20)" office:value-type="float" office:value="22.78854632654" calcext:value-type="float">
            <text:p>22.7885463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20</text:p>
          </table:table-cell>
          <table:table-cell office:value-type="float" office:value="0.02597905204" calcext:value-type="float">
            <text:p>0.025979052</text:p>
          </table:table-cell>
          <table:table-cell office:value-type="float" office:value="0.0025671609606" calcext:value-type="float">
            <text:p>0.002567161</text:p>
          </table:table-cell>
          <table:table-cell office:value-type="float" office:value="33.53" calcext:value-type="float">
            <text:p>33.53</text:p>
          </table:table-cell>
          <table:table-cell table:formula="of:=20.6+([.B541]*20)" office:value-type="float" office:value="21.1195810408" calcext:value-type="float">
            <text:p>21.1195810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23</text:p>
          </table:table-cell>
          <table:table-cell office:value-type="float" office:value="0.0332617566192" calcext:value-type="float">
            <text:p>0.0332617566</text:p>
          </table:table-cell>
          <table:table-cell office:value-type="float" office:value="0.00267819487814" calcext:value-type="float">
            <text:p>0.0026781949</text:p>
          </table:table-cell>
          <table:table-cell office:value-type="float" office:value="34.82" calcext:value-type="float">
            <text:p>34.82</text:p>
          </table:table-cell>
          <table:table-cell table:formula="of:=20.6+([.B542]*20)" office:value-type="float" office:value="21.265235132384" calcext:value-type="float">
            <text:p>21.2652351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24</text:p>
          </table:table-cell>
          <table:table-cell office:value-type="float" office:value="0.0878745536435" calcext:value-type="float">
            <text:p>0.0878745536</text:p>
          </table:table-cell>
          <table:table-cell office:value-type="float" office:value="0.00274598247395" calcext:value-type="float">
            <text:p>0.0027459825</text:p>
          </table:table-cell>
          <table:table-cell office:value-type="float" office:value="34.34" calcext:value-type="float">
            <text:p>34.34</text:p>
          </table:table-cell>
          <table:table-cell table:formula="of:=20.6+([.B543]*20)" office:value-type="float" office:value="22.35749107287" calcext:value-type="float">
            <text:p>22.3574910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25</text:p>
          </table:table-cell>
          <table:table-cell office:value-type="float" office:value="0.16423799206" calcext:value-type="float">
            <text:p>0.1642379921</text:p>
          </table:table-cell>
          <table:table-cell office:value-type="float" office:value="0.00113361762117" calcext:value-type="float">
            <text:p>0.0011336176</text:p>
          </table:table-cell>
          <table:table-cell office:value-type="float" office:value="25.33" calcext:value-type="float">
            <text:p>25.33</text:p>
          </table:table-cell>
          <table:table-cell table:formula="of:=20.6+([.B544]*20)" office:value-type="float" office:value="23.8847598412" calcext:value-type="float">
            <text:p>23.8847598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26</text:p>
          </table:table-cell>
          <table:table-cell office:value-type="float" office:value="0.124554032473" calcext:value-type="float">
            <text:p>0.1245540325</text:p>
          </table:table-cell>
          <table:table-cell office:value-type="float" office:value="0.00153106381897" calcext:value-type="float">
            <text:p>0.0015310638</text:p>
          </table:table-cell>
          <table:table-cell office:value-type="float" office:value="24.53" calcext:value-type="float">
            <text:p>24.53</text:p>
          </table:table-cell>
          <table:table-cell table:formula="of:=20.6+([.B545]*20)" office:value-type="float" office:value="23.09108064946" calcext:value-type="float">
            <text:p>23.0910806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27</text:p>
          </table:table-cell>
          <table:table-cell office:value-type="float" office:value="0.193595630223" calcext:value-type="float">
            <text:p>0.1935956302</text:p>
          </table:table-cell>
          <table:table-cell office:value-type="float" office:value="0.00128871294259" calcext:value-type="float">
            <text:p>0.0012887129</text:p>
          </table:table-cell>
          <table:table-cell office:value-type="float" office:value="23.32" calcext:value-type="float">
            <text:p>23.32</text:p>
          </table:table-cell>
          <table:table-cell table:formula="of:=20.6+([.B546]*20)" office:value-type="float" office:value="24.47191260446" calcext:value-type="float">
            <text:p>24.4719126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30</text:p>
          </table:table-cell>
          <table:table-cell office:value-type="float" office:value="0.0269076817196" calcext:value-type="float">
            <text:p>0.0269076817</text:p>
          </table:table-cell>
          <table:table-cell office:value-type="float" office:value="0.00113203263726" calcext:value-type="float">
            <text:p>0.0011320326</text:p>
          </table:table-cell>
          <table:table-cell office:value-type="float" office:value="24" calcext:value-type="float">
            <text:p>24</text:p>
          </table:table-cell>
          <table:table-cell table:formula="of:=20.6+([.B547]*20)" office:value-type="float" office:value="21.138153634392" calcext:value-type="float">
            <text:p>21.1381536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7-31</text:p>
          </table:table-cell>
          <table:table-cell office:value-type="float" office:value="0.015656887733" calcext:value-type="float">
            <text:p>0.0156568877</text:p>
          </table:table-cell>
          <table:table-cell office:value-type="float" office:value="0.000807891020514" calcext:value-type="float">
            <text:p>0.000807891</text:p>
          </table:table-cell>
          <table:table-cell office:value-type="float" office:value="26.29" calcext:value-type="float">
            <text:p>26.29</text:p>
          </table:table-cell>
          <table:table-cell table:formula="of:=20.6+([.B548]*20)" office:value-type="float" office:value="20.91313775466" calcext:value-type="float">
            <text:p>20.9131377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01</text:p>
          </table:table-cell>
          <table:table-cell office:value-type="float" office:value="0.0110116979333" calcext:value-type="float">
            <text:p>0.0110116979</text:p>
          </table:table-cell>
          <table:table-cell office:value-type="float" office:value="0.00101341614957" calcext:value-type="float">
            <text:p>0.0010134161</text:p>
          </table:table-cell>
          <table:table-cell office:value-type="float" office:value="26.3" calcext:value-type="float">
            <text:p>26.3</text:p>
          </table:table-cell>
          <table:table-cell table:formula="of:=20.6+([.B549]*20)" office:value-type="float" office:value="20.820233958666" calcext:value-type="float">
            <text:p>20.8202339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02</text:p>
          </table:table-cell>
          <table:table-cell office:value-type="float" office:value="0.297631536732" calcext:value-type="float">
            <text:p>0.2976315367</text:p>
          </table:table-cell>
          <table:table-cell office:value-type="float" office:value="0.00105399341204" calcext:value-type="float">
            <text:p>0.0010539934</text:p>
          </table:table-cell>
          <table:table-cell office:value-type="float" office:value="25.94" calcext:value-type="float">
            <text:p>25.94</text:p>
          </table:table-cell>
          <table:table-cell table:formula="of:=20.6+([.B550]*20)" office:value-type="float" office:value="26.55263073464" calcext:value-type="float">
            <text:p>26.5526307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03</text:p>
          </table:table-cell>
          <table:table-cell office:value-type="float" office:value="0.00150598720856" calcext:value-type="float">
            <text:p>0.0015059872</text:p>
          </table:table-cell>
          <table:table-cell office:value-type="float" office:value="0.00161659012753" calcext:value-type="float">
            <text:p>0.0016165901</text:p>
          </table:table-cell>
          <table:table-cell office:value-type="float" office:value="24.52" calcext:value-type="float">
            <text:p>24.52</text:p>
          </table:table-cell>
          <table:table-cell table:formula="of:=20.6+([.B551]*20)" office:value-type="float" office:value="20.6301197441712" calcext:value-type="float">
            <text:p>20.6301197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06</text:p>
          </table:table-cell>
          <table:table-cell office:value-type="float" office:value="0.00463959811022" calcext:value-type="float">
            <text:p>0.0046395981</text:p>
          </table:table-cell>
          <table:table-cell office:value-type="float" office:value="0.00160917649592" calcext:value-type="float">
            <text:p>0.0016091765</text:p>
          </table:table-cell>
          <table:table-cell office:value-type="float" office:value="25.1" calcext:value-type="float">
            <text:p>25.1</text:p>
          </table:table-cell>
          <table:table-cell table:formula="of:=20.6+([.B552]*20)" office:value-type="float" office:value="20.6927919622044" calcext:value-type="float">
            <text:p>20.69279196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07</text:p>
          </table:table-cell>
          <table:table-cell office:value-type="float" office:value="0.00217654908266" calcext:value-type="float">
            <text:p>0.0021765491</text:p>
          </table:table-cell>
          <table:table-cell office:value-type="float" office:value="0.00358649696574" calcext:value-type="float">
            <text:p>0.003586497</text:p>
          </table:table-cell>
          <table:table-cell office:value-type="float" office:value="24.36" calcext:value-type="float">
            <text:p>24.36</text:p>
          </table:table-cell>
          <table:table-cell table:formula="of:=20.6+([.B553]*20)" office:value-type="float" office:value="20.6435309816532" calcext:value-type="float">
            <text:p>20.6435309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08</text:p>
          </table:table-cell>
          <table:table-cell office:value-type="float" office:value="0.00558584663221" calcext:value-type="float">
            <text:p>0.0055858466</text:p>
          </table:table-cell>
          <table:table-cell office:value-type="float" office:value="0.00703386473932" calcext:value-type="float">
            <text:p>0.0070338647</text:p>
          </table:table-cell>
          <table:table-cell office:value-type="float" office:value="24.06" calcext:value-type="float">
            <text:p>24.06</text:p>
          </table:table-cell>
          <table:table-cell table:formula="of:=20.6+([.B554]*20)" office:value-type="float" office:value="20.7117169326442" calcext:value-type="float">
            <text:p>20.7117169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09</text:p>
          </table:table-cell>
          <table:table-cell office:value-type="float" office:value="0.00864343305062" calcext:value-type="float">
            <text:p>0.0086434331</text:p>
          </table:table-cell>
          <table:table-cell office:value-type="float" office:value="0.0103079019702" calcext:value-type="float">
            <text:p>0.010307902</text:p>
          </table:table-cell>
          <table:table-cell office:value-type="float" office:value="23.4" calcext:value-type="float">
            <text:p>23.4</text:p>
          </table:table-cell>
          <table:table-cell table:formula="of:=20.6+([.B555]*20)" office:value-type="float" office:value="20.7728686610124" calcext:value-type="float">
            <text:p>20.772868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10</text:p>
          </table:table-cell>
          <table:table-cell office:value-type="float" office:value="0.0595259754218" calcext:value-type="float">
            <text:p>0.0595259754</text:p>
          </table:table-cell>
          <table:table-cell office:value-type="float" office:value="0.0115288327327" calcext:value-type="float">
            <text:p>0.0115288327</text:p>
          </table:table-cell>
          <table:table-cell office:value-type="float" office:value="22.22" calcext:value-type="float">
            <text:p>22.22</text:p>
          </table:table-cell>
          <table:table-cell table:formula="of:=20.6+([.B556]*20)" office:value-type="float" office:value="21.790519508436" calcext:value-type="float">
            <text:p>21.7905195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13</text:p>
          </table:table-cell>
          <table:table-cell office:value-type="float" office:value="0.0687055165345" calcext:value-type="float">
            <text:p>0.0687055165</text:p>
          </table:table-cell>
          <table:table-cell office:value-type="float" office:value="0.0112044625479" calcext:value-type="float">
            <text:p>0.0112044625</text:p>
          </table:table-cell>
          <table:table-cell office:value-type="float" office:value="20.03" calcext:value-type="float">
            <text:p>20.03</text:p>
          </table:table-cell>
          <table:table-cell table:formula="of:=20.6+([.B557]*20)" office:value-type="float" office:value="21.97411033069" calcext:value-type="float">
            <text:p>21.9741103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14</text:p>
          </table:table-cell>
          <table:table-cell office:value-type="float" office:value="0.167614742527" calcext:value-type="float">
            <text:p>0.1676147425</text:p>
          </table:table-cell>
          <table:table-cell office:value-type="float" office:value="0.0115909451607" calcext:value-type="float">
            <text:p>0.0115909452</text:p>
          </table:table-cell>
          <table:table-cell office:value-type="float" office:value="21.05" calcext:value-type="float">
            <text:p>21.05</text:p>
          </table:table-cell>
          <table:table-cell table:formula="of:=20.6+([.B558]*20)" office:value-type="float" office:value="23.95229485054" calcext:value-type="float">
            <text:p>23.9522948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15</text:p>
          </table:table-cell>
          <table:table-cell office:value-type="float" office:value="0.140152236426" calcext:value-type="float">
            <text:p>0.1401522364</text:p>
          </table:table-cell>
          <table:table-cell office:value-type="float" office:value="0.0118505824644" calcext:value-type="float">
            <text:p>0.0118505825</text:p>
          </table:table-cell>
          <table:table-cell office:value-type="float" office:value="21.58" calcext:value-type="float">
            <text:p>21.58</text:p>
          </table:table-cell>
          <table:table-cell table:formula="of:=20.6+([.B559]*20)" office:value-type="float" office:value="23.40304472852" calcext:value-type="float">
            <text:p>23.4030447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16</text:p>
          </table:table-cell>
          <table:table-cell office:value-type="float" office:value="0.110398136961" calcext:value-type="float">
            <text:p>0.110398137</text:p>
          </table:table-cell>
          <table:table-cell office:value-type="float" office:value="0.0118710656157" calcext:value-type="float">
            <text:p>0.0118710656</text:p>
          </table:table-cell>
          <table:table-cell office:value-type="float" office:value="21.22" calcext:value-type="float">
            <text:p>21.22</text:p>
          </table:table-cell>
          <table:table-cell table:formula="of:=20.6+([.B560]*20)" office:value-type="float" office:value="22.80796273922" calcext:value-type="float">
            <text:p>22.807962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17</text:p>
          </table:table-cell>
          <table:table-cell office:value-type="float" office:value="0.130547192534" calcext:value-type="float">
            <text:p>0.1305471925</text:p>
          </table:table-cell>
          <table:table-cell office:value-type="float" office:value="0.0133973205991" calcext:value-type="float">
            <text:p>0.0133973206</text:p>
          </table:table-cell>
          <table:table-cell office:value-type="float" office:value="22.78" calcext:value-type="float">
            <text:p>22.78</text:p>
          </table:table-cell>
          <table:table-cell table:formula="of:=20.6+([.B561]*20)" office:value-type="float" office:value="23.21094385068" calcext:value-type="float">
            <text:p>23.2109438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20</text:p>
          </table:table-cell>
          <table:table-cell office:value-type="float" office:value="0.0519476555907" calcext:value-type="float">
            <text:p>0.0519476556</text:p>
          </table:table-cell>
          <table:table-cell office:value-type="float" office:value="0.0130206008611" calcext:value-type="float">
            <text:p>0.0130206009</text:p>
          </table:table-cell>
          <table:table-cell office:value-type="float" office:value="27.28" calcext:value-type="float">
            <text:p>27.28</text:p>
          </table:table-cell>
          <table:table-cell table:formula="of:=20.6+([.B562]*20)" office:value-type="float" office:value="21.638953111814" calcext:value-type="float">
            <text:p>21.6389531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21</text:p>
          </table:table-cell>
          <table:table-cell office:value-type="float" office:value="0.148183699231" calcext:value-type="float">
            <text:p>0.1481836992</text:p>
          </table:table-cell>
          <table:table-cell office:value-type="float" office:value="0.0124567837516" calcext:value-type="float">
            <text:p>0.0124567838</text:p>
          </table:table-cell>
          <table:table-cell office:value-type="float" office:value="29.12" calcext:value-type="float">
            <text:p>29.12</text:p>
          </table:table-cell>
          <table:table-cell table:formula="of:=20.6+([.B563]*20)" office:value-type="float" office:value="23.56367398462" calcext:value-type="float">
            <text:p>23.5636739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22</text:p>
          </table:table-cell>
          <table:table-cell office:value-type="float" office:value="0.0634071800392" calcext:value-type="float">
            <text:p>0.06340718</text:p>
          </table:table-cell>
          <table:table-cell office:value-type="float" office:value="0.014710638323" calcext:value-type="float">
            <text:p>0.0147106383</text:p>
          </table:table-cell>
          <table:table-cell office:value-type="float" office:value="29.2" calcext:value-type="float">
            <text:p>29.2</text:p>
          </table:table-cell>
          <table:table-cell table:formula="of:=20.6+([.B564]*20)" office:value-type="float" office:value="21.868143600784" calcext:value-type="float">
            <text:p>21.8681436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23</text:p>
          </table:table-cell>
          <table:table-cell office:value-type="float" office:value="0.00372687396306" calcext:value-type="float">
            <text:p>0.003726874</text:p>
          </table:table-cell>
          <table:table-cell office:value-type="float" office:value="0.015398205946" calcext:value-type="float">
            <text:p>0.0153982059</text:p>
          </table:table-cell>
          <table:table-cell office:value-type="float" office:value="29.96" calcext:value-type="float">
            <text:p>29.96</text:p>
          </table:table-cell>
          <table:table-cell table:formula="of:=20.6+([.B565]*20)" office:value-type="float" office:value="20.6745374792612" calcext:value-type="float">
            <text:p>20.6745374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24</text:p>
          </table:table-cell>
          <table:table-cell office:value-type="float" office:value="0.0393199331485" calcext:value-type="float">
            <text:p>0.0393199331</text:p>
          </table:table-cell>
          <table:table-cell office:value-type="float" office:value="0.0155637700785" calcext:value-type="float">
            <text:p>0.0155637701</text:p>
          </table:table-cell>
          <table:table-cell office:value-type="float" office:value="29.05" calcext:value-type="float">
            <text:p>29.05</text:p>
          </table:table-cell>
          <table:table-cell table:formula="of:=20.6+([.B566]*20)" office:value-type="float" office:value="21.38639866297" calcext:value-type="float">
            <text:p>21.386398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27</text:p>
          </table:table-cell>
          <table:table-cell office:value-type="float" office:value="0.00936096434265" calcext:value-type="float">
            <text:p>0.0093609643</text:p>
          </table:table-cell>
          <table:table-cell office:value-type="float" office:value="0.0155735904318" calcext:value-type="float">
            <text:p>0.0155735904</text:p>
          </table:table-cell>
          <table:table-cell office:value-type="float" office:value="28.68" calcext:value-type="float">
            <text:p>28.68</text:p>
          </table:table-cell>
          <table:table-cell table:formula="of:=20.6+([.B567]*20)" office:value-type="float" office:value="20.787219286853" calcext:value-type="float">
            <text:p>20.7872192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28</text:p>
          </table:table-cell>
          <table:table-cell office:value-type="float" office:value="0.0272639034205" calcext:value-type="float">
            <text:p>0.0272639034</text:p>
          </table:table-cell>
          <table:table-cell office:value-type="float" office:value="0.0159762512831" calcext:value-type="float">
            <text:p>0.0159762513</text:p>
          </table:table-cell>
          <table:table-cell office:value-type="float" office:value="28" calcext:value-type="float">
            <text:p>28</text:p>
          </table:table-cell>
          <table:table-cell table:formula="of:=20.6+([.B568]*20)" office:value-type="float" office:value="21.14527806841" calcext:value-type="float">
            <text:p>21.1452780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29</text:p>
          </table:table-cell>
          <table:table-cell office:value-type="float" office:value="0.015538674741" calcext:value-type="float">
            <text:p>0.0155386747</text:p>
          </table:table-cell>
          <table:table-cell office:value-type="float" office:value="0.0159725600662" calcext:value-type="float">
            <text:p>0.0159725601</text:p>
          </table:table-cell>
          <table:table-cell office:value-type="float" office:value="27.65" calcext:value-type="float">
            <text:p>27.65</text:p>
          </table:table-cell>
          <table:table-cell table:formula="of:=20.6+([.B569]*20)" office:value-type="float" office:value="20.91077349482" calcext:value-type="float">
            <text:p>20.9107734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30</text:p>
          </table:table-cell>
          <table:table-cell office:value-type="float" office:value="0.0413576602612" calcext:value-type="float">
            <text:p>0.0413576603</text:p>
          </table:table-cell>
          <table:table-cell office:value-type="float" office:value="0.0163045364956" calcext:value-type="float">
            <text:p>0.0163045365</text:p>
          </table:table-cell>
          <table:table-cell office:value-type="float" office:value="28.16" calcext:value-type="float">
            <text:p>28.16</text:p>
          </table:table-cell>
          <table:table-cell table:formula="of:=20.6+([.B570]*20)" office:value-type="float" office:value="21.427153205224" calcext:value-type="float">
            <text:p>21.4271532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8-31</text:p>
          </table:table-cell>
          <table:table-cell office:value-type="float" office:value="0.0330379861764" calcext:value-type="float">
            <text:p>0.0330379862</text:p>
          </table:table-cell>
          <table:table-cell office:value-type="float" office:value="0.0165931217719" calcext:value-type="float">
            <text:p>0.0165931218</text:p>
          </table:table-cell>
          <table:table-cell office:value-type="float" office:value="27.72" calcext:value-type="float">
            <text:p>27.72</text:p>
          </table:table-cell>
          <table:table-cell table:formula="of:=20.6+([.B571]*20)" office:value-type="float" office:value="21.260759723528" calcext:value-type="float">
            <text:p>21.2607597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9-04</text:p>
          </table:table-cell>
          <table:table-cell office:value-type="float" office:value="0.0469903030612" calcext:value-type="float">
            <text:p>0.0469903031</text:p>
          </table:table-cell>
          <table:table-cell office:value-type="float" office:value="0.0168183588157" calcext:value-type="float">
            <text:p>0.0168183588</text:p>
          </table:table-cell>
          <table:table-cell office:value-type="float" office:value="30.32" calcext:value-type="float">
            <text:p>30.32</text:p>
          </table:table-cell>
          <table:table-cell table:formula="of:=20.6+([.B572]*20)" office:value-type="float" office:value="21.539806061224" calcext:value-type="float">
            <text:p>21.5398060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9-05</text:p>
          </table:table-cell>
          <table:table-cell office:value-type="float" office:value="0.000544771640135" calcext:value-type="float">
            <text:p>0.0005447716</text:p>
          </table:table-cell>
          <table:table-cell office:value-type="float" office:value="0.0172824586077" calcext:value-type="float">
            <text:p>0.0172824586</text:p>
          </table:table-cell>
          <table:table-cell office:value-type="float" office:value="29.76" calcext:value-type="float">
            <text:p>29.76</text:p>
          </table:table-cell>
          <table:table-cell table:formula="of:=20.6+([.B573]*20)" office:value-type="float" office:value="20.6108954328027" calcext:value-type="float">
            <text:p>20.6108954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9-06</text:p>
          </table:table-cell>
          <table:table-cell office:value-type="float" office:value="0.000309038849156" calcext:value-type="float">
            <text:p>0.0003090388</text:p>
          </table:table-cell>
          <table:table-cell office:value-type="float" office:value="0.0178484155574" calcext:value-type="float">
            <text:p>0.0178484156</text:p>
          </table:table-cell>
          <table:table-cell office:value-type="float" office:value="28.68" calcext:value-type="float">
            <text:p>28.68</text:p>
          </table:table-cell>
          <table:table-cell table:formula="of:=20.6+([.B574]*20)" office:value-type="float" office:value="20.6061807769831" calcext:value-type="float">
            <text:p>20.606180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9-07</text:p>
          </table:table-cell>
          <table:table-cell office:value-type="float" office:value="0.00245761879697" calcext:value-type="float">
            <text:p>0.0024576188</text:p>
          </table:table-cell>
          <table:table-cell office:value-type="float" office:value="0.0217891950236" calcext:value-type="float">
            <text:p>0.021789195</text:p>
          </table:table-cell>
          <table:table-cell office:value-type="float" office:value="28.56" calcext:value-type="float">
            <text:p>28.56</text:p>
          </table:table-cell>
          <table:table-cell table:formula="of:=20.6+([.B575]*20)" office:value-type="float" office:value="20.6491523759394" calcext:value-type="float">
            <text:p>20.64915237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9-10</text:p>
          </table:table-cell>
          <table:table-cell office:value-type="float" office:value="0.00131868642536" calcext:value-type="float">
            <text:p>0.0013186864</text:p>
          </table:table-cell>
          <table:table-cell office:value-type="float" office:value="0.0202917919025" calcext:value-type="float">
            <text:p>0.0202917919</text:p>
          </table:table-cell>
          <table:table-cell office:value-type="float" office:value="31.29" calcext:value-type="float">
            <text:p>31.29</text:p>
          </table:table-cell>
          <table:table-cell table:formula="of:=20.6+([.B576]*20)" office:value-type="float" office:value="20.6263737285072" calcext:value-type="float">
            <text:p>20.6263737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9-11</text:p>
          </table:table-cell>
          <table:table-cell office:value-type="float" office:value="0.0839702334985" calcext:value-type="float">
            <text:p>0.0839702335</text:p>
          </table:table-cell>
          <table:table-cell office:value-type="float" office:value="0.0205942032822" calcext:value-type="float">
            <text:p>0.0205942033</text:p>
          </table:table-cell>
          <table:table-cell office:value-type="float" office:value="31.11" calcext:value-type="float">
            <text:p>31.11</text:p>
          </table:table-cell>
          <table:table-cell table:formula="of:=20.6+([.B577]*20)" office:value-type="float" office:value="22.27940466997" calcext:value-type="float">
            <text:p>22.27940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9-12</text:p>
          </table:table-cell>
          <table:table-cell office:value-type="float" office:value="0.0240065116626" calcext:value-type="float">
            <text:p>0.0240065117</text:p>
          </table:table-cell>
          <table:table-cell office:value-type="float" office:value="0.0215386577448" calcext:value-type="float">
            <text:p>0.0215386577</text:p>
          </table:table-cell>
          <table:table-cell office:value-type="float" office:value="29.29" calcext:value-type="float">
            <text:p>29.29</text:p>
          </table:table-cell>
          <table:table-cell table:formula="of:=20.6+([.B578]*20)" office:value-type="float" office:value="21.080130233252" calcext:value-type="float">
            <text:p>21.0801302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9-13</text:p>
          </table:table-cell>
          <table:table-cell office:value-type="float" office:value="0.00366486903713" calcext:value-type="float">
            <text:p>0.003664869</text:p>
          </table:table-cell>
          <table:table-cell office:value-type="float" office:value="0.02074358984" calcext:value-type="float">
            <text:p>0.0207435898</text:p>
          </table:table-cell>
          <table:table-cell office:value-type="float" office:value="27.19" calcext:value-type="float">
            <text:p>27.19</text:p>
          </table:table-cell>
          <table:table-cell table:formula="of:=20.6+([.B579]*20)" office:value-type="float" office:value="20.6732973807426" calcext:value-type="float">
            <text:p>20.67329738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9-14</text:p>
          </table:table-cell>
          <table:table-cell office:value-type="float" office:value="0.00515193535022" calcext:value-type="float">
            <text:p>0.0051519354</text:p>
          </table:table-cell>
          <table:table-cell office:value-type="float" office:value="0.0210837512827" calcext:value-type="float">
            <text:p>0.0210837513</text:p>
          </table:table-cell>
          <table:table-cell office:value-type="float" office:value="26.71" calcext:value-type="float">
            <text:p>26.71</text:p>
          </table:table-cell>
          <table:table-cell table:formula="of:=20.6+([.B580]*20)" office:value-type="float" office:value="20.7030387070044" calcext:value-type="float">
            <text:p>20.7030387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9-17</text:p>
          </table:table-cell>
          <table:table-cell office:value-type="float" office:value="0.0000110173083765" calcext:value-type="float">
            <text:p>1.10173083765E-005</text:p>
          </table:table-cell>
          <table:table-cell office:value-type="float" office:value="0.021628334176" calcext:value-type="float">
            <text:p>0.0216283342</text:p>
          </table:table-cell>
          <table:table-cell office:value-type="float" office:value="26.5" calcext:value-type="float">
            <text:p>26.5</text:p>
          </table:table-cell>
          <table:table-cell table:formula="of:=20.6+([.B581]*20)" office:value-type="float" office:value="20.6002203461675" calcext:value-type="float">
            <text:p>20.6002203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9-18</text:p>
          </table:table-cell>
          <table:table-cell office:value-type="float" office:value="0.012508252495" calcext:value-type="float">
            <text:p>0.0125082525</text:p>
          </table:table-cell>
          <table:table-cell office:value-type="float" office:value="0.0230128014376" calcext:value-type="float">
            <text:p>0.0230128014</text:p>
          </table:table-cell>
          <table:table-cell office:value-type="float" office:value="26.01" calcext:value-type="float">
            <text:p>26.01</text:p>
          </table:table-cell>
          <table:table-cell table:formula="of:=20.6+([.B582]*20)" office:value-type="float" office:value="20.8501650499" calcext:value-type="float">
            <text:p>20.8501650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9-19</text:p>
          </table:table-cell>
          <table:table-cell office:value-type="float" office:value="0.0147732721396" calcext:value-type="float">
            <text:p>0.0147732721</text:p>
          </table:table-cell>
          <table:table-cell office:value-type="float" office:value="0.0270340379788" calcext:value-type="float">
            <text:p>0.027034038</text:p>
          </table:table-cell>
          <table:table-cell office:value-type="float" office:value="25.29" calcext:value-type="float">
            <text:p>25.29</text:p>
          </table:table-cell>
          <table:table-cell table:formula="of:=20.6+([.B583]*20)" office:value-type="float" office:value="20.895465442792" calcext:value-type="float">
            <text:p>20.8954654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9-20</text:p>
          </table:table-cell>
          <table:table-cell office:value-type="float" office:value="0.0211144247003" calcext:value-type="float">
            <text:p>0.0211144247</text:p>
          </table:table-cell>
          <table:table-cell office:value-type="float" office:value="0.0269728360554" calcext:value-type="float">
            <text:p>0.0269728361</text:p>
          </table:table-cell>
          <table:table-cell office:value-type="float" office:value="26.52" calcext:value-type="float">
            <text:p>26.52</text:p>
          </table:table-cell>
          <table:table-cell table:formula="of:=20.6+([.B584]*20)" office:value-type="float" office:value="21.022288494006" calcext:value-type="float">
            <text:p>21.022288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9-21</text:p>
          </table:table-cell>
          <table:table-cell office:value-type="float" office:value="0.0400094011135" calcext:value-type="float">
            <text:p>0.0400094011</text:p>
          </table:table-cell>
          <table:table-cell office:value-type="float" office:value="0.0289679499643" calcext:value-type="float">
            <text:p>0.02896795</text:p>
          </table:table-cell>
          <table:table-cell office:value-type="float" office:value="27.52" calcext:value-type="float">
            <text:p>27.52</text:p>
          </table:table-cell>
          <table:table-cell table:formula="of:=20.6+([.B585]*20)" office:value-type="float" office:value="21.40018802227" calcext:value-type="float">
            <text:p>21.4001880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9-24</text:p>
          </table:table-cell>
          <table:table-cell office:value-type="float" office:value="0.00847257805801" calcext:value-type="float">
            <text:p>0.0084725781</text:p>
          </table:table-cell>
          <table:table-cell office:value-type="float" office:value="0.0284038574324" calcext:value-type="float">
            <text:p>0.0284038574</text:p>
          </table:table-cell>
          <table:table-cell office:value-type="float" office:value="29.88" calcext:value-type="float">
            <text:p>29.88</text:p>
          </table:table-cell>
          <table:table-cell table:formula="of:=20.6+([.B586]*20)" office:value-type="float" office:value="20.7694515611602" calcext:value-type="float">
            <text:p>20.7694515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9-25</text:p>
          </table:table-cell>
          <table:table-cell office:value-type="float" office:value="0.0202954142277" calcext:value-type="float">
            <text:p>0.0202954142</text:p>
          </table:table-cell>
          <table:table-cell office:value-type="float" office:value="0.0259723497587" calcext:value-type="float">
            <text:p>0.0259723498</text:p>
          </table:table-cell>
          <table:table-cell office:value-type="float" office:value="32.45" calcext:value-type="float">
            <text:p>32.45</text:p>
          </table:table-cell>
          <table:table-cell table:formula="of:=20.6+([.B587]*20)" office:value-type="float" office:value="21.005908284554" calcext:value-type="float">
            <text:p>21.0059082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9-26</text:p>
          </table:table-cell>
          <table:table-cell office:value-type="float" office:value="0.0810855731844" calcext:value-type="float">
            <text:p>0.0810855732</text:p>
          </table:table-cell>
          <table:table-cell office:value-type="float" office:value="0.0258183165321" calcext:value-type="float">
            <text:p>0.0258183165</text:p>
          </table:table-cell>
          <table:table-cell office:value-type="float" office:value="34.65" calcext:value-type="float">
            <text:p>34.65</text:p>
          </table:table-cell>
          <table:table-cell table:formula="of:=20.6+([.B588]*20)" office:value-type="float" office:value="22.221711463688" calcext:value-type="float">
            <text:p>22.22171146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9-27</text:p>
          </table:table-cell>
          <table:table-cell office:value-type="float" office:value="0.126929062583" calcext:value-type="float">
            <text:p>0.1269290626</text:p>
          </table:table-cell>
          <table:table-cell office:value-type="float" office:value="0.0248619227386" calcext:value-type="float">
            <text:p>0.0248619227</text:p>
          </table:table-cell>
          <table:table-cell office:value-type="float" office:value="33.18" calcext:value-type="float">
            <text:p>33.18</text:p>
          </table:table-cell>
          <table:table-cell table:formula="of:=20.6+([.B589]*20)" office:value-type="float" office:value="23.13858125166" calcext:value-type="float">
            <text:p>23.13858125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09-28</text:p>
          </table:table-cell>
          <table:table-cell office:value-type="float" office:value="0.00338779449694" calcext:value-type="float">
            <text:p>0.0033877945</text:p>
          </table:table-cell>
          <table:table-cell office:value-type="float" office:value="0.0238942174182" calcext:value-type="float">
            <text:p>0.0238942174</text:p>
          </table:table-cell>
          <table:table-cell office:value-type="float" office:value="34.93" calcext:value-type="float">
            <text:p>34.93</text:p>
          </table:table-cell>
          <table:table-cell table:formula="of:=20.6+([.B590]*20)" office:value-type="float" office:value="20.6677558899388" calcext:value-type="float">
            <text:p>20.6677558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01</text:p>
          </table:table-cell>
          <table:table-cell office:value-type="float" office:value="0.0480626955708" calcext:value-type="float">
            <text:p>0.0480626956</text:p>
          </table:table-cell>
          <table:table-cell office:value-type="float" office:value="0.0249319089227" calcext:value-type="float">
            <text:p>0.0249319089</text:p>
          </table:table-cell>
          <table:table-cell office:value-type="float" office:value="36.54" calcext:value-type="float">
            <text:p>36.54</text:p>
          </table:table-cell>
          <table:table-cell table:formula="of:=20.6+([.B591]*20)" office:value-type="float" office:value="21.561253911416" calcext:value-type="float">
            <text:p>21.5612539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02</text:p>
          </table:table-cell>
          <table:table-cell office:value-type="float" office:value="0.0883608537891" calcext:value-type="float">
            <text:p>0.0883608538</text:p>
          </table:table-cell>
          <table:table-cell office:value-type="float" office:value="0.025758185562" calcext:value-type="float">
            <text:p>0.0257581856</text:p>
          </table:table-cell>
          <table:table-cell office:value-type="float" office:value="36.06" calcext:value-type="float">
            <text:p>36.06</text:p>
          </table:table-cell>
          <table:table-cell table:formula="of:=20.6+([.B592]*20)" office:value-type="float" office:value="22.367217075782" calcext:value-type="float">
            <text:p>22.3672170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03</text:p>
          </table:table-cell>
          <table:table-cell office:value-type="float" office:value="0.13491606774" calcext:value-type="float">
            <text:p>0.1349160677</text:p>
          </table:table-cell>
          <table:table-cell office:value-type="float" office:value="0.0253058289825" calcext:value-type="float">
            <text:p>0.025305829</text:p>
          </table:table-cell>
          <table:table-cell office:value-type="float" office:value="34.45" calcext:value-type="float">
            <text:p>34.45</text:p>
          </table:table-cell>
          <table:table-cell table:formula="of:=20.6+([.B593]*20)" office:value-type="float" office:value="23.2983213548" calcext:value-type="float">
            <text:p>23.2983213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04</text:p>
          </table:table-cell>
          <table:table-cell office:value-type="float" office:value="0.0539423494131" calcext:value-type="float">
            <text:p>0.0539423494</text:p>
          </table:table-cell>
          <table:table-cell office:value-type="float" office:value="0.02568435645" calcext:value-type="float">
            <text:p>0.0256843565</text:p>
          </table:table-cell>
          <table:table-cell office:value-type="float" office:value="34.27" calcext:value-type="float">
            <text:p>34.27</text:p>
          </table:table-cell>
          <table:table-cell table:formula="of:=20.6+([.B594]*20)" office:value-type="float" office:value="21.678846988262" calcext:value-type="float">
            <text:p>21.67884698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05</text:p>
          </table:table-cell>
          <table:table-cell office:value-type="float" office:value="0.0628277035123" calcext:value-type="float">
            <text:p>0.0628277035</text:p>
          </table:table-cell>
          <table:table-cell office:value-type="float" office:value="0.0241662688396" calcext:value-type="float">
            <text:p>0.0241662688</text:p>
          </table:table-cell>
          <table:table-cell office:value-type="float" office:value="37.03" calcext:value-type="float">
            <text:p>37.03</text:p>
          </table:table-cell>
          <table:table-cell table:formula="of:=20.6+([.B595]*20)" office:value-type="float" office:value="21.856554070246" calcext:value-type="float">
            <text:p>21.8565540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08</text:p>
          </table:table-cell>
          <table:table-cell office:value-type="float" office:value="0.132187447961" calcext:value-type="float">
            <text:p>0.132187448</text:p>
          </table:table-cell>
          <table:table-cell office:value-type="float" office:value="0.0233711284905" calcext:value-type="float">
            <text:p>0.0233711285</text:p>
          </table:table-cell>
          <table:table-cell office:value-type="float" office:value="39.4" calcext:value-type="float">
            <text:p>39.4</text:p>
          </table:table-cell>
          <table:table-cell table:formula="of:=20.6+([.B596]*20)" office:value-type="float" office:value="23.24374895922" calcext:value-type="float">
            <text:p>23.2437489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09</text:p>
          </table:table-cell>
          <table:table-cell office:value-type="float" office:value="0.043971910918" calcext:value-type="float">
            <text:p>0.0439719109</text:p>
          </table:table-cell>
          <table:table-cell office:value-type="float" office:value="0.0286373383189" calcext:value-type="float">
            <text:p>0.0286373383</text:p>
          </table:table-cell>
          <table:table-cell office:value-type="float" office:value="38.68" calcext:value-type="float">
            <text:p>38.68</text:p>
          </table:table-cell>
          <table:table-cell table:formula="of:=20.6+([.B597]*20)" office:value-type="float" office:value="21.47943821836" calcext:value-type="float">
            <text:p>21.4794382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10</text:p>
          </table:table-cell>
          <table:table-cell office:value-type="float" office:value="0.040555613757" calcext:value-type="float">
            <text:p>0.0405556138</text:p>
          </table:table-cell>
          <table:table-cell office:value-type="float" office:value="0.0303049685649" calcext:value-type="float">
            <text:p>0.0303049686</text:p>
          </table:table-cell>
          <table:table-cell office:value-type="float" office:value="38.05" calcext:value-type="float">
            <text:p>38.05</text:p>
          </table:table-cell>
          <table:table-cell table:formula="of:=20.6+([.B598]*20)" office:value-type="float" office:value="21.41111227514" calcext:value-type="float">
            <text:p>21.41111227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11</text:p>
          </table:table-cell>
          <table:table-cell office:value-type="float" office:value="0.00510610968384" calcext:value-type="float">
            <text:p>0.0051061097</text:p>
          </table:table-cell>
          <table:table-cell office:value-type="float" office:value="0.0286199315999" calcext:value-type="float">
            <text:p>0.0286199316</text:p>
          </table:table-cell>
          <table:table-cell office:value-type="float" office:value="37.91" calcext:value-type="float">
            <text:p>37.91</text:p>
          </table:table-cell>
          <table:table-cell table:formula="of:=20.6+([.B599]*20)" office:value-type="float" office:value="20.7021221936768" calcext:value-type="float">
            <text:p>20.7021221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12</text:p>
          </table:table-cell>
          <table:table-cell office:value-type="float" office:value="0.0727293794739" calcext:value-type="float">
            <text:p>0.0727293795</text:p>
          </table:table-cell>
          <table:table-cell office:value-type="float" office:value="0.0290882805101" calcext:value-type="float">
            <text:p>0.0290882805</text:p>
          </table:table-cell>
          <table:table-cell office:value-type="float" office:value="37.03" calcext:value-type="float">
            <text:p>37.03</text:p>
          </table:table-cell>
          <table:table-cell table:formula="of:=20.6+([.B600]*20)" office:value-type="float" office:value="22.054587589478" calcext:value-type="float">
            <text:p>22.05458758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15</text:p>
          </table:table-cell>
          <table:table-cell office:value-type="float" office:value="0.0306457390503" calcext:value-type="float">
            <text:p>0.0306457391</text:p>
          </table:table-cell>
          <table:table-cell office:value-type="float" office:value="0.0313457912657" calcext:value-type="float">
            <text:p>0.0313457913</text:p>
          </table:table-cell>
          <table:table-cell office:value-type="float" office:value="36.79" calcext:value-type="float">
            <text:p>36.79</text:p>
          </table:table-cell>
          <table:table-cell table:formula="of:=20.6+([.B601]*20)" office:value-type="float" office:value="21.212914781006" calcext:value-type="float">
            <text:p>21.212914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16</text:p>
          </table:table-cell>
          <table:table-cell office:value-type="float" office:value="0.0398655447141" calcext:value-type="float">
            <text:p>0.0398655447</text:p>
          </table:table-cell>
          <table:table-cell office:value-type="float" office:value="0.0294182975037" calcext:value-type="float">
            <text:p>0.0294182975</text:p>
          </table:table-cell>
          <table:table-cell office:value-type="float" office:value="36.96" calcext:value-type="float">
            <text:p>36.96</text:p>
          </table:table-cell>
          <table:table-cell table:formula="of:=20.6+([.B602]*20)" office:value-type="float" office:value="21.397310894282" calcext:value-type="float">
            <text:p>21.3973108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17</text:p>
          </table:table-cell>
          <table:table-cell office:value-type="float" office:value="0.00064616322331" calcext:value-type="float">
            <text:p>0.0006461632</text:p>
          </table:table-cell>
          <table:table-cell office:value-type="float" office:value="0.0302065932918" calcext:value-type="float">
            <text:p>0.0302065933</text:p>
          </table:table-cell>
          <table:table-cell office:value-type="float" office:value="36.31" calcext:value-type="float">
            <text:p>36.31</text:p>
          </table:table-cell>
          <table:table-cell table:formula="of:=20.6+([.B603]*20)" office:value-type="float" office:value="20.6129232644662" calcext:value-type="float">
            <text:p>20.61292326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18</text:p>
          </table:table-cell>
          <table:table-cell office:value-type="float" office:value="0.130945570822" calcext:value-type="float">
            <text:p>0.1309455708</text:p>
          </table:table-cell>
          <table:table-cell office:value-type="float" office:value="0.0372492089421" calcext:value-type="float">
            <text:p>0.0372492089</text:p>
          </table:table-cell>
          <table:table-cell office:value-type="float" office:value="37.79" calcext:value-type="float">
            <text:p>37.79</text:p>
          </table:table-cell>
          <table:table-cell table:formula="of:=20.6+([.B604]*20)" office:value-type="float" office:value="23.21891141644" calcext:value-type="float">
            <text:p>23.2189114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19</text:p>
          </table:table-cell>
          <table:table-cell office:value-type="float" office:value="0.232351317781" calcext:value-type="float">
            <text:p>0.2323513178</text:p>
          </table:table-cell>
          <table:table-cell office:value-type="float" office:value="0.0315682825319" calcext:value-type="float">
            <text:p>0.0315682825</text:p>
          </table:table-cell>
          <table:table-cell office:value-type="float" office:value="43.78" calcext:value-type="float">
            <text:p>43.78</text:p>
          </table:table-cell>
          <table:table-cell table:formula="of:=20.6+([.B605]*20)" office:value-type="float" office:value="25.24702635562" calcext:value-type="float">
            <text:p>25.2470263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22</text:p>
          </table:table-cell>
          <table:table-cell office:value-type="float" office:value="0.884973167324" calcext:value-type="float">
            <text:p>0.8849731673</text:p>
          </table:table-cell>
          <table:table-cell office:value-type="float" office:value="0.0259189104231" calcext:value-type="float">
            <text:p>0.0259189104</text:p>
          </table:table-cell>
          <table:table-cell office:value-type="float" office:value="39.69" calcext:value-type="float">
            <text:p>39.69</text:p>
          </table:table-cell>
          <table:table-cell table:formula="of:=20.6+([.B606]*20)" office:value-type="float" office:value="38.29946334648" calcext:value-type="float">
            <text:p>38.2994633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23</text:p>
          </table:table-cell>
          <table:table-cell office:value-type="float" office:value="0.173831437955" calcext:value-type="float">
            <text:p>0.173831438</text:p>
          </table:table-cell>
          <table:table-cell office:value-type="float" office:value="0.0239311054065" calcext:value-type="float">
            <text:p>0.0239311054</text:p>
          </table:table-cell>
          <table:table-cell office:value-type="float" office:value="39.87" calcext:value-type="float">
            <text:p>39.87</text:p>
          </table:table-cell>
          <table:table-cell table:formula="of:=20.6+([.B607]*20)" office:value-type="float" office:value="24.0766287591" calcext:value-type="float">
            <text:p>24.0766287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24</text:p>
          </table:table-cell>
          <table:table-cell office:value-type="float" office:value="0.491905469769" calcext:value-type="float">
            <text:p>0.4919054698</text:p>
          </table:table-cell>
          <table:table-cell office:value-type="float" office:value="0.0249512073997" calcext:value-type="float">
            <text:p>0.0249512074</text:p>
          </table:table-cell>
          <table:table-cell office:value-type="float" office:value="38.34" calcext:value-type="float">
            <text:p>38.34</text:p>
          </table:table-cell>
          <table:table-cell table:formula="of:=20.6+([.B608]*20)" office:value-type="float" office:value="30.43810939538" calcext:value-type="float">
            <text:p>30.4381093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25</text:p>
          </table:table-cell>
          <table:table-cell office:value-type="float" office:value="0.308377172566" calcext:value-type="float">
            <text:p>0.3083771726</text:p>
          </table:table-cell>
          <table:table-cell office:value-type="float" office:value="0.0253567341471" calcext:value-type="float">
            <text:p>0.0253567341</text:p>
          </table:table-cell>
          <table:table-cell office:value-type="float" office:value="37.96" calcext:value-type="float">
            <text:p>37.96</text:p>
          </table:table-cell>
          <table:table-cell table:formula="of:=20.6+([.B609]*20)" office:value-type="float" office:value="26.76754345132" calcext:value-type="float">
            <text:p>26.7675434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26</text:p>
          </table:table-cell>
          <table:table-cell office:value-type="float" office:value="0.298959628346" calcext:value-type="float">
            <text:p>0.2989596283</text:p>
          </table:table-cell>
          <table:table-cell office:value-type="float" office:value="0.0255616831804" calcext:value-type="float">
            <text:p>0.0255616832</text:p>
          </table:table-cell>
          <table:table-cell office:value-type="float" office:value="31.3" calcext:value-type="float">
            <text:p>31.3</text:p>
          </table:table-cell>
          <table:table-cell table:formula="of:=20.6+([.B610]*20)" office:value-type="float" office:value="26.57919256692" calcext:value-type="float">
            <text:p>26.5791925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0-31</text:p>
          </table:table-cell>
          <table:table-cell office:value-type="float" office:value="0.565041933456" calcext:value-type="float">
            <text:p>0.5650419335</text:p>
          </table:table-cell>
          <table:table-cell office:value-type="float" office:value="0.0247013907947" calcext:value-type="float">
            <text:p>0.0247013908</text:p>
          </table:table-cell>
          <table:table-cell office:value-type="float" office:value="31.76" calcext:value-type="float">
            <text:p>31.76</text:p>
          </table:table-cell>
          <table:table-cell table:formula="of:=20.6+([.B611]*20)" office:value-type="float" office:value="31.90083866912" calcext:value-type="float">
            <text:p>31.90083866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01</text:p>
          </table:table-cell>
          <table:table-cell office:value-type="float" office:value="0.279415915642" calcext:value-type="float">
            <text:p>0.2794159156</text:p>
          </table:table-cell>
          <table:table-cell office:value-type="float" office:value="0.0247380331245" calcext:value-type="float">
            <text:p>0.0247380331</text:p>
          </table:table-cell>
          <table:table-cell office:value-type="float" office:value="29.33" calcext:value-type="float">
            <text:p>29.33</text:p>
          </table:table-cell>
          <table:table-cell table:formula="of:=20.6+([.B612]*20)" office:value-type="float" office:value="26.18831831284" calcext:value-type="float">
            <text:p>26.1883183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02</text:p>
          </table:table-cell>
          <table:table-cell office:value-type="float" office:value="0.0389980983149" calcext:value-type="float">
            <text:p>0.0389980983</text:p>
          </table:table-cell>
          <table:table-cell office:value-type="float" office:value="0.0218145940727" calcext:value-type="float">
            <text:p>0.0218145941</text:p>
          </table:table-cell>
          <table:table-cell office:value-type="float" office:value="32.82" calcext:value-type="float">
            <text:p>32.82</text:p>
          </table:table-cell>
          <table:table-cell table:formula="of:=20.6+([.B613]*20)" office:value-type="float" office:value="21.379961966298" calcext:value-type="float">
            <text:p>21.37996196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05</text:p>
          </table:table-cell>
          <table:table-cell office:value-type="float" office:value="0.149172299178" calcext:value-type="float">
            <text:p>0.1491722992</text:p>
          </table:table-cell>
          <table:table-cell office:value-type="float" office:value="0.021252763882" calcext:value-type="float">
            <text:p>0.0212527639</text:p>
          </table:table-cell>
          <table:table-cell office:value-type="float" office:value="31.78" calcext:value-type="float">
            <text:p>31.78</text:p>
          </table:table-cell>
          <table:table-cell table:formula="of:=20.6+([.B614]*20)" office:value-type="float" office:value="23.58344598356" calcext:value-type="float">
            <text:p>23.5834459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06</text:p>
          </table:table-cell>
          <table:table-cell office:value-type="float" office:value="0.0388582707175" calcext:value-type="float">
            <text:p>0.0388582707</text:p>
          </table:table-cell>
          <table:table-cell office:value-type="float" office:value="0.0216222854906" calcext:value-type="float">
            <text:p>0.0216222855</text:p>
          </table:table-cell>
          <table:table-cell office:value-type="float" office:value="31.14" calcext:value-type="float">
            <text:p>31.14</text:p>
          </table:table-cell>
          <table:table-cell table:formula="of:=20.6+([.B615]*20)" office:value-type="float" office:value="21.37716541435" calcext:value-type="float">
            <text:p>21.3771654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07</text:p>
          </table:table-cell>
          <table:table-cell office:value-type="float" office:value="0.233265330067" calcext:value-type="float">
            <text:p>0.2332653301</text:p>
          </table:table-cell>
          <table:table-cell office:value-type="float" office:value="0.0159523329998" calcext:value-type="float">
            <text:p>0.015952333</text:p>
          </table:table-cell>
          <table:table-cell office:value-type="float" office:value="33.24" calcext:value-type="float">
            <text:p>33.24</text:p>
          </table:table-cell>
          <table:table-cell table:formula="of:=20.6+([.B616]*20)" office:value-type="float" office:value="25.26530660134" calcext:value-type="float">
            <text:p>25.2653066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08</text:p>
          </table:table-cell>
          <table:table-cell office:value-type="float" office:value="0.261028290414" calcext:value-type="float">
            <text:p>0.2610282904</text:p>
          </table:table-cell>
          <table:table-cell office:value-type="float" office:value="0.0123957329082" calcext:value-type="float">
            <text:p>0.0123957329</text:p>
          </table:table-cell>
          <table:table-cell office:value-type="float" office:value="37.64" calcext:value-type="float">
            <text:p>37.64</text:p>
          </table:table-cell>
          <table:table-cell table:formula="of:=20.6+([.B617]*20)" office:value-type="float" office:value="25.82056580828" calcext:value-type="float">
            <text:p>25.8205658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09</text:p>
          </table:table-cell>
          <table:table-cell office:value-type="float" office:value="0.755184601629" calcext:value-type="float">
            <text:p>0.7551846016</text:p>
          </table:table-cell>
          <table:table-cell office:value-type="float" office:value="0.0120099187626" calcext:value-type="float">
            <text:p>0.0120099188</text:p>
          </table:table-cell>
          <table:table-cell office:value-type="float" office:value="36.43" calcext:value-type="float">
            <text:p>36.43</text:p>
          </table:table-cell>
          <table:table-cell table:formula="of:=20.6+([.B618]*20)" office:value-type="float" office:value="35.70369203258" calcext:value-type="float">
            <text:p>35.7036920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12</text:p>
          </table:table-cell>
          <table:table-cell office:value-type="float" office:value="0.303327967319" calcext:value-type="float">
            <text:p>0.3033279673</text:p>
          </table:table-cell>
          <table:table-cell office:value-type="float" office:value="0.0130068381867" calcext:value-type="float">
            <text:p>0.0130068382</text:p>
          </table:table-cell>
          <table:table-cell office:value-type="float" office:value="32.71" calcext:value-type="float">
            <text:p>32.71</text:p>
          </table:table-cell>
          <table:table-cell table:formula="of:=20.6+([.B619]*20)" office:value-type="float" office:value="26.66655934638" calcext:value-type="float">
            <text:p>26.6665593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13</text:p>
          </table:table-cell>
          <table:table-cell office:value-type="float" office:value="0.426006528058" calcext:value-type="float">
            <text:p>0.4260065281</text:p>
          </table:table-cell>
          <table:table-cell office:value-type="float" office:value="0.0141313462699" calcext:value-type="float">
            <text:p>0.0141313463</text:p>
          </table:table-cell>
          <table:table-cell office:value-type="float" office:value="31.25" calcext:value-type="float">
            <text:p>31.25</text:p>
          </table:table-cell>
          <table:table-cell table:formula="of:=20.6+([.B620]*20)" office:value-type="float" office:value="29.12013056116" calcext:value-type="float">
            <text:p>29.1201305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14</text:p>
          </table:table-cell>
          <table:table-cell office:value-type="float" office:value="0.129193919382" calcext:value-type="float">
            <text:p>0.1291939194</text:p>
          </table:table-cell>
          <table:table-cell office:value-type="float" office:value="0.0139979938199" calcext:value-type="float">
            <text:p>0.0139979938</text:p>
          </table:table-cell>
          <table:table-cell office:value-type="float" office:value="31.36" calcext:value-type="float">
            <text:p>31.36</text:p>
          </table:table-cell>
          <table:table-cell table:formula="of:=20.6+([.B621]*20)" office:value-type="float" office:value="23.18387838764" calcext:value-type="float">
            <text:p>23.18387838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15</text:p>
          </table:table-cell>
          <table:table-cell office:value-type="float" office:value="0.166607139537" calcext:value-type="float">
            <text:p>0.1666071395</text:p>
          </table:table-cell>
          <table:table-cell office:value-type="float" office:value="0.0130810288632" calcext:value-type="float">
            <text:p>0.0130810289</text:p>
          </table:table-cell>
          <table:table-cell office:value-type="float" office:value="34.94" calcext:value-type="float">
            <text:p>34.94</text:p>
          </table:table-cell>
          <table:table-cell table:formula="of:=20.6+([.B622]*20)" office:value-type="float" office:value="23.93214279074" calcext:value-type="float">
            <text:p>23.9321427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16</text:p>
          </table:table-cell>
          <table:table-cell office:value-type="float" office:value="0.0963968368822" calcext:value-type="float">
            <text:p>0.0963968369</text:p>
          </table:table-cell>
          <table:table-cell office:value-type="float" office:value="0.0141263986359" calcext:value-type="float">
            <text:p>0.0141263986</text:p>
          </table:table-cell>
          <table:table-cell office:value-type="float" office:value="38.2" calcext:value-type="float">
            <text:p>38.2</text:p>
          </table:table-cell>
          <table:table-cell table:formula="of:=20.6+([.B623]*20)" office:value-type="float" office:value="22.527936737644" calcext:value-type="float">
            <text:p>22.5279367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19</text:p>
          </table:table-cell>
          <table:table-cell office:value-type="float" office:value="0.211437671815" calcext:value-type="float">
            <text:p>0.2114376718</text:p>
          </table:table-cell>
          <table:table-cell office:value-type="float" office:value="0.003483538985" calcext:value-type="float">
            <text:p>0.003483539</text:p>
          </table:table-cell>
          <table:table-cell office:value-type="float" office:value="34.36" calcext:value-type="float">
            <text:p>34.36</text:p>
          </table:table-cell>
          <table:table-cell table:formula="of:=20.6+([.B624]*20)" office:value-type="float" office:value="24.8287534363" calcext:value-type="float">
            <text:p>24.8287534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20</text:p>
          </table:table-cell>
          <table:table-cell office:value-type="float" office:value="0.0859425041579" calcext:value-type="float">
            <text:p>0.0859425042</text:p>
          </table:table-cell>
          <table:table-cell office:value-type="float" office:value="0.00373656827323" calcext:value-type="float">
            <text:p>0.0037365683</text:p>
          </table:table-cell>
          <table:table-cell office:value-type="float" office:value="33.3" calcext:value-type="float">
            <text:p>33.3</text:p>
          </table:table-cell>
          <table:table-cell table:formula="of:=20.6+([.B625]*20)" office:value-type="float" office:value="22.318850083158" calcext:value-type="float">
            <text:p>22.3188500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21</text:p>
          </table:table-cell>
          <table:table-cell office:value-type="float" office:value="0.573039285649" calcext:value-type="float">
            <text:p>0.5730392856</text:p>
          </table:table-cell>
          <table:table-cell office:value-type="float" office:value="0.00388922323234" calcext:value-type="float">
            <text:p>0.0038892232</text:p>
          </table:table-cell>
          <table:table-cell office:value-type="float" office:value="32.47" calcext:value-type="float">
            <text:p>32.47</text:p>
          </table:table-cell>
          <table:table-cell table:formula="of:=20.6+([.B626]*20)" office:value-type="float" office:value="32.06078571298" calcext:value-type="float">
            <text:p>32.060785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23</text:p>
          </table:table-cell>
          <table:table-cell office:value-type="float" office:value="0.547304418888" calcext:value-type="float">
            <text:p>0.5473044189</text:p>
          </table:table-cell>
          <table:table-cell office:value-type="float" office:value="0.00373140682685" calcext:value-type="float">
            <text:p>0.0037314068</text:p>
          </table:table-cell>
          <table:table-cell office:value-type="float" office:value="31.59" calcext:value-type="float">
            <text:p>31.59</text:p>
          </table:table-cell>
          <table:table-cell table:formula="of:=20.6+([.B627]*20)" office:value-type="float" office:value="31.54608837776" calcext:value-type="float">
            <text:p>31.5460883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26</text:p>
          </table:table-cell>
          <table:table-cell office:value-type="float" office:value="0.253287735377" calcext:value-type="float">
            <text:p>0.2532877354</text:p>
          </table:table-cell>
          <table:table-cell office:value-type="float" office:value="0.00273663772777" calcext:value-type="float">
            <text:p>0.0027366377</text:p>
          </table:table-cell>
          <table:table-cell office:value-type="float" office:value="32.53" calcext:value-type="float">
            <text:p>32.53</text:p>
          </table:table-cell>
          <table:table-cell table:formula="of:=20.6+([.B628]*20)" office:value-type="float" office:value="25.66575470754" calcext:value-type="float">
            <text:p>25.6657547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27</text:p>
          </table:table-cell>
          <table:table-cell office:value-type="float" office:value="0.150235828008" calcext:value-type="float">
            <text:p>0.150235828</text:p>
          </table:table-cell>
          <table:table-cell office:value-type="float" office:value="0.00336515787242" calcext:value-type="float">
            <text:p>0.0033651579</text:p>
          </table:table-cell>
          <table:table-cell office:value-type="float" office:value="32.52" calcext:value-type="float">
            <text:p>32.52</text:p>
          </table:table-cell>
          <table:table-cell table:formula="of:=20.6+([.B629]*20)" office:value-type="float" office:value="23.60471656016" calcext:value-type="float">
            <text:p>23.6047165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28</text:p>
          </table:table-cell>
          <table:table-cell office:value-type="float" office:value="0.655952258038" calcext:value-type="float">
            <text:p>0.655952258</text:p>
          </table:table-cell>
          <table:table-cell office:value-type="float" office:value="0.00381550111322" calcext:value-type="float">
            <text:p>0.0038155011</text:p>
          </table:table-cell>
          <table:table-cell office:value-type="float" office:value="32.68" calcext:value-type="float">
            <text:p>32.68</text:p>
          </table:table-cell>
          <table:table-cell table:formula="of:=20.6+([.B630]*20)" office:value-type="float" office:value="33.71904516076" calcext:value-type="float">
            <text:p>33.7190451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29</text:p>
          </table:table-cell>
          <table:table-cell office:value-type="float" office:value="0.116665063873" calcext:value-type="float">
            <text:p>0.1166650639</text:p>
          </table:table-cell>
          <table:table-cell office:value-type="float" office:value="0.00479911634797" calcext:value-type="float">
            <text:p>0.0047991163</text:p>
          </table:table-cell>
          <table:table-cell office:value-type="float" office:value="31.92" calcext:value-type="float">
            <text:p>31.92</text:p>
          </table:table-cell>
          <table:table-cell table:formula="of:=20.6+([.B631]*20)" office:value-type="float" office:value="22.93330127746" calcext:value-type="float">
            <text:p>22.9333012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1-30</text:p>
          </table:table-cell>
          <table:table-cell office:value-type="float" office:value="0.140111502381" calcext:value-type="float">
            <text:p>0.1401115024</text:p>
          </table:table-cell>
          <table:table-cell office:value-type="float" office:value="0.00483458714766" calcext:value-type="float">
            <text:p>0.0048345871</text:p>
          </table:table-cell>
          <table:table-cell office:value-type="float" office:value="32.55" calcext:value-type="float">
            <text:p>32.55</text:p>
          </table:table-cell>
          <table:table-cell table:formula="of:=20.6+([.B632]*20)" office:value-type="float" office:value="23.40223004762" calcext:value-type="float">
            <text:p>23.4022300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03</text:p>
          </table:table-cell>
          <table:table-cell office:value-type="float" office:value="0.0342664019169" calcext:value-type="float">
            <text:p>0.0342664019</text:p>
          </table:table-cell>
          <table:table-cell office:value-type="float" office:value="0.0059129774529" calcext:value-type="float">
            <text:p>0.0059129775</text:p>
          </table:table-cell>
          <table:table-cell office:value-type="float" office:value="33.37" calcext:value-type="float">
            <text:p>33.37</text:p>
          </table:table-cell>
          <table:table-cell table:formula="of:=20.6+([.B633]*20)" office:value-type="float" office:value="21.285328038338" calcext:value-type="float">
            <text:p>21.2853280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04</text:p>
          </table:table-cell>
          <table:table-cell office:value-type="float" office:value="0.129844189905" calcext:value-type="float">
            <text:p>0.1298441899</text:p>
          </table:table-cell>
          <table:table-cell office:value-type="float" office:value="0.00545618388775" calcext:value-type="float">
            <text:p>0.0054561839</text:p>
          </table:table-cell>
          <table:table-cell office:value-type="float" office:value="34.43" calcext:value-type="float">
            <text:p>34.43</text:p>
          </table:table-cell>
          <table:table-cell table:formula="of:=20.6+([.B634]*20)" office:value-type="float" office:value="23.1968837981" calcext:value-type="float">
            <text:p>23.19688379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05</text:p>
          </table:table-cell>
          <table:table-cell office:value-type="float" office:value="0.215047843144" calcext:value-type="float">
            <text:p>0.2150478431</text:p>
          </table:table-cell>
          <table:table-cell office:value-type="float" office:value="0.000522117066284" calcext:value-type="float">
            <text:p>0.0005221171</text:p>
          </table:table-cell>
          <table:table-cell office:value-type="float" office:value="40.21" calcext:value-type="float">
            <text:p>40.21</text:p>
          </table:table-cell>
          <table:table-cell table:formula="of:=20.6+([.B635]*20)" office:value-type="float" office:value="24.90095686288" calcext:value-type="float">
            <text:p>24.9009568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06</text:p>
          </table:table-cell>
          <table:table-cell office:value-type="float" office:value="0.949519391047" calcext:value-type="float">
            <text:p>0.949519391</text:p>
          </table:table-cell>
          <table:table-cell office:value-type="float" office:value="0.000471485914174" calcext:value-type="float">
            <text:p>0.0004714859</text:p>
          </table:table-cell>
          <table:table-cell office:value-type="float" office:value="40.22" calcext:value-type="float">
            <text:p>40.22</text:p>
          </table:table-cell>
          <table:table-cell table:formula="of:=20.6+([.B636]*20)" office:value-type="float" office:value="39.59038782094" calcext:value-type="float">
            <text:p>39.5903878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07</text:p>
          </table:table-cell>
          <table:table-cell office:value-type="float" office:value="0.157062504916" calcext:value-type="float">
            <text:p>0.1570625049</text:p>
          </table:table-cell>
          <table:table-cell office:value-type="float" office:value="0.000205409199334" calcext:value-type="float">
            <text:p>0.0002054092</text:p>
          </table:table-cell>
          <table:table-cell office:value-type="float" office:value="41.59" calcext:value-type="float">
            <text:p>41.59</text:p>
          </table:table-cell>
          <table:table-cell table:formula="of:=20.6+([.B637]*20)" office:value-type="float" office:value="23.74125009832" calcext:value-type="float">
            <text:p>23.7412500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10</text:p>
          </table:table-cell>
          <table:table-cell office:value-type="float" office:value="0.662118922428" calcext:value-type="float">
            <text:p>0.6621189224</text:p>
          </table:table-cell>
          <table:table-cell office:value-type="float" office:value="0.000194225750733" calcext:value-type="float">
            <text:p>0.0001942258</text:p>
          </table:table-cell>
          <table:table-cell office:value-type="float" office:value="41.68" calcext:value-type="float">
            <text:p>41.68</text:p>
          </table:table-cell>
          <table:table-cell table:formula="of:=20.6+([.B638]*20)" office:value-type="float" office:value="33.84237844856" calcext:value-type="float">
            <text:p>33.8423784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11</text:p>
          </table:table-cell>
          <table:table-cell office:value-type="float" office:value="0.193763386955" calcext:value-type="float">
            <text:p>0.193763387</text:p>
          </table:table-cell>
          <table:table-cell office:value-type="float" office:value="0.0000826926788831" calcext:value-type="float">
            <text:p>8.26926788831E-005</text:p>
          </table:table-cell>
          <table:table-cell office:value-type="float" office:value="38.77" calcext:value-type="float">
            <text:p>38.77</text:p>
          </table:table-cell>
          <table:table-cell table:formula="of:=20.6+([.B639]*20)" office:value-type="float" office:value="24.4752677391" calcext:value-type="float">
            <text:p>24.4752677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12</text:p>
          </table:table-cell>
          <table:table-cell office:value-type="float" office:value="0.149153432974" calcext:value-type="float">
            <text:p>0.149153433</text:p>
          </table:table-cell>
          <table:table-cell office:value-type="float" office:value="0.0000810124420778" calcext:value-type="float">
            <text:p>8.10124420778E-005</text:p>
          </table:table-cell>
          <table:table-cell office:value-type="float" office:value="38.97" calcext:value-type="float">
            <text:p>38.97</text:p>
          </table:table-cell>
          <table:table-cell table:formula="of:=20.6+([.B640]*20)" office:value-type="float" office:value="23.58306865948" calcext:value-type="float">
            <text:p>23.5830686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13</text:p>
          </table:table-cell>
          <table:table-cell office:value-type="float" office:value="0.380667848915" calcext:value-type="float">
            <text:p>0.3806678489</text:p>
          </table:table-cell>
          <table:table-cell office:value-type="float" office:value="0.0000362989042804" calcext:value-type="float">
            <text:p>3.62989042804E-005</text:p>
          </table:table-cell>
          <table:table-cell office:value-type="float" office:value="39.79" calcext:value-type="float">
            <text:p>39.79</text:p>
          </table:table-cell>
          <table:table-cell table:formula="of:=20.6+([.B641]*20)" office:value-type="float" office:value="28.2133569783" calcext:value-type="float">
            <text:p>28.2133569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14</text:p>
          </table:table-cell>
          <table:table-cell office:value-type="float" office:value="0.26507646244" calcext:value-type="float">
            <text:p>0.2650764624</text:p>
          </table:table-cell>
          <table:table-cell office:value-type="float" office:value="0.000120605914199" calcext:value-type="float">
            <text:p>0.0001206059</text:p>
          </table:table-cell>
          <table:table-cell office:value-type="float" office:value="43.63" calcext:value-type="float">
            <text:p>43.63</text:p>
          </table:table-cell>
          <table:table-cell table:formula="of:=20.6+([.B642]*20)" office:value-type="float" office:value="25.9015292488" calcext:value-type="float">
            <text:p>25.9015292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17</text:p>
          </table:table-cell>
          <table:table-cell office:value-type="float" office:value="0.414356690293" calcext:value-type="float">
            <text:p>0.4143566903</text:p>
          </table:table-cell>
          <table:table-cell office:value-type="float" office:value="0.000120144345269" calcext:value-type="float">
            <text:p>0.0001201443</text:p>
          </table:table-cell>
          <table:table-cell office:value-type="float" office:value="42.88" calcext:value-type="float">
            <text:p>42.88</text:p>
          </table:table-cell>
          <table:table-cell table:formula="of:=20.6+([.B643]*20)" office:value-type="float" office:value="28.88713380586" calcext:value-type="float">
            <text:p>28.8871338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18</text:p>
          </table:table-cell>
          <table:table-cell office:value-type="float" office:value="0.200435836072" calcext:value-type="float">
            <text:p>0.2004358361</text:p>
          </table:table-cell>
          <table:table-cell office:value-type="float" office:value="0.000397546988367" calcext:value-type="float">
            <text:p>0.000397547</text:p>
          </table:table-cell>
          <table:table-cell office:value-type="float" office:value="40.08" calcext:value-type="float">
            <text:p>40.08</text:p>
          </table:table-cell>
          <table:table-cell table:formula="of:=20.6+([.B644]*20)" office:value-type="float" office:value="24.60871672144" calcext:value-type="float">
            <text:p>24.6087167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19</text:p>
          </table:table-cell>
          <table:table-cell office:value-type="float" office:value="0.210294430884" calcext:value-type="float">
            <text:p>0.2102944309</text:p>
          </table:table-cell>
          <table:table-cell office:value-type="float" office:value="0.000472426748091" calcext:value-type="float">
            <text:p>0.0004724267</text:p>
          </table:table-cell>
          <table:table-cell office:value-type="float" office:value="40.27" calcext:value-type="float">
            <text:p>40.27</text:p>
          </table:table-cell>
          <table:table-cell table:formula="of:=20.6+([.B645]*20)" office:value-type="float" office:value="24.80588861768" calcext:value-type="float">
            <text:p>24.8058886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20</text:p>
          </table:table-cell>
          <table:table-cell office:value-type="float" office:value="0.174847097686" calcext:value-type="float">
            <text:p>0.1748470977</text:p>
          </table:table-cell>
          <table:table-cell office:value-type="float" office:value="0.000502798597695" calcext:value-type="float">
            <text:p>0.0005027986</text:p>
          </table:table-cell>
          <table:table-cell office:value-type="float" office:value="39.58" calcext:value-type="float">
            <text:p>39.58</text:p>
          </table:table-cell>
          <table:table-cell table:formula="of:=20.6+([.B646]*20)" office:value-type="float" office:value="24.09694195372" calcext:value-type="float">
            <text:p>24.0969419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21</text:p>
          </table:table-cell>
          <table:table-cell office:value-type="float" office:value="0.360378306303" calcext:value-type="float">
            <text:p>0.3603783063</text:p>
          </table:table-cell>
          <table:table-cell office:value-type="float" office:value="0.0000488763880572" calcext:value-type="float">
            <text:p>4.88763880572E-005</text:p>
          </table:table-cell>
          <table:table-cell office:value-type="float" office:value="39.47" calcext:value-type="float">
            <text:p>39.47</text:p>
          </table:table-cell>
          <table:table-cell table:formula="of:=20.6+([.B647]*20)" office:value-type="float" office:value="27.80756612606" calcext:value-type="float">
            <text:p>27.8075661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24</text:p>
          </table:table-cell>
          <table:table-cell office:value-type="float" office:value="0.262630008397" calcext:value-type="float">
            <text:p>0.2626300084</text:p>
          </table:table-cell>
          <table:table-cell office:value-type="float" office:value="0.0000470900523488" calcext:value-type="float">
            <text:p>4.70900523488E-005</text:p>
          </table:table-cell>
          <table:table-cell office:value-type="float" office:value="37.42" calcext:value-type="float">
            <text:p>37.42</text:p>
          </table:table-cell>
          <table:table-cell table:formula="of:=20.6+([.B648]*20)" office:value-type="float" office:value="25.85260016794" calcext:value-type="float">
            <text:p>25.85260016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26</text:p>
          </table:table-cell>
          <table:table-cell office:value-type="float" office:value="0.151554266449" calcext:value-type="float">
            <text:p>0.1515542664</text:p>
          </table:table-cell>
          <table:table-cell office:value-type="float" office:value="0.0000813350575778" calcext:value-type="float">
            <text:p>8.13350575778E-005</text:p>
          </table:table-cell>
          <table:table-cell office:value-type="float" office:value="39.6" calcext:value-type="float">
            <text:p>39.6</text:p>
          </table:table-cell>
          <table:table-cell table:formula="of:=20.6+([.B649]*20)" office:value-type="float" office:value="23.63108532898" calcext:value-type="float">
            <text:p>23.631085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27</text:p>
          </table:table-cell>
          <table:table-cell office:value-type="float" office:value="0.152339067819" calcext:value-type="float">
            <text:p>0.1523390678</text:p>
          </table:table-cell>
          <table:table-cell office:value-type="float" office:value="0.0000660249528295" calcext:value-type="float">
            <text:p>0.000066025</text:p>
          </table:table-cell>
          <table:table-cell office:value-type="float" office:value="39.73" calcext:value-type="float">
            <text:p>39.73</text:p>
          </table:table-cell>
          <table:table-cell table:formula="of:=20.6+([.B650]*20)" office:value-type="float" office:value="23.64678135638" calcext:value-type="float">
            <text:p>23.6467813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28</text:p>
          </table:table-cell>
          <table:table-cell office:value-type="float" office:value="0.00294536536736" calcext:value-type="float">
            <text:p>0.0029453654</text:p>
          </table:table-cell>
          <table:table-cell office:value-type="float" office:value="0.0000765688543818" calcext:value-type="float">
            <text:p>7.65688543818E-005</text:p>
          </table:table-cell>
          <table:table-cell office:value-type="float" office:value="41.73" calcext:value-type="float">
            <text:p>41.73</text:p>
          </table:table-cell>
          <table:table-cell table:formula="of:=20.6+([.B651]*20)" office:value-type="float" office:value="20.6589073073472" calcext:value-type="float">
            <text:p>20.6589073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2-12-31</text:p>
          </table:table-cell>
          <table:table-cell office:value-type="float" office:value="0.110844955188" calcext:value-type="float">
            <text:p>0.1108449552</text:p>
          </table:table-cell>
          <table:table-cell office:value-type="float" office:value="0.00089567315897" calcext:value-type="float">
            <text:p>0.0008956732</text:p>
          </table:table-cell>
          <table:table-cell office:value-type="float" office:value="41.01" calcext:value-type="float">
            <text:p>41.01</text:p>
          </table:table-cell>
          <table:table-cell table:formula="of:=20.6+([.B652]*20)" office:value-type="float" office:value="22.81689910376" calcext:value-type="float">
            <text:p>22.81689910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02</text:p>
          </table:table-cell>
          <table:table-cell office:value-type="float" office:value="0.00402049640775" calcext:value-type="float">
            <text:p>0.0040204964</text:p>
          </table:table-cell>
          <table:table-cell office:value-type="float" office:value="0.00159492087727" calcext:value-type="float">
            <text:p>0.0015949209</text:p>
          </table:table-cell>
          <table:table-cell office:value-type="float" office:value="38.1" calcext:value-type="float">
            <text:p>38.1</text:p>
          </table:table-cell>
          <table:table-cell table:formula="of:=20.6+([.B653]*20)" office:value-type="float" office:value="20.680409928155" calcext:value-type="float">
            <text:p>20.6804099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03</text:p>
          </table:table-cell>
          <table:table-cell office:value-type="float" office:value="0.225892339406" calcext:value-type="float">
            <text:p>0.2258923394</text:p>
          </table:table-cell>
          <table:table-cell office:value-type="float" office:value="0.00152220800736" calcext:value-type="float">
            <text:p>0.001522208</text:p>
          </table:table-cell>
          <table:table-cell office:value-type="float" office:value="37.07" calcext:value-type="float">
            <text:p>37.07</text:p>
          </table:table-cell>
          <table:table-cell table:formula="of:=20.6+([.B654]*20)" office:value-type="float" office:value="25.11784678812" calcext:value-type="float">
            <text:p>25.1178467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04</text:p>
          </table:table-cell>
          <table:table-cell office:value-type="float" office:value="0.368529222471" calcext:value-type="float">
            <text:p>0.3685292225</text:p>
          </table:table-cell>
          <table:table-cell office:value-type="float" office:value="0.00225060906719" calcext:value-type="float">
            <text:p>0.0022506091</text:p>
          </table:table-cell>
          <table:table-cell office:value-type="float" office:value="38.34" calcext:value-type="float">
            <text:p>38.34</text:p>
          </table:table-cell>
          <table:table-cell table:formula="of:=20.6+([.B655]*20)" office:value-type="float" office:value="27.97058444942" calcext:value-type="float">
            <text:p>27.9705844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07</text:p>
          </table:table-cell>
          <table:table-cell office:value-type="float" office:value="0.591826239125" calcext:value-type="float">
            <text:p>0.5918262391</text:p>
          </table:table-cell>
          <table:table-cell office:value-type="float" office:value="0.00225724790482" calcext:value-type="float">
            <text:p>0.0022572479</text:p>
          </table:table-cell>
          <table:table-cell office:value-type="float" office:value="39.6" calcext:value-type="float">
            <text:p>39.6</text:p>
          </table:table-cell>
          <table:table-cell table:formula="of:=20.6+([.B656]*20)" office:value-type="float" office:value="32.4365247825" calcext:value-type="float">
            <text:p>32.4365247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08</text:p>
          </table:table-cell>
          <table:table-cell office:value-type="float" office:value="0.230782473604" calcext:value-type="float">
            <text:p>0.2307824736</text:p>
          </table:table-cell>
          <table:table-cell office:value-type="float" office:value="0.00218682401569" calcext:value-type="float">
            <text:p>0.002186824</text:p>
          </table:table-cell>
          <table:table-cell office:value-type="float" office:value="38.53" calcext:value-type="float">
            <text:p>38.53</text:p>
          </table:table-cell>
          <table:table-cell table:formula="of:=20.6+([.B657]*20)" office:value-type="float" office:value="25.21564947208" calcext:value-type="float">
            <text:p>25.2156494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09</text:p>
          </table:table-cell>
          <table:table-cell office:value-type="float" office:value="0.344089088595" calcext:value-type="float">
            <text:p>0.3440890886</text:p>
          </table:table-cell>
          <table:table-cell office:value-type="float" office:value="0.00233809727587" calcext:value-type="float">
            <text:p>0.0023380973</text:p>
          </table:table-cell>
          <table:table-cell office:value-type="float" office:value="39.49" calcext:value-type="float">
            <text:p>39.49</text:p>
          </table:table-cell>
          <table:table-cell table:formula="of:=20.6+([.B658]*20)" office:value-type="float" office:value="27.4817817719" calcext:value-type="float">
            <text:p>27.4817817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10</text:p>
          </table:table-cell>
          <table:table-cell office:value-type="float" office:value="0.0655672049314" calcext:value-type="float">
            <text:p>0.0655672049</text:p>
          </table:table-cell>
          <table:table-cell office:value-type="float" office:value="0.00246718305787" calcext:value-type="float">
            <text:p>0.0024671831</text:p>
          </table:table-cell>
          <table:table-cell office:value-type="float" office:value="40.46" calcext:value-type="float">
            <text:p>40.46</text:p>
          </table:table-cell>
          <table:table-cell table:formula="of:=20.6+([.B659]*20)" office:value-type="float" office:value="21.911344098628" calcext:value-type="float">
            <text:p>21.9113440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11</text:p>
          </table:table-cell>
          <table:table-cell office:value-type="float" office:value="0.0483504824789" calcext:value-type="float">
            <text:p>0.0483504825</text:p>
          </table:table-cell>
          <table:table-cell office:value-type="float" office:value="0.00250227578769" calcext:value-type="float">
            <text:p>0.0025022758</text:p>
          </table:table-cell>
          <table:table-cell office:value-type="float" office:value="40.59" calcext:value-type="float">
            <text:p>40.59</text:p>
          </table:table-cell>
          <table:table-cell table:formula="of:=20.6+([.B660]*20)" office:value-type="float" office:value="21.567009649578" calcext:value-type="float">
            <text:p>21.5670096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14</text:p>
          </table:table-cell>
          <table:table-cell office:value-type="float" office:value="0.110104294405" calcext:value-type="float">
            <text:p>0.1101042944</text:p>
          </table:table-cell>
          <table:table-cell office:value-type="float" office:value="0.00400635348716" calcext:value-type="float">
            <text:p>0.0040063535</text:p>
          </table:table-cell>
          <table:table-cell office:value-type="float" office:value="43.49" calcext:value-type="float">
            <text:p>43.49</text:p>
          </table:table-cell>
          <table:table-cell table:formula="of:=20.6+([.B661]*20)" office:value-type="float" office:value="22.8020858881" calcext:value-type="float">
            <text:p>22.8020858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15</text:p>
          </table:table-cell>
          <table:table-cell office:value-type="float" office:value="0.0290128609957" calcext:value-type="float">
            <text:p>0.029012861</text:p>
          </table:table-cell>
          <table:table-cell office:value-type="float" office:value="0.00535790035738" calcext:value-type="float">
            <text:p>0.0053579004</text:p>
          </table:table-cell>
          <table:table-cell office:value-type="float" office:value="44.97" calcext:value-type="float">
            <text:p>44.97</text:p>
          </table:table-cell>
          <table:table-cell table:formula="of:=20.6+([.B662]*20)" office:value-type="float" office:value="21.180257219914" calcext:value-type="float">
            <text:p>21.1802572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16</text:p>
          </table:table-cell>
          <table:table-cell office:value-type="float" office:value="0.203446360782" calcext:value-type="float">
            <text:p>0.2034463608</text:p>
          </table:table-cell>
          <table:table-cell office:value-type="float" office:value="0.00859067819059" calcext:value-type="float">
            <text:p>0.0085906782</text:p>
          </table:table-cell>
          <table:table-cell office:value-type="float" office:value="44.27" calcext:value-type="float">
            <text:p>44.27</text:p>
          </table:table-cell>
          <table:table-cell table:formula="of:=20.6+([.B663]*20)" office:value-type="float" office:value="24.66892721564" calcext:value-type="float">
            <text:p>24.6689272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17</text:p>
          </table:table-cell>
          <table:table-cell office:value-type="float" office:value="0.118021807808" calcext:value-type="float">
            <text:p>0.1180218078</text:p>
          </table:table-cell>
          <table:table-cell office:value-type="float" office:value="0.00785965141709" calcext:value-type="float">
            <text:p>0.0078596514</text:p>
          </table:table-cell>
          <table:table-cell office:value-type="float" office:value="43.08" calcext:value-type="float">
            <text:p>43.08</text:p>
          </table:table-cell>
          <table:table-cell table:formula="of:=20.6+([.B664]*20)" office:value-type="float" office:value="22.96043615616" calcext:value-type="float">
            <text:p>22.9604361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18</text:p>
          </table:table-cell>
          <table:table-cell office:value-type="float" office:value="0.303002241699" calcext:value-type="float">
            <text:p>0.3030022417</text:p>
          </table:table-cell>
          <table:table-cell office:value-type="float" office:value="0.00758943624283" calcext:value-type="float">
            <text:p>0.0075894362</text:p>
          </table:table-cell>
          <table:table-cell office:value-type="float" office:value="42.75" calcext:value-type="float">
            <text:p>42.75</text:p>
          </table:table-cell>
          <table:table-cell table:formula="of:=20.6+([.B665]*20)" office:value-type="float" office:value="26.66004483398" calcext:value-type="float">
            <text:p>26.660044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22</text:p>
          </table:table-cell>
          <table:table-cell office:value-type="float" office:value="0.178304926087" calcext:value-type="float">
            <text:p>0.1783049261</text:p>
          </table:table-cell>
          <table:table-cell office:value-type="float" office:value="0.00772131227194" calcext:value-type="float">
            <text:p>0.0077213123</text:p>
          </table:table-cell>
          <table:table-cell office:value-type="float" office:value="42.92" calcext:value-type="float">
            <text:p>42.92</text:p>
          </table:table-cell>
          <table:table-cell table:formula="of:=20.6+([.B666]*20)" office:value-type="float" office:value="24.16609852174" calcext:value-type="float">
            <text:p>24.1660985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23</text:p>
          </table:table-cell>
          <table:table-cell office:value-type="float" office:value="0.100331815205" calcext:value-type="float">
            <text:p>0.1003318152</text:p>
          </table:table-cell>
          <table:table-cell office:value-type="float" office:value="0.00798063180732" calcext:value-type="float">
            <text:p>0.0079806318</text:p>
          </table:table-cell>
          <table:table-cell office:value-type="float" office:value="43.84" calcext:value-type="float">
            <text:p>43.84</text:p>
          </table:table-cell>
          <table:table-cell table:formula="of:=20.6+([.B667]*20)" office:value-type="float" office:value="22.6066363041" calcext:value-type="float">
            <text:p>22.6066363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24</text:p>
          </table:table-cell>
          <table:table-cell office:value-type="float" office:value="1.12036165412" calcext:value-type="float">
            <text:p>1.1203616541</text:p>
          </table:table-cell>
          <table:table-cell office:value-type="float" office:value="0.0753145056659" calcext:value-type="float">
            <text:p>0.0753145057</text:p>
          </table:table-cell>
          <table:table-cell office:value-type="float" office:value="32.71" calcext:value-type="float">
            <text:p>32.71</text:p>
          </table:table-cell>
          <table:table-cell table:formula="of:=20.6+([.B668]*20)" office:value-type="float" office:value="43.0072330824" calcext:value-type="float">
            <text:p>43.0072330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25</text:p>
          </table:table-cell>
          <table:table-cell office:value-type="float" office:value="0.822043610262" calcext:value-type="float">
            <text:p>0.8220436103</text:p>
          </table:table-cell>
          <table:table-cell office:value-type="float" office:value="0.0785436856138" calcext:value-type="float">
            <text:p>0.0785436856</text:p>
          </table:table-cell>
          <table:table-cell office:value-type="float" office:value="32.83" calcext:value-type="float">
            <text:p>32.83</text:p>
          </table:table-cell>
          <table:table-cell table:formula="of:=20.6+([.B669]*20)" office:value-type="float" office:value="37.04087220524" calcext:value-type="float">
            <text:p>37.0408722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28</text:p>
          </table:table-cell>
          <table:table-cell office:value-type="float" office:value="1.21679385762" calcext:value-type="float">
            <text:p>1.2167938576</text:p>
          </table:table-cell>
          <table:table-cell office:value-type="float" office:value="0.0472989729039" calcext:value-type="float">
            <text:p>0.0472989729</text:p>
          </table:table-cell>
          <table:table-cell office:value-type="float" office:value="30.93" calcext:value-type="float">
            <text:p>30.93</text:p>
          </table:table-cell>
          <table:table-cell table:formula="of:=20.6+([.B670]*20)" office:value-type="float" office:value="44.9358771524" calcext:value-type="float">
            <text:p>44.9358771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29</text:p>
          </table:table-cell>
          <table:table-cell office:value-type="float" office:value="0.397446203528" calcext:value-type="float">
            <text:p>0.3974462035</text:p>
          </table:table-cell>
          <table:table-cell office:value-type="float" office:value="0.0485844842916" calcext:value-type="float">
            <text:p>0.0485844843</text:p>
          </table:table-cell>
          <table:table-cell office:value-type="float" office:value="28.72" calcext:value-type="float">
            <text:p>28.72</text:p>
          </table:table-cell>
          <table:table-cell table:formula="of:=20.6+([.B671]*20)" office:value-type="float" office:value="28.54892407056" calcext:value-type="float">
            <text:p>28.5489240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30</text:p>
          </table:table-cell>
          <table:table-cell office:value-type="float" office:value="0.476448183059" calcext:value-type="float">
            <text:p>0.4764481831</text:p>
          </table:table-cell>
          <table:table-cell office:value-type="float" office:value="0.0485662609739" calcext:value-type="float">
            <text:p>0.048566261</text:p>
          </table:table-cell>
          <table:table-cell office:value-type="float" office:value="28.2" calcext:value-type="float">
            <text:p>28.2</text:p>
          </table:table-cell>
          <table:table-cell table:formula="of:=20.6+([.B672]*20)" office:value-type="float" office:value="30.12896366118" calcext:value-type="float">
            <text:p>30.1289636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1-31</text:p>
          </table:table-cell>
          <table:table-cell office:value-type="float" office:value="0.469424630276" calcext:value-type="float">
            <text:p>0.4694246303</text:p>
          </table:table-cell>
          <table:table-cell office:value-type="float" office:value="0.0482903554711" calcext:value-type="float">
            <text:p>0.0482903555</text:p>
          </table:table-cell>
          <table:table-cell office:value-type="float" office:value="26.87" calcext:value-type="float">
            <text:p>26.87</text:p>
          </table:table-cell>
          <table:table-cell table:formula="of:=20.6+([.B673]*20)" office:value-type="float" office:value="29.98849260552" calcext:value-type="float">
            <text:p>29.9884926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2-01</text:p>
          </table:table-cell>
          <table:table-cell office:value-type="float" office:value="0.38495504246" calcext:value-type="float">
            <text:p>0.3849550425</text:p>
          </table:table-cell>
          <table:table-cell office:value-type="float" office:value="0.0482766584166" calcext:value-type="float">
            <text:p>0.0482766584</text:p>
          </table:table-cell>
          <table:table-cell office:value-type="float" office:value="27.32" calcext:value-type="float">
            <text:p>27.32</text:p>
          </table:table-cell>
          <table:table-cell table:formula="of:=20.6+([.B674]*20)" office:value-type="float" office:value="28.2991008492" calcext:value-type="float">
            <text:p>28.2991008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2-04</text:p>
          </table:table-cell>
          <table:table-cell office:value-type="float" office:value="0.112485139205" calcext:value-type="float">
            <text:p>0.1124851392</text:p>
          </table:table-cell>
          <table:table-cell office:value-type="float" office:value="0.0511383265694" calcext:value-type="float">
            <text:p>0.0511383266</text:p>
          </table:table-cell>
          <table:table-cell office:value-type="float" office:value="29.64" calcext:value-type="float">
            <text:p>29.64</text:p>
          </table:table-cell>
          <table:table-cell table:formula="of:=20.6+([.B675]*20)" office:value-type="float" office:value="22.8497027841" calcext:value-type="float">
            <text:p>22.8497027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2-05</text:p>
          </table:table-cell>
          <table:table-cell office:value-type="float" office:value="0.269132620539" calcext:value-type="float">
            <text:p>0.2691326205</text:p>
          </table:table-cell>
          <table:table-cell office:value-type="float" office:value="0.0578370692388" calcext:value-type="float">
            <text:p>0.0578370692</text:p>
          </table:table-cell>
          <table:table-cell office:value-type="float" office:value="28.11" calcext:value-type="float">
            <text:p>28.11</text:p>
          </table:table-cell>
          <table:table-cell table:formula="of:=20.6+([.B676]*20)" office:value-type="float" office:value="25.98265241078" calcext:value-type="float">
            <text:p>25.9826524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2-06</text:p>
          </table:table-cell>
          <table:table-cell office:value-type="float" office:value="0.0872197846408" calcext:value-type="float">
            <text:p>0.0872197846</text:p>
          </table:table-cell>
          <table:table-cell office:value-type="float" office:value="0.0576311870363" calcext:value-type="float">
            <text:p>0.057631187</text:p>
          </table:table-cell>
          <table:table-cell office:value-type="float" office:value="29.66" calcext:value-type="float">
            <text:p>29.66</text:p>
          </table:table-cell>
          <table:table-cell table:formula="of:=20.6+([.B677]*20)" office:value-type="float" office:value="22.344395692816" calcext:value-type="float">
            <text:p>22.3443956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2-07</text:p>
          </table:table-cell>
          <table:table-cell office:value-type="float" office:value="0.0351508057499" calcext:value-type="float">
            <text:p>0.0351508057</text:p>
          </table:table-cell>
          <table:table-cell office:value-type="float" office:value="0.0600330272524" calcext:value-type="float">
            <text:p>0.0600330273</text:p>
          </table:table-cell>
          <table:table-cell office:value-type="float" office:value="29.65" calcext:value-type="float">
            <text:p>29.65</text:p>
          </table:table-cell>
          <table:table-cell table:formula="of:=20.6+([.B678]*20)" office:value-type="float" office:value="21.303016114998" calcext:value-type="float">
            <text:p>21.303016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2-08</text:p>
          </table:table-cell>
          <table:table-cell office:value-type="float" office:value="0.00822142173631" calcext:value-type="float">
            <text:p>0.0082214217</text:p>
          </table:table-cell>
          <table:table-cell office:value-type="float" office:value="0.0598479210186" calcext:value-type="float">
            <text:p>0.059847921</text:p>
          </table:table-cell>
          <table:table-cell office:value-type="float" office:value="28.64" calcext:value-type="float">
            <text:p>28.64</text:p>
          </table:table-cell>
          <table:table-cell table:formula="of:=20.6+([.B679]*20)" office:value-type="float" office:value="20.7644284347262" calcext:value-type="float">
            <text:p>20.7644284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2-11</text:p>
          </table:table-cell>
          <table:table-cell office:value-type="float" office:value="0.0268853733006" calcext:value-type="float">
            <text:p>0.0268853733</text:p>
          </table:table-cell>
          <table:table-cell office:value-type="float" office:value="0.0592312870933" calcext:value-type="float">
            <text:p>0.0592312871</text:p>
          </table:table-cell>
          <table:table-cell office:value-type="float" office:value="30.79" calcext:value-type="float">
            <text:p>30.79</text:p>
          </table:table-cell>
          <table:table-cell table:formula="of:=20.6+([.B680]*20)" office:value-type="float" office:value="21.137707466012" calcext:value-type="float">
            <text:p>21.137707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2-12</text:p>
          </table:table-cell>
          <table:table-cell office:value-type="float" office:value="0.0396722623368" calcext:value-type="float">
            <text:p>0.0396722623</text:p>
          </table:table-cell>
          <table:table-cell office:value-type="float" office:value="0.0604315296289" calcext:value-type="float">
            <text:p>0.0604315296</text:p>
          </table:table-cell>
          <table:table-cell office:value-type="float" office:value="31.3" calcext:value-type="float">
            <text:p>31.3</text:p>
          </table:table-cell>
          <table:table-cell table:formula="of:=20.6+([.B681]*20)" office:value-type="float" office:value="21.393445246736" calcext:value-type="float">
            <text:p>21.3934452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2-13</text:p>
          </table:table-cell>
          <table:table-cell office:value-type="float" office:value="0.147666675363" calcext:value-type="float">
            <text:p>0.1476666754</text:p>
          </table:table-cell>
          <table:table-cell office:value-type="float" office:value="0.0595958015487" calcext:value-type="float">
            <text:p>0.0595958015</text:p>
          </table:table-cell>
          <table:table-cell office:value-type="float" office:value="30.51" calcext:value-type="float">
            <text:p>30.51</text:p>
          </table:table-cell>
          <table:table-cell table:formula="of:=20.6+([.B682]*20)" office:value-type="float" office:value="23.55333350726" calcext:value-type="float">
            <text:p>23.5533335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2-14</text:p>
          </table:table-cell>
          <table:table-cell office:value-type="float" office:value="0.0776029468858" calcext:value-type="float">
            <text:p>0.0776029469</text:p>
          </table:table-cell>
          <table:table-cell office:value-type="float" office:value="0.0587986162023" calcext:value-type="float">
            <text:p>0.0587986162</text:p>
          </table:table-cell>
          <table:table-cell office:value-type="float" office:value="29.64" calcext:value-type="float">
            <text:p>29.64</text:p>
          </table:table-cell>
          <table:table-cell table:formula="of:=20.6+([.B683]*20)" office:value-type="float" office:value="22.152058937716" calcext:value-type="float">
            <text:p>22.1520589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2-15</text:p>
          </table:table-cell>
          <table:table-cell office:value-type="float" office:value="0.0289052326474" calcext:value-type="float">
            <text:p>0.0289052326</text:p>
          </table:table-cell>
          <table:table-cell office:value-type="float" office:value="0.0595515500616" calcext:value-type="float">
            <text:p>0.0595515501</text:p>
          </table:table-cell>
          <table:table-cell office:value-type="float" office:value="28.07" calcext:value-type="float">
            <text:p>28.07</text:p>
          </table:table-cell>
          <table:table-cell table:formula="of:=20.6+([.B684]*20)" office:value-type="float" office:value="21.178104652948" calcext:value-type="float">
            <text:p>21.178104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2-19</text:p>
          </table:table-cell>
          <table:table-cell office:value-type="float" office:value="0.03819138723" calcext:value-type="float">
            <text:p>0.0381913872</text:p>
          </table:table-cell>
          <table:table-cell office:value-type="float" office:value="0.0573222136487" calcext:value-type="float">
            <text:p>0.0573222136</text:p>
          </table:table-cell>
          <table:table-cell office:value-type="float" office:value="29.35" calcext:value-type="float">
            <text:p>29.35</text:p>
          </table:table-cell>
          <table:table-cell table:formula="of:=20.6+([.B685]*20)" office:value-type="float" office:value="21.3638277446" calcext:value-type="float">
            <text:p>21.3638277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2-20</text:p>
          </table:table-cell>
          <table:table-cell office:value-type="float" office:value="0.0218555602339" calcext:value-type="float">
            <text:p>0.0218555602</text:p>
          </table:table-cell>
          <table:table-cell office:value-type="float" office:value="0.0602188043303" calcext:value-type="float">
            <text:p>0.0602188043</text:p>
          </table:table-cell>
          <table:table-cell office:value-type="float" office:value="30.8" calcext:value-type="float">
            <text:p>30.8</text:p>
          </table:table-cell>
          <table:table-cell table:formula="of:=20.6+([.B686]*20)" office:value-type="float" office:value="21.037111204678" calcext:value-type="float">
            <text:p>21.0371112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2-21</text:p>
          </table:table-cell>
          <table:table-cell office:value-type="float" office:value="0.0248591996648" calcext:value-type="float">
            <text:p>0.0248591997</text:p>
          </table:table-cell>
          <table:table-cell office:value-type="float" office:value="0.0599510936705" calcext:value-type="float">
            <text:p>0.0599510937</text:p>
          </table:table-cell>
          <table:table-cell office:value-type="float" office:value="30.75" calcext:value-type="float">
            <text:p>30.75</text:p>
          </table:table-cell>
          <table:table-cell table:formula="of:=20.6+([.B687]*20)" office:value-type="float" office:value="21.097183993296" calcext:value-type="float">
            <text:p>21.0971839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2-22</text:p>
          </table:table-cell>
          <table:table-cell office:value-type="float" office:value="0.00136951721455" calcext:value-type="float">
            <text:p>0.0013695172</text:p>
          </table:table-cell>
          <table:table-cell office:value-type="float" office:value="0.0590250018634" calcext:value-type="float">
            <text:p>0.0590250019</text:p>
          </table:table-cell>
          <table:table-cell office:value-type="float" office:value="29.66" calcext:value-type="float">
            <text:p>29.66</text:p>
          </table:table-cell>
          <table:table-cell table:formula="of:=20.6+([.B688]*20)" office:value-type="float" office:value="20.627390344291" calcext:value-type="float">
            <text:p>20.6273903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2-25</text:p>
          </table:table-cell>
          <table:table-cell office:value-type="float" office:value="0.00156272346327" calcext:value-type="float">
            <text:p>0.0015627235</text:p>
          </table:table-cell>
          <table:table-cell office:value-type="float" office:value="0.06053569154" calcext:value-type="float">
            <text:p>0.0605356915</text:p>
          </table:table-cell>
          <table:table-cell office:value-type="float" office:value="32.11" calcext:value-type="float">
            <text:p>32.11</text:p>
          </table:table-cell>
          <table:table-cell table:formula="of:=20.6+([.B689]*20)" office:value-type="float" office:value="20.6312544692654" calcext:value-type="float">
            <text:p>20.6312544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2-26</text:p>
          </table:table-cell>
          <table:table-cell office:value-type="float" office:value="0.042633299379" calcext:value-type="float">
            <text:p>0.0426332994</text:p>
          </table:table-cell>
          <table:table-cell office:value-type="float" office:value="0.0612051966894" calcext:value-type="float">
            <text:p>0.0612051967</text:p>
          </table:table-cell>
          <table:table-cell office:value-type="float" office:value="31.9" calcext:value-type="float">
            <text:p>31.9</text:p>
          </table:table-cell>
          <table:table-cell table:formula="of:=20.6+([.B690]*20)" office:value-type="float" office:value="21.45266598758" calcext:value-type="float">
            <text:p>21.45266598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2-27</text:p>
          </table:table-cell>
          <table:table-cell office:value-type="float" office:value="0.00189634608472" calcext:value-type="float">
            <text:p>0.0018963461</text:p>
          </table:table-cell>
          <table:table-cell office:value-type="float" office:value="0.0600906991356" calcext:value-type="float">
            <text:p>0.0600906991</text:p>
          </table:table-cell>
          <table:table-cell office:value-type="float" office:value="30.48" calcext:value-type="float">
            <text:p>30.48</text:p>
          </table:table-cell>
          <table:table-cell table:formula="of:=20.6+([.B691]*20)" office:value-type="float" office:value="20.6379269216944" calcext:value-type="float">
            <text:p>20.6379269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2-28</text:p>
          </table:table-cell>
          <table:table-cell office:value-type="float" office:value="0.0184301721963" calcext:value-type="float">
            <text:p>0.0184301722</text:p>
          </table:table-cell>
          <table:table-cell office:value-type="float" office:value="0.0602773179558" calcext:value-type="float">
            <text:p>0.060277318</text:p>
          </table:table-cell>
          <table:table-cell office:value-type="float" office:value="30.05" calcext:value-type="float">
            <text:p>30.05</text:p>
          </table:table-cell>
          <table:table-cell table:formula="of:=20.6+([.B692]*20)" office:value-type="float" office:value="20.968603443926" calcext:value-type="float">
            <text:p>20.9686034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01</text:p>
          </table:table-cell>
          <table:table-cell office:value-type="float" office:value="0.0164336936466" calcext:value-type="float">
            <text:p>0.0164336936</text:p>
          </table:table-cell>
          <table:table-cell office:value-type="float" office:value="0.0633425123306" calcext:value-type="float">
            <text:p>0.0633425123</text:p>
          </table:table-cell>
          <table:table-cell office:value-type="float" office:value="32.04" calcext:value-type="float">
            <text:p>32.04</text:p>
          </table:table-cell>
          <table:table-cell table:formula="of:=20.6+([.B693]*20)" office:value-type="float" office:value="20.928673872932" calcext:value-type="float">
            <text:p>20.9286738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04</text:p>
          </table:table-cell>
          <table:table-cell office:value-type="float" office:value="0.045134209284" calcext:value-type="float">
            <text:p>0.0451342093</text:p>
          </table:table-cell>
          <table:table-cell office:value-type="float" office:value="0.0666280305058" calcext:value-type="float">
            <text:p>0.0666280305</text:p>
          </table:table-cell>
          <table:table-cell office:value-type="float" office:value="34.86" calcext:value-type="float">
            <text:p>34.86</text:p>
          </table:table-cell>
          <table:table-cell table:formula="of:=20.6+([.B694]*20)" office:value-type="float" office:value="21.50268418568" calcext:value-type="float">
            <text:p>21.5026841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05</text:p>
          </table:table-cell>
          <table:table-cell office:value-type="float" office:value="0.106857721007" calcext:value-type="float">
            <text:p>0.106857721</text:p>
          </table:table-cell>
          <table:table-cell office:value-type="float" office:value="0.0710781892335" calcext:value-type="float">
            <text:p>0.0710781892</text:p>
          </table:table-cell>
          <table:table-cell office:value-type="float" office:value="31.95" calcext:value-type="float">
            <text:p>31.95</text:p>
          </table:table-cell>
          <table:table-cell table:formula="of:=20.6+([.B695]*20)" office:value-type="float" office:value="22.73715442014" calcext:value-type="float">
            <text:p>22.7371544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06</text:p>
          </table:table-cell>
          <table:table-cell office:value-type="float" office:value="0.0156034824973" calcext:value-type="float">
            <text:p>0.0156034825</text:p>
          </table:table-cell>
          <table:table-cell office:value-type="float" office:value="0.0721599769271" calcext:value-type="float">
            <text:p>0.0721599769</text:p>
          </table:table-cell>
          <table:table-cell office:value-type="float" office:value="32.55" calcext:value-type="float">
            <text:p>32.55</text:p>
          </table:table-cell>
          <table:table-cell table:formula="of:=20.6+([.B696]*20)" office:value-type="float" office:value="20.912069649946" calcext:value-type="float">
            <text:p>20.9120696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07</text:p>
          </table:table-cell>
          <table:table-cell office:value-type="float" office:value="0.0776861368485" calcext:value-type="float">
            <text:p>0.0776861368</text:p>
          </table:table-cell>
          <table:table-cell office:value-type="float" office:value="0.0718633268242" calcext:value-type="float">
            <text:p>0.0718633268</text:p>
          </table:table-cell>
          <table:table-cell office:value-type="float" office:value="32.51" calcext:value-type="float">
            <text:p>32.51</text:p>
          </table:table-cell>
          <table:table-cell table:formula="of:=20.6+([.B697]*20)" office:value-type="float" office:value="22.15372273697" calcext:value-type="float">
            <text:p>22.153722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08</text:p>
          </table:table-cell>
          <table:table-cell office:value-type="float" office:value="0.0458528408873" calcext:value-type="float">
            <text:p>0.0458528409</text:p>
          </table:table-cell>
          <table:table-cell office:value-type="float" office:value="0.0718441083216" calcext:value-type="float">
            <text:p>0.0718441083</text:p>
          </table:table-cell>
          <table:table-cell office:value-type="float" office:value="30.53" calcext:value-type="float">
            <text:p>30.53</text:p>
          </table:table-cell>
          <table:table-cell table:formula="of:=20.6+([.B698]*20)" office:value-type="float" office:value="21.517056817746" calcext:value-type="float">
            <text:p>21.5170568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11</text:p>
          </table:table-cell>
          <table:table-cell office:value-type="float" office:value="0.0601838686205" calcext:value-type="float">
            <text:p>0.0601838686</text:p>
          </table:table-cell>
          <table:table-cell office:value-type="float" office:value="0.0728231208236" calcext:value-type="float">
            <text:p>0.0728231208</text:p>
          </table:table-cell>
          <table:table-cell office:value-type="float" office:value="28.63" calcext:value-type="float">
            <text:p>28.63</text:p>
          </table:table-cell>
          <table:table-cell table:formula="of:=20.6+([.B699]*20)" office:value-type="float" office:value="21.80367737241" calcext:value-type="float">
            <text:p>21.8036773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12</text:p>
          </table:table-cell>
          <table:table-cell office:value-type="float" office:value="0.0155268173933" calcext:value-type="float">
            <text:p>0.0155268174</text:p>
          </table:table-cell>
          <table:table-cell office:value-type="float" office:value="0.0749391143483" calcext:value-type="float">
            <text:p>0.0749391143</text:p>
          </table:table-cell>
          <table:table-cell office:value-type="float" office:value="29.92" calcext:value-type="float">
            <text:p>29.92</text:p>
          </table:table-cell>
          <table:table-cell table:formula="of:=20.6+([.B700]*20)" office:value-type="float" office:value="20.910536347866" calcext:value-type="float">
            <text:p>20.9105363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13</text:p>
          </table:table-cell>
          <table:table-cell office:value-type="float" office:value="0.0280541971965" calcext:value-type="float">
            <text:p>0.0280541972</text:p>
          </table:table-cell>
          <table:table-cell office:value-type="float" office:value="0.0741877789114" calcext:value-type="float">
            <text:p>0.0741877789</text:p>
          </table:table-cell>
          <table:table-cell office:value-type="float" office:value="29.53" calcext:value-type="float">
            <text:p>29.53</text:p>
          </table:table-cell>
          <table:table-cell table:formula="of:=20.6+([.B701]*20)" office:value-type="float" office:value="21.16108394393" calcext:value-type="float">
            <text:p>21.1610839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14</text:p>
          </table:table-cell>
          <table:table-cell office:value-type="float" office:value="0.000832789607074" calcext:value-type="float">
            <text:p>0.0008327896</text:p>
          </table:table-cell>
          <table:table-cell office:value-type="float" office:value="0.0737031414564" calcext:value-type="float">
            <text:p>0.0737031415</text:p>
          </table:table-cell>
          <table:table-cell office:value-type="float" office:value="28.65" calcext:value-type="float">
            <text:p>28.65</text:p>
          </table:table-cell>
          <table:table-cell table:formula="of:=20.6+([.B702]*20)" office:value-type="float" office:value="20.6166557921415" calcext:value-type="float">
            <text:p>20.6166557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15</text:p>
          </table:table-cell>
          <table:table-cell office:value-type="float" office:value="0.00982092815994" calcext:value-type="float">
            <text:p>0.0098209282</text:p>
          </table:table-cell>
          <table:table-cell office:value-type="float" office:value="0.0759367059468" calcext:value-type="float">
            <text:p>0.0759367059</text:p>
          </table:table-cell>
          <table:table-cell office:value-type="float" office:value="28.08" calcext:value-type="float">
            <text:p>28.08</text:p>
          </table:table-cell>
          <table:table-cell table:formula="of:=20.6+([.B703]*20)" office:value-type="float" office:value="20.7964185631988" calcext:value-type="float">
            <text:p>20.7964185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18</text:p>
          </table:table-cell>
          <table:table-cell office:value-type="float" office:value="0.00000808001500579" calcext:value-type="float">
            <text:p>0.00000808</text:p>
          </table:table-cell>
          <table:table-cell office:value-type="float" office:value="0.0769584062771" calcext:value-type="float">
            <text:p>0.0769584063</text:p>
          </table:table-cell>
          <table:table-cell office:value-type="float" office:value="29.49" calcext:value-type="float">
            <text:p>29.49</text:p>
          </table:table-cell>
          <table:table-cell table:formula="of:=20.6+([.B704]*20)" office:value-type="float" office:value="20.6001616003001" calcext:value-type="float">
            <text:p>20.6001616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19</text:p>
          </table:table-cell>
          <table:table-cell office:value-type="float" office:value="0.0297837972801" calcext:value-type="float">
            <text:p>0.0297837973</text:p>
          </table:table-cell>
          <table:table-cell office:value-type="float" office:value="0.0769222323873" calcext:value-type="float">
            <text:p>0.0769222324</text:p>
          </table:table-cell>
          <table:table-cell office:value-type="float" office:value="29.55" calcext:value-type="float">
            <text:p>29.55</text:p>
          </table:table-cell>
          <table:table-cell table:formula="of:=20.6+([.B705]*20)" office:value-type="float" office:value="21.195675945602" calcext:value-type="float">
            <text:p>21.1956759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20</text:p>
          </table:table-cell>
          <table:table-cell office:value-type="float" office:value="0.00283890842777" calcext:value-type="float">
            <text:p>0.0028389084</text:p>
          </table:table-cell>
          <table:table-cell office:value-type="float" office:value="0.0769992067671" calcext:value-type="float">
            <text:p>0.0769992068</text:p>
          </table:table-cell>
          <table:table-cell office:value-type="float" office:value="29.74" calcext:value-type="float">
            <text:p>29.74</text:p>
          </table:table-cell>
          <table:table-cell table:formula="of:=20.6+([.B706]*20)" office:value-type="float" office:value="20.6567781685554" calcext:value-type="float">
            <text:p>20.6567781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21</text:p>
          </table:table-cell>
          <table:table-cell office:value-type="float" office:value="0.000835058242758" calcext:value-type="float">
            <text:p>0.0008350582</text:p>
          </table:table-cell>
          <table:table-cell office:value-type="float" office:value="0.0748234839134" calcext:value-type="float">
            <text:p>0.0748234839</text:p>
          </table:table-cell>
          <table:table-cell office:value-type="float" office:value="29" calcext:value-type="float">
            <text:p>29</text:p>
          </table:table-cell>
          <table:table-cell table:formula="of:=20.6+([.B707]*20)" office:value-type="float" office:value="20.6167011648552" calcext:value-type="float">
            <text:p>20.6167011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22</text:p>
          </table:table-cell>
          <table:table-cell office:value-type="float" office:value="0.00381160465006" calcext:value-type="float">
            <text:p>0.0038116047</text:p>
          </table:table-cell>
          <table:table-cell office:value-type="float" office:value="0.0769575208858" calcext:value-type="float">
            <text:p>0.0769575209</text:p>
          </table:table-cell>
          <table:table-cell office:value-type="float" office:value="28.92" calcext:value-type="float">
            <text:p>28.92</text:p>
          </table:table-cell>
          <table:table-cell table:formula="of:=20.6+([.B708]*20)" office:value-type="float" office:value="20.6762320930012" calcext:value-type="float">
            <text:p>20.6762320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25</text:p>
          </table:table-cell>
          <table:table-cell office:value-type="float" office:value="0.0517717168607" calcext:value-type="float">
            <text:p>0.0517717169</text:p>
          </table:table-cell>
          <table:table-cell office:value-type="float" office:value="0.0765270303381" calcext:value-type="float">
            <text:p>0.0765270303</text:p>
          </table:table-cell>
          <table:table-cell office:value-type="float" office:value="29.21" calcext:value-type="float">
            <text:p>29.21</text:p>
          </table:table-cell>
          <table:table-cell table:formula="of:=20.6+([.B709]*20)" office:value-type="float" office:value="21.635434337214" calcext:value-type="float">
            <text:p>21.6354343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26</text:p>
          </table:table-cell>
          <table:table-cell office:value-type="float" office:value="0.0231079209875" calcext:value-type="float">
            <text:p>0.023107921</text:p>
          </table:table-cell>
          <table:table-cell office:value-type="float" office:value="0.0762076057745" calcext:value-type="float">
            <text:p>0.0762076058</text:p>
          </table:table-cell>
          <table:table-cell office:value-type="float" office:value="27.95" calcext:value-type="float">
            <text:p>27.95</text:p>
          </table:table-cell>
          <table:table-cell table:formula="of:=20.6+([.B710]*20)" office:value-type="float" office:value="21.06215841975" calcext:value-type="float">
            <text:p>21.0621584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27</text:p>
          </table:table-cell>
          <table:table-cell office:value-type="float" office:value="0.00200185273863" calcext:value-type="float">
            <text:p>0.0020018527</text:p>
          </table:table-cell>
          <table:table-cell office:value-type="float" office:value="0.0788849216795" calcext:value-type="float">
            <text:p>0.0788849217</text:p>
          </table:table-cell>
          <table:table-cell office:value-type="float" office:value="29.55" calcext:value-type="float">
            <text:p>29.55</text:p>
          </table:table-cell>
          <table:table-cell table:formula="of:=20.6+([.B711]*20)" office:value-type="float" office:value="20.6400370547726" calcext:value-type="float">
            <text:p>20.6400370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3-28</text:p>
          </table:table-cell>
          <table:table-cell office:value-type="float" office:value="0.00492072714531" calcext:value-type="float">
            <text:p>0.0049207271</text:p>
          </table:table-cell>
          <table:table-cell office:value-type="float" office:value="0.0811421273032" calcext:value-type="float">
            <text:p>0.0811421273</text:p>
          </table:table-cell>
          <table:table-cell office:value-type="float" office:value="31.08" calcext:value-type="float">
            <text:p>31.08</text:p>
          </table:table-cell>
          <table:table-cell table:formula="of:=20.6+([.B712]*20)" office:value-type="float" office:value="20.6984145429062" calcext:value-type="float">
            <text:p>20.6984145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01</text:p>
          </table:table-cell>
          <table:table-cell office:value-type="float" office:value="0.045412088499" calcext:value-type="float">
            <text:p>0.0454120885</text:p>
          </table:table-cell>
          <table:table-cell office:value-type="float" office:value="0.0881200783463" calcext:value-type="float">
            <text:p>0.0881200783</text:p>
          </table:table-cell>
          <table:table-cell office:value-type="float" office:value="35.75" calcext:value-type="float">
            <text:p>35.75</text:p>
          </table:table-cell>
          <table:table-cell table:formula="of:=20.6+([.B713]*20)" office:value-type="float" office:value="21.50824176998" calcext:value-type="float">
            <text:p>21.50824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02</text:p>
          </table:table-cell>
          <table:table-cell office:value-type="float" office:value="0.0743879827637" calcext:value-type="float">
            <text:p>0.0743879828</text:p>
          </table:table-cell>
          <table:table-cell office:value-type="float" office:value="0.0877107092908" calcext:value-type="float">
            <text:p>0.0877107093</text:p>
          </table:table-cell>
          <table:table-cell office:value-type="float" office:value="35.09" calcext:value-type="float">
            <text:p>35.09</text:p>
          </table:table-cell>
          <table:table-cell table:formula="of:=20.6+([.B714]*20)" office:value-type="float" office:value="22.087759655274" calcext:value-type="float">
            <text:p>22.0877596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03</text:p>
          </table:table-cell>
          <table:table-cell office:value-type="float" office:value="0.0000860692260111" calcext:value-type="float">
            <text:p>8.60692260111E-005</text:p>
          </table:table-cell>
          <table:table-cell office:value-type="float" office:value="0.0875435466073" calcext:value-type="float">
            <text:p>0.0875435466</text:p>
          </table:table-cell>
          <table:table-cell office:value-type="float" office:value="35.54" calcext:value-type="float">
            <text:p>35.54</text:p>
          </table:table-cell>
          <table:table-cell table:formula="of:=20.6+([.B715]*20)" office:value-type="float" office:value="20.6017213845202" calcext:value-type="float">
            <text:p>20.6017213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04</text:p>
          </table:table-cell>
          <table:table-cell office:value-type="float" office:value="0.0141431709308" calcext:value-type="float">
            <text:p>0.0141431709</text:p>
          </table:table-cell>
          <table:table-cell office:value-type="float" office:value="0.0873448924195" calcext:value-type="float">
            <text:p>0.0873448924</text:p>
          </table:table-cell>
          <table:table-cell office:value-type="float" office:value="36.16" calcext:value-type="float">
            <text:p>36.16</text:p>
          </table:table-cell>
          <table:table-cell table:formula="of:=20.6+([.B716]*20)" office:value-type="float" office:value="20.882863418616" calcext:value-type="float">
            <text:p>20.8828634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05</text:p>
          </table:table-cell>
          <table:table-cell office:value-type="float" office:value="0.0024026246225" calcext:value-type="float">
            <text:p>0.0024026246</text:p>
          </table:table-cell>
          <table:table-cell office:value-type="float" office:value="0.084260098295" calcext:value-type="float">
            <text:p>0.0842600983</text:p>
          </table:table-cell>
          <table:table-cell office:value-type="float" office:value="37.71" calcext:value-type="float">
            <text:p>37.71</text:p>
          </table:table-cell>
          <table:table-cell table:formula="of:=20.6+([.B717]*20)" office:value-type="float" office:value="20.64805249245" calcext:value-type="float">
            <text:p>20.6480524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08</text:p>
          </table:table-cell>
          <table:table-cell office:value-type="float" office:value="0.00144640094244" calcext:value-type="float">
            <text:p>0.0014464009</text:p>
          </table:table-cell>
          <table:table-cell office:value-type="float" office:value="0.0823270204071" calcext:value-type="float">
            <text:p>0.0823270204</text:p>
          </table:table-cell>
          <table:table-cell office:value-type="float" office:value="38.28" calcext:value-type="float">
            <text:p>38.28</text:p>
          </table:table-cell>
          <table:table-cell table:formula="of:=20.6+([.B718]*20)" office:value-type="float" office:value="20.6289280188488" calcext:value-type="float">
            <text:p>20.6289280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09</text:p>
          </table:table-cell>
          <table:table-cell office:value-type="float" office:value="0.00614937073071" calcext:value-type="float">
            <text:p>0.0061493707</text:p>
          </table:table-cell>
          <table:table-cell office:value-type="float" office:value="0.0822318949222" calcext:value-type="float">
            <text:p>0.0822318949</text:p>
          </table:table-cell>
          <table:table-cell office:value-type="float" office:value="36.93" calcext:value-type="float">
            <text:p>36.93</text:p>
          </table:table-cell>
          <table:table-cell table:formula="of:=20.6+([.B719]*20)" office:value-type="float" office:value="20.7229874146142" calcext:value-type="float">
            <text:p>20.7229874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10</text:p>
          </table:table-cell>
          <table:table-cell office:value-type="float" office:value="0.0406818750237" calcext:value-type="float">
            <text:p>0.040681875</text:p>
          </table:table-cell>
          <table:table-cell office:value-type="float" office:value="0.0839192521184" calcext:value-type="float">
            <text:p>0.0839192521</text:p>
          </table:table-cell>
          <table:table-cell office:value-type="float" office:value="36.42" calcext:value-type="float">
            <text:p>36.42</text:p>
          </table:table-cell>
          <table:table-cell table:formula="of:=20.6+([.B720]*20)" office:value-type="float" office:value="21.413637500474" calcext:value-type="float">
            <text:p>21.4136375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11</text:p>
          </table:table-cell>
          <table:table-cell office:value-type="float" office:value="0.0529977000009" calcext:value-type="float">
            <text:p>0.0529977</text:p>
          </table:table-cell>
          <table:table-cell office:value-type="float" office:value="0.082998899174" calcext:value-type="float">
            <text:p>0.0829988992</text:p>
          </table:table-cell>
          <table:table-cell office:value-type="float" office:value="36.03" calcext:value-type="float">
            <text:p>36.03</text:p>
          </table:table-cell>
          <table:table-cell table:formula="of:=20.6+([.B721]*20)" office:value-type="float" office:value="21.659954000018" calcext:value-type="float">
            <text:p>21.659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12</text:p>
          </table:table-cell>
          <table:table-cell office:value-type="float" office:value="0.0210331655324" calcext:value-type="float">
            <text:p>0.0210331655</text:p>
          </table:table-cell>
          <table:table-cell office:value-type="float" office:value="0.0831890715943" calcext:value-type="float">
            <text:p>0.0831890716</text:p>
          </table:table-cell>
          <table:table-cell office:value-type="float" office:value="36.1" calcext:value-type="float">
            <text:p>36.1</text:p>
          </table:table-cell>
          <table:table-cell table:formula="of:=20.6+([.B722]*20)" office:value-type="float" office:value="21.020663310648" calcext:value-type="float">
            <text:p>21.0206633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15</text:p>
          </table:table-cell>
          <table:table-cell office:value-type="float" office:value="0.0016941644168" calcext:value-type="float">
            <text:p>0.0016941644</text:p>
          </table:table-cell>
          <table:table-cell office:value-type="float" office:value="0.0873337679342" calcext:value-type="float">
            <text:p>0.0873337679</text:p>
          </table:table-cell>
          <table:table-cell office:value-type="float" office:value="41" calcext:value-type="float">
            <text:p>41</text:p>
          </table:table-cell>
          <table:table-cell table:formula="of:=20.6+([.B723]*20)" office:value-type="float" office:value="20.633883288336" calcext:value-type="float">
            <text:p>20.63388328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16</text:p>
          </table:table-cell>
          <table:table-cell office:value-type="float" office:value="0.0218364418893" calcext:value-type="float">
            <text:p>0.0218364419</text:p>
          </table:table-cell>
          <table:table-cell office:value-type="float" office:value="0.0887630579704" calcext:value-type="float">
            <text:p>0.088763058</text:p>
          </table:table-cell>
          <table:table-cell office:value-type="float" office:value="38.39" calcext:value-type="float">
            <text:p>38.39</text:p>
          </table:table-cell>
          <table:table-cell table:formula="of:=20.6+([.B724]*20)" office:value-type="float" office:value="21.036728837786" calcext:value-type="float">
            <text:p>21.0367288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17</text:p>
          </table:table-cell>
          <table:table-cell office:value-type="float" office:value="0.00011755911222" calcext:value-type="float">
            <text:p>0.0001175591</text:p>
          </table:table-cell>
          <table:table-cell office:value-type="float" office:value="0.112692293257" calcext:value-type="float">
            <text:p>0.1126922933</text:p>
          </table:table-cell>
          <table:table-cell office:value-type="float" office:value="45.56" calcext:value-type="float">
            <text:p>45.56</text:p>
          </table:table-cell>
          <table:table-cell table:formula="of:=20.6+([.B725]*20)" office:value-type="float" office:value="20.6023511822444" calcext:value-type="float">
            <text:p>20.6023511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18</text:p>
          </table:table-cell>
          <table:table-cell office:value-type="float" office:value="0.179665995456" calcext:value-type="float">
            <text:p>0.1796659955</text:p>
          </table:table-cell>
          <table:table-cell office:value-type="float" office:value="0.113792852047" calcext:value-type="float">
            <text:p>0.113792852</text:p>
          </table:table-cell>
          <table:table-cell office:value-type="float" office:value="45.22" calcext:value-type="float">
            <text:p>45.22</text:p>
          </table:table-cell>
          <table:table-cell table:formula="of:=20.6+([.B726]*20)" office:value-type="float" office:value="24.19331990912" calcext:value-type="float">
            <text:p>24.19331990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19</text:p>
          </table:table-cell>
          <table:table-cell office:value-type="float" office:value="0.200984792849" calcext:value-type="float">
            <text:p>0.2009847928</text:p>
          </table:table-cell>
          <table:table-cell office:value-type="float" office:value="0.104690454954" calcext:value-type="float">
            <text:p>0.104690455</text:p>
          </table:table-cell>
          <table:table-cell office:value-type="float" office:value="43.5" calcext:value-type="float">
            <text:p>43.5</text:p>
          </table:table-cell>
          <table:table-cell table:formula="of:=20.6+([.B727]*20)" office:value-type="float" office:value="24.61969585698" calcext:value-type="float">
            <text:p>24.619695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22</text:p>
          </table:table-cell>
          <table:table-cell office:value-type="float" office:value="0.0891211688114" calcext:value-type="float">
            <text:p>0.0891211688</text:p>
          </table:table-cell>
          <table:table-cell office:value-type="float" office:value="0.108548826572" calcext:value-type="float">
            <text:p>0.1085488266</text:p>
          </table:table-cell>
          <table:table-cell office:value-type="float" office:value="42.71" calcext:value-type="float">
            <text:p>42.71</text:p>
          </table:table-cell>
          <table:table-cell table:formula="of:=20.6+([.B728]*20)" office:value-type="float" office:value="22.382423376228" calcext:value-type="float">
            <text:p>22.3824233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23</text:p>
          </table:table-cell>
          <table:table-cell office:value-type="float" office:value="0.00830138931933" calcext:value-type="float">
            <text:p>0.0083013893</text:p>
          </table:table-cell>
          <table:table-cell office:value-type="float" office:value="0.107020182256" calcext:value-type="float">
            <text:p>0.1070201823</text:p>
          </table:table-cell>
          <table:table-cell office:value-type="float" office:value="43.28" calcext:value-type="float">
            <text:p>43.28</text:p>
          </table:table-cell>
          <table:table-cell table:formula="of:=20.6+([.B729]*20)" office:value-type="float" office:value="20.7660277863866" calcext:value-type="float">
            <text:p>20.76602778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24</text:p>
          </table:table-cell>
          <table:table-cell office:value-type="float" office:value="0.0319675996899" calcext:value-type="float">
            <text:p>0.0319675997</text:p>
          </table:table-cell>
          <table:table-cell office:value-type="float" office:value="0.0716580129806" calcext:value-type="float">
            <text:p>0.071658013</text:p>
          </table:table-cell>
          <table:table-cell office:value-type="float" office:value="30.33" calcext:value-type="float">
            <text:p>30.33</text:p>
          </table:table-cell>
          <table:table-cell table:formula="of:=20.6+([.B730]*20)" office:value-type="float" office:value="21.239351993798" calcext:value-type="float">
            <text:p>21.23935199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25</text:p>
          </table:table-cell>
          <table:table-cell office:value-type="float" office:value="0.00218778674433" calcext:value-type="float">
            <text:p>0.0021877867</text:p>
          </table:table-cell>
          <table:table-cell office:value-type="float" office:value="0.0718280041366" calcext:value-type="float">
            <text:p>0.0718280041</text:p>
          </table:table-cell>
          <table:table-cell office:value-type="float" office:value="28.63" calcext:value-type="float">
            <text:p>28.63</text:p>
          </table:table-cell>
          <table:table-cell table:formula="of:=20.6+([.B731]*20)" office:value-type="float" office:value="20.6437557348866" calcext:value-type="float">
            <text:p>20.64375573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26</text:p>
          </table:table-cell>
          <table:table-cell office:value-type="float" office:value="0.00672257311301" calcext:value-type="float">
            <text:p>0.0067225731</text:p>
          </table:table-cell>
          <table:table-cell office:value-type="float" office:value="0.0679672444798" calcext:value-type="float">
            <text:p>0.0679672445</text:p>
          </table:table-cell>
          <table:table-cell office:value-type="float" office:value="26.57" calcext:value-type="float">
            <text:p>26.57</text:p>
          </table:table-cell>
          <table:table-cell table:formula="of:=20.6+([.B732]*20)" office:value-type="float" office:value="20.7344514622602" calcext:value-type="float">
            <text:p>20.7344514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29</text:p>
          </table:table-cell>
          <table:table-cell office:value-type="float" office:value="0.0672938747886" calcext:value-type="float">
            <text:p>0.0672938748</text:p>
          </table:table-cell>
          <table:table-cell office:value-type="float" office:value="0.0540545807094" calcext:value-type="float">
            <text:p>0.0540545807</text:p>
          </table:table-cell>
          <table:table-cell office:value-type="float" office:value="28.58" calcext:value-type="float">
            <text:p>28.58</text:p>
          </table:table-cell>
          <table:table-cell table:formula="of:=20.6+([.B733]*20)" office:value-type="float" office:value="21.945877495772" calcext:value-type="float">
            <text:p>21.94587749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4-30</text:p>
          </table:table-cell>
          <table:table-cell office:value-type="float" office:value="0.133367103038" calcext:value-type="float">
            <text:p>0.133367103</text:p>
          </table:table-cell>
          <table:table-cell office:value-type="float" office:value="0.0593444348587" calcext:value-type="float">
            <text:p>0.0593444349</text:p>
          </table:table-cell>
          <table:table-cell office:value-type="float" office:value="28.69" calcext:value-type="float">
            <text:p>28.69</text:p>
          </table:table-cell>
          <table:table-cell table:formula="of:=20.6+([.B734]*20)" office:value-type="float" office:value="23.26734206076" calcext:value-type="float">
            <text:p>23.2673420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01</text:p>
          </table:table-cell>
          <table:table-cell office:value-type="float" office:value="0.0747464807636" calcext:value-type="float">
            <text:p>0.0747464808</text:p>
          </table:table-cell>
          <table:table-cell office:value-type="float" office:value="0.0596867088913" calcext:value-type="float">
            <text:p>0.0596867089</text:p>
          </table:table-cell>
          <table:table-cell office:value-type="float" office:value="29.22" calcext:value-type="float">
            <text:p>29.22</text:p>
          </table:table-cell>
          <table:table-cell table:formula="of:=20.6+([.B735]*20)" office:value-type="float" office:value="22.094929615272" calcext:value-type="float">
            <text:p>22.0949296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02</text:p>
          </table:table-cell>
          <table:table-cell office:value-type="float" office:value="0.000894013073168" calcext:value-type="float">
            <text:p>0.0008940131</text:p>
          </table:table-cell>
          <table:table-cell office:value-type="float" office:value="0.0585986286382" calcext:value-type="float">
            <text:p>0.0585986286</text:p>
          </table:table-cell>
          <table:table-cell office:value-type="float" office:value="27.38" calcext:value-type="float">
            <text:p>27.38</text:p>
          </table:table-cell>
          <table:table-cell table:formula="of:=20.6+([.B736]*20)" office:value-type="float" office:value="20.6178802614634" calcext:value-type="float">
            <text:p>20.6178802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03</text:p>
          </table:table-cell>
          <table:table-cell office:value-type="float" office:value="0.00229001145032" calcext:value-type="float">
            <text:p>0.0022900115</text:p>
          </table:table-cell>
          <table:table-cell office:value-type="float" office:value="0.0585178308566" calcext:value-type="float">
            <text:p>0.0585178309</text:p>
          </table:table-cell>
          <table:table-cell office:value-type="float" office:value="26.11" calcext:value-type="float">
            <text:p>26.11</text:p>
          </table:table-cell>
          <table:table-cell table:formula="of:=20.6+([.B737]*20)" office:value-type="float" office:value="20.6458002290064" calcext:value-type="float">
            <text:p>20.645800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06</text:p>
          </table:table-cell>
          <table:table-cell office:value-type="float" office:value="0.00638661900873" calcext:value-type="float">
            <text:p>0.006386619</text:p>
          </table:table-cell>
          <table:table-cell office:value-type="float" office:value="0.0614154359886" calcext:value-type="float">
            <text:p>0.061415436</text:p>
          </table:table-cell>
          <table:table-cell office:value-type="float" office:value="27.52" calcext:value-type="float">
            <text:p>27.52</text:p>
          </table:table-cell>
          <table:table-cell table:formula="of:=20.6+([.B738]*20)" office:value-type="float" office:value="20.7277323801746" calcext:value-type="float">
            <text:p>20.7277323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07</text:p>
          </table:table-cell>
          <table:table-cell office:value-type="float" office:value="0.000499871233525" calcext:value-type="float">
            <text:p>0.0004998712</text:p>
          </table:table-cell>
          <table:table-cell office:value-type="float" office:value="0.0613882775703" calcext:value-type="float">
            <text:p>0.0613882776</text:p>
          </table:table-cell>
          <table:table-cell office:value-type="float" office:value="27.46" calcext:value-type="float">
            <text:p>27.46</text:p>
          </table:table-cell>
          <table:table-cell table:formula="of:=20.6+([.B739]*20)" office:value-type="float" office:value="20.6099974246705" calcext:value-type="float">
            <text:p>20.6099974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08</text:p>
          </table:table-cell>
          <table:table-cell office:value-type="float" office:value="0.00699039758203" calcext:value-type="float">
            <text:p>0.0069903976</text:p>
          </table:table-cell>
          <table:table-cell office:value-type="float" office:value="0.0599272549836" calcext:value-type="float">
            <text:p>0.059927255</text:p>
          </table:table-cell>
          <table:table-cell office:value-type="float" office:value="26.69" calcext:value-type="float">
            <text:p>26.69</text:p>
          </table:table-cell>
          <table:table-cell table:formula="of:=20.6+([.B740]*20)" office:value-type="float" office:value="20.7398079516406" calcext:value-type="float">
            <text:p>20.7398079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09</text:p>
          </table:table-cell>
          <table:table-cell office:value-type="float" office:value="0.0134246865754" calcext:value-type="float">
            <text:p>0.0134246866</text:p>
          </table:table-cell>
          <table:table-cell office:value-type="float" office:value="0.0612951044523" calcext:value-type="float">
            <text:p>0.0612951045</text:p>
          </table:table-cell>
          <table:table-cell office:value-type="float" office:value="26.72" calcext:value-type="float">
            <text:p>26.72</text:p>
          </table:table-cell>
          <table:table-cell table:formula="of:=20.6+([.B741]*20)" office:value-type="float" office:value="20.868493731508" calcext:value-type="float">
            <text:p>20.8684937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10</text:p>
          </table:table-cell>
          <table:table-cell office:value-type="float" office:value="0.0143523820953" calcext:value-type="float">
            <text:p>0.0143523821</text:p>
          </table:table-cell>
          <table:table-cell office:value-type="float" office:value="0.0612769108639" calcext:value-type="float">
            <text:p>0.0612769109</text:p>
          </table:table-cell>
          <table:table-cell office:value-type="float" office:value="26.28" calcext:value-type="float">
            <text:p>26.28</text:p>
          </table:table-cell>
          <table:table-cell table:formula="of:=20.6+([.B742]*20)" office:value-type="float" office:value="20.887047641906" calcext:value-type="float">
            <text:p>20.8870476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13</text:p>
          </table:table-cell>
          <table:table-cell office:value-type="float" office:value="0.026953303947" calcext:value-type="float">
            <text:p>0.0269533039</text:p>
          </table:table-cell>
          <table:table-cell office:value-type="float" office:value="0.0613461342102" calcext:value-type="float">
            <text:p>0.0613461342</text:p>
          </table:table-cell>
          <table:table-cell office:value-type="float" office:value="26.58" calcext:value-type="float">
            <text:p>26.58</text:p>
          </table:table-cell>
          <table:table-cell table:formula="of:=20.6+([.B743]*20)" office:value-type="float" office:value="21.13906607894" calcext:value-type="float">
            <text:p>21.1390660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14</text:p>
          </table:table-cell>
          <table:table-cell office:value-type="float" office:value="0.00644030157098" calcext:value-type="float">
            <text:p>0.0064403016</text:p>
          </table:table-cell>
          <table:table-cell office:value-type="float" office:value="0.0654132744308" calcext:value-type="float">
            <text:p>0.0654132744</text:p>
          </table:table-cell>
          <table:table-cell office:value-type="float" office:value="26.82" calcext:value-type="float">
            <text:p>26.82</text:p>
          </table:table-cell>
          <table:table-cell table:formula="of:=20.6+([.B744]*20)" office:value-type="float" office:value="20.7288060314196" calcext:value-type="float">
            <text:p>20.7288060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15</text:p>
          </table:table-cell>
          <table:table-cell office:value-type="float" office:value="0.0157635155971" calcext:value-type="float">
            <text:p>0.0157635156</text:p>
          </table:table-cell>
          <table:table-cell office:value-type="float" office:value="0.073413344886" calcext:value-type="float">
            <text:p>0.0734133449</text:p>
          </table:table-cell>
          <table:table-cell office:value-type="float" office:value="30.22" calcext:value-type="float">
            <text:p>30.22</text:p>
          </table:table-cell>
          <table:table-cell table:formula="of:=20.6+([.B745]*20)" office:value-type="float" office:value="20.915270311942" calcext:value-type="float">
            <text:p>20.9152703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16</text:p>
          </table:table-cell>
          <table:table-cell office:value-type="float" office:value="0.148376980004" calcext:value-type="float">
            <text:p>0.14837698</text:p>
          </table:table-cell>
          <table:table-cell office:value-type="float" office:value="0.0732524637484" calcext:value-type="float">
            <text:p>0.0732524637</text:p>
          </table:table-cell>
          <table:table-cell office:value-type="float" office:value="29.7" calcext:value-type="float">
            <text:p>29.7</text:p>
          </table:table-cell>
          <table:table-cell table:formula="of:=20.6+([.B746]*20)" office:value-type="float" office:value="23.56753960008" calcext:value-type="float">
            <text:p>23.5675396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17</text:p>
          </table:table-cell>
          <table:table-cell office:value-type="float" office:value="0.000109789466323" calcext:value-type="float">
            <text:p>0.0001097895</text:p>
          </table:table-cell>
          <table:table-cell office:value-type="float" office:value="0.0726595396251" calcext:value-type="float">
            <text:p>0.0726595396</text:p>
          </table:table-cell>
          <table:table-cell office:value-type="float" office:value="28.9" calcext:value-type="float">
            <text:p>28.9</text:p>
          </table:table-cell>
          <table:table-cell table:formula="of:=20.6+([.B747]*20)" office:value-type="float" office:value="20.6021957893265" calcext:value-type="float">
            <text:p>20.6021957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20</text:p>
          </table:table-cell>
          <table:table-cell office:value-type="float" office:value="0.0481834396719" calcext:value-type="float">
            <text:p>0.0481834397</text:p>
          </table:table-cell>
          <table:table-cell office:value-type="float" office:value="0.0757926328573" calcext:value-type="float">
            <text:p>0.0757926329</text:p>
          </table:table-cell>
          <table:table-cell office:value-type="float" office:value="28.35" calcext:value-type="float">
            <text:p>28.35</text:p>
          </table:table-cell>
          <table:table-cell table:formula="of:=20.6+([.B748]*20)" office:value-type="float" office:value="21.563668793438" calcext:value-type="float">
            <text:p>21.56366879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21</text:p>
          </table:table-cell>
          <table:table-cell office:value-type="float" office:value="0.0163164876672" calcext:value-type="float">
            <text:p>0.0163164877</text:p>
          </table:table-cell>
          <table:table-cell office:value-type="float" office:value="0.0740033286031" calcext:value-type="float">
            <text:p>0.0740033286</text:p>
          </table:table-cell>
          <table:table-cell office:value-type="float" office:value="28.8" calcext:value-type="float">
            <text:p>28.8</text:p>
          </table:table-cell>
          <table:table-cell table:formula="of:=20.6+([.B749]*20)" office:value-type="float" office:value="20.926329753344" calcext:value-type="float">
            <text:p>20.9263297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22</text:p>
          </table:table-cell>
          <table:table-cell office:value-type="float" office:value="0.00712688921425" calcext:value-type="float">
            <text:p>0.0071268892</text:p>
          </table:table-cell>
          <table:table-cell office:value-type="float" office:value="0.0740823117325" calcext:value-type="float">
            <text:p>0.0740823117</text:p>
          </table:table-cell>
          <table:table-cell office:value-type="float" office:value="28.47" calcext:value-type="float">
            <text:p>28.47</text:p>
          </table:table-cell>
          <table:table-cell table:formula="of:=20.6+([.B750]*20)" office:value-type="float" office:value="20.742537784285" calcext:value-type="float">
            <text:p>20.74253778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23</text:p>
          </table:table-cell>
          <table:table-cell office:value-type="float" office:value="0.0556633027113" calcext:value-type="float">
            <text:p>0.0556633027</text:p>
          </table:table-cell>
          <table:table-cell office:value-type="float" office:value="0.064194916601" calcext:value-type="float">
            <text:p>0.0641949166</text:p>
          </table:table-cell>
          <table:table-cell office:value-type="float" office:value="28.39" calcext:value-type="float">
            <text:p>28.39</text:p>
          </table:table-cell>
          <table:table-cell table:formula="of:=20.6+([.B751]*20)" office:value-type="float" office:value="21.713266054226" calcext:value-type="float">
            <text:p>21.7132660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24</text:p>
          </table:table-cell>
          <table:table-cell office:value-type="float" office:value="0.0138212736586" calcext:value-type="float">
            <text:p>0.0138212737</text:p>
          </table:table-cell>
          <table:table-cell office:value-type="float" office:value="0.0630272308242" calcext:value-type="float">
            <text:p>0.0630272308</text:p>
          </table:table-cell>
          <table:table-cell office:value-type="float" office:value="27.31" calcext:value-type="float">
            <text:p>27.31</text:p>
          </table:table-cell>
          <table:table-cell table:formula="of:=20.6+([.B752]*20)" office:value-type="float" office:value="20.876425473172" calcext:value-type="float">
            <text:p>20.8764254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28</text:p>
          </table:table-cell>
          <table:table-cell office:value-type="float" office:value="0.0691184275546" calcext:value-type="float">
            <text:p>0.0691184276</text:p>
          </table:table-cell>
          <table:table-cell office:value-type="float" office:value="0.0618514155847" calcext:value-type="float">
            <text:p>0.0618514156</text:p>
          </table:table-cell>
          <table:table-cell office:value-type="float" office:value="27.86" calcext:value-type="float">
            <text:p>27.86</text:p>
          </table:table-cell>
          <table:table-cell table:formula="of:=20.6+([.B753]*20)" office:value-type="float" office:value="21.982368551092" calcext:value-type="float">
            <text:p>21.9823685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29</text:p>
          </table:table-cell>
          <table:table-cell office:value-type="float" office:value="0.000414866165422" calcext:value-type="float">
            <text:p>0.0004148662</text:p>
          </table:table-cell>
          <table:table-cell office:value-type="float" office:value="0.0608409583708" calcext:value-type="float">
            <text:p>0.0608409584</text:p>
          </table:table-cell>
          <table:table-cell office:value-type="float" office:value="27.72" calcext:value-type="float">
            <text:p>27.72</text:p>
          </table:table-cell>
          <table:table-cell table:formula="of:=20.6+([.B754]*20)" office:value-type="float" office:value="20.6082973233084" calcext:value-type="float">
            <text:p>20.6082973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30</text:p>
          </table:table-cell>
          <table:table-cell office:value-type="float" office:value="0.0759698353495" calcext:value-type="float">
            <text:p>0.0759698353</text:p>
          </table:table-cell>
          <table:table-cell office:value-type="float" office:value="0.0620837818173" calcext:value-type="float">
            <text:p>0.0620837818</text:p>
          </table:table-cell>
          <table:table-cell office:value-type="float" office:value="27.54" calcext:value-type="float">
            <text:p>27.54</text:p>
          </table:table-cell>
          <table:table-cell table:formula="of:=20.6+([.B755]*20)" office:value-type="float" office:value="22.11939670699" calcext:value-type="float">
            <text:p>22.1193967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5-31</text:p>
          </table:table-cell>
          <table:table-cell office:value-type="float" office:value="0.173299165953" calcext:value-type="float">
            <text:p>0.173299166</text:p>
          </table:table-cell>
          <table:table-cell office:value-type="float" office:value="0.0610488022404" calcext:value-type="float">
            <text:p>0.0610488022</text:p>
          </table:table-cell>
          <table:table-cell office:value-type="float" office:value="27.23" calcext:value-type="float">
            <text:p>27.23</text:p>
          </table:table-cell>
          <table:table-cell table:formula="of:=20.6+([.B756]*20)" office:value-type="float" office:value="24.06598331906" calcext:value-type="float">
            <text:p>24.0659833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03</text:p>
          </table:table-cell>
          <table:table-cell office:value-type="float" office:value="0.114676383202" calcext:value-type="float">
            <text:p>0.1146763832</text:p>
          </table:table-cell>
          <table:table-cell office:value-type="float" office:value="0.05995520608" calcext:value-type="float">
            <text:p>0.0599552061</text:p>
          </table:table-cell>
          <table:table-cell office:value-type="float" office:value="28.34" calcext:value-type="float">
            <text:p>28.34</text:p>
          </table:table-cell>
          <table:table-cell table:formula="of:=20.6+([.B757]*20)" office:value-type="float" office:value="22.89352766404" calcext:value-type="float">
            <text:p>22.8935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04</text:p>
          </table:table-cell>
          <table:table-cell office:value-type="float" office:value="0.0936657909179" calcext:value-type="float">
            <text:p>0.0936657909</text:p>
          </table:table-cell>
          <table:table-cell office:value-type="float" office:value="0.0596375048695" calcext:value-type="float">
            <text:p>0.0596375049</text:p>
          </table:table-cell>
          <table:table-cell office:value-type="float" office:value="27.96" calcext:value-type="float">
            <text:p>27.96</text:p>
          </table:table-cell>
          <table:table-cell table:formula="of:=20.6+([.B758]*20)" office:value-type="float" office:value="22.473315818358" calcext:value-type="float">
            <text:p>22.4733158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05</text:p>
          </table:table-cell>
          <table:table-cell office:value-type="float" office:value="0.0276849511256" calcext:value-type="float">
            <text:p>0.0276849511</text:p>
          </table:table-cell>
          <table:table-cell office:value-type="float" office:value="0.0582436111372" calcext:value-type="float">
            <text:p>0.0582436111</text:p>
          </table:table-cell>
          <table:table-cell office:value-type="float" office:value="28.53" calcext:value-type="float">
            <text:p>28.53</text:p>
          </table:table-cell>
          <table:table-cell table:formula="of:=20.6+([.B759]*20)" office:value-type="float" office:value="21.153699022512" calcext:value-type="float">
            <text:p>21.1536990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06</text:p>
          </table:table-cell>
          <table:table-cell office:value-type="float" office:value="0.0320031301545" calcext:value-type="float">
            <text:p>0.0320031302</text:p>
          </table:table-cell>
          <table:table-cell office:value-type="float" office:value="0.0597316325063" calcext:value-type="float">
            <text:p>0.0597316325</text:p>
          </table:table-cell>
          <table:table-cell office:value-type="float" office:value="29.48" calcext:value-type="float">
            <text:p>29.48</text:p>
          </table:table-cell>
          <table:table-cell table:formula="of:=20.6+([.B760]*20)" office:value-type="float" office:value="21.24006260309" calcext:value-type="float">
            <text:p>21.2400626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07</text:p>
          </table:table-cell>
          <table:table-cell office:value-type="float" office:value="0.00398794647988" calcext:value-type="float">
            <text:p>0.0039879465</text:p>
          </table:table-cell>
          <table:table-cell office:value-type="float" office:value="1.13671434496" calcext:value-type="float">
            <text:p>1.136714345</text:p>
          </table:table-cell>
          <table:table-cell office:value-type="float" office:value="29.06" calcext:value-type="float">
            <text:p>29.06</text:p>
          </table:table-cell>
          <table:table-cell table:formula="of:=20.6+([.B761]*20)" office:value-type="float" office:value="20.6797589295976" calcext:value-type="float">
            <text:p>20.6797589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10</text:p>
          </table:table-cell>
          <table:table-cell office:value-type="float" office:value="0.18952271587" calcext:value-type="float">
            <text:p>0.1895227159</text:p>
          </table:table-cell>
          <table:table-cell office:value-type="float" office:value="1.1393589935" calcext:value-type="float">
            <text:p>1.1393589935</text:p>
          </table:table-cell>
          <table:table-cell office:value-type="float" office:value="27.94" calcext:value-type="float">
            <text:p>27.94</text:p>
          </table:table-cell>
          <table:table-cell table:formula="of:=20.6+([.B762]*20)" office:value-type="float" office:value="24.3904543174" calcext:value-type="float">
            <text:p>24.3904543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11</text:p>
          </table:table-cell>
          <table:table-cell office:value-type="float" office:value="0.0822204533006" calcext:value-type="float">
            <text:p>0.0822204533</text:p>
          </table:table-cell>
          <table:table-cell office:value-type="float" office:value="1.13933563042" calcext:value-type="float">
            <text:p>1.1393356304</text:p>
          </table:table-cell>
          <table:table-cell office:value-type="float" office:value="27.13" calcext:value-type="float">
            <text:p>27.13</text:p>
          </table:table-cell>
          <table:table-cell table:formula="of:=20.6+([.B763]*20)" office:value-type="float" office:value="22.244409066012" calcext:value-type="float">
            <text:p>22.2444090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12</text:p>
          </table:table-cell>
          <table:table-cell office:value-type="float" office:value="0.162267863052" calcext:value-type="float">
            <text:p>0.1622678631</text:p>
          </table:table-cell>
          <table:table-cell office:value-type="float" office:value="1.14091164057" calcext:value-type="float">
            <text:p>1.1409116406</text:p>
          </table:table-cell>
          <table:table-cell office:value-type="float" office:value="27.23" calcext:value-type="float">
            <text:p>27.23</text:p>
          </table:table-cell>
          <table:table-cell table:formula="of:=20.6+([.B764]*20)" office:value-type="float" office:value="23.84535726104" calcext:value-type="float">
            <text:p>23.845357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13</text:p>
          </table:table-cell>
          <table:table-cell office:value-type="float" office:value="0.0308165855873" calcext:value-type="float">
            <text:p>0.0308165856</text:p>
          </table:table-cell>
          <table:table-cell office:value-type="float" office:value="1.14233289534" calcext:value-type="float">
            <text:p>1.1423328953</text:p>
          </table:table-cell>
          <table:table-cell office:value-type="float" office:value="26.13" calcext:value-type="float">
            <text:p>26.13</text:p>
          </table:table-cell>
          <table:table-cell table:formula="of:=20.6+([.B765]*20)" office:value-type="float" office:value="21.216331711746" calcext:value-type="float">
            <text:p>21.2163317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14</text:p>
          </table:table-cell>
          <table:table-cell office:value-type="float" office:value="0.0504525913542" calcext:value-type="float">
            <text:p>0.0504525914</text:p>
          </table:table-cell>
          <table:table-cell office:value-type="float" office:value="1.14157603136" calcext:value-type="float">
            <text:p>1.1415760314</text:p>
          </table:table-cell>
          <table:table-cell office:value-type="float" office:value="26.42" calcext:value-type="float">
            <text:p>26.42</text:p>
          </table:table-cell>
          <table:table-cell table:formula="of:=20.6+([.B766]*20)" office:value-type="float" office:value="21.609051827084" calcext:value-type="float">
            <text:p>21.6090518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17</text:p>
          </table:table-cell>
          <table:table-cell office:value-type="float" office:value="0.0341610568819" calcext:value-type="float">
            <text:p>0.0341610569</text:p>
          </table:table-cell>
          <table:table-cell office:value-type="float" office:value="1.1415899306" calcext:value-type="float">
            <text:p>1.1415899306</text:p>
          </table:table-cell>
          <table:table-cell office:value-type="float" office:value="25.16" calcext:value-type="float">
            <text:p>25.16</text:p>
          </table:table-cell>
          <table:table-cell table:formula="of:=20.6+([.B767]*20)" office:value-type="float" office:value="21.283221137638" calcext:value-type="float">
            <text:p>21.2832211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18</text:p>
          </table:table-cell>
          <table:table-cell office:value-type="float" office:value="0.0634337070164" calcext:value-type="float">
            <text:p>0.063433707</text:p>
          </table:table-cell>
          <table:table-cell office:value-type="float" office:value="1.14159739887" calcext:value-type="float">
            <text:p>1.1415973989</text:p>
          </table:table-cell>
          <table:table-cell office:value-type="float" office:value="24.4" calcext:value-type="float">
            <text:p>24.4</text:p>
          </table:table-cell>
          <table:table-cell table:formula="of:=20.6+([.B768]*20)" office:value-type="float" office:value="21.868674140328" calcext:value-type="float">
            <text:p>21.8686741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19</text:p>
          </table:table-cell>
          <table:table-cell office:value-type="float" office:value="0.0374594306526" calcext:value-type="float">
            <text:p>0.0374594307</text:p>
          </table:table-cell>
          <table:table-cell office:value-type="float" office:value="1.13719803412" calcext:value-type="float">
            <text:p>1.1371980341</text:p>
          </table:table-cell>
          <table:table-cell office:value-type="float" office:value="24.4" calcext:value-type="float">
            <text:p>24.4</text:p>
          </table:table-cell>
          <table:table-cell table:formula="of:=20.6+([.B769]*20)" office:value-type="float" office:value="21.349188613052" calcext:value-type="float">
            <text:p>21.3491886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20</text:p>
          </table:table-cell>
          <table:table-cell office:value-type="float" office:value="0.00000556088151844" calcext:value-type="float">
            <text:p>5.56088151844E-006</text:p>
          </table:table-cell>
          <table:table-cell office:value-type="float" office:value="1.1402330103" calcext:value-type="float">
            <text:p>1.1402330103</text:p>
          </table:table-cell>
          <table:table-cell office:value-type="float" office:value="27.83" calcext:value-type="float">
            <text:p>27.83</text:p>
          </table:table-cell>
          <table:table-cell table:formula="of:=20.6+([.B770]*20)" office:value-type="float" office:value="20.6001112176304" calcext:value-type="float">
            <text:p>20.6001112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21</text:p>
          </table:table-cell>
          <table:table-cell office:value-type="float" office:value="0.0203231195606" calcext:value-type="float">
            <text:p>0.0203231196</text:p>
          </table:table-cell>
          <table:table-cell office:value-type="float" office:value="1.13982427402" calcext:value-type="float">
            <text:p>1.139824274</text:p>
          </table:table-cell>
          <table:table-cell office:value-type="float" office:value="28.23" calcext:value-type="float">
            <text:p>28.23</text:p>
          </table:table-cell>
          <table:table-cell table:formula="of:=20.6+([.B771]*20)" office:value-type="float" office:value="21.006462391212" calcext:value-type="float">
            <text:p>21.0064623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24</text:p>
          </table:table-cell>
          <table:table-cell office:value-type="float" office:value="0.0113891029492" calcext:value-type="float">
            <text:p>0.0113891029</text:p>
          </table:table-cell>
          <table:table-cell office:value-type="float" office:value="1.13176357888" calcext:value-type="float">
            <text:p>1.1317635789</text:p>
          </table:table-cell>
          <table:table-cell office:value-type="float" office:value="30.64" calcext:value-type="float">
            <text:p>30.64</text:p>
          </table:table-cell>
          <table:table-cell table:formula="of:=20.6+([.B772]*20)" office:value-type="float" office:value="20.827782058984" calcext:value-type="float">
            <text:p>20.827782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25</text:p>
          </table:table-cell>
          <table:table-cell office:value-type="float" office:value="0.00978322018619" calcext:value-type="float">
            <text:p>0.0097832202</text:p>
          </table:table-cell>
          <table:table-cell office:value-type="float" office:value="1.13351950443" calcext:value-type="float">
            <text:p>1.1335195044</text:p>
          </table:table-cell>
          <table:table-cell office:value-type="float" office:value="29.63" calcext:value-type="float">
            <text:p>29.63</text:p>
          </table:table-cell>
          <table:table-cell table:formula="of:=20.6+([.B773]*20)" office:value-type="float" office:value="20.7956644037238" calcext:value-type="float">
            <text:p>20.7956644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26</text:p>
          </table:table-cell>
          <table:table-cell office:value-type="float" office:value="0.0605366637351" calcext:value-type="float">
            <text:p>0.0605366637</text:p>
          </table:table-cell>
          <table:table-cell office:value-type="float" office:value="1.13322854147" calcext:value-type="float">
            <text:p>1.1332285415</text:p>
          </table:table-cell>
          <table:table-cell office:value-type="float" office:value="29.94" calcext:value-type="float">
            <text:p>29.94</text:p>
          </table:table-cell>
          <table:table-cell table:formula="of:=20.6+([.B774]*20)" office:value-type="float" office:value="21.810733274702" calcext:value-type="float">
            <text:p>21.8107332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27</text:p>
          </table:table-cell>
          <table:table-cell office:value-type="float" office:value="0.0951633611392" calcext:value-type="float">
            <text:p>0.0951633611</text:p>
          </table:table-cell>
          <table:table-cell office:value-type="float" office:value="1.13608668466" calcext:value-type="float">
            <text:p>1.1360866847</text:p>
          </table:table-cell>
          <table:table-cell office:value-type="float" office:value="30.67" calcext:value-type="float">
            <text:p>30.67</text:p>
          </table:table-cell>
          <table:table-cell table:formula="of:=20.6+([.B775]*20)" office:value-type="float" office:value="22.503267222784" calcext:value-type="float">
            <text:p>22.5032672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6-28</text:p>
          </table:table-cell>
          <table:table-cell office:value-type="float" office:value="0.0591473084919" calcext:value-type="float">
            <text:p>0.0591473085</text:p>
          </table:table-cell>
          <table:table-cell office:value-type="float" office:value="1.1355377753" calcext:value-type="float">
            <text:p>1.1355377753</text:p>
          </table:table-cell>
          <table:table-cell office:value-type="float" office:value="30.18" calcext:value-type="float">
            <text:p>30.18</text:p>
          </table:table-cell>
          <table:table-cell table:formula="of:=20.6+([.B776]*20)" office:value-type="float" office:value="21.782946169838" calcext:value-type="float">
            <text:p>21.7829461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01</text:p>
          </table:table-cell>
          <table:table-cell office:value-type="float" office:value="0.00149486746526" calcext:value-type="float">
            <text:p>0.0014948675</text:p>
          </table:table-cell>
          <table:table-cell office:value-type="float" office:value="1.12198053296" calcext:value-type="float">
            <text:p>1.121980533</text:p>
          </table:table-cell>
          <table:table-cell office:value-type="float" office:value="30.29" calcext:value-type="float">
            <text:p>30.29</text:p>
          </table:table-cell>
          <table:table-cell table:formula="of:=20.6+([.B777]*20)" office:value-type="float" office:value="20.6298973493052" calcext:value-type="float">
            <text:p>20.6298973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02</text:p>
          </table:table-cell>
          <table:table-cell office:value-type="float" office:value="0.00338668838349" calcext:value-type="float">
            <text:p>0.0033866884</text:p>
          </table:table-cell>
          <table:table-cell office:value-type="float" office:value="1.11568678952" calcext:value-type="float">
            <text:p>1.1156867895</text:p>
          </table:table-cell>
          <table:table-cell office:value-type="float" office:value="29.23" calcext:value-type="float">
            <text:p>29.23</text:p>
          </table:table-cell>
          <table:table-cell table:formula="of:=20.6+([.B778]*20)" office:value-type="float" office:value="20.6677337676698" calcext:value-type="float">
            <text:p>20.6677337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03</text:p>
          </table:table-cell>
          <table:table-cell office:value-type="float" office:value="0.000754133361825" calcext:value-type="float">
            <text:p>0.0007541334</text:p>
          </table:table-cell>
          <table:table-cell office:value-type="float" office:value="1.12356734249" calcext:value-type="float">
            <text:p>1.1235673425</text:p>
          </table:table-cell>
          <table:table-cell office:value-type="float" office:value="29.06" calcext:value-type="float">
            <text:p>29.06</text:p>
          </table:table-cell>
          <table:table-cell table:formula="of:=20.6+([.B779]*20)" office:value-type="float" office:value="20.6150826672365" calcext:value-type="float">
            <text:p>20.6150826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05</text:p>
          </table:table-cell>
          <table:table-cell office:value-type="float" office:value="0.00703603987423" calcext:value-type="float">
            <text:p>0.0070360399</text:p>
          </table:table-cell>
          <table:table-cell office:value-type="float" office:value="1.12643109877" calcext:value-type="float">
            <text:p>1.1264310988</text:p>
          </table:table-cell>
          <table:table-cell office:value-type="float" office:value="29.75" calcext:value-type="float">
            <text:p>29.75</text:p>
          </table:table-cell>
          <table:table-cell table:formula="of:=20.6+([.B780]*20)" office:value-type="float" office:value="20.7407207974846" calcext:value-type="float">
            <text:p>20.7407207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08</text:p>
          </table:table-cell>
          <table:table-cell office:value-type="float" office:value="0.00532248923686" calcext:value-type="float">
            <text:p>0.0053224892</text:p>
          </table:table-cell>
          <table:table-cell office:value-type="float" office:value="1.12808640475" calcext:value-type="float">
            <text:p>1.1280864048</text:p>
          </table:table-cell>
          <table:table-cell office:value-type="float" office:value="30.32" calcext:value-type="float">
            <text:p>30.32</text:p>
          </table:table-cell>
          <table:table-cell table:formula="of:=20.6+([.B781]*20)" office:value-type="float" office:value="20.7064497847372" calcext:value-type="float">
            <text:p>20.70644978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09</text:p>
          </table:table-cell>
          <table:table-cell office:value-type="float" office:value="0.00929363911331" calcext:value-type="float">
            <text:p>0.0092936391</text:p>
          </table:table-cell>
          <table:table-cell office:value-type="float" office:value="1.12759029801" calcext:value-type="float">
            <text:p>1.127590298</text:p>
          </table:table-cell>
          <table:table-cell office:value-type="float" office:value="31.01" calcext:value-type="float">
            <text:p>31.01</text:p>
          </table:table-cell>
          <table:table-cell table:formula="of:=20.6+([.B782]*20)" office:value-type="float" office:value="20.7858727822662" calcext:value-type="float">
            <text:p>20.7858727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10</text:p>
          </table:table-cell>
          <table:table-cell office:value-type="float" office:value="0.000496420783676" calcext:value-type="float">
            <text:p>0.0004964208</text:p>
          </table:table-cell>
          <table:table-cell office:value-type="float" office:value="1.12784342015" calcext:value-type="float">
            <text:p>1.1278434202</text:p>
          </table:table-cell>
          <table:table-cell office:value-type="float" office:value="30.59" calcext:value-type="float">
            <text:p>30.59</text:p>
          </table:table-cell>
          <table:table-cell table:formula="of:=20.6+([.B783]*20)" office:value-type="float" office:value="20.6099284156735" calcext:value-type="float">
            <text:p>20.6099284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11</text:p>
          </table:table-cell>
          <table:table-cell office:value-type="float" office:value="0.00427342057793" calcext:value-type="float">
            <text:p>0.0042734206</text:p>
          </table:table-cell>
          <table:table-cell office:value-type="float" office:value="1.12662267568" calcext:value-type="float">
            <text:p>1.1266226757</text:p>
          </table:table-cell>
          <table:table-cell office:value-type="float" office:value="29.67" calcext:value-type="float">
            <text:p>29.67</text:p>
          </table:table-cell>
          <table:table-cell table:formula="of:=20.6+([.B784]*20)" office:value-type="float" office:value="20.6854684115586" calcext:value-type="float">
            <text:p>20.6854684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12</text:p>
          </table:table-cell>
          <table:table-cell office:value-type="float" office:value="0.0278418232998" calcext:value-type="float">
            <text:p>0.0278418233</text:p>
          </table:table-cell>
          <table:table-cell office:value-type="float" office:value="1.12762849906" calcext:value-type="float">
            <text:p>1.1276284991</text:p>
          </table:table-cell>
          <table:table-cell office:value-type="float" office:value="29.57" calcext:value-type="float">
            <text:p>29.57</text:p>
          </table:table-cell>
          <table:table-cell table:formula="of:=20.6+([.B785]*20)" office:value-type="float" office:value="21.156836465996" calcext:value-type="float">
            <text:p>21.1568364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15</text:p>
          </table:table-cell>
          <table:table-cell office:value-type="float" office:value="0.0146148630483" calcext:value-type="float">
            <text:p>0.014614863</text:p>
          </table:table-cell>
          <table:table-cell office:value-type="float" office:value="1.12790427738" calcext:value-type="float">
            <text:p>1.1279042774</text:p>
          </table:table-cell>
          <table:table-cell office:value-type="float" office:value="30.92" calcext:value-type="float">
            <text:p>30.92</text:p>
          </table:table-cell>
          <table:table-cell table:formula="of:=20.6+([.B786]*20)" office:value-type="float" office:value="20.892297260966" calcext:value-type="float">
            <text:p>20.892297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16</text:p>
          </table:table-cell>
          <table:table-cell office:value-type="float" office:value="0.0366094892399" calcext:value-type="float">
            <text:p>0.0366094892</text:p>
          </table:table-cell>
          <table:table-cell office:value-type="float" office:value="1.12790660662" calcext:value-type="float">
            <text:p>1.1279066066</text:p>
          </table:table-cell>
          <table:table-cell office:value-type="float" office:value="30.15" calcext:value-type="float">
            <text:p>30.15</text:p>
          </table:table-cell>
          <table:table-cell table:formula="of:=20.6+([.B787]*20)" office:value-type="float" office:value="21.332189784798" calcext:value-type="float">
            <text:p>21.3321897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17</text:p>
          </table:table-cell>
          <table:table-cell office:value-type="float" office:value="0.0773130051762" calcext:value-type="float">
            <text:p>0.0773130052</text:p>
          </table:table-cell>
          <table:table-cell office:value-type="float" office:value="1.12967317838" calcext:value-type="float">
            <text:p>1.1296731784</text:p>
          </table:table-cell>
          <table:table-cell office:value-type="float" office:value="29.27" calcext:value-type="float">
            <text:p>29.27</text:p>
          </table:table-cell>
          <table:table-cell table:formula="of:=20.6+([.B788]*20)" office:value-type="float" office:value="22.146260103524" calcext:value-type="float">
            <text:p>22.1462601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18</text:p>
          </table:table-cell>
          <table:table-cell office:value-type="float" office:value="0.191613973536" calcext:value-type="float">
            <text:p>0.1916139735</text:p>
          </table:table-cell>
          <table:table-cell office:value-type="float" office:value="1.12997167408" calcext:value-type="float">
            <text:p>1.1299716741</text:p>
          </table:table-cell>
          <table:table-cell office:value-type="float" office:value="28.74" calcext:value-type="float">
            <text:p>28.74</text:p>
          </table:table-cell>
          <table:table-cell table:formula="of:=20.6+([.B789]*20)" office:value-type="float" office:value="24.43227947072" calcext:value-type="float">
            <text:p>24.43227947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19</text:p>
          </table:table-cell>
          <table:table-cell office:value-type="float" office:value="0.0669253951891" calcext:value-type="float">
            <text:p>0.0669253952</text:p>
          </table:table-cell>
          <table:table-cell office:value-type="float" office:value="1.12733032344" calcext:value-type="float">
            <text:p>1.1273303234</text:p>
          </table:table-cell>
          <table:table-cell office:value-type="float" office:value="30.2" calcext:value-type="float">
            <text:p>30.2</text:p>
          </table:table-cell>
          <table:table-cell table:formula="of:=20.6+([.B790]*20)" office:value-type="float" office:value="21.938507903782" calcext:value-type="float">
            <text:p>21.93850790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22</text:p>
          </table:table-cell>
          <table:table-cell office:value-type="float" office:value="0.0600653807135" calcext:value-type="float">
            <text:p>0.0600653807</text:p>
          </table:table-cell>
          <table:table-cell office:value-type="float" office:value="1.12721155172" calcext:value-type="float">
            <text:p>1.1272115517</text:p>
          </table:table-cell>
          <table:table-cell office:value-type="float" office:value="29.88" calcext:value-type="float">
            <text:p>29.88</text:p>
          </table:table-cell>
          <table:table-cell table:formula="of:=20.6+([.B791]*20)" office:value-type="float" office:value="21.80130761427" calcext:value-type="float">
            <text:p>21.8013076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23</text:p>
          </table:table-cell>
          <table:table-cell office:value-type="float" office:value="0.0214067431014" calcext:value-type="float">
            <text:p>0.0214067431</text:p>
          </table:table-cell>
          <table:table-cell office:value-type="float" office:value="1.12744652014" calcext:value-type="float">
            <text:p>1.1274465201</text:p>
          </table:table-cell>
          <table:table-cell office:value-type="float" office:value="30.23" calcext:value-type="float">
            <text:p>30.23</text:p>
          </table:table-cell>
          <table:table-cell table:formula="of:=20.6+([.B792]*20)" office:value-type="float" office:value="21.028134862028" calcext:value-type="float">
            <text:p>21.028134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24</text:p>
          </table:table-cell>
          <table:table-cell office:value-type="float" office:value="0.00807485439708" calcext:value-type="float">
            <text:p>0.0080748544</text:p>
          </table:table-cell>
          <table:table-cell office:value-type="float" office:value="1.09566277173" calcext:value-type="float">
            <text:p>1.0956627717</text:p>
          </table:table-cell>
          <table:table-cell office:value-type="float" office:value="23.46" calcext:value-type="float">
            <text:p>23.46</text:p>
          </table:table-cell>
          <table:table-cell table:formula="of:=20.6+([.B793]*20)" office:value-type="float" office:value="20.7614970879416" calcext:value-type="float">
            <text:p>20.7614970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25</text:p>
          </table:table-cell>
          <table:table-cell office:value-type="float" office:value="0.167990964254" calcext:value-type="float">
            <text:p>0.1679909643</text:p>
          </table:table-cell>
          <table:table-cell office:value-type="float" office:value="1.09560950801" calcext:value-type="float">
            <text:p>1.095609508</text:p>
          </table:table-cell>
          <table:table-cell office:value-type="float" office:value="23.92" calcext:value-type="float">
            <text:p>23.92</text:p>
          </table:table-cell>
          <table:table-cell table:formula="of:=20.6+([.B794]*20)" office:value-type="float" office:value="23.95981928508" calcext:value-type="float">
            <text:p>23.9598192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26</text:p>
          </table:table-cell>
          <table:table-cell office:value-type="float" office:value="0.27018832001" calcext:value-type="float">
            <text:p>0.27018832</text:p>
          </table:table-cell>
          <table:table-cell office:value-type="float" office:value="1.09551839432" calcext:value-type="float">
            <text:p>1.0955183943</text:p>
          </table:table-cell>
          <table:table-cell office:value-type="float" office:value="22.92" calcext:value-type="float">
            <text:p>22.92</text:p>
          </table:table-cell>
          <table:table-cell table:formula="of:=20.6+([.B795]*20)" office:value-type="float" office:value="26.0037664002" calcext:value-type="float">
            <text:p>26.0037664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29</text:p>
          </table:table-cell>
          <table:table-cell office:value-type="float" office:value="0.174095589559" calcext:value-type="float">
            <text:p>0.1740955896</text:p>
          </table:table-cell>
          <table:table-cell office:value-type="float" office:value="1.1118162977" calcext:value-type="float">
            <text:p>1.1118162977</text:p>
          </table:table-cell>
          <table:table-cell office:value-type="float" office:value="23.6" calcext:value-type="float">
            <text:p>23.6</text:p>
          </table:table-cell>
          <table:table-cell table:formula="of:=20.6+([.B796]*20)" office:value-type="float" office:value="24.08191179118" calcext:value-type="float">
            <text:p>24.0819117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30</text:p>
          </table:table-cell>
          <table:table-cell office:value-type="float" office:value="0.0873411993624" calcext:value-type="float">
            <text:p>0.0873411994</text:p>
          </table:table-cell>
          <table:table-cell office:value-type="float" office:value="1.10964934997" calcext:value-type="float">
            <text:p>1.10964935</text:p>
          </table:table-cell>
          <table:table-cell office:value-type="float" office:value="23.26" calcext:value-type="float">
            <text:p>23.26</text:p>
          </table:table-cell>
          <table:table-cell table:formula="of:=20.6+([.B797]*20)" office:value-type="float" office:value="22.346823987248" calcext:value-type="float">
            <text:p>22.3468239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7-31</text:p>
          </table:table-cell>
          <table:table-cell office:value-type="float" office:value="0.0843206133074" calcext:value-type="float">
            <text:p>0.0843206133</text:p>
          </table:table-cell>
          <table:table-cell office:value-type="float" office:value="1.11429534743" calcext:value-type="float">
            <text:p>1.1142953474</text:p>
          </table:table-cell>
          <table:table-cell office:value-type="float" office:value="23.07" calcext:value-type="float">
            <text:p>23.07</text:p>
          </table:table-cell>
          <table:table-cell table:formula="of:=20.6+([.B798]*20)" office:value-type="float" office:value="22.286412266148" calcext:value-type="float">
            <text:p>22.2864122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01</text:p>
          </table:table-cell>
          <table:table-cell office:value-type="float" office:value="0.0999720926732" calcext:value-type="float">
            <text:p>0.0999720927</text:p>
          </table:table-cell>
          <table:table-cell office:value-type="float" office:value="1.11658269005" calcext:value-type="float">
            <text:p>1.1165826901</text:p>
          </table:table-cell>
          <table:table-cell office:value-type="float" office:value="23.03" calcext:value-type="float">
            <text:p>23.03</text:p>
          </table:table-cell>
          <table:table-cell table:formula="of:=20.6+([.B799]*20)" office:value-type="float" office:value="22.599441853464" calcext:value-type="float">
            <text:p>22.5994418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02</text:p>
          </table:table-cell>
          <table:table-cell office:value-type="float" office:value="0.0240299755187" calcext:value-type="float">
            <text:p>0.0240299755</text:p>
          </table:table-cell>
          <table:table-cell office:value-type="float" office:value="1.12256666815" calcext:value-type="float">
            <text:p>1.1225666682</text:p>
          </table:table-cell>
          <table:table-cell office:value-type="float" office:value="23.09" calcext:value-type="float">
            <text:p>23.09</text:p>
          </table:table-cell>
          <table:table-cell table:formula="of:=20.6+([.B800]*20)" office:value-type="float" office:value="21.080599510374" calcext:value-type="float">
            <text:p>21.0805995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05</text:p>
          </table:table-cell>
          <table:table-cell office:value-type="float" office:value="0.174145705397" calcext:value-type="float">
            <text:p>0.1741457054</text:p>
          </table:table-cell>
          <table:table-cell office:value-type="float" office:value="1.11973863952" calcext:value-type="float">
            <text:p>1.1197386395</text:p>
          </table:table-cell>
          <table:table-cell office:value-type="float" office:value="24.28" calcext:value-type="float">
            <text:p>24.28</text:p>
          </table:table-cell>
          <table:table-cell table:formula="of:=20.6+([.B801]*20)" office:value-type="float" office:value="24.08291410794" calcext:value-type="float">
            <text:p>24.0829141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06</text:p>
          </table:table-cell>
          <table:table-cell office:value-type="float" office:value="0.0682446255952" calcext:value-type="float">
            <text:p>0.0682446256</text:p>
          </table:table-cell>
          <table:table-cell office:value-type="float" office:value="1.11900570777" calcext:value-type="float">
            <text:p>1.1190057078</text:p>
          </table:table-cell>
          <table:table-cell office:value-type="float" office:value="23.6" calcext:value-type="float">
            <text:p>23.6</text:p>
          </table:table-cell>
          <table:table-cell table:formula="of:=20.6+([.B802]*20)" office:value-type="float" office:value="21.964892511904" calcext:value-type="float">
            <text:p>21.9648925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07</text:p>
          </table:table-cell>
          <table:table-cell office:value-type="float" office:value="0.0178132289199" calcext:value-type="float">
            <text:p>0.0178132289</text:p>
          </table:table-cell>
          <table:table-cell office:value-type="float" office:value="1.12118633482" calcext:value-type="float">
            <text:p>1.1211863348</text:p>
          </table:table-cell>
          <table:table-cell office:value-type="float" office:value="23.73" calcext:value-type="float">
            <text:p>23.73</text:p>
          </table:table-cell>
          <table:table-cell table:formula="of:=20.6+([.B803]*20)" office:value-type="float" office:value="20.956264578398" calcext:value-type="float">
            <text:p>20.9562645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08</text:p>
          </table:table-cell>
          <table:table-cell office:value-type="float" office:value="0.0057162002738" calcext:value-type="float">
            <text:p>0.0057162003</text:p>
          </table:table-cell>
          <table:table-cell office:value-type="float" office:value="1.12215477279" calcext:value-type="float">
            <text:p>1.1221547728</text:p>
          </table:table-cell>
          <table:table-cell office:value-type="float" office:value="22.88" calcext:value-type="float">
            <text:p>22.88</text:p>
          </table:table-cell>
          <table:table-cell table:formula="of:=20.6+([.B804]*20)" office:value-type="float" office:value="20.714324005476" calcext:value-type="float">
            <text:p>20.7143240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09</text:p>
          </table:table-cell>
          <table:table-cell office:value-type="float" office:value="0.0102385041105" calcext:value-type="float">
            <text:p>0.0102385041</text:p>
          </table:table-cell>
          <table:table-cell office:value-type="float" office:value="1.12032356462" calcext:value-type="float">
            <text:p>1.1203235646</text:p>
          </table:table-cell>
          <table:table-cell office:value-type="float" office:value="22.51" calcext:value-type="float">
            <text:p>22.51</text:p>
          </table:table-cell>
          <table:table-cell table:formula="of:=20.6+([.B805]*20)" office:value-type="float" office:value="20.80477008221" calcext:value-type="float">
            <text:p>20.8047700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12</text:p>
          </table:table-cell>
          <table:table-cell office:value-type="float" office:value="0.0703432440419" calcext:value-type="float">
            <text:p>0.070343244</text:p>
          </table:table-cell>
          <table:table-cell office:value-type="float" office:value="1.10946795766" calcext:value-type="float">
            <text:p>1.1094679577</text:p>
          </table:table-cell>
          <table:table-cell office:value-type="float" office:value="24.41" calcext:value-type="float">
            <text:p>24.41</text:p>
          </table:table-cell>
          <table:table-cell table:formula="of:=20.6+([.B806]*20)" office:value-type="float" office:value="22.006864880838" calcext:value-type="float">
            <text:p>22.0068648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13</text:p>
          </table:table-cell>
          <table:table-cell office:value-type="float" office:value="0.0154013670332" calcext:value-type="float">
            <text:p>0.015401367</text:p>
          </table:table-cell>
          <table:table-cell office:value-type="float" office:value="1.08114717982" calcext:value-type="float">
            <text:p>1.0811471798</text:p>
          </table:table-cell>
          <table:table-cell office:value-type="float" office:value="27.62" calcext:value-type="float">
            <text:p>27.62</text:p>
          </table:table-cell>
          <table:table-cell table:formula="of:=20.6+([.B807]*20)" office:value-type="float" office:value="20.908027340664" calcext:value-type="float">
            <text:p>20.9080273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14</text:p>
          </table:table-cell>
          <table:table-cell office:value-type="float" office:value="0.000217972308573" calcext:value-type="float">
            <text:p>0.0002179723</text:p>
          </table:table-cell>
          <table:table-cell office:value-type="float" office:value="1.07686309207" calcext:value-type="float">
            <text:p>1.0768630921</text:p>
          </table:table-cell>
          <table:table-cell office:value-type="float" office:value="28.86" calcext:value-type="float">
            <text:p>28.86</text:p>
          </table:table-cell>
          <table:table-cell table:formula="of:=20.6+([.B808]*20)" office:value-type="float" office:value="20.6043594461715" calcext:value-type="float">
            <text:p>20.6043594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15</text:p>
          </table:table-cell>
          <table:table-cell office:value-type="float" office:value="0.0808931433969" calcext:value-type="float">
            <text:p>0.0808931434</text:p>
          </table:table-cell>
          <table:table-cell office:value-type="float" office:value="1.07902394602" calcext:value-type="float">
            <text:p>1.079023946</text:p>
          </table:table-cell>
          <table:table-cell office:value-type="float" office:value="29.08" calcext:value-type="float">
            <text:p>29.08</text:p>
          </table:table-cell>
          <table:table-cell table:formula="of:=20.6+([.B809]*20)" office:value-type="float" office:value="22.217862867938" calcext:value-type="float">
            <text:p>22.21786286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16</text:p>
          </table:table-cell>
          <table:table-cell office:value-type="float" office:value="0.0763906158411" calcext:value-type="float">
            <text:p>0.0763906158</text:p>
          </table:table-cell>
          <table:table-cell office:value-type="float" office:value="1.07827312929" calcext:value-type="float">
            <text:p>1.0782731293</text:p>
          </table:table-cell>
          <table:table-cell office:value-type="float" office:value="29.71" calcext:value-type="float">
            <text:p>29.71</text:p>
          </table:table-cell>
          <table:table-cell table:formula="of:=20.6+([.B810]*20)" office:value-type="float" office:value="22.127812316822" calcext:value-type="float">
            <text:p>22.1278123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19</text:p>
          </table:table-cell>
          <table:table-cell office:value-type="float" office:value="0.0401805632242" calcext:value-type="float">
            <text:p>0.0401805632</text:p>
          </table:table-cell>
          <table:table-cell office:value-type="float" office:value="1.07700109937" calcext:value-type="float">
            <text:p>1.0770010994</text:p>
          </table:table-cell>
          <table:table-cell office:value-type="float" office:value="30.97" calcext:value-type="float">
            <text:p>30.97</text:p>
          </table:table-cell>
          <table:table-cell table:formula="of:=20.6+([.B811]*20)" office:value-type="float" office:value="21.403611264484" calcext:value-type="float">
            <text:p>21.40361126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20</text:p>
          </table:table-cell>
          <table:table-cell office:value-type="float" office:value="0.0324101609297" calcext:value-type="float">
            <text:p>0.0324101609</text:p>
          </table:table-cell>
          <table:table-cell office:value-type="float" office:value="1.07615278043" calcext:value-type="float">
            <text:p>1.0761527804</text:p>
          </table:table-cell>
          <table:table-cell office:value-type="float" office:value="30.54" calcext:value-type="float">
            <text:p>30.54</text:p>
          </table:table-cell>
          <table:table-cell table:formula="of:=20.6+([.B812]*20)" office:value-type="float" office:value="21.248203218594" calcext:value-type="float">
            <text:p>21.2482032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21</text:p>
          </table:table-cell>
          <table:table-cell office:value-type="float" office:value="0.0750395174966" calcext:value-type="float">
            <text:p>0.0750395175</text:p>
          </table:table-cell>
          <table:table-cell office:value-type="float" office:value="1.0799582166" calcext:value-type="float">
            <text:p>1.0799582166</text:p>
          </table:table-cell>
          <table:table-cell office:value-type="float" office:value="29.98" calcext:value-type="float">
            <text:p>29.98</text:p>
          </table:table-cell>
          <table:table-cell table:formula="of:=20.6+([.B813]*20)" office:value-type="float" office:value="22.100790349932" calcext:value-type="float">
            <text:p>22.1007903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22</text:p>
          </table:table-cell>
          <table:table-cell office:value-type="float" office:value="0.00045404281272" calcext:value-type="float">
            <text:p>0.0004540428</text:p>
          </table:table-cell>
          <table:table-cell office:value-type="float" office:value="1.0879131419" calcext:value-type="float">
            <text:p>1.0879131419</text:p>
          </table:table-cell>
          <table:table-cell office:value-type="float" office:value="29.31" calcext:value-type="float">
            <text:p>29.31</text:p>
          </table:table-cell>
          <table:table-cell table:formula="of:=20.6+([.B814]*20)" office:value-type="float" office:value="20.6090808562544" calcext:value-type="float">
            <text:p>20.6090808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23</text:p>
          </table:table-cell>
          <table:table-cell office:value-type="float" office:value="0.0101835167049" calcext:value-type="float">
            <text:p>0.0101835167</text:p>
          </table:table-cell>
          <table:table-cell office:value-type="float" office:value="1.08959546858" calcext:value-type="float">
            <text:p>1.0895954686</text:p>
          </table:table-cell>
          <table:table-cell office:value-type="float" office:value="28.67" calcext:value-type="float">
            <text:p>28.67</text:p>
          </table:table-cell>
          <table:table-cell table:formula="of:=20.6+([.B815]*20)" office:value-type="float" office:value="20.803670334098" calcext:value-type="float">
            <text:p>20.8036703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26</text:p>
          </table:table-cell>
          <table:table-cell office:value-type="float" office:value="0.00987325168862" calcext:value-type="float">
            <text:p>0.0098732517</text:p>
          </table:table-cell>
          <table:table-cell office:value-type="float" office:value="1.09384564139" calcext:value-type="float">
            <text:p>1.0938456414</text:p>
          </table:table-cell>
          <table:table-cell office:value-type="float" office:value="29.1" calcext:value-type="float">
            <text:p>29.1</text:p>
          </table:table-cell>
          <table:table-cell table:formula="of:=20.6+([.B816]*20)" office:value-type="float" office:value="20.7974650337724" calcext:value-type="float">
            <text:p>20.7974650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27</text:p>
          </table:table-cell>
          <table:table-cell office:value-type="float" office:value="0.00530378345251" calcext:value-type="float">
            <text:p>0.0053037835</text:p>
          </table:table-cell>
          <table:table-cell office:value-type="float" office:value="1.08568189695" calcext:value-type="float">
            <text:p>1.085681897</text:p>
          </table:table-cell>
          <table:table-cell office:value-type="float" office:value="31.63" calcext:value-type="float">
            <text:p>31.63</text:p>
          </table:table-cell>
          <table:table-cell table:formula="of:=20.6+([.B817]*20)" office:value-type="float" office:value="20.7060756690502" calcext:value-type="float">
            <text:p>20.70607566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28</text:p>
          </table:table-cell>
          <table:table-cell office:value-type="float" office:value="0.0877034820005" calcext:value-type="float">
            <text:p>0.087703482</text:p>
          </table:table-cell>
          <table:table-cell office:value-type="float" office:value="1.08532181085" calcext:value-type="float">
            <text:p>1.0853218109</text:p>
          </table:table-cell>
          <table:table-cell office:value-type="float" office:value="30.86" calcext:value-type="float">
            <text:p>30.86</text:p>
          </table:table-cell>
          <table:table-cell table:formula="of:=20.6+([.B818]*20)" office:value-type="float" office:value="22.35406964001" calcext:value-type="float">
            <text:p>22.35406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29</text:p>
          </table:table-cell>
          <table:table-cell office:value-type="float" office:value="0.0230414668731" calcext:value-type="float">
            <text:p>0.0230414669</text:p>
          </table:table-cell>
          <table:table-cell office:value-type="float" office:value="1.08948392828" calcext:value-type="float">
            <text:p>1.0894839283</text:p>
          </table:table-cell>
          <table:table-cell office:value-type="float" office:value="30.2" calcext:value-type="float">
            <text:p>30.2</text:p>
          </table:table-cell>
          <table:table-cell table:formula="of:=20.6+([.B819]*20)" office:value-type="float" office:value="21.060829337462" calcext:value-type="float">
            <text:p>21.0608293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8-30</text:p>
          </table:table-cell>
          <table:table-cell office:value-type="float" office:value="0.017668587429" calcext:value-type="float">
            <text:p>0.0176685874</text:p>
          </table:table-cell>
          <table:table-cell office:value-type="float" office:value="1.08884150498" calcext:value-type="float">
            <text:p>1.088841505</text:p>
          </table:table-cell>
          <table:table-cell office:value-type="float" office:value="31.05" calcext:value-type="float">
            <text:p>31.05</text:p>
          </table:table-cell>
          <table:table-cell table:formula="of:=20.6+([.B820]*20)" office:value-type="float" office:value="20.95337174858" calcext:value-type="float">
            <text:p>20.9533717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03</text:p>
          </table:table-cell>
          <table:table-cell office:value-type="float" office:value="0.00565900717101" calcext:value-type="float">
            <text:p>0.0056590072</text:p>
          </table:table-cell>
          <table:table-cell office:value-type="float" office:value="1.0908341189" calcext:value-type="float">
            <text:p>1.0908341189</text:p>
          </table:table-cell>
          <table:table-cell office:value-type="float" office:value="31.34" calcext:value-type="float">
            <text:p>31.34</text:p>
          </table:table-cell>
          <table:table-cell table:formula="of:=20.6+([.B821]*20)" office:value-type="float" office:value="20.7131801434202" calcext:value-type="float">
            <text:p>20.7131801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04</text:p>
          </table:table-cell>
          <table:table-cell office:value-type="float" office:value="0.0157800275624" calcext:value-type="float">
            <text:p>0.0157800276</text:p>
          </table:table-cell>
          <table:table-cell office:value-type="float" office:value="1.08701332622" calcext:value-type="float">
            <text:p>1.0870133262</text:p>
          </table:table-cell>
          <table:table-cell office:value-type="float" office:value="30.62" calcext:value-type="float">
            <text:p>30.62</text:p>
          </table:table-cell>
          <table:table-cell table:formula="of:=20.6+([.B822]*20)" office:value-type="float" office:value="20.915600551248" calcext:value-type="float">
            <text:p>20.9156005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05</text:p>
          </table:table-cell>
          <table:table-cell office:value-type="float" office:value="0.0485805854577" calcext:value-type="float">
            <text:p>0.0485805855</text:p>
          </table:table-cell>
          <table:table-cell office:value-type="float" office:value="1.08685981139" calcext:value-type="float">
            <text:p>1.0868598114</text:p>
          </table:table-cell>
          <table:table-cell office:value-type="float" office:value="30.82" calcext:value-type="float">
            <text:p>30.82</text:p>
          </table:table-cell>
          <table:table-cell table:formula="of:=20.6+([.B823]*20)" office:value-type="float" office:value="21.571611709154" calcext:value-type="float">
            <text:p>21.5716117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06</text:p>
          </table:table-cell>
          <table:table-cell office:value-type="float" office:value="0.000996058553961" calcext:value-type="float">
            <text:p>0.0009960586</text:p>
          </table:table-cell>
          <table:table-cell office:value-type="float" office:value="1.08890190198" calcext:value-type="float">
            <text:p>1.088901902</text:p>
          </table:table-cell>
          <table:table-cell office:value-type="float" office:value="31.26" calcext:value-type="float">
            <text:p>31.26</text:p>
          </table:table-cell>
          <table:table-cell table:formula="of:=20.6+([.B824]*20)" office:value-type="float" office:value="20.6199211710792" calcext:value-type="float">
            <text:p>20.6199211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09</text:p>
          </table:table-cell>
          <table:table-cell office:value-type="float" office:value="0.000358271752325" calcext:value-type="float">
            <text:p>0.0003582718</text:p>
          </table:table-cell>
          <table:table-cell office:value-type="float" office:value="1.08578559306" calcext:value-type="float">
            <text:p>1.0857855931</text:p>
          </table:table-cell>
          <table:table-cell office:value-type="float" office:value="30.76" calcext:value-type="float">
            <text:p>30.76</text:p>
          </table:table-cell>
          <table:table-cell table:formula="of:=20.6+([.B825]*20)" office:value-type="float" office:value="20.6071654350465" calcext:value-type="float">
            <text:p>20.6071654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10</text:p>
          </table:table-cell>
          <table:table-cell office:value-type="float" office:value="0.00229971425402" calcext:value-type="float">
            <text:p>0.0022997143</text:p>
          </table:table-cell>
          <table:table-cell office:value-type="float" office:value="1.08262703902" calcext:value-type="float">
            <text:p>1.082627039</text:p>
          </table:table-cell>
          <table:table-cell office:value-type="float" office:value="29.87" calcext:value-type="float">
            <text:p>29.87</text:p>
          </table:table-cell>
          <table:table-cell table:formula="of:=20.6+([.B826]*20)" office:value-type="float" office:value="20.6459942850804" calcext:value-type="float">
            <text:p>20.6459942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11</text:p>
          </table:table-cell>
          <table:table-cell office:value-type="float" office:value="0.459923133831" calcext:value-type="float">
            <text:p>0.4599231338</text:p>
          </table:table-cell>
          <table:table-cell office:value-type="float" office:value="1.04992022573" calcext:value-type="float">
            <text:p>1.0499202257</text:p>
          </table:table-cell>
          <table:table-cell office:value-type="float" office:value="29.49" calcext:value-type="float">
            <text:p>29.49</text:p>
          </table:table-cell>
          <table:table-cell table:formula="of:=20.6+([.B827]*20)" office:value-type="float" office:value="29.79846267662" calcext:value-type="float">
            <text:p>29.7984626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12</text:p>
          </table:table-cell>
          <table:table-cell office:value-type="float" office:value="0.463091247786" calcext:value-type="float">
            <text:p>0.4630912478</text:p>
          </table:table-cell>
          <table:table-cell office:value-type="float" office:value="1.05460495889" calcext:value-type="float">
            <text:p>1.0546049589</text:p>
          </table:table-cell>
          <table:table-cell office:value-type="float" office:value="27.72" calcext:value-type="float">
            <text:p>27.72</text:p>
          </table:table-cell>
          <table:table-cell table:formula="of:=20.6+([.B828]*20)" office:value-type="float" office:value="29.86182495572" calcext:value-type="float">
            <text:p>29.8618249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13</text:p>
          </table:table-cell>
          <table:table-cell office:value-type="float" office:value="0.267960046813" calcext:value-type="float">
            <text:p>0.2679600468</text:p>
          </table:table-cell>
          <table:table-cell office:value-type="float" office:value="1.05195459837" calcext:value-type="float">
            <text:p>1.0519545984</text:p>
          </table:table-cell>
          <table:table-cell office:value-type="float" office:value="27.36" calcext:value-type="float">
            <text:p>27.36</text:p>
          </table:table-cell>
          <table:table-cell table:formula="of:=20.6+([.B829]*20)" office:value-type="float" office:value="25.95920093626" calcext:value-type="float">
            <text:p>25.9592009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16</text:p>
          </table:table-cell>
          <table:table-cell office:value-type="float" office:value="0.229046822532" calcext:value-type="float">
            <text:p>0.2290468225</text:p>
          </table:table-cell>
          <table:table-cell office:value-type="float" office:value="1.04366901164" calcext:value-type="float">
            <text:p>1.0436690116</text:p>
          </table:table-cell>
          <table:table-cell office:value-type="float" office:value="28.53" calcext:value-type="float">
            <text:p>28.53</text:p>
          </table:table-cell>
          <table:table-cell table:formula="of:=20.6+([.B830]*20)" office:value-type="float" office:value="25.18093645064" calcext:value-type="float">
            <text:p>25.1809364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17</text:p>
          </table:table-cell>
          <table:table-cell office:value-type="float" office:value="0.389222661121" calcext:value-type="float">
            <text:p>0.3892226611</text:p>
          </table:table-cell>
          <table:table-cell office:value-type="float" office:value="1.04635717968" calcext:value-type="float">
            <text:p>1.0463571797</text:p>
          </table:table-cell>
          <table:table-cell office:value-type="float" office:value="27.82" calcext:value-type="float">
            <text:p>27.82</text:p>
          </table:table-cell>
          <table:table-cell table:formula="of:=20.6+([.B831]*20)" office:value-type="float" office:value="28.38445322242" calcext:value-type="float">
            <text:p>28.3844532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18</text:p>
          </table:table-cell>
          <table:table-cell office:value-type="float" office:value="0.108405985794" calcext:value-type="float">
            <text:p>0.1084059858</text:p>
          </table:table-cell>
          <table:table-cell office:value-type="float" office:value="1.0426969412" calcext:value-type="float">
            <text:p>1.0426969412</text:p>
          </table:table-cell>
          <table:table-cell office:value-type="float" office:value="27.86" calcext:value-type="float">
            <text:p>27.86</text:p>
          </table:table-cell>
          <table:table-cell table:formula="of:=20.6+([.B832]*20)" office:value-type="float" office:value="22.76811971588" calcext:value-type="float">
            <text:p>22.7681197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19</text:p>
          </table:table-cell>
          <table:table-cell office:value-type="float" office:value="0.179693739182" calcext:value-type="float">
            <text:p>0.1796937392</text:p>
          </table:table-cell>
          <table:table-cell office:value-type="float" office:value="1.04101464238" calcext:value-type="float">
            <text:p>1.0410146424</text:p>
          </table:table-cell>
          <table:table-cell office:value-type="float" office:value="28.13" calcext:value-type="float">
            <text:p>28.13</text:p>
          </table:table-cell>
          <table:table-cell table:formula="of:=20.6+([.B833]*20)" office:value-type="float" office:value="24.19387478364" calcext:value-type="float">
            <text:p>24.1938747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20</text:p>
          </table:table-cell>
          <table:table-cell office:value-type="float" office:value="0.0517387825638" calcext:value-type="float">
            <text:p>0.0517387826</text:p>
          </table:table-cell>
          <table:table-cell office:value-type="float" office:value="1.04031141774" calcext:value-type="float">
            <text:p>1.0403114177</text:p>
          </table:table-cell>
          <table:table-cell office:value-type="float" office:value="29.56" calcext:value-type="float">
            <text:p>29.56</text:p>
          </table:table-cell>
          <table:table-cell table:formula="of:=20.6+([.B834]*20)" office:value-type="float" office:value="21.634775651276" calcext:value-type="float">
            <text:p>21.6347756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23</text:p>
          </table:table-cell>
          <table:table-cell office:value-type="float" office:value="0.0515889598054" calcext:value-type="float">
            <text:p>0.0515889598</text:p>
          </table:table-cell>
          <table:table-cell office:value-type="float" office:value="1.01148538166" calcext:value-type="float">
            <text:p>1.0114853817</text:p>
          </table:table-cell>
          <table:table-cell office:value-type="float" office:value="29.95" calcext:value-type="float">
            <text:p>29.95</text:p>
          </table:table-cell>
          <table:table-cell table:formula="of:=20.6+([.B835]*20)" office:value-type="float" office:value="21.631779196108" calcext:value-type="float">
            <text:p>21.6317791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24</text:p>
          </table:table-cell>
          <table:table-cell office:value-type="float" office:value="0.293417935485" calcext:value-type="float">
            <text:p>0.2934179355</text:p>
          </table:table-cell>
          <table:table-cell office:value-type="float" office:value="1.01163554056" calcext:value-type="float">
            <text:p>1.0116355406</text:p>
          </table:table-cell>
          <table:table-cell office:value-type="float" office:value="29.48" calcext:value-type="float">
            <text:p>29.48</text:p>
          </table:table-cell>
          <table:table-cell table:formula="of:=20.6+([.B836]*20)" office:value-type="float" office:value="26.4683587097" calcext:value-type="float">
            <text:p>26.4683587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25</text:p>
          </table:table-cell>
          <table:table-cell office:value-type="float" office:value="0.26618302995" calcext:value-type="float">
            <text:p>0.26618303</text:p>
          </table:table-cell>
          <table:table-cell office:value-type="float" office:value="1.01123385288" calcext:value-type="float">
            <text:p>1.0112338529</text:p>
          </table:table-cell>
          <table:table-cell office:value-type="float" office:value="30.16" calcext:value-type="float">
            <text:p>30.16</text:p>
          </table:table-cell>
          <table:table-cell table:formula="of:=20.6+([.B837]*20)" office:value-type="float" office:value="25.923660599" calcext:value-type="float">
            <text:p>25.9236605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26</text:p>
          </table:table-cell>
          <table:table-cell office:value-type="float" office:value="0.297259984013" calcext:value-type="float">
            <text:p>0.297259984</text:p>
          </table:table-cell>
          <table:table-cell office:value-type="float" office:value="1.01257486982" calcext:value-type="float">
            <text:p>1.0125748698</text:p>
          </table:table-cell>
          <table:table-cell office:value-type="float" office:value="29.68" calcext:value-type="float">
            <text:p>29.68</text:p>
          </table:table-cell>
          <table:table-cell table:formula="of:=20.6+([.B838]*20)" office:value-type="float" office:value="26.54519968026" calcext:value-type="float">
            <text:p>26.5451996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27</text:p>
          </table:table-cell>
          <table:table-cell office:value-type="float" office:value="0.342020289637" calcext:value-type="float">
            <text:p>0.3420202896</text:p>
          </table:table-cell>
          <table:table-cell office:value-type="float" office:value="1.01774474199" calcext:value-type="float">
            <text:p>1.017744742</text:p>
          </table:table-cell>
          <table:table-cell office:value-type="float" office:value="30.62" calcext:value-type="float">
            <text:p>30.62</text:p>
          </table:table-cell>
          <table:table-cell table:formula="of:=20.6+([.B839]*20)" office:value-type="float" office:value="27.44040579274" calcext:value-type="float">
            <text:p>27.4404057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09-30</text:p>
          </table:table-cell>
          <table:table-cell office:value-type="float" office:value="0.439738961803" calcext:value-type="float">
            <text:p>0.4397389618</text:p>
          </table:table-cell>
          <table:table-cell office:value-type="float" office:value="1.01768377164" calcext:value-type="float">
            <text:p>1.0176837716</text:p>
          </table:table-cell>
          <table:table-cell office:value-type="float" office:value="32.37" calcext:value-type="float">
            <text:p>32.37</text:p>
          </table:table-cell>
          <table:table-cell table:formula="of:=20.6+([.B840]*20)" office:value-type="float" office:value="29.39477923606" calcext:value-type="float">
            <text:p>29.3947792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01</text:p>
          </table:table-cell>
          <table:table-cell office:value-type="float" office:value="0.421811387607" calcext:value-type="float">
            <text:p>0.4218113876</text:p>
          </table:table-cell>
          <table:table-cell office:value-type="float" office:value="1.01745556996" calcext:value-type="float">
            <text:p>1.01745557</text:p>
          </table:table-cell>
          <table:table-cell office:value-type="float" office:value="31.08" calcext:value-type="float">
            <text:p>31.08</text:p>
          </table:table-cell>
          <table:table-cell table:formula="of:=20.6+([.B841]*20)" office:value-type="float" office:value="29.03622775214" calcext:value-type="float">
            <text:p>29.0362277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02</text:p>
          </table:table-cell>
          <table:table-cell office:value-type="float" office:value="0.13333719635" calcext:value-type="float">
            <text:p>0.1333371964</text:p>
          </table:table-cell>
          <table:table-cell office:value-type="float" office:value="1.02119162921" calcext:value-type="float">
            <text:p>1.0211916292</text:p>
          </table:table-cell>
          <table:table-cell office:value-type="float" office:value="30.6" calcext:value-type="float">
            <text:p>30.6</text:p>
          </table:table-cell>
          <table:table-cell table:formula="of:=20.6+([.B842]*20)" office:value-type="float" office:value="23.266743927" calcext:value-type="float">
            <text:p>23.266743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03</text:p>
          </table:table-cell>
          <table:table-cell office:value-type="float" office:value="0.0880303812579" calcext:value-type="float">
            <text:p>0.0880303813</text:p>
          </table:table-cell>
          <table:table-cell office:value-type="float" office:value="1.02082719017" calcext:value-type="float">
            <text:p>1.0208271902</text:p>
          </table:table-cell>
          <table:table-cell office:value-type="float" office:value="31.04" calcext:value-type="float">
            <text:p>31.04</text:p>
          </table:table-cell>
          <table:table-cell table:formula="of:=20.6+([.B843]*20)" office:value-type="float" office:value="22.360607625158" calcext:value-type="float">
            <text:p>22.3606076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04</text:p>
          </table:table-cell>
          <table:table-cell office:value-type="float" office:value="0.128761462418" calcext:value-type="float">
            <text:p>0.1287614624</text:p>
          </table:table-cell>
          <table:table-cell office:value-type="float" office:value="1.02098265229" calcext:value-type="float">
            <text:p>1.0209826523</text:p>
          </table:table-cell>
          <table:table-cell office:value-type="float" office:value="30.57" calcext:value-type="float">
            <text:p>30.57</text:p>
          </table:table-cell>
          <table:table-cell table:formula="of:=20.6+([.B844]*20)" office:value-type="float" office:value="23.17522924836" calcext:value-type="float">
            <text:p>23.17522924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07</text:p>
          </table:table-cell>
          <table:table-cell office:value-type="float" office:value="0.0397620657669" calcext:value-type="float">
            <text:p>0.0397620658</text:p>
          </table:table-cell>
          <table:table-cell office:value-type="float" office:value="1.02235329692" calcext:value-type="float">
            <text:p>1.0223532969</text:p>
          </table:table-cell>
          <table:table-cell office:value-type="float" office:value="31.92" calcext:value-type="float">
            <text:p>31.92</text:p>
          </table:table-cell>
          <table:table-cell table:formula="of:=20.6+([.B845]*20)" office:value-type="float" office:value="21.395241315338" calcext:value-type="float">
            <text:p>21.3952413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08</text:p>
          </table:table-cell>
          <table:table-cell office:value-type="float" office:value="0.0351264943745" calcext:value-type="float">
            <text:p>0.0351264944</text:p>
          </table:table-cell>
          <table:table-cell office:value-type="float" office:value="1.02153594283" calcext:value-type="float">
            <text:p>1.0215359428</text:p>
          </table:table-cell>
          <table:table-cell office:value-type="float" office:value="34.01" calcext:value-type="float">
            <text:p>34.01</text:p>
          </table:table-cell>
          <table:table-cell table:formula="of:=20.6+([.B846]*20)" office:value-type="float" office:value="21.30252988749" calcext:value-type="float">
            <text:p>21.3025298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09</text:p>
          </table:table-cell>
          <table:table-cell office:value-type="float" office:value="0.077088866763" calcext:value-type="float">
            <text:p>0.0770888668</text:p>
          </table:table-cell>
          <table:table-cell office:value-type="float" office:value="1.02376435121" calcext:value-type="float">
            <text:p>1.0237643512</text:p>
          </table:table-cell>
          <table:table-cell office:value-type="float" office:value="34.14" calcext:value-type="float">
            <text:p>34.14</text:p>
          </table:table-cell>
          <table:table-cell table:formula="of:=20.6+([.B847]*20)" office:value-type="float" office:value="22.14177733526" calcext:value-type="float">
            <text:p>22.1417773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10</text:p>
          </table:table-cell>
          <table:table-cell office:value-type="float" office:value="0.00531771392597" calcext:value-type="float">
            <text:p>0.0053177139</text:p>
          </table:table-cell>
          <table:table-cell office:value-type="float" office:value="1.02761743663" calcext:value-type="float">
            <text:p>1.0276174366</text:p>
          </table:table-cell>
          <table:table-cell office:value-type="float" office:value="32.95" calcext:value-type="float">
            <text:p>32.95</text:p>
          </table:table-cell>
          <table:table-cell table:formula="of:=20.6+([.B848]*20)" office:value-type="float" office:value="20.7063542785194" calcext:value-type="float">
            <text:p>20.70635427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11</text:p>
          </table:table-cell>
          <table:table-cell office:value-type="float" office:value="0.0224933124757" calcext:value-type="float">
            <text:p>0.0224933125</text:p>
          </table:table-cell>
          <table:table-cell office:value-type="float" office:value="1.02714154196" calcext:value-type="float">
            <text:p>1.027141542</text:p>
          </table:table-cell>
          <table:table-cell office:value-type="float" office:value="31.93" calcext:value-type="float">
            <text:p>31.93</text:p>
          </table:table-cell>
          <table:table-cell table:formula="of:=20.6+([.B849]*20)" office:value-type="float" office:value="21.049866249514" calcext:value-type="float">
            <text:p>21.0498662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14</text:p>
          </table:table-cell>
          <table:table-cell office:value-type="float" office:value="0.000172429642268" calcext:value-type="float">
            <text:p>0.0001724296</text:p>
          </table:table-cell>
          <table:table-cell office:value-type="float" office:value="1.02736706355" calcext:value-type="float">
            <text:p>1.0273670636</text:p>
          </table:table-cell>
          <table:table-cell office:value-type="float" office:value="32.26" calcext:value-type="float">
            <text:p>32.26</text:p>
          </table:table-cell>
          <table:table-cell table:formula="of:=20.6+([.B850]*20)" office:value-type="float" office:value="20.6034485928454" calcext:value-type="float">
            <text:p>20.6034485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15</text:p>
          </table:table-cell>
          <table:table-cell office:value-type="float" office:value="0.00795106823411" calcext:value-type="float">
            <text:p>0.0079510682</text:p>
          </table:table-cell>
          <table:table-cell office:value-type="float" office:value="1.03074097143" calcext:value-type="float">
            <text:p>1.0307409714</text:p>
          </table:table-cell>
          <table:table-cell office:value-type="float" office:value="31.61" calcext:value-type="float">
            <text:p>31.61</text:p>
          </table:table-cell>
          <table:table-cell table:formula="of:=20.6+([.B851]*20)" office:value-type="float" office:value="20.7590213646822" calcext:value-type="float">
            <text:p>20.7590213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16</text:p>
          </table:table-cell>
          <table:table-cell office:value-type="float" office:value="0.00323560437919" calcext:value-type="float">
            <text:p>0.0032356044</text:p>
          </table:table-cell>
          <table:table-cell office:value-type="float" office:value="1.0306300384" calcext:value-type="float">
            <text:p>1.0306300384</text:p>
          </table:table-cell>
          <table:table-cell office:value-type="float" office:value="31.06" calcext:value-type="float">
            <text:p>31.06</text:p>
          </table:table-cell>
          <table:table-cell table:formula="of:=20.6+([.B852]*20)" office:value-type="float" office:value="20.6647120875838" calcext:value-type="float">
            <text:p>20.66471208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17</text:p>
          </table:table-cell>
          <table:table-cell office:value-type="float" office:value="0.465052304182" calcext:value-type="float">
            <text:p>0.4650523042</text:p>
          </table:table-cell>
          <table:table-cell office:value-type="float" office:value="1.03109855525" calcext:value-type="float">
            <text:p>1.0310985553</text:p>
          </table:table-cell>
          <table:table-cell office:value-type="float" office:value="30.3" calcext:value-type="float">
            <text:p>30.3</text:p>
          </table:table-cell>
          <table:table-cell table:formula="of:=20.6+([.B853]*20)" office:value-type="float" office:value="29.90104608364" calcext:value-type="float">
            <text:p>29.9010460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18</text:p>
          </table:table-cell>
          <table:table-cell office:value-type="float" office:value="1.54941255949" calcext:value-type="float">
            <text:p>1.5494125595</text:p>
          </table:table-cell>
          <table:table-cell office:value-type="float" office:value="1.03674856963" calcext:value-type="float">
            <text:p>1.0367485696</text:p>
          </table:table-cell>
          <table:table-cell office:value-type="float" office:value="32.19" calcext:value-type="float">
            <text:p>32.19</text:p>
          </table:table-cell>
          <table:table-cell table:formula="of:=20.6+([.B854]*20)" office:value-type="float" office:value="51.5882511898" calcext:value-type="float">
            <text:p>51.5882511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21</text:p>
          </table:table-cell>
          <table:table-cell office:value-type="float" office:value="0.245151464846" calcext:value-type="float">
            <text:p>0.2451514648</text:p>
          </table:table-cell>
          <table:table-cell office:value-type="float" office:value="1.03111126807" calcext:value-type="float">
            <text:p>1.0311112681</text:p>
          </table:table-cell>
          <table:table-cell office:value-type="float" office:value="34.22" calcext:value-type="float">
            <text:p>34.22</text:p>
          </table:table-cell>
          <table:table-cell table:formula="of:=20.6+([.B855]*20)" office:value-type="float" office:value="25.50302929692" calcext:value-type="float">
            <text:p>25.5030292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22</text:p>
          </table:table-cell>
          <table:table-cell office:value-type="float" office:value="0.0834845272024" calcext:value-type="float">
            <text:p>0.0834845272</text:p>
          </table:table-cell>
          <table:table-cell office:value-type="float" office:value="1.03435168191" calcext:value-type="float">
            <text:p>1.0343516819</text:p>
          </table:table-cell>
          <table:table-cell office:value-type="float" office:value="35.08" calcext:value-type="float">
            <text:p>35.08</text:p>
          </table:table-cell>
          <table:table-cell table:formula="of:=20.6+([.B856]*20)" office:value-type="float" office:value="22.269690544048" calcext:value-type="float">
            <text:p>22.2696905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23</text:p>
          </table:table-cell>
          <table:table-cell office:value-type="float" office:value="0.0163380715479" calcext:value-type="float">
            <text:p>0.0163380715</text:p>
          </table:table-cell>
          <table:table-cell office:value-type="float" office:value="1.04639529408" calcext:value-type="float">
            <text:p>1.0463952941</text:p>
          </table:table-cell>
          <table:table-cell office:value-type="float" office:value="34.67" calcext:value-type="float">
            <text:p>34.67</text:p>
          </table:table-cell>
          <table:table-cell table:formula="of:=20.6+([.B857]*20)" office:value-type="float" office:value="20.926761430958" calcext:value-type="float">
            <text:p>20.926761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24</text:p>
          </table:table-cell>
          <table:table-cell office:value-type="float" office:value="0.000146493932905" calcext:value-type="float">
            <text:p>0.0001464939</text:p>
          </table:table-cell>
          <table:table-cell office:value-type="float" office:value="1.06077269994" calcext:value-type="float">
            <text:p>1.0607726999</text:p>
          </table:table-cell>
          <table:table-cell office:value-type="float" office:value="34.51" calcext:value-type="float">
            <text:p>34.51</text:p>
          </table:table-cell>
          <table:table-cell table:formula="of:=20.6+([.B858]*20)" office:value-type="float" office:value="20.6029298786581" calcext:value-type="float">
            <text:p>20.6029298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25</text:p>
          </table:table-cell>
          <table:table-cell office:value-type="float" office:value="0.0191776372617" calcext:value-type="float">
            <text:p>0.0191776373</text:p>
          </table:table-cell>
          <table:table-cell office:value-type="float" office:value="1.07028641369" calcext:value-type="float">
            <text:p>1.0702864137</text:p>
          </table:table-cell>
          <table:table-cell office:value-type="float" office:value="36.68" calcext:value-type="float">
            <text:p>36.68</text:p>
          </table:table-cell>
          <table:table-cell table:formula="of:=20.6+([.B859]*20)" office:value-type="float" office:value="20.983552745234" calcext:value-type="float">
            <text:p>20.9835527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28</text:p>
          </table:table-cell>
          <table:table-cell office:value-type="float" office:value="0.021919323333" calcext:value-type="float">
            <text:p>0.0219193233</text:p>
          </table:table-cell>
          <table:table-cell office:value-type="float" office:value="1.07031218937" calcext:value-type="float">
            <text:p>1.0703121894</text:p>
          </table:table-cell>
          <table:table-cell office:value-type="float" office:value="34.57" calcext:value-type="float">
            <text:p>34.57</text:p>
          </table:table-cell>
          <table:table-cell table:formula="of:=20.6+([.B860]*20)" office:value-type="float" office:value="21.03838646666" calcext:value-type="float">
            <text:p>21.0383864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29</text:p>
          </table:table-cell>
          <table:table-cell office:value-type="float" office:value="0.0303517156668" calcext:value-type="float">
            <text:p>0.0303517157</text:p>
          </table:table-cell>
          <table:table-cell office:value-type="float" office:value="1.06474947865" calcext:value-type="float">
            <text:p>1.0647494787</text:p>
          </table:table-cell>
          <table:table-cell office:value-type="float" office:value="27.38" calcext:value-type="float">
            <text:p>27.38</text:p>
          </table:table-cell>
          <table:table-cell table:formula="of:=20.6+([.B861]*20)" office:value-type="float" office:value="21.207034313336" calcext:value-type="float">
            <text:p>21.2070343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30</text:p>
          </table:table-cell>
          <table:table-cell office:value-type="float" office:value="0.241221064088" calcext:value-type="float">
            <text:p>0.2412210641</text:p>
          </table:table-cell>
          <table:table-cell office:value-type="float" office:value="1.06233369444" calcext:value-type="float">
            <text:p>1.0623336944</text:p>
          </table:table-cell>
          <table:table-cell office:value-type="float" office:value="26.49" calcext:value-type="float">
            <text:p>26.49</text:p>
          </table:table-cell>
          <table:table-cell table:formula="of:=20.6+([.B862]*20)" office:value-type="float" office:value="25.42442128176" calcext:value-type="float">
            <text:p>25.4244212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0-31</text:p>
          </table:table-cell>
          <table:table-cell office:value-type="float" office:value="0.128925266734" calcext:value-type="float">
            <text:p>0.1289252667</text:p>
          </table:table-cell>
          <table:table-cell office:value-type="float" office:value="1.06440524057" calcext:value-type="float">
            <text:p>1.0644052406</text:p>
          </table:table-cell>
          <table:table-cell office:value-type="float" office:value="25.78" calcext:value-type="float">
            <text:p>25.78</text:p>
          </table:table-cell>
          <table:table-cell table:formula="of:=20.6+([.B863]*20)" office:value-type="float" office:value="23.17850533468" calcext:value-type="float">
            <text:p>23.1785053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01</text:p>
          </table:table-cell>
          <table:table-cell office:value-type="float" office:value="0.124233459795" calcext:value-type="float">
            <text:p>0.1242334598</text:p>
          </table:table-cell>
          <table:table-cell office:value-type="float" office:value="1.06450417962" calcext:value-type="float">
            <text:p>1.0645041796</text:p>
          </table:table-cell>
          <table:table-cell office:value-type="float" office:value="25.96" calcext:value-type="float">
            <text:p>25.96</text:p>
          </table:table-cell>
          <table:table-cell table:formula="of:=20.6+([.B864]*20)" office:value-type="float" office:value="23.0846691959" calcext:value-type="float">
            <text:p>23.08466919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04</text:p>
          </table:table-cell>
          <table:table-cell office:value-type="float" office:value="0.13313097481" calcext:value-type="float">
            <text:p>0.1331309748</text:p>
          </table:table-cell>
          <table:table-cell office:value-type="float" office:value="1.07378641159" calcext:value-type="float">
            <text:p>1.0737864116</text:p>
          </table:table-cell>
          <table:table-cell office:value-type="float" office:value="25.02" calcext:value-type="float">
            <text:p>25.02</text:p>
          </table:table-cell>
          <table:table-cell table:formula="of:=20.6+([.B865]*20)" office:value-type="float" office:value="23.2626194962" calcext:value-type="float">
            <text:p>23.26261949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05</text:p>
          </table:table-cell>
          <table:table-cell office:value-type="float" office:value="0.0572108784305" calcext:value-type="float">
            <text:p>0.0572108784</text:p>
          </table:table-cell>
          <table:table-cell office:value-type="float" office:value="1.07576582121" calcext:value-type="float">
            <text:p>1.0757658212</text:p>
          </table:table-cell>
          <table:table-cell office:value-type="float" office:value="25.01" calcext:value-type="float">
            <text:p>25.01</text:p>
          </table:table-cell>
          <table:table-cell table:formula="of:=20.6+([.B866]*20)" office:value-type="float" office:value="21.74421756861" calcext:value-type="float">
            <text:p>21.7442175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06</text:p>
          </table:table-cell>
          <table:table-cell office:value-type="float" office:value="0.0887811792695" calcext:value-type="float">
            <text:p>0.0887811793</text:p>
          </table:table-cell>
          <table:table-cell office:value-type="float" office:value="1.07504047135" calcext:value-type="float">
            <text:p>1.0750404714</text:p>
          </table:table-cell>
          <table:table-cell office:value-type="float" office:value="24.16" calcext:value-type="float">
            <text:p>24.16</text:p>
          </table:table-cell>
          <table:table-cell table:formula="of:=20.6+([.B867]*20)" office:value-type="float" office:value="22.37562358539" calcext:value-type="float">
            <text:p>22.37562358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07</text:p>
          </table:table-cell>
          <table:table-cell office:value-type="float" office:value="0.0991648480014" calcext:value-type="float">
            <text:p>0.099164848</text:p>
          </table:table-cell>
          <table:table-cell office:value-type="float" office:value="1.09141815209" calcext:value-type="float">
            <text:p>1.0914181521</text:p>
          </table:table-cell>
          <table:table-cell office:value-type="float" office:value="24.16" calcext:value-type="float">
            <text:p>24.16</text:p>
          </table:table-cell>
          <table:table-cell table:formula="of:=20.6+([.B868]*20)" office:value-type="float" office:value="22.583296960028" calcext:value-type="float">
            <text:p>22.58329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08</text:p>
          </table:table-cell>
          <table:table-cell office:value-type="float" office:value="0.105947253181" calcext:value-type="float">
            <text:p>0.1059472532</text:p>
          </table:table-cell>
          <table:table-cell office:value-type="float" office:value="1.10268537227" calcext:value-type="float">
            <text:p>1.1026853723</text:p>
          </table:table-cell>
          <table:table-cell office:value-type="float" office:value="22.78" calcext:value-type="float">
            <text:p>22.78</text:p>
          </table:table-cell>
          <table:table-cell table:formula="of:=20.6+([.B869]*20)" office:value-type="float" office:value="22.71894506362" calcext:value-type="float">
            <text:p>22.7189450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11</text:p>
          </table:table-cell>
          <table:table-cell office:value-type="float" office:value="0.0577089856279" calcext:value-type="float">
            <text:p>0.0577089856</text:p>
          </table:table-cell>
          <table:table-cell office:value-type="float" office:value="1.10603536608" calcext:value-type="float">
            <text:p>1.1060353661</text:p>
          </table:table-cell>
          <table:table-cell office:value-type="float" office:value="21.64" calcext:value-type="float">
            <text:p>21.64</text:p>
          </table:table-cell>
          <table:table-cell table:formula="of:=20.6+([.B870]*20)" office:value-type="float" office:value="21.754179712558" calcext:value-type="float">
            <text:p>21.7541797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12</text:p>
          </table:table-cell>
          <table:table-cell office:value-type="float" office:value="0.0543964934427" calcext:value-type="float">
            <text:p>0.0543964934</text:p>
          </table:table-cell>
          <table:table-cell office:value-type="float" office:value="1.10698801404" calcext:value-type="float">
            <text:p>1.106988014</text:p>
          </table:table-cell>
          <table:table-cell office:value-type="float" office:value="22.08" calcext:value-type="float">
            <text:p>22.08</text:p>
          </table:table-cell>
          <table:table-cell table:formula="of:=20.6+([.B871]*20)" office:value-type="float" office:value="21.687929868854" calcext:value-type="float">
            <text:p>21.68792986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13</text:p>
          </table:table-cell>
          <table:table-cell office:value-type="float" office:value="0.018085484974" calcext:value-type="float">
            <text:p>0.018085485</text:p>
          </table:table-cell>
          <table:table-cell office:value-type="float" office:value="1.10730201168" calcext:value-type="float">
            <text:p>1.1073020117</text:p>
          </table:table-cell>
          <table:table-cell office:value-type="float" office:value="21.75" calcext:value-type="float">
            <text:p>21.75</text:p>
          </table:table-cell>
          <table:table-cell table:formula="of:=20.6+([.B872]*20)" office:value-type="float" office:value="20.96170969948" calcext:value-type="float">
            <text:p>20.9617096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14</text:p>
          </table:table-cell>
          <table:table-cell office:value-type="float" office:value="0.0194601839709" calcext:value-type="float">
            <text:p>0.019460184</text:p>
          </table:table-cell>
          <table:table-cell office:value-type="float" office:value="1.10628768323" calcext:value-type="float">
            <text:p>1.1062876832</text:p>
          </table:table-cell>
          <table:table-cell office:value-type="float" office:value="21.53" calcext:value-type="float">
            <text:p>21.53</text:p>
          </table:table-cell>
          <table:table-cell table:formula="of:=20.6+([.B873]*20)" office:value-type="float" office:value="20.989203679418" calcext:value-type="float">
            <text:p>20.9892036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15</text:p>
          </table:table-cell>
          <table:table-cell office:value-type="float" office:value="0.0150942310196" calcext:value-type="float">
            <text:p>0.015094231</text:p>
          </table:table-cell>
          <table:table-cell office:value-type="float" office:value="1.11081639628" calcext:value-type="float">
            <text:p>1.1108163963</text:p>
          </table:table-cell>
          <table:table-cell office:value-type="float" office:value="22.02" calcext:value-type="float">
            <text:p>22.02</text:p>
          </table:table-cell>
          <table:table-cell table:formula="of:=20.6+([.B874]*20)" office:value-type="float" office:value="20.901884620392" calcext:value-type="float">
            <text:p>20.9018846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18</text:p>
          </table:table-cell>
          <table:table-cell office:value-type="float" office:value="0.021137969449" calcext:value-type="float">
            <text:p>0.0211379694</text:p>
          </table:table-cell>
          <table:table-cell office:value-type="float" office:value="1.10943600038" calcext:value-type="float">
            <text:p>1.1094360004</text:p>
          </table:table-cell>
          <table:table-cell office:value-type="float" office:value="22.65" calcext:value-type="float">
            <text:p>22.65</text:p>
          </table:table-cell>
          <table:table-cell table:formula="of:=20.6+([.B875]*20)" office:value-type="float" office:value="21.02275938898" calcext:value-type="float">
            <text:p>21.022759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19</text:p>
          </table:table-cell>
          <table:table-cell office:value-type="float" office:value="0.013988785016" calcext:value-type="float">
            <text:p>0.013988785</text:p>
          </table:table-cell>
          <table:table-cell office:value-type="float" office:value="1.16994319565" calcext:value-type="float">
            <text:p>1.1699431957</text:p>
          </table:table-cell>
          <table:table-cell office:value-type="float" office:value="21.77" calcext:value-type="float">
            <text:p>21.77</text:p>
          </table:table-cell>
          <table:table-cell table:formula="of:=20.6+([.B876]*20)" office:value-type="float" office:value="20.87977570032" calcext:value-type="float">
            <text:p>20.8797757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20</text:p>
          </table:table-cell>
          <table:table-cell office:value-type="float" office:value="0.0087396259836" calcext:value-type="float">
            <text:p>0.008739626</text:p>
          </table:table-cell>
          <table:table-cell office:value-type="float" office:value="1.17017495199" calcext:value-type="float">
            <text:p>1.170174952</text:p>
          </table:table-cell>
          <table:table-cell office:value-type="float" office:value="21.68" calcext:value-type="float">
            <text:p>21.68</text:p>
          </table:table-cell>
          <table:table-cell table:formula="of:=20.6+([.B877]*20)" office:value-type="float" office:value="20.774792519672" calcext:value-type="float">
            <text:p>20.7747925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21</text:p>
          </table:table-cell>
          <table:table-cell office:value-type="float" office:value="0.0261697892859" calcext:value-type="float">
            <text:p>0.0261697893</text:p>
          </table:table-cell>
          <table:table-cell office:value-type="float" office:value="1.16820031781" calcext:value-type="float">
            <text:p>1.1682003178</text:p>
          </table:table-cell>
          <table:table-cell office:value-type="float" office:value="21.79" calcext:value-type="float">
            <text:p>21.79</text:p>
          </table:table-cell>
          <table:table-cell table:formula="of:=20.6+([.B878]*20)" office:value-type="float" office:value="21.123395785718" calcext:value-type="float">
            <text:p>21.1233957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22</text:p>
          </table:table-cell>
          <table:table-cell office:value-type="float" office:value="0.0257909924879" calcext:value-type="float">
            <text:p>0.0257909925</text:p>
          </table:table-cell>
          <table:table-cell office:value-type="float" office:value="1.17245035497" calcext:value-type="float">
            <text:p>1.172450355</text:p>
          </table:table-cell>
          <table:table-cell office:value-type="float" office:value="22.06" calcext:value-type="float">
            <text:p>22.06</text:p>
          </table:table-cell>
          <table:table-cell table:formula="of:=20.6+([.B879]*20)" office:value-type="float" office:value="21.115819849758" calcext:value-type="float">
            <text:p>21.1158198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25</text:p>
          </table:table-cell>
          <table:table-cell office:value-type="float" office:value="0.00890060873168" calcext:value-type="float">
            <text:p>0.0089006087</text:p>
          </table:table-cell>
          <table:table-cell office:value-type="float" office:value="1.18404568071" calcext:value-type="float">
            <text:p>1.1840456807</text:p>
          </table:table-cell>
          <table:table-cell office:value-type="float" office:value="21.77" calcext:value-type="float">
            <text:p>21.77</text:p>
          </table:table-cell>
          <table:table-cell table:formula="of:=20.6+([.B880]*20)" office:value-type="float" office:value="20.7780121746336" calcext:value-type="float">
            <text:p>20.77801217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26</text:p>
          </table:table-cell>
          <table:table-cell office:value-type="float" office:value="0.0199909806432" calcext:value-type="float">
            <text:p>0.0199909806</text:p>
          </table:table-cell>
          <table:table-cell office:value-type="float" office:value="1.18018983055" calcext:value-type="float">
            <text:p>1.1801898306</text:p>
          </table:table-cell>
          <table:table-cell office:value-type="float" office:value="22.05" calcext:value-type="float">
            <text:p>22.05</text:p>
          </table:table-cell>
          <table:table-cell table:formula="of:=20.6+([.B881]*20)" office:value-type="float" office:value="20.999819612864" calcext:value-type="float">
            <text:p>20.9998196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27</text:p>
          </table:table-cell>
          <table:table-cell office:value-type="float" office:value="0.0237430424383" calcext:value-type="float">
            <text:p>0.0237430424</text:p>
          </table:table-cell>
          <table:table-cell office:value-type="float" office:value="1.17255322472" calcext:value-type="float">
            <text:p>1.1725532247</text:p>
          </table:table-cell>
          <table:table-cell office:value-type="float" office:value="22.42" calcext:value-type="float">
            <text:p>22.42</text:p>
          </table:table-cell>
          <table:table-cell table:formula="of:=20.6+([.B882]*20)" office:value-type="float" office:value="21.074860848766" calcext:value-type="float">
            <text:p>21.0748608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1-29</text:p>
          </table:table-cell>
          <table:table-cell office:value-type="float" office:value="0.0195147892259" calcext:value-type="float">
            <text:p>0.0195147892</text:p>
          </table:table-cell>
          <table:table-cell office:value-type="float" office:value="1.17058332843" calcext:value-type="float">
            <text:p>1.1705833284</text:p>
          </table:table-cell>
          <table:table-cell office:value-type="float" office:value="25.72" calcext:value-type="float">
            <text:p>25.72</text:p>
          </table:table-cell>
          <table:table-cell table:formula="of:=20.6+([.B883]*20)" office:value-type="float" office:value="20.990295784518" calcext:value-type="float">
            <text:p>20.9902957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02</text:p>
          </table:table-cell>
          <table:table-cell office:value-type="float" office:value="0.00820841419253" calcext:value-type="float">
            <text:p>0.0082084142</text:p>
          </table:table-cell>
          <table:table-cell office:value-type="float" office:value="1.17018834296" calcext:value-type="float">
            <text:p>1.170188343</text:p>
          </table:table-cell>
          <table:table-cell office:value-type="float" office:value="25.95" calcext:value-type="float">
            <text:p>25.95</text:p>
          </table:table-cell>
          <table:table-cell table:formula="of:=20.6+([.B884]*20)" office:value-type="float" office:value="20.7641682838506" calcext:value-type="float">
            <text:p>20.7641682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03</text:p>
          </table:table-cell>
          <table:table-cell office:value-type="float" office:value="0.0704557740907" calcext:value-type="float">
            <text:p>0.0704557741</text:p>
          </table:table-cell>
          <table:table-cell office:value-type="float" office:value="1.16022944279" calcext:value-type="float">
            <text:p>1.1602294428</text:p>
          </table:table-cell>
          <table:table-cell office:value-type="float" office:value="27.12" calcext:value-type="float">
            <text:p>27.12</text:p>
          </table:table-cell>
          <table:table-cell table:formula="of:=20.6+([.B885]*20)" office:value-type="float" office:value="22.009115481814" calcext:value-type="float">
            <text:p>22.0091154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04</text:p>
          </table:table-cell>
          <table:table-cell office:value-type="float" office:value="0.0680854118688" calcext:value-type="float">
            <text:p>0.0680854119</text:p>
          </table:table-cell>
          <table:table-cell office:value-type="float" office:value="1.16393316719" calcext:value-type="float">
            <text:p>1.1639331672</text:p>
          </table:table-cell>
          <table:table-cell office:value-type="float" office:value="27.3" calcext:value-type="float">
            <text:p>27.3</text:p>
          </table:table-cell>
          <table:table-cell table:formula="of:=20.6+([.B886]*20)" office:value-type="float" office:value="21.961708237376" calcext:value-type="float">
            <text:p>21.9617082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05</text:p>
          </table:table-cell>
          <table:table-cell office:value-type="float" office:value="0.0590758515571" calcext:value-type="float">
            <text:p>0.0590758516</text:p>
          </table:table-cell>
          <table:table-cell office:value-type="float" office:value="1.21558333052" calcext:value-type="float">
            <text:p>1.2155833305</text:p>
          </table:table-cell>
          <table:table-cell office:value-type="float" office:value="28.2" calcext:value-type="float">
            <text:p>28.2</text:p>
          </table:table-cell>
          <table:table-cell table:formula="of:=20.6+([.B887]*20)" office:value-type="float" office:value="21.781517031142" calcext:value-type="float">
            <text:p>21.7815170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06</text:p>
          </table:table-cell>
          <table:table-cell office:value-type="float" office:value="0.256052892476" calcext:value-type="float">
            <text:p>0.2560528925</text:p>
          </table:table-cell>
          <table:table-cell office:value-type="float" office:value="1.21643049306" calcext:value-type="float">
            <text:p>1.2164304931</text:p>
          </table:table-cell>
          <table:table-cell office:value-type="float" office:value="28.03" calcext:value-type="float">
            <text:p>28.03</text:p>
          </table:table-cell>
          <table:table-cell table:formula="of:=20.6+([.B888]*20)" office:value-type="float" office:value="25.72105784952" calcext:value-type="float">
            <text:p>25.7210578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09</text:p>
          </table:table-cell>
          <table:table-cell office:value-type="float" office:value="0.308040691405" calcext:value-type="float">
            <text:p>0.3080406914</text:p>
          </table:table-cell>
          <table:table-cell office:value-type="float" office:value="1.22370194222" calcext:value-type="float">
            <text:p>1.2237019422</text:p>
          </table:table-cell>
          <table:table-cell office:value-type="float" office:value="26.5" calcext:value-type="float">
            <text:p>26.5</text:p>
          </table:table-cell>
          <table:table-cell table:formula="of:=20.6+([.B889]*20)" office:value-type="float" office:value="26.7608138281" calcext:value-type="float">
            <text:p>26.7608138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10</text:p>
          </table:table-cell>
          <table:table-cell office:value-type="float" office:value="0.203544589469" calcext:value-type="float">
            <text:p>0.2035445895</text:p>
          </table:table-cell>
          <table:table-cell office:value-type="float" office:value="1.22467439846" calcext:value-type="float">
            <text:p>1.2246743985</text:p>
          </table:table-cell>
          <table:table-cell office:value-type="float" office:value="25.61" calcext:value-type="float">
            <text:p>25.61</text:p>
          </table:table-cell>
          <table:table-cell table:formula="of:=20.6+([.B890]*20)" office:value-type="float" office:value="24.67089178938" calcext:value-type="float">
            <text:p>24.67089178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11</text:p>
          </table:table-cell>
          <table:table-cell office:value-type="float" office:value="0.147723465808" calcext:value-type="float">
            <text:p>0.1477234658</text:p>
          </table:table-cell>
          <table:table-cell office:value-type="float" office:value="1.22987399046" calcext:value-type="float">
            <text:p>1.2298739905</text:p>
          </table:table-cell>
          <table:table-cell office:value-type="float" office:value="27.46" calcext:value-type="float">
            <text:p>27.46</text:p>
          </table:table-cell>
          <table:table-cell table:formula="of:=20.6+([.B891]*20)" office:value-type="float" office:value="23.55446931616" calcext:value-type="float">
            <text:p>23.5544693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12</text:p>
          </table:table-cell>
          <table:table-cell office:value-type="float" office:value="0.062421727278" calcext:value-type="float">
            <text:p>0.0624217273</text:p>
          </table:table-cell>
          <table:table-cell office:value-type="float" office:value="1.23044148058" calcext:value-type="float">
            <text:p>1.2304414806</text:p>
          </table:table-cell>
          <table:table-cell office:value-type="float" office:value="27.23" calcext:value-type="float">
            <text:p>27.23</text:p>
          </table:table-cell>
          <table:table-cell table:formula="of:=20.6+([.B892]*20)" office:value-type="float" office:value="21.84843454556" calcext:value-type="float">
            <text:p>21.8484345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13</text:p>
          </table:table-cell>
          <table:table-cell office:value-type="float" office:value="0.026619368671" calcext:value-type="float">
            <text:p>0.0266193687</text:p>
          </table:table-cell>
          <table:table-cell office:value-type="float" office:value="1.2329418572" calcext:value-type="float">
            <text:p>1.2329418572</text:p>
          </table:table-cell>
          <table:table-cell office:value-type="float" office:value="27.89" calcext:value-type="float">
            <text:p>27.89</text:p>
          </table:table-cell>
          <table:table-cell table:formula="of:=20.6+([.B893]*20)" office:value-type="float" office:value="21.13238737342" calcext:value-type="float">
            <text:p>21.1323873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16</text:p>
          </table:table-cell>
          <table:table-cell office:value-type="float" office:value="0.076438275378" calcext:value-type="float">
            <text:p>0.0764382754</text:p>
          </table:table-cell>
          <table:table-cell office:value-type="float" office:value="1.25197815536" calcext:value-type="float">
            <text:p>1.2519781554</text:p>
          </table:table-cell>
          <table:table-cell office:value-type="float" office:value="27.22" calcext:value-type="float">
            <text:p>27.22</text:p>
          </table:table-cell>
          <table:table-cell table:formula="of:=20.6+([.B894]*20)" office:value-type="float" office:value="22.12876550756" calcext:value-type="float">
            <text:p>22.1287655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17</text:p>
          </table:table-cell>
          <table:table-cell office:value-type="float" office:value="0.0218348139604" calcext:value-type="float">
            <text:p>0.021834814</text:p>
          </table:table-cell>
          <table:table-cell office:value-type="float" office:value="1.25672374394" calcext:value-type="float">
            <text:p>1.2567237439</text:p>
          </table:table-cell>
          <table:table-cell office:value-type="float" office:value="27.78" calcext:value-type="float">
            <text:p>27.78</text:p>
          </table:table-cell>
          <table:table-cell table:formula="of:=20.6+([.B895]*20)" office:value-type="float" office:value="21.036696279208" calcext:value-type="float">
            <text:p>21.0366962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18</text:p>
          </table:table-cell>
          <table:table-cell office:value-type="float" office:value="0.00706788937057" calcext:value-type="float">
            <text:p>0.0070678894</text:p>
          </table:table-cell>
          <table:table-cell office:value-type="float" office:value="1.26851073243" calcext:value-type="float">
            <text:p>1.2685107324</text:p>
          </table:table-cell>
          <table:table-cell office:value-type="float" office:value="28.8" calcext:value-type="float">
            <text:p>28.8</text:p>
          </table:table-cell>
          <table:table-cell table:formula="of:=20.6+([.B896]*20)" office:value-type="float" office:value="20.7413577874114" calcext:value-type="float">
            <text:p>20.7413577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19</text:p>
          </table:table-cell>
          <table:table-cell office:value-type="float" office:value="0.00321443666695" calcext:value-type="float">
            <text:p>0.0032144367</text:p>
          </table:table-cell>
          <table:table-cell office:value-type="float" office:value="1.2694265213" calcext:value-type="float">
            <text:p>1.2694265213</text:p>
          </table:table-cell>
          <table:table-cell office:value-type="float" office:value="29.32" calcext:value-type="float">
            <text:p>29.32</text:p>
          </table:table-cell>
          <table:table-cell table:formula="of:=20.6+([.B897]*20)" office:value-type="float" office:value="20.664288733339" calcext:value-type="float">
            <text:p>20.6642887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20</text:p>
          </table:table-cell>
          <table:table-cell office:value-type="float" office:value="0.00559428966113" calcext:value-type="float">
            <text:p>0.0055942897</text:p>
          </table:table-cell>
          <table:table-cell office:value-type="float" office:value="1.26972588944" calcext:value-type="float">
            <text:p>1.2697258894</text:p>
          </table:table-cell>
          <table:table-cell office:value-type="float" office:value="28.87" calcext:value-type="float">
            <text:p>28.87</text:p>
          </table:table-cell>
          <table:table-cell table:formula="of:=20.6+([.B898]*20)" office:value-type="float" office:value="20.7118857932226" calcext:value-type="float">
            <text:p>20.71188579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23</text:p>
          </table:table-cell>
          <table:table-cell office:value-type="float" office:value="0.0666766380101" calcext:value-type="float">
            <text:p>0.066676638</text:p>
          </table:table-cell>
          <table:table-cell office:value-type="float" office:value="1.24813579129" calcext:value-type="float">
            <text:p>1.2481357913</text:p>
          </table:table-cell>
          <table:table-cell office:value-type="float" office:value="27.87" calcext:value-type="float">
            <text:p>27.87</text:p>
          </table:table-cell>
          <table:table-cell table:formula="of:=20.6+([.B899]*20)" office:value-type="float" office:value="21.933532760202" calcext:value-type="float">
            <text:p>21.9335327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24</text:p>
          </table:table-cell>
          <table:table-cell office:value-type="float" office:value="0.409873669621" calcext:value-type="float">
            <text:p>0.4098736696</text:p>
          </table:table-cell>
          <table:table-cell office:value-type="float" office:value="1.24784904889" calcext:value-type="float">
            <text:p>1.2478490489</text:p>
          </table:table-cell>
          <table:table-cell office:value-type="float" office:value="27.82" calcext:value-type="float">
            <text:p>27.82</text:p>
          </table:table-cell>
          <table:table-cell table:formula="of:=20.6+([.B900]*20)" office:value-type="float" office:value="28.79747339242" calcext:value-type="float">
            <text:p>28.79747339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26</text:p>
          </table:table-cell>
          <table:table-cell office:value-type="float" office:value="0.510954922456" calcext:value-type="float">
            <text:p>0.5109549225</text:p>
          </table:table-cell>
          <table:table-cell office:value-type="float" office:value="1.25044281544" calcext:value-type="float">
            <text:p>1.2504428154</text:p>
          </table:table-cell>
          <table:table-cell office:value-type="float" office:value="28.04" calcext:value-type="float">
            <text:p>28.04</text:p>
          </table:table-cell>
          <table:table-cell table:formula="of:=20.6+([.B901]*20)" office:value-type="float" office:value="30.81909844912" calcext:value-type="float">
            <text:p>30.8190984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27</text:p>
          </table:table-cell>
          <table:table-cell office:value-type="float" office:value="0.563458392636" calcext:value-type="float">
            <text:p>0.5634583926</text:p>
          </table:table-cell>
          <table:table-cell office:value-type="float" office:value="1.24986311446" calcext:value-type="float">
            <text:p>1.2498631145</text:p>
          </table:table-cell>
          <table:table-cell office:value-type="float" office:value="28.52" calcext:value-type="float">
            <text:p>28.52</text:p>
          </table:table-cell>
          <table:table-cell table:formula="of:=20.6+([.B902]*20)" office:value-type="float" office:value="31.86916785272" calcext:value-type="float">
            <text:p>31.86916785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30</text:p>
          </table:table-cell>
          <table:table-cell office:value-type="float" office:value="0.643757533794" calcext:value-type="float">
            <text:p>0.6437575338</text:p>
          </table:table-cell>
          <table:table-cell office:value-type="float" office:value="1.25011849082" calcext:value-type="float">
            <text:p>1.2501184908</text:p>
          </table:table-cell>
          <table:table-cell office:value-type="float" office:value="29.69" calcext:value-type="float">
            <text:p>29.69</text:p>
          </table:table-cell>
          <table:table-cell table:formula="of:=20.6+([.B903]*20)" office:value-type="float" office:value="33.47515067588" calcext:value-type="float">
            <text:p>33.47515067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3-12-31</text:p>
          </table:table-cell>
          <table:table-cell office:value-type="float" office:value="0.635539550971" calcext:value-type="float">
            <text:p>0.635539551</text:p>
          </table:table-cell>
          <table:table-cell office:value-type="float" office:value="1.27486442805" calcext:value-type="float">
            <text:p>1.2748644281</text:p>
          </table:table-cell>
          <table:table-cell office:value-type="float" office:value="28.65" calcext:value-type="float">
            <text:p>28.65</text:p>
          </table:table-cell>
          <table:table-cell table:formula="of:=20.6+([.B904]*20)" office:value-type="float" office:value="33.31079101942" calcext:value-type="float">
            <text:p>33.3107910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02</text:p>
          </table:table-cell>
          <table:table-cell office:value-type="float" office:value="0.58947060182" calcext:value-type="float">
            <text:p>0.5894706018</text:p>
          </table:table-cell>
          <table:table-cell office:value-type="float" office:value="1.28565908582" calcext:value-type="float">
            <text:p>1.2856590858</text:p>
          </table:table-cell>
          <table:table-cell office:value-type="float" office:value="30.35" calcext:value-type="float">
            <text:p>30.35</text:p>
          </table:table-cell>
          <table:table-cell table:formula="of:=20.6+([.B905]*20)" office:value-type="float" office:value="32.3894120364" calcext:value-type="float">
            <text:p>32.3894120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03</text:p>
          </table:table-cell>
          <table:table-cell office:value-type="float" office:value="0.170034815247" calcext:value-type="float">
            <text:p>0.1700348152</text:p>
          </table:table-cell>
          <table:table-cell office:value-type="float" office:value="1.28148571919" calcext:value-type="float">
            <text:p>1.2814857192</text:p>
          </table:table-cell>
          <table:table-cell office:value-type="float" office:value="32.28" calcext:value-type="float">
            <text:p>32.28</text:p>
          </table:table-cell>
          <table:table-cell table:formula="of:=20.6+([.B906]*20)" office:value-type="float" office:value="24.00069630494" calcext:value-type="float">
            <text:p>24.0006963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06</text:p>
          </table:table-cell>
          <table:table-cell office:value-type="float" office:value="0.277495621014" calcext:value-type="float">
            <text:p>0.277495621</text:p>
          </table:table-cell>
          <table:table-cell office:value-type="float" office:value="1.29214952998" calcext:value-type="float">
            <text:p>1.29214953</text:p>
          </table:table-cell>
          <table:table-cell office:value-type="float" office:value="31.49" calcext:value-type="float">
            <text:p>31.49</text:p>
          </table:table-cell>
          <table:table-cell table:formula="of:=20.6+([.B907]*20)" office:value-type="float" office:value="26.14991242028" calcext:value-type="float">
            <text:p>26.1499124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07</text:p>
          </table:table-cell>
          <table:table-cell office:value-type="float" office:value="0.127287754476" calcext:value-type="float">
            <text:p>0.1272877545</text:p>
          </table:table-cell>
          <table:table-cell office:value-type="float" office:value="1.29224569505" calcext:value-type="float">
            <text:p>1.2922456951</text:p>
          </table:table-cell>
          <table:table-cell office:value-type="float" office:value="30.87" calcext:value-type="float">
            <text:p>30.87</text:p>
          </table:table-cell>
          <table:table-cell table:formula="of:=20.6+([.B908]*20)" office:value-type="float" office:value="23.14575508952" calcext:value-type="float">
            <text:p>23.14575508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08</text:p>
          </table:table-cell>
          <table:table-cell office:value-type="float" office:value="0.19372501744" calcext:value-type="float">
            <text:p>0.1937250174</text:p>
          </table:table-cell>
          <table:table-cell office:value-type="float" office:value="1.2940931596" calcext:value-type="float">
            <text:p>1.2940931596</text:p>
          </table:table-cell>
          <table:table-cell office:value-type="float" office:value="30.38" calcext:value-type="float">
            <text:p>30.38</text:p>
          </table:table-cell>
          <table:table-cell table:formula="of:=20.6+([.B909]*20)" office:value-type="float" office:value="24.4745003488" calcext:value-type="float">
            <text:p>24.4745003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09</text:p>
          </table:table-cell>
          <table:table-cell office:value-type="float" office:value="0.126538384496" calcext:value-type="float">
            <text:p>0.1265383845</text:p>
          </table:table-cell>
          <table:table-cell office:value-type="float" office:value="1.29511212021" calcext:value-type="float">
            <text:p>1.2951121202</text:p>
          </table:table-cell>
          <table:table-cell office:value-type="float" office:value="30.6" calcext:value-type="float">
            <text:p>30.6</text:p>
          </table:table-cell>
          <table:table-cell table:formula="of:=20.6+([.B910]*20)" office:value-type="float" office:value="23.13076768992" calcext:value-type="float">
            <text:p>23.1307676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10</text:p>
          </table:table-cell>
          <table:table-cell office:value-type="float" office:value="0.139473338983" calcext:value-type="float">
            <text:p>0.139473339</text:p>
          </table:table-cell>
          <table:table-cell office:value-type="float" office:value="1.29724402866" calcext:value-type="float">
            <text:p>1.2972440287</text:p>
          </table:table-cell>
          <table:table-cell office:value-type="float" office:value="30.46" calcext:value-type="float">
            <text:p>30.46</text:p>
          </table:table-cell>
          <table:table-cell table:formula="of:=20.6+([.B911]*20)" office:value-type="float" office:value="23.38946677966" calcext:value-type="float">
            <text:p>23.38946677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13</text:p>
          </table:table-cell>
          <table:table-cell office:value-type="float" office:value="0.17026107066" calcext:value-type="float">
            <text:p>0.1702610707</text:p>
          </table:table-cell>
          <table:table-cell office:value-type="float" office:value="1.29756757856" calcext:value-type="float">
            <text:p>1.2975675786</text:p>
          </table:table-cell>
          <table:table-cell office:value-type="float" office:value="32.6" calcext:value-type="float">
            <text:p>32.6</text:p>
          </table:table-cell>
          <table:table-cell table:formula="of:=20.6+([.B912]*20)" office:value-type="float" office:value="24.0052214132" calcext:value-type="float">
            <text:p>24.0052214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14</text:p>
          </table:table-cell>
          <table:table-cell office:value-type="float" office:value="0.0962042104798" calcext:value-type="float">
            <text:p>0.0962042105</text:p>
          </table:table-cell>
          <table:table-cell office:value-type="float" office:value="1.31008163114" calcext:value-type="float">
            <text:p>1.3100816311</text:p>
          </table:table-cell>
          <table:table-cell office:value-type="float" office:value="30.8" calcext:value-type="float">
            <text:p>30.8</text:p>
          </table:table-cell>
          <table:table-cell table:formula="of:=20.6+([.B913]*20)" office:value-type="float" office:value="22.524084209596" calcext:value-type="float">
            <text:p>22.5240842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15</text:p>
          </table:table-cell>
          <table:table-cell office:value-type="float" office:value="0.101702566717" calcext:value-type="float">
            <text:p>0.1017025667</text:p>
          </table:table-cell>
          <table:table-cell office:value-type="float" office:value="1.3198272733" calcext:value-type="float">
            <text:p>1.3198272733</text:p>
          </table:table-cell>
          <table:table-cell office:value-type="float" office:value="31.03" calcext:value-type="float">
            <text:p>31.03</text:p>
          </table:table-cell>
          <table:table-cell table:formula="of:=20.6+([.B914]*20)" office:value-type="float" office:value="22.63405133434" calcext:value-type="float">
            <text:p>22.6340513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16</text:p>
          </table:table-cell>
          <table:table-cell office:value-type="float" office:value="0.279081611589" calcext:value-type="float">
            <text:p>0.2790816116</text:p>
          </table:table-cell>
          <table:table-cell office:value-type="float" office:value="1.34421656022" calcext:value-type="float">
            <text:p>1.3442165602</text:p>
          </table:table-cell>
          <table:table-cell office:value-type="float" office:value="31.68" calcext:value-type="float">
            <text:p>31.68</text:p>
          </table:table-cell>
          <table:table-cell table:formula="of:=20.6+([.B915]*20)" office:value-type="float" office:value="26.18163223178" calcext:value-type="float">
            <text:p>26.1816322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17</text:p>
          </table:table-cell>
          <table:table-cell office:value-type="float" office:value="0.368255675114" calcext:value-type="float">
            <text:p>0.3682556751</text:p>
          </table:table-cell>
          <table:table-cell office:value-type="float" office:value="1.33601467883" calcext:value-type="float">
            <text:p>1.3360146788</text:p>
          </table:table-cell>
          <table:table-cell office:value-type="float" office:value="34.17" calcext:value-type="float">
            <text:p>34.17</text:p>
          </table:table-cell>
          <table:table-cell table:formula="of:=20.6+([.B916]*20)" office:value-type="float" office:value="27.96511350228" calcext:value-type="float">
            <text:p>27.9651135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21</text:p>
          </table:table-cell>
          <table:table-cell office:value-type="float" office:value="0.632233513843" calcext:value-type="float">
            <text:p>0.6322335138</text:p>
          </table:table-cell>
          <table:table-cell office:value-type="float" office:value="1.33281664249" calcext:value-type="float">
            <text:p>1.3328166425</text:p>
          </table:table-cell>
          <table:table-cell office:value-type="float" office:value="32.17" calcext:value-type="float">
            <text:p>32.17</text:p>
          </table:table-cell>
          <table:table-cell table:formula="of:=20.6+([.B917]*20)" office:value-type="float" office:value="33.24467027686" calcext:value-type="float">
            <text:p>33.2446702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22</text:p>
          </table:table-cell>
          <table:table-cell office:value-type="float" office:value="0.362743693194" calcext:value-type="float">
            <text:p>0.3627436932</text:p>
          </table:table-cell>
          <table:table-cell office:value-type="float" office:value="1.33490293932" calcext:value-type="float">
            <text:p>1.3349029393</text:p>
          </table:table-cell>
          <table:table-cell office:value-type="float" office:value="31.75" calcext:value-type="float">
            <text:p>31.75</text:p>
          </table:table-cell>
          <table:table-cell table:formula="of:=20.6+([.B918]*20)" office:value-type="float" office:value="27.85487386388" calcext:value-type="float">
            <text:p>27.85487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23</text:p>
          </table:table-cell>
          <table:table-cell office:value-type="float" office:value="0.407083626295" calcext:value-type="float">
            <text:p>0.4070836263</text:p>
          </table:table-cell>
          <table:table-cell office:value-type="float" office:value="1.33861786091" calcext:value-type="float">
            <text:p>1.3386178609</text:p>
          </table:table-cell>
          <table:table-cell office:value-type="float" office:value="31.61" calcext:value-type="float">
            <text:p>31.61</text:p>
          </table:table-cell>
          <table:table-cell table:formula="of:=20.6+([.B919]*20)" office:value-type="float" office:value="28.7416725259" calcext:value-type="float">
            <text:p>28.7416725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24</text:p>
          </table:table-cell>
          <table:table-cell office:value-type="float" office:value="0.483635928934" calcext:value-type="float">
            <text:p>0.4836359289</text:p>
          </table:table-cell>
          <table:table-cell office:value-type="float" office:value="1.60196110426" calcext:value-type="float">
            <text:p>1.6019611043</text:p>
          </table:table-cell>
          <table:table-cell office:value-type="float" office:value="33.66" calcext:value-type="float">
            <text:p>33.66</text:p>
          </table:table-cell>
          <table:table-cell table:formula="of:=20.6+([.B920]*20)" office:value-type="float" office:value="30.27271857868" calcext:value-type="float">
            <text:p>30.2727185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27</text:p>
          </table:table-cell>
          <table:table-cell office:value-type="float" office:value="0.459358062924" calcext:value-type="float">
            <text:p>0.4593580629</text:p>
          </table:table-cell>
          <table:table-cell office:value-type="float" office:value="1.61487589902" calcext:value-type="float">
            <text:p>1.614875899</text:p>
          </table:table-cell>
          <table:table-cell office:value-type="float" office:value="32.19" calcext:value-type="float">
            <text:p>32.19</text:p>
          </table:table-cell>
          <table:table-cell table:formula="of:=20.6+([.B921]*20)" office:value-type="float" office:value="29.78716125848" calcext:value-type="float">
            <text:p>29.7871612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28</text:p>
          </table:table-cell>
          <table:table-cell office:value-type="float" office:value="1.19311610954" calcext:value-type="float">
            <text:p>1.1931161095</text:p>
          </table:table-cell>
          <table:table-cell office:value-type="float" office:value="1.49361731372" calcext:value-type="float">
            <text:p>1.4936173137</text:p>
          </table:table-cell>
          <table:table-cell office:value-type="float" office:value="25.23" calcext:value-type="float">
            <text:p>25.23</text:p>
          </table:table-cell>
          <table:table-cell table:formula="of:=20.6+([.B922]*20)" office:value-type="float" office:value="44.4623221908" calcext:value-type="float">
            <text:p>44.4623221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29</text:p>
          </table:table-cell>
          <table:table-cell office:value-type="float" office:value="1.59727797879" calcext:value-type="float">
            <text:p>1.5972779788</text:p>
          </table:table-cell>
          <table:table-cell office:value-type="float" office:value="1.49858333351" calcext:value-type="float">
            <text:p>1.4985833335</text:p>
          </table:table-cell>
          <table:table-cell office:value-type="float" office:value="24.39" calcext:value-type="float">
            <text:p>24.39</text:p>
          </table:table-cell>
          <table:table-cell table:formula="of:=20.6+([.B923]*20)" office:value-type="float" office:value="52.5455595758" calcext:value-type="float">
            <text:p>52.5455595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30</text:p>
          </table:table-cell>
          <table:table-cell office:value-type="float" office:value="1.03785350177" calcext:value-type="float">
            <text:p>1.0378535018</text:p>
          </table:table-cell>
          <table:table-cell office:value-type="float" office:value="1.49899225575" calcext:value-type="float">
            <text:p>1.4989922558</text:p>
          </table:table-cell>
          <table:table-cell office:value-type="float" office:value="25.18" calcext:value-type="float">
            <text:p>25.18</text:p>
          </table:table-cell>
          <table:table-cell table:formula="of:=20.6+([.B924]*20)" office:value-type="float" office:value="41.3570700354" calcext:value-type="float">
            <text:p>41.3570700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1-31</text:p>
          </table:table-cell>
          <table:table-cell office:value-type="float" office:value="1.17943683899" calcext:value-type="float">
            <text:p>1.179436839</text:p>
          </table:table-cell>
          <table:table-cell office:value-type="float" office:value="1.49947344024" calcext:value-type="float">
            <text:p>1.4994734402</text:p>
          </table:table-cell>
          <table:table-cell office:value-type="float" office:value="23.91" calcext:value-type="float">
            <text:p>23.91</text:p>
          </table:table-cell>
          <table:table-cell table:formula="of:=20.6+([.B925]*20)" office:value-type="float" office:value="44.1887367798" calcext:value-type="float">
            <text:p>44.1887367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2-03</text:p>
          </table:table-cell>
          <table:table-cell office:value-type="float" office:value="0.890606165099" calcext:value-type="float">
            <text:p>0.8906061651</text:p>
          </table:table-cell>
          <table:table-cell office:value-type="float" office:value="1.49981795555" calcext:value-type="float">
            <text:p>1.4998179556</text:p>
          </table:table-cell>
          <table:table-cell office:value-type="float" office:value="25.76" calcext:value-type="float">
            <text:p>25.76</text:p>
          </table:table-cell>
          <table:table-cell table:formula="of:=20.6+([.B926]*20)" office:value-type="float" office:value="38.41212330198" calcext:value-type="float">
            <text:p>38.412123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2-04</text:p>
          </table:table-cell>
          <table:table-cell office:value-type="float" office:value="0.992942764349" calcext:value-type="float">
            <text:p>0.9929427643</text:p>
          </table:table-cell>
          <table:table-cell office:value-type="float" office:value="1.50795124696" calcext:value-type="float">
            <text:p>1.507951247</text:p>
          </table:table-cell>
          <table:table-cell office:value-type="float" office:value="23.76" calcext:value-type="float">
            <text:p>23.76</text:p>
          </table:table-cell>
          <table:table-cell table:formula="of:=20.6+([.B927]*20)" office:value-type="float" office:value="40.45885528698" calcext:value-type="float">
            <text:p>40.458855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2-05</text:p>
          </table:table-cell>
          <table:table-cell office:value-type="float" office:value="1.08211393105" calcext:value-type="float">
            <text:p>1.0821139311</text:p>
          </table:table-cell>
          <table:table-cell office:value-type="float" office:value="1.52907901791" calcext:value-type="float">
            <text:p>1.5290790179</text:p>
          </table:table-cell>
          <table:table-cell office:value-type="float" office:value="23.47" calcext:value-type="float">
            <text:p>23.47</text:p>
          </table:table-cell>
          <table:table-cell table:formula="of:=20.6+([.B928]*20)" office:value-type="float" office:value="42.242278621" calcext:value-type="float">
            <text:p>42.242278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2-06</text:p>
          </table:table-cell>
          <table:table-cell office:value-type="float" office:value="0.247749298959" calcext:value-type="float">
            <text:p>0.247749299</text:p>
          </table:table-cell>
          <table:table-cell office:value-type="float" office:value="1.52919547583" calcext:value-type="float">
            <text:p>1.5291954758</text:p>
          </table:table-cell>
          <table:table-cell office:value-type="float" office:value="22.55" calcext:value-type="float">
            <text:p>22.55</text:p>
          </table:table-cell>
          <table:table-cell table:formula="of:=20.6+([.B929]*20)" office:value-type="float" office:value="25.55498597918" calcext:value-type="float">
            <text:p>25.5549859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2-07</text:p>
          </table:table-cell>
          <table:table-cell office:value-type="float" office:value="0.0287000813557" calcext:value-type="float">
            <text:p>0.0287000814</text:p>
          </table:table-cell>
          <table:table-cell office:value-type="float" office:value="1.53569213374" calcext:value-type="float">
            <text:p>1.5356921337</text:p>
          </table:table-cell>
          <table:table-cell office:value-type="float" office:value="22.63" calcext:value-type="float">
            <text:p>22.63</text:p>
          </table:table-cell>
          <table:table-cell table:formula="of:=20.6+([.B930]*20)" office:value-type="float" office:value="21.174001627114" calcext:value-type="float">
            <text:p>21.1740016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2-10</text:p>
          </table:table-cell>
          <table:table-cell office:value-type="float" office:value="0.0834169895278" calcext:value-type="float">
            <text:p>0.0834169895</text:p>
          </table:table-cell>
          <table:table-cell office:value-type="float" office:value="1.53371482423" calcext:value-type="float">
            <text:p>1.5337148242</text:p>
          </table:table-cell>
          <table:table-cell office:value-type="float" office:value="22.27" calcext:value-type="float">
            <text:p>22.27</text:p>
          </table:table-cell>
          <table:table-cell table:formula="of:=20.6+([.B931]*20)" office:value-type="float" office:value="22.268339790556" calcext:value-type="float">
            <text:p>22.268339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2-11</text:p>
          </table:table-cell>
          <table:table-cell office:value-type="float" office:value="0.0241874003148" calcext:value-type="float">
            <text:p>0.0241874003</text:p>
          </table:table-cell>
          <table:table-cell office:value-type="float" office:value="1.53318796009" calcext:value-type="float">
            <text:p>1.5331879601</text:p>
          </table:table-cell>
          <table:table-cell office:value-type="float" office:value="22.31" calcext:value-type="float">
            <text:p>22.31</text:p>
          </table:table-cell>
          <table:table-cell table:formula="of:=20.6+([.B932]*20)" office:value-type="float" office:value="21.083748006296" calcext:value-type="float">
            <text:p>21.0837480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2-12</text:p>
          </table:table-cell>
          <table:table-cell office:value-type="float" office:value="0.0703064875272" calcext:value-type="float">
            <text:p>0.0703064875</text:p>
          </table:table-cell>
          <table:table-cell office:value-type="float" office:value="1.54605728916" calcext:value-type="float">
            <text:p>1.5460572892</text:p>
          </table:table-cell>
          <table:table-cell office:value-type="float" office:value="22.42" calcext:value-type="float">
            <text:p>22.42</text:p>
          </table:table-cell>
          <table:table-cell table:formula="of:=20.6+([.B933]*20)" office:value-type="float" office:value="22.006129750544" calcext:value-type="float">
            <text:p>22.0061297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2-13</text:p>
          </table:table-cell>
          <table:table-cell office:value-type="float" office:value="0.15861294807" calcext:value-type="float">
            <text:p>0.1586129481</text:p>
          </table:table-cell>
          <table:table-cell office:value-type="float" office:value="1.54136687058" calcext:value-type="float">
            <text:p>1.5413668706</text:p>
          </table:table-cell>
          <table:table-cell office:value-type="float" office:value="21.64" calcext:value-type="float">
            <text:p>21.64</text:p>
          </table:table-cell>
          <table:table-cell table:formula="of:=20.6+([.B934]*20)" office:value-type="float" office:value="23.7722589614" calcext:value-type="float">
            <text:p>23.7722589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2-14</text:p>
          </table:table-cell>
          <table:table-cell office:value-type="float" office:value="0.194878631005" calcext:value-type="float">
            <text:p>0.194878631</text:p>
          </table:table-cell>
          <table:table-cell office:value-type="float" office:value="1.54145680199" calcext:value-type="float">
            <text:p>1.541456802</text:p>
          </table:table-cell>
          <table:table-cell office:value-type="float" office:value="21.45" calcext:value-type="float">
            <text:p>21.45</text:p>
          </table:table-cell>
          <table:table-cell table:formula="of:=20.6+([.B935]*20)" office:value-type="float" office:value="24.4975726201" calcext:value-type="float">
            <text:p>24.4975726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2-18</text:p>
          </table:table-cell>
          <table:table-cell office:value-type="float" office:value="0.203675036537" calcext:value-type="float">
            <text:p>0.2036750365</text:p>
          </table:table-cell>
          <table:table-cell office:value-type="float" office:value="1.54541896977" calcext:value-type="float">
            <text:p>1.5454189698</text:p>
          </table:table-cell>
          <table:table-cell office:value-type="float" office:value="21.37" calcext:value-type="float">
            <text:p>21.37</text:p>
          </table:table-cell>
          <table:table-cell table:formula="of:=20.6+([.B936]*20)" office:value-type="float" office:value="24.67350073074" calcext:value-type="float">
            <text:p>24.6735007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2-19</text:p>
          </table:table-cell>
          <table:table-cell office:value-type="float" office:value="0.435987424145" calcext:value-type="float">
            <text:p>0.4359874241</text:p>
          </table:table-cell>
          <table:table-cell office:value-type="float" office:value="1.53986585683" calcext:value-type="float">
            <text:p>1.5398658568</text:p>
          </table:table-cell>
          <table:table-cell office:value-type="float" office:value="22.02" calcext:value-type="float">
            <text:p>22.02</text:p>
          </table:table-cell>
          <table:table-cell table:formula="of:=20.6+([.B937]*20)" office:value-type="float" office:value="29.3197484829" calcext:value-type="float">
            <text:p>29.3197484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2-20</text:p>
          </table:table-cell>
          <table:table-cell office:value-type="float" office:value="0.688543811571" calcext:value-type="float">
            <text:p>0.6885438116</text:p>
          </table:table-cell>
          <table:table-cell office:value-type="float" office:value="1.54888344118" calcext:value-type="float">
            <text:p>1.5488834412</text:p>
          </table:table-cell>
          <table:table-cell office:value-type="float" office:value="21.58" calcext:value-type="float">
            <text:p>21.58</text:p>
          </table:table-cell>
          <table:table-cell table:formula="of:=20.6+([.B938]*20)" office:value-type="float" office:value="34.37087623142" calcext:value-type="float">
            <text:p>34.3708762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2-21</text:p>
          </table:table-cell>
          <table:table-cell office:value-type="float" office:value="0.553489775195" calcext:value-type="float">
            <text:p>0.5534897752</text:p>
          </table:table-cell>
          <table:table-cell office:value-type="float" office:value="1.54821581913" calcext:value-type="float">
            <text:p>1.5482158191</text:p>
          </table:table-cell>
          <table:table-cell office:value-type="float" office:value="22.28" calcext:value-type="float">
            <text:p>22.28</text:p>
          </table:table-cell>
          <table:table-cell table:formula="of:=20.6+([.B939]*20)" office:value-type="float" office:value="31.6697955039" calcext:value-type="float">
            <text:p>31.6697955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2-24</text:p>
          </table:table-cell>
          <table:table-cell office:value-type="float" office:value="0.643317825989" calcext:value-type="float">
            <text:p>0.643317826</text:p>
          </table:table-cell>
          <table:table-cell office:value-type="float" office:value="1.54983821504" calcext:value-type="float">
            <text:p>1.549838215</text:p>
          </table:table-cell>
          <table:table-cell office:value-type="float" office:value="21.31" calcext:value-type="float">
            <text:p>21.31</text:p>
          </table:table-cell>
          <table:table-cell table:formula="of:=20.6+([.B940]*20)" office:value-type="float" office:value="33.46635651978" calcext:value-type="float">
            <text:p>33.4663565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2-25</text:p>
          </table:table-cell>
          <table:table-cell office:value-type="float" office:value="0.245595821322" calcext:value-type="float">
            <text:p>0.2455958213</text:p>
          </table:table-cell>
          <table:table-cell office:value-type="float" office:value="1.55487691907" calcext:value-type="float">
            <text:p>1.5548769191</text:p>
          </table:table-cell>
          <table:table-cell office:value-type="float" office:value="21.39" calcext:value-type="float">
            <text:p>21.39</text:p>
          </table:table-cell>
          <table:table-cell table:formula="of:=20.6+([.B941]*20)" office:value-type="float" office:value="25.51191642644" calcext:value-type="float">
            <text:p>25.5119164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2-26</text:p>
          </table:table-cell>
          <table:table-cell office:value-type="float" office:value="0.239777297772" calcext:value-type="float">
            <text:p>0.2397772978</text:p>
          </table:table-cell>
          <table:table-cell office:value-type="float" office:value="1.55661196925" calcext:value-type="float">
            <text:p>1.5566119693</text:p>
          </table:table-cell>
          <table:table-cell office:value-type="float" office:value="22.34" calcext:value-type="float">
            <text:p>22.34</text:p>
          </table:table-cell>
          <table:table-cell table:formula="of:=20.6+([.B942]*20)" office:value-type="float" office:value="25.39554595544" calcext:value-type="float">
            <text:p>25.3955459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2-27</text:p>
          </table:table-cell>
          <table:table-cell office:value-type="float" office:value="0.554929556279" calcext:value-type="float">
            <text:p>0.5549295563</text:p>
          </table:table-cell>
          <table:table-cell office:value-type="float" office:value="1.55123141157" calcext:value-type="float">
            <text:p>1.5512314116</text:p>
          </table:table-cell>
          <table:table-cell office:value-type="float" office:value="21.51" calcext:value-type="float">
            <text:p>21.51</text:p>
          </table:table-cell>
          <table:table-cell table:formula="of:=20.6+([.B943]*20)" office:value-type="float" office:value="31.69859112558" calcext:value-type="float">
            <text:p>31.6985911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2-28</text:p>
          </table:table-cell>
          <table:table-cell office:value-type="float" office:value="0.335604710277" calcext:value-type="float">
            <text:p>0.3356047103</text:p>
          </table:table-cell>
          <table:table-cell office:value-type="float" office:value="1.55226663607" calcext:value-type="float">
            <text:p>1.5522666361</text:p>
          </table:table-cell>
          <table:table-cell office:value-type="float" office:value="21.08" calcext:value-type="float">
            <text:p>21.08</text:p>
          </table:table-cell>
          <table:table-cell table:formula="of:=20.6+([.B944]*20)" office:value-type="float" office:value="27.31209420554" calcext:value-type="float">
            <text:p>27.3120942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03</text:p>
          </table:table-cell>
          <table:table-cell office:value-type="float" office:value="0.569403816714" calcext:value-type="float">
            <text:p>0.5694038167</text:p>
          </table:table-cell>
          <table:table-cell office:value-type="float" office:value="1.56496320452" calcext:value-type="float">
            <text:p>1.5649632045</text:p>
          </table:table-cell>
          <table:table-cell office:value-type="float" office:value="21.78" calcext:value-type="float">
            <text:p>21.78</text:p>
          </table:table-cell>
          <table:table-cell table:formula="of:=20.6+([.B945]*20)" office:value-type="float" office:value="31.98807633428" calcext:value-type="float">
            <text:p>31.9880763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04</text:p>
          </table:table-cell>
          <table:table-cell office:value-type="float" office:value="0.383946829128" calcext:value-type="float">
            <text:p>0.3839468291</text:p>
          </table:table-cell>
          <table:table-cell office:value-type="float" office:value="1.57680927646" calcext:value-type="float">
            <text:p>1.5768092765</text:p>
          </table:table-cell>
          <table:table-cell office:value-type="float" office:value="20.13" calcext:value-type="float">
            <text:p>20.13</text:p>
          </table:table-cell>
          <table:table-cell table:formula="of:=20.6+([.B946]*20)" office:value-type="float" office:value="28.27893658256" calcext:value-type="float">
            <text:p>28.2789365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05</text:p>
          </table:table-cell>
          <table:table-cell office:value-type="float" office:value="0.43489500107" calcext:value-type="float">
            <text:p>0.4348950011</text:p>
          </table:table-cell>
          <table:table-cell office:value-type="float" office:value="1.59002702839" calcext:value-type="float">
            <text:p>1.5900270284</text:p>
          </table:table-cell>
          <table:table-cell office:value-type="float" office:value="19.94" calcext:value-type="float">
            <text:p>19.94</text:p>
          </table:table-cell>
          <table:table-cell table:formula="of:=20.6+([.B947]*20)" office:value-type="float" office:value="29.2979000214" calcext:value-type="float">
            <text:p>29.2979000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06</text:p>
          </table:table-cell>
          <table:table-cell office:value-type="float" office:value="0.367176232269" calcext:value-type="float">
            <text:p>0.3671762323</text:p>
          </table:table-cell>
          <table:table-cell office:value-type="float" office:value="1.59349261897" calcext:value-type="float">
            <text:p>1.593492619</text:p>
          </table:table-cell>
          <table:table-cell office:value-type="float" office:value="20.01" calcext:value-type="float">
            <text:p>20.01</text:p>
          </table:table-cell>
          <table:table-cell table:formula="of:=20.6+([.B948]*20)" office:value-type="float" office:value="27.94352464538" calcext:value-type="float">
            <text:p>27.9435246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07</text:p>
          </table:table-cell>
          <table:table-cell office:value-type="float" office:value="0.282119905286" calcext:value-type="float">
            <text:p>0.2821199053</text:p>
          </table:table-cell>
          <table:table-cell office:value-type="float" office:value="1.59575838236" calcext:value-type="float">
            <text:p>1.5957583824</text:p>
          </table:table-cell>
          <table:table-cell office:value-type="float" office:value="19.29" calcext:value-type="float">
            <text:p>19.29</text:p>
          </table:table-cell>
          <table:table-cell table:formula="of:=20.6+([.B949]*20)" office:value-type="float" office:value="26.24239810572" calcext:value-type="float">
            <text:p>26.2423981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10</text:p>
          </table:table-cell>
          <table:table-cell office:value-type="float" office:value="0.0096079481498" calcext:value-type="float">
            <text:p>0.0096079481</text:p>
          </table:table-cell>
          <table:table-cell office:value-type="float" office:value="1.59641412338" calcext:value-type="float">
            <text:p>1.5964141234</text:p>
          </table:table-cell>
          <table:table-cell office:value-type="float" office:value="19.09" calcext:value-type="float">
            <text:p>19.09</text:p>
          </table:table-cell>
          <table:table-cell table:formula="of:=20.6+([.B950]*20)" office:value-type="float" office:value="20.792158962996" calcext:value-type="float">
            <text:p>20.792158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11</text:p>
          </table:table-cell>
          <table:table-cell office:value-type="float" office:value="0.0000418108977849" calcext:value-type="float">
            <text:p>4.18108977849E-005</text:p>
          </table:table-cell>
          <table:table-cell office:value-type="float" office:value="1.59868948396" calcext:value-type="float">
            <text:p>1.598689484</text:p>
          </table:table-cell>
          <table:table-cell office:value-type="float" office:value="19.62" calcext:value-type="float">
            <text:p>19.62</text:p>
          </table:table-cell>
          <table:table-cell table:formula="of:=20.6+([.B951]*20)" office:value-type="float" office:value="20.6008362179557" calcext:value-type="float">
            <text:p>20.600836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12</text:p>
          </table:table-cell>
          <table:table-cell office:value-type="float" office:value="0.0143834870206" calcext:value-type="float">
            <text:p>0.014383487</text:p>
          </table:table-cell>
          <table:table-cell office:value-type="float" office:value="1.60966922465" calcext:value-type="float">
            <text:p>1.6096692247</text:p>
          </table:table-cell>
          <table:table-cell office:value-type="float" office:value="19.67" calcext:value-type="float">
            <text:p>19.67</text:p>
          </table:table-cell>
          <table:table-cell table:formula="of:=20.6+([.B952]*20)" office:value-type="float" office:value="20.887669740412" calcext:value-type="float">
            <text:p>20.88766974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13</text:p>
          </table:table-cell>
          <table:table-cell office:value-type="float" office:value="0.0583519277383" calcext:value-type="float">
            <text:p>0.0583519277</text:p>
          </table:table-cell>
          <table:table-cell office:value-type="float" office:value="1.60659036393" calcext:value-type="float">
            <text:p>1.6065903639</text:p>
          </table:table-cell>
          <table:table-cell office:value-type="float" office:value="20.66" calcext:value-type="float">
            <text:p>20.66</text:p>
          </table:table-cell>
          <table:table-cell table:formula="of:=20.6+([.B953]*20)" office:value-type="float" office:value="21.767038554766" calcext:value-type="float">
            <text:p>21.7670385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14</text:p>
          </table:table-cell>
          <table:table-cell office:value-type="float" office:value="0.226140759705" calcext:value-type="float">
            <text:p>0.2261407597</text:p>
          </table:table-cell>
          <table:table-cell office:value-type="float" office:value="1.6052225919" calcext:value-type="float">
            <text:p>1.6052225919</text:p>
          </table:table-cell>
          <table:table-cell office:value-type="float" office:value="21.27" calcext:value-type="float">
            <text:p>21.27</text:p>
          </table:table-cell>
          <table:table-cell table:formula="of:=20.6+([.B954]*20)" office:value-type="float" office:value="25.1228151941" calcext:value-type="float">
            <text:p>25.1228151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17</text:p>
          </table:table-cell>
          <table:table-cell office:value-type="float" office:value="0.271074586837" calcext:value-type="float">
            <text:p>0.2710745868</text:p>
          </table:table-cell>
          <table:table-cell office:value-type="float" office:value="1.61833734298" calcext:value-type="float">
            <text:p>1.618337343</text:p>
          </table:table-cell>
          <table:table-cell office:value-type="float" office:value="19.65" calcext:value-type="float">
            <text:p>19.65</text:p>
          </table:table-cell>
          <table:table-cell table:formula="of:=20.6+([.B955]*20)" office:value-type="float" office:value="26.02149173674" calcext:value-type="float">
            <text:p>26.0214917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18</text:p>
          </table:table-cell>
          <table:table-cell office:value-type="float" office:value="0.322603426056" calcext:value-type="float">
            <text:p>0.3226034261</text:p>
          </table:table-cell>
          <table:table-cell office:value-type="float" office:value="1.63163592683" calcext:value-type="float">
            <text:p>1.6316359268</text:p>
          </table:table-cell>
          <table:table-cell office:value-type="float" office:value="18.61" calcext:value-type="float">
            <text:p>18.61</text:p>
          </table:table-cell>
          <table:table-cell table:formula="of:=20.6+([.B956]*20)" office:value-type="float" office:value="27.05206852112" calcext:value-type="float">
            <text:p>27.0520685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19</text:p>
          </table:table-cell>
          <table:table-cell office:value-type="float" office:value="0.223562780606" calcext:value-type="float">
            <text:p>0.2235627806</text:p>
          </table:table-cell>
          <table:table-cell office:value-type="float" office:value="1.63192569184" calcext:value-type="float">
            <text:p>1.6319256918</text:p>
          </table:table-cell>
          <table:table-cell office:value-type="float" office:value="19.14" calcext:value-type="float">
            <text:p>19.14</text:p>
          </table:table-cell>
          <table:table-cell table:formula="of:=20.6+([.B957]*20)" office:value-type="float" office:value="25.07125561212" calcext:value-type="float">
            <text:p>25.0712556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20</text:p>
          </table:table-cell>
          <table:table-cell office:value-type="float" office:value="0.201486349278" calcext:value-type="float">
            <text:p>0.2014863493</text:p>
          </table:table-cell>
          <table:table-cell office:value-type="float" office:value="1.63223016332" calcext:value-type="float">
            <text:p>1.6322301633</text:p>
          </table:table-cell>
          <table:table-cell office:value-type="float" office:value="19.63" calcext:value-type="float">
            <text:p>19.63</text:p>
          </table:table-cell>
          <table:table-cell table:formula="of:=20.6+([.B958]*20)" office:value-type="float" office:value="24.62972698556" calcext:value-type="float">
            <text:p>24.6297269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21</text:p>
          </table:table-cell>
          <table:table-cell office:value-type="float" office:value="0.158408209828" calcext:value-type="float">
            <text:p>0.1584082098</text:p>
          </table:table-cell>
          <table:table-cell office:value-type="float" office:value="1.63125623418" calcext:value-type="float">
            <text:p>1.6312562342</text:p>
          </table:table-cell>
          <table:table-cell office:value-type="float" office:value="20.3" calcext:value-type="float">
            <text:p>20.3</text:p>
          </table:table-cell>
          <table:table-cell table:formula="of:=20.6+([.B959]*20)" office:value-type="float" office:value="23.76816419656" calcext:value-type="float">
            <text:p>23.76816419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24</text:p>
          </table:table-cell>
          <table:table-cell office:value-type="float" office:value="0.119791581892" calcext:value-type="float">
            <text:p>0.1197915819</text:p>
          </table:table-cell>
          <table:table-cell office:value-type="float" office:value="1.63641927369" calcext:value-type="float">
            <text:p>1.6364192737</text:p>
          </table:table-cell>
          <table:table-cell office:value-type="float" office:value="20.82" calcext:value-type="float">
            <text:p>20.82</text:p>
          </table:table-cell>
          <table:table-cell table:formula="of:=20.6+([.B960]*20)" office:value-type="float" office:value="22.99583163784" calcext:value-type="float">
            <text:p>22.9958316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25</text:p>
          </table:table-cell>
          <table:table-cell office:value-type="float" office:value="0.0434915112538" calcext:value-type="float">
            <text:p>0.0434915113</text:p>
          </table:table-cell>
          <table:table-cell office:value-type="float" office:value="1.63522914781" calcext:value-type="float">
            <text:p>1.6352291478</text:p>
          </table:table-cell>
          <table:table-cell office:value-type="float" office:value="20.21" calcext:value-type="float">
            <text:p>20.21</text:p>
          </table:table-cell>
          <table:table-cell table:formula="of:=20.6+([.B961]*20)" office:value-type="float" office:value="21.469830225076" calcext:value-type="float">
            <text:p>21.4698302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26</text:p>
          </table:table-cell>
          <table:table-cell office:value-type="float" office:value="0.0758069705187" calcext:value-type="float">
            <text:p>0.0758069705</text:p>
          </table:table-cell>
          <table:table-cell office:value-type="float" office:value="1.63376014644" calcext:value-type="float">
            <text:p>1.6337601464</text:p>
          </table:table-cell>
          <table:table-cell office:value-type="float" office:value="20.72" calcext:value-type="float">
            <text:p>20.72</text:p>
          </table:table-cell>
          <table:table-cell table:formula="of:=20.6+([.B962]*20)" office:value-type="float" office:value="22.116139410374" calcext:value-type="float">
            <text:p>22.1161394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27</text:p>
          </table:table-cell>
          <table:table-cell office:value-type="float" office:value="0.195292643097" calcext:value-type="float">
            <text:p>0.1952926431</text:p>
          </table:table-cell>
          <table:table-cell office:value-type="float" office:value="1.64209978873" calcext:value-type="float">
            <text:p>1.6420997887</text:p>
          </table:table-cell>
          <table:table-cell office:value-type="float" office:value="21.52" calcext:value-type="float">
            <text:p>21.52</text:p>
          </table:table-cell>
          <table:table-cell table:formula="of:=20.6+([.B963]*20)" office:value-type="float" office:value="24.50585286194" calcext:value-type="float">
            <text:p>24.5058528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28</text:p>
          </table:table-cell>
          <table:table-cell office:value-type="float" office:value="0.218982542252" calcext:value-type="float">
            <text:p>0.2189825423</text:p>
          </table:table-cell>
          <table:table-cell office:value-type="float" office:value="1.65324290756" calcext:value-type="float">
            <text:p>1.6532429076</text:p>
          </table:table-cell>
          <table:table-cell office:value-type="float" office:value="22.99" calcext:value-type="float">
            <text:p>22.99</text:p>
          </table:table-cell>
          <table:table-cell table:formula="of:=20.6+([.B964]*20)" office:value-type="float" office:value="24.97965084504" calcext:value-type="float">
            <text:p>24.979650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3-31</text:p>
          </table:table-cell>
          <table:table-cell office:value-type="float" office:value="0.187187740612" calcext:value-type="float">
            <text:p>0.1871877406</text:p>
          </table:table-cell>
          <table:table-cell office:value-type="float" office:value="1.67582588385" calcext:value-type="float">
            <text:p>1.6758258839</text:p>
          </table:table-cell>
          <table:table-cell office:value-type="float" office:value="23.36" calcext:value-type="float">
            <text:p>23.36</text:p>
          </table:table-cell>
          <table:table-cell table:formula="of:=20.6+([.B965]*20)" office:value-type="float" office:value="24.34375481224" calcext:value-type="float">
            <text:p>24.3437548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4-01</text:p>
          </table:table-cell>
          <table:table-cell office:value-type="float" office:value="0.215761078502" calcext:value-type="float">
            <text:p>0.2157610785</text:p>
          </table:table-cell>
          <table:table-cell office:value-type="float" office:value="1.67421029182" calcext:value-type="float">
            <text:p>1.6742102918</text:p>
          </table:table-cell>
          <table:table-cell office:value-type="float" office:value="22.44" calcext:value-type="float">
            <text:p>22.44</text:p>
          </table:table-cell>
          <table:table-cell table:formula="of:=20.6+([.B966]*20)" office:value-type="float" office:value="24.91522157004" calcext:value-type="float">
            <text:p>24.91522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4-02</text:p>
          </table:table-cell>
          <table:table-cell office:value-type="float" office:value="0.146189319805" calcext:value-type="float">
            <text:p>0.1461893198</text:p>
          </table:table-cell>
          <table:table-cell office:value-type="float" office:value="1.674720946" calcext:value-type="float">
            <text:p>1.674720946</text:p>
          </table:table-cell>
          <table:table-cell office:value-type="float" office:value="22.46" calcext:value-type="float">
            <text:p>22.46</text:p>
          </table:table-cell>
          <table:table-cell table:formula="of:=20.6+([.B967]*20)" office:value-type="float" office:value="23.5237863961" calcext:value-type="float">
            <text:p>23.5237863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4-03</text:p>
          </table:table-cell>
          <table:table-cell office:value-type="float" office:value="0.111802132834" calcext:value-type="float">
            <text:p>0.1118021328</text:p>
          </table:table-cell>
          <table:table-cell office:value-type="float" office:value="1.67640965951" calcext:value-type="float">
            <text:p>1.6764096595</text:p>
          </table:table-cell>
          <table:table-cell office:value-type="float" office:value="22.96" calcext:value-type="float">
            <text:p>22.96</text:p>
          </table:table-cell>
          <table:table-cell table:formula="of:=20.6+([.B968]*20)" office:value-type="float" office:value="22.83604265668" calcext:value-type="float">
            <text:p>22.8360426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4-04</text:p>
          </table:table-cell>
          <table:table-cell office:value-type="float" office:value="0.10866468739" calcext:value-type="float">
            <text:p>0.1086646874</text:p>
          </table:table-cell>
          <table:table-cell office:value-type="float" office:value="1.6749938777" calcext:value-type="float">
            <text:p>1.6749938777</text:p>
          </table:table-cell>
          <table:table-cell office:value-type="float" office:value="24.82" calcext:value-type="float">
            <text:p>24.82</text:p>
          </table:table-cell>
          <table:table-cell table:formula="of:=20.6+([.B969]*20)" office:value-type="float" office:value="22.7732937478" calcext:value-type="float">
            <text:p>22.7732937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4-07</text:p>
          </table:table-cell>
          <table:table-cell office:value-type="float" office:value="0.300305657586" calcext:value-type="float">
            <text:p>0.3003056576</text:p>
          </table:table-cell>
          <table:table-cell office:value-type="float" office:value="1.66938094071" calcext:value-type="float">
            <text:p>1.6693809407</text:p>
          </table:table-cell>
          <table:table-cell office:value-type="float" office:value="27.07" calcext:value-type="float">
            <text:p>27.07</text:p>
          </table:table-cell>
          <table:table-cell table:formula="of:=20.6+([.B970]*20)" office:value-type="float" office:value="26.60611315172" calcext:value-type="float">
            <text:p>26.60611315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4-08</text:p>
          </table:table-cell>
          <table:table-cell office:value-type="float" office:value="0.313348739807" calcext:value-type="float">
            <text:p>0.3133487398</text:p>
          </table:table-cell>
          <table:table-cell office:value-type="float" office:value="1.66950534709" calcext:value-type="float">
            <text:p>1.6695053471</text:p>
          </table:table-cell>
          <table:table-cell office:value-type="float" office:value="26.68" calcext:value-type="float">
            <text:p>26.68</text:p>
          </table:table-cell>
          <table:table-cell table:formula="of:=20.6+([.B971]*20)" office:value-type="float" office:value="26.86697479614" calcext:value-type="float">
            <text:p>26.8669747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4-09</text:p>
          </table:table-cell>
          <table:table-cell office:value-type="float" office:value="0.439287028464" calcext:value-type="float">
            <text:p>0.4392870285</text:p>
          </table:table-cell>
          <table:table-cell office:value-type="float" office:value="1.6742593012" calcext:value-type="float">
            <text:p>1.6742593012</text:p>
          </table:table-cell>
          <table:table-cell office:value-type="float" office:value="25.79" calcext:value-type="float">
            <text:p>25.79</text:p>
          </table:table-cell>
          <table:table-cell table:formula="of:=20.6+([.B972]*20)" office:value-type="float" office:value="29.38574056928" calcext:value-type="float">
            <text:p>29.3857405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4-10</text:p>
          </table:table-cell>
          <table:table-cell office:value-type="float" office:value="0.278237371607" calcext:value-type="float">
            <text:p>0.2782373716</text:p>
          </table:table-cell>
          <table:table-cell office:value-type="float" office:value="1.67022359878" calcext:value-type="float">
            <text:p>1.6702235988</text:p>
          </table:table-cell>
          <table:table-cell office:value-type="float" office:value="26.59" calcext:value-type="float">
            <text:p>26.59</text:p>
          </table:table-cell>
          <table:table-cell table:formula="of:=20.6+([.B973]*20)" office:value-type="float" office:value="26.16474743214" calcext:value-type="float">
            <text:p>26.1647474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4-11</text:p>
          </table:table-cell>
          <table:table-cell office:value-type="float" office:value="0.406765170345" calcext:value-type="float">
            <text:p>0.4067651703</text:p>
          </table:table-cell>
          <table:table-cell office:value-type="float" office:value="1.67147816541" calcext:value-type="float">
            <text:p>1.6714781654</text:p>
          </table:table-cell>
          <table:table-cell office:value-type="float" office:value="28.13" calcext:value-type="float">
            <text:p>28.13</text:p>
          </table:table-cell>
          <table:table-cell table:formula="of:=20.6+([.B974]*20)" office:value-type="float" office:value="28.7353034069" calcext:value-type="float">
            <text:p>28.7353034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4-14</text:p>
          </table:table-cell>
          <table:table-cell office:value-type="float" office:value="0.346194557998" calcext:value-type="float">
            <text:p>0.346194558</text:p>
          </table:table-cell>
          <table:table-cell office:value-type="float" office:value="1.68406424095" calcext:value-type="float">
            <text:p>1.684064241</text:p>
          </table:table-cell>
          <table:table-cell office:value-type="float" office:value="27.8" calcext:value-type="float">
            <text:p>27.8</text:p>
          </table:table-cell>
          <table:table-cell table:formula="of:=20.6+([.B975]*20)" office:value-type="float" office:value="27.52389115996" calcext:value-type="float">
            <text:p>27.52389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4-15</text:p>
          </table:table-cell>
          <table:table-cell office:value-type="float" office:value="0.278890418361" calcext:value-type="float">
            <text:p>0.2788904184</text:p>
          </table:table-cell>
          <table:table-cell office:value-type="float" office:value="1.68712307325" calcext:value-type="float">
            <text:p>1.6871230733</text:p>
          </table:table-cell>
          <table:table-cell office:value-type="float" office:value="27.26" calcext:value-type="float">
            <text:p>27.26</text:p>
          </table:table-cell>
          <table:table-cell table:formula="of:=20.6+([.B976]*20)" office:value-type="float" office:value="26.17780836722" calcext:value-type="float">
            <text:p>26.1778083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4-16</text:p>
          </table:table-cell>
          <table:table-cell office:value-type="float" office:value="0.280605238253" calcext:value-type="float">
            <text:p>0.2806052383</text:p>
          </table:table-cell>
          <table:table-cell office:value-type="float" office:value="1.75988455538" calcext:value-type="float">
            <text:p>1.7598845554</text:p>
          </table:table-cell>
          <table:table-cell office:value-type="float" office:value="26.24" calcext:value-type="float">
            <text:p>26.24</text:p>
          </table:table-cell>
          <table:table-cell table:formula="of:=20.6+([.B977]*20)" office:value-type="float" office:value="26.21210476506" calcext:value-type="float">
            <text:p>26.21210476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4-17</text:p>
          </table:table-cell>
          <table:table-cell office:value-type="float" office:value="0.293881645475" calcext:value-type="float">
            <text:p>0.2938816455</text:p>
          </table:table-cell>
          <table:table-cell office:value-type="float" office:value="1.7769260328" calcext:value-type="float">
            <text:p>1.7769260328</text:p>
          </table:table-cell>
          <table:table-cell office:value-type="float" office:value="24.86" calcext:value-type="float">
            <text:p>24.86</text:p>
          </table:table-cell>
          <table:table-cell table:formula="of:=20.6+([.B978]*20)" office:value-type="float" office:value="26.4776329095" calcext:value-type="float">
            <text:p>26.47763290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4-21</text:p>
          </table:table-cell>
          <table:table-cell office:value-type="float" office:value="0.316872042582" calcext:value-type="float">
            <text:p>0.3168720426</text:p>
          </table:table-cell>
          <table:table-cell office:value-type="float" office:value="1.77458388442" calcext:value-type="float">
            <text:p>1.7745838844</text:p>
          </table:table-cell>
          <table:table-cell office:value-type="float" office:value="24.79" calcext:value-type="float">
            <text:p>24.79</text:p>
          </table:table-cell>
          <table:table-cell table:formula="of:=20.6+([.B979]*20)" office:value-type="float" office:value="26.93744085164" calcext:value-type="float">
            <text:p>26.9374408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4-22</text:p>
          </table:table-cell>
          <table:table-cell office:value-type="float" office:value="0.183285890397" calcext:value-type="float">
            <text:p>0.1832858904</text:p>
          </table:table-cell>
          <table:table-cell office:value-type="float" office:value="1.78433022773" calcext:value-type="float">
            <text:p>1.7843302277</text:p>
          </table:table-cell>
          <table:table-cell office:value-type="float" office:value="24.17" calcext:value-type="float">
            <text:p>24.17</text:p>
          </table:table-cell>
          <table:table-cell table:formula="of:=20.6+([.B980]*20)" office:value-type="float" office:value="24.26571780794" calcext:value-type="float">
            <text:p>24.2657178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4-23</text:p>
          </table:table-cell>
          <table:table-cell office:value-type="float" office:value="0.187393907533" calcext:value-type="float">
            <text:p>0.1873939075</text:p>
          </table:table-cell>
          <table:table-cell office:value-type="float" office:value="1.78680408922" calcext:value-type="float">
            <text:p>1.7868040892</text:p>
          </table:table-cell>
          <table:table-cell office:value-type="float" office:value="25.89" calcext:value-type="float">
            <text:p>25.89</text:p>
          </table:table-cell>
          <table:table-cell table:formula="of:=20.6+([.B981]*20)" office:value-type="float" office:value="24.34787815066" calcext:value-type="float">
            <text:p>24.3478781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4-24</text:p>
          </table:table-cell>
          <table:table-cell office:value-type="float" office:value="0.373227336832" calcext:value-type="float">
            <text:p>0.3732273368</text:p>
          </table:table-cell>
          <table:table-cell office:value-type="float" office:value="1.6268414283" calcext:value-type="float">
            <text:p>1.6268414283</text:p>
          </table:table-cell>
          <table:table-cell office:value-type="float" office:value="20" calcext:value-type="float">
            <text:p>20</text:p>
          </table:table-cell>
          <table:table-cell table:formula="of:=20.6+([.B982]*20)" office:value-type="float" office:value="28.06454673664" calcext:value-type="float">
            <text:p>28.0645467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4-25</text:p>
          </table:table-cell>
          <table:table-cell office:value-type="float" office:value="1.49023672651" calcext:value-type="float">
            <text:p>1.4902367265</text:p>
          </table:table-cell>
          <table:table-cell office:value-type="float" office:value="1.62731370382" calcext:value-type="float">
            <text:p>1.6273137038</text:p>
          </table:table-cell>
          <table:table-cell office:value-type="float" office:value="20.22" calcext:value-type="float">
            <text:p>20.22</text:p>
          </table:table-cell>
          <table:table-cell table:formula="of:=20.6+([.B983]*20)" office:value-type="float" office:value="50.4047345302" calcext:value-type="float">
            <text:p>50.4047345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4-04-28</text:p>
          </table:table-cell>
          <table:table-cell office:value-type="float" office:value="1.20000514298" calcext:value-type="float">
            <text:p>1.200005143</text:p>
          </table:table-cell>
          <table:table-cell office:value-type="float" office:value="1.60452760962" calcext:value-type="float">
            <text:p>1.6045276096</text:p>
          </table:table-cell>
          <table:table-cell office:value-type="float" office:value="22.97" calcext:value-type="float">
            <text:p>22.97</text:p>
          </table:table-cell>
          <table:table-cell table:formula="of:=20.6+([.B984]*20)" office:value-type="float" office:value="44.6001028596" calcext:value-type="float">
            <text:p>44.6001028596</text:p>
          </table:table-cell>
          <table:table-cell table:number-columns-repeated="4"/>
        </table:table-row>
        <table:table-row table:style-name="ro1">
          <table:table-cell table:style-name="Default"/>
          <table:table-cell table:formula="of:=MEDIAN([.B1:.B984])" office:value-type="float" office:value="0.06884574532775" calcext:value-type="float">
            <text:p>0.0688457453</text:p>
          </table:table-cell>
          <table:table-cell/>
          <table:table-cell table:formula="of:=MEDIAN([.D1:.D984])" office:value-type="float" office:value="30.725" calcext:value-type="float">
            <text:p>30.725</text:p>
          </table:table-cell>
          <table:table-cell table:number-columns-repeated="3"/>
          <table:table-cell office:value-type="float" office:value="30.6" calcext:value-type="float">
            <text:p>30.6</text:p>
          </table:table-cell>
          <table:table-cell office:value-type="string" calcext:value-type="string">
            <text:p>6.2/2</text:p>
          </table:table-cell>
        </table:table-row>
        <table:table-row table:style-name="ro1">
          <table:table-cell table:style-name="Default"/>
          <table:table-cell table:formula="of:=STDEV([.B1:.B984])" office:value-type="float" office:value="0.231844530930939" calcext:value-type="float">
            <text:p>0.2318445309</text:p>
          </table:table-cell>
          <table:table-cell/>
          <table:table-cell table:formula="of:=STDEV([.D1:.D984])" office:value-type="float" office:value="6.1997874790259" calcext:value-type="float">
            <text:p>6.19978747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23:38:58.938297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00:02:03.073416512</meta:creation-date>
    <dc:date>2015-05-06T06:30:52.099714430</dc:date>
    <meta:editing-duration>PT5M49S</meta:editing-duration>
    <meta:editing-cycles>3</meta:editing-cycles>
    <meta:generator>LibreOffice/4.2.7.2$Linux_X86_64 LibreOffice_project/420m0$Build-2</meta:generator>
    <meta:document-statistic meta:table-count="1" meta:cell-count="49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3cm" svg:height="14.398cm" xlink:href=".." xlink:type="simple" chart:class="chart:line" chart:style-name="ch1">
        <chart:legend chart:legend-position="end" svg:x="25.151cm" svg:y="6.651cm" style:legend-expansion="high" chart:style-name="ch2"/>
        <chart:plot-area chart:style-name="ch3" table:cell-range-address="Sheet1.D1:Sheet1.E984" svg:x="0.56cm" svg:y="0.287cm" svg:width="24.031cm" svg:height="13.824cm">
          <chartooo:coordinate-region svg:x="1.367cm" svg:y="0.486cm" svg:width="23.224cm" svg:height="12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984" chart:class="chart:line">
            <chart:data-point chart:repeated="984"/>
          </chart:series>
          <chart:series chart:style-name="ch7" chart:values-cell-range-address="Sheet1.E1:Sheet1.E984" chart:class="chart:line">
            <chart:data-point chart:repeated="9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97">
                <text:p>44.97</text:p>
                <draw:g>
                  <svg:desc>Sheet1.D1:Sheet1.D984</svg:desc>
                </draw:g>
              </table:table-cell>
              <table:table-cell office:value-type="float" office:value="22.274569140488">
                <text:p>22.274569140488</text:p>
                <draw:g>
                  <svg:desc>Sheet1.E1:Sheet1.E9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26">
                <text:p>43.26</text:p>
              </table:table-cell>
              <table:table-cell office:value-type="float" office:value="21.388183972628">
                <text:p>21.388183972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29">
                <text:p>40.29</text:p>
              </table:table-cell>
              <table:table-cell office:value-type="float" office:value="22.406575507252">
                <text:p>22.406575507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4">
                <text:p>45.4</text:p>
              </table:table-cell>
              <table:table-cell office:value-type="float" office:value="28.93984076234">
                <text:p>28.93984076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7">
                <text:p>47.77</text:p>
              </table:table-cell>
              <table:table-cell office:value-type="float" office:value="28.47392046328">
                <text:p>28.47392046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14">
                <text:p>47.14</text:p>
              </table:table-cell>
              <table:table-cell office:value-type="float" office:value="29.07719908478">
                <text:p>29.07719908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41">
                <text:p>47.41</text:p>
              </table:table-cell>
              <table:table-cell office:value-type="float" office:value="27.24066887348">
                <text:p>27.24066887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04">
                <text:p>43.04</text:p>
              </table:table-cell>
              <table:table-cell office:value-type="float" office:value="33.09023119072">
                <text:p>33.09023119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18">
                <text:p>40.18</text:p>
              </table:table-cell>
              <table:table-cell office:value-type="float" office:value="27.98922224918">
                <text:p>27.98922224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.08">
                <text:p>41.08</text:p>
              </table:table-cell>
              <table:table-cell office:value-type="float" office:value="22.77163633544">
                <text:p>22.77163633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59">
                <text:p>37.59</text:p>
              </table:table-cell>
              <table:table-cell office:value-type="float" office:value="24.96234131698">
                <text:p>24.96234131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.26">
                <text:p>37.26</text:p>
              </table:table-cell>
              <table:table-cell office:value-type="float" office:value="23.5849979604">
                <text:p>23.58499796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.01">
                <text:p>38.01</text:p>
              </table:table-cell>
              <table:table-cell office:value-type="float" office:value="21.339689561982">
                <text:p>21.33968956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98">
                <text:p>37.98</text:p>
              </table:table-cell>
              <table:table-cell office:value-type="float" office:value="20.7959509473054">
                <text:p>20.79595094730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97">
                <text:p>38.97</text:p>
              </table:table-cell>
              <table:table-cell office:value-type="float" office:value="20.6004931867278">
                <text:p>20.6004931867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5">
                <text:p>39.5</text:p>
              </table:table-cell>
              <table:table-cell office:value-type="float" office:value="22.38157733348">
                <text:p>22.38157733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02">
                <text:p>42.02</text:p>
              </table:table-cell>
              <table:table-cell office:value-type="float" office:value="21.674993216724">
                <text:p>21.674993216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28">
                <text:p>43.28</text:p>
              </table:table-cell>
              <table:table-cell office:value-type="float" office:value="23.54171386788">
                <text:p>23.541713867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16">
                <text:p>42.16</text:p>
              </table:table-cell>
              <table:table-cell office:value-type="float" office:value="22.53703178386">
                <text:p>22.537031783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.86">
                <text:p>42.86</text:p>
              </table:table-cell>
              <table:table-cell office:value-type="float" office:value="22.326762135014">
                <text:p>22.3267621350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.61">
                <text:p>48.61</text:p>
              </table:table-cell>
              <table:table-cell office:value-type="float" office:value="23.44544180308">
                <text:p>23.445441803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24">
                <text:p>49.24</text:p>
              </table:table-cell>
              <table:table-cell office:value-type="float" office:value="29.52974374632">
                <text:p>29.52974374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.61">
                <text:p>49.61</text:p>
              </table:table-cell>
              <table:table-cell office:value-type="float" office:value="25.72834204686">
                <text:p>25.72834204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.17">
                <text:p>47.17</text:p>
              </table:table-cell>
              <table:table-cell office:value-type="float" office:value="26.24719109138">
                <text:p>26.24719109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.61">
                <text:p>47.61</text:p>
              </table:table-cell>
              <table:table-cell office:value-type="float" office:value="24.33387722014">
                <text:p>24.333877220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.6">
                <text:p>43.6</text:p>
              </table:table-cell>
              <table:table-cell office:value-type="float" office:value="27.2922353586">
                <text:p>27.2922353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66">
                <text:p>43.66</text:p>
              </table:table-cell>
              <table:table-cell office:value-type="float" office:value="21.258705358168">
                <text:p>21.2587053581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.45">
                <text:p>42.45</text:p>
              </table:table-cell>
              <table:table-cell office:value-type="float" office:value="25.42679990922">
                <text:p>25.426799909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.92">
                <text:p>41.92</text:p>
              </table:table-cell>
              <table:table-cell office:value-type="float" office:value="23.23858433">
                <text:p>23.238584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.71">
                <text:p>43.71</text:p>
              </table:table-cell>
              <table:table-cell office:value-type="float" office:value="24.03521588674">
                <text:p>24.035215886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1">
                <text:p>44.1</text:p>
              </table:table-cell>
              <table:table-cell office:value-type="float" office:value="28.69462080676">
                <text:p>28.694620806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.07">
                <text:p>46.07</text:p>
              </table:table-cell>
              <table:table-cell office:value-type="float" office:value="26.72347156216">
                <text:p>26.723471562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11">
                <text:p>45.11</text:p>
              </table:table-cell>
              <table:table-cell office:value-type="float" office:value="20.7189662570984">
                <text:p>20.71896625709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27">
                <text:p>45.27</text:p>
              </table:table-cell>
              <table:table-cell office:value-type="float" office:value="20.72928790044">
                <text:p>20.72928790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.96">
                <text:p>41.96</text:p>
              </table:table-cell>
              <table:table-cell office:value-type="float" office:value="21.723769382152">
                <text:p>21.723769382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84">
                <text:p>35.84</text:p>
              </table:table-cell>
              <table:table-cell office:value-type="float" office:value="26.33267365836">
                <text:p>26.332673658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09">
                <text:p>33.09</text:p>
              </table:table-cell>
              <table:table-cell office:value-type="float" office:value="20.6024467099992">
                <text:p>20.60244670999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.24">
                <text:p>31.24</text:p>
              </table:table-cell>
              <table:table-cell office:value-type="float" office:value="20.848086716198">
                <text:p>20.848086716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.07">
                <text:p>31.07</text:p>
              </table:table-cell>
              <table:table-cell office:value-type="float" office:value="20.64902380343">
                <text:p>20.649023803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.95">
                <text:p>30.95</text:p>
              </table:table-cell>
              <table:table-cell office:value-type="float" office:value="20.7632712549144">
                <text:p>20.7632712549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.51">
                <text:p>30.51</text:p>
              </table:table-cell>
              <table:table-cell office:value-type="float" office:value="20.6024251360838">
                <text:p>20.60242513608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.9">
                <text:p>30.9</text:p>
              </table:table-cell>
              <table:table-cell office:value-type="float" office:value="21.08971052936">
                <text:p>21.089710529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.57">
                <text:p>31.57</text:p>
              </table:table-cell>
              <table:table-cell office:value-type="float" office:value="22.98686400252">
                <text:p>22.986864002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.22">
                <text:p>30.22</text:p>
              </table:table-cell>
              <table:table-cell office:value-type="float" office:value="21.122466286448">
                <text:p>21.1224662864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.94">
                <text:p>29.94</text:p>
              </table:table-cell>
              <table:table-cell office:value-type="float" office:value="21.062690362742">
                <text:p>21.0626903627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.14">
                <text:p>30.14</text:p>
              </table:table-cell>
              <table:table-cell office:value-type="float" office:value="20.6597654260016">
                <text:p>20.65976542600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47">
                <text:p>30.47</text:p>
              </table:table-cell>
              <table:table-cell office:value-type="float" office:value="20.636978993797">
                <text:p>20.6369789937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.85">
                <text:p>29.85</text:p>
              </table:table-cell>
              <table:table-cell office:value-type="float" office:value="20.6229117539204">
                <text:p>20.6229117539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.88">
                <text:p>29.88</text:p>
              </table:table-cell>
              <table:table-cell office:value-type="float" office:value="20.6854845649332">
                <text:p>20.6854845649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88">
                <text:p>29.88</text:p>
              </table:table-cell>
              <table:table-cell office:value-type="float" office:value="20.6005255920297">
                <text:p>20.60052559202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.47">
                <text:p>33.47</text:p>
              </table:table-cell>
              <table:table-cell office:value-type="float" office:value="21.621147694504">
                <text:p>21.621147694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.28">
                <text:p>33.28</text:p>
              </table:table-cell>
              <table:table-cell office:value-type="float" office:value="25.97048448914">
                <text:p>25.970484489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13">
                <text:p>33.13</text:p>
              </table:table-cell>
              <table:table-cell office:value-type="float" office:value="21.628184763464">
                <text:p>21.628184763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.43">
                <text:p>32.43</text:p>
              </table:table-cell>
              <table:table-cell office:value-type="float" office:value="22.73008463518">
                <text:p>22.730084635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.67">
                <text:p>31.67</text:p>
              </table:table-cell>
              <table:table-cell office:value-type="float" office:value="21.987120580684">
                <text:p>21.9871205806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.62">
                <text:p>31.62</text:p>
              </table:table-cell>
              <table:table-cell office:value-type="float" office:value="21.48627025344">
                <text:p>21.486270253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.45">
                <text:p>32.45</text:p>
              </table:table-cell>
              <table:table-cell office:value-type="float" office:value="21.634723548758">
                <text:p>21.6347235487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.49">
                <text:p>31.49</text:p>
              </table:table-cell>
              <table:table-cell office:value-type="float" office:value="21.14988186854">
                <text:p>21.149881868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.69">
                <text:p>33.69</text:p>
              </table:table-cell>
              <table:table-cell office:value-type="float" office:value="20.6202606119854">
                <text:p>20.62026061198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32">
                <text:p>36.32</text:p>
              </table:table-cell>
              <table:table-cell office:value-type="float" office:value="22.6304435611">
                <text:p>22.63044356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.6">
                <text:p>36.6</text:p>
              </table:table-cell>
              <table:table-cell office:value-type="float" office:value="23.70047999308">
                <text:p>23.700479993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.97">
                <text:p>35.97</text:p>
              </table:table-cell>
              <table:table-cell office:value-type="float" office:value="20.6000854847484">
                <text:p>20.60008548474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.65">
                <text:p>34.65</text:p>
              </table:table-cell>
              <table:table-cell office:value-type="float" office:value="20.881151718244">
                <text:p>20.8811517182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.25">
                <text:p>35.25</text:p>
              </table:table-cell>
              <table:table-cell office:value-type="float" office:value="21.048045703184">
                <text:p>21.0480457031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.61">
                <text:p>34.61</text:p>
              </table:table-cell>
              <table:table-cell office:value-type="float" office:value="20.7383848207732">
                <text:p>20.73838482077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.14">
                <text:p>31.14</text:p>
              </table:table-cell>
              <table:table-cell office:value-type="float" office:value="20.6003566906302">
                <text:p>20.60035669063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.86">
                <text:p>29.86</text:p>
              </table:table-cell>
              <table:table-cell office:value-type="float" office:value="20.845825751498">
                <text:p>20.8458257514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.62">
                <text:p>28.62</text:p>
              </table:table-cell>
              <table:table-cell office:value-type="float" office:value="20.6618345669198">
                <text:p>20.66183456691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.17">
                <text:p>31.17</text:p>
              </table:table-cell>
              <table:table-cell office:value-type="float" office:value="20.60448827786">
                <text:p>20.604488277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.78">
                <text:p>30.78</text:p>
              </table:table-cell>
              <table:table-cell office:value-type="float" office:value="20.7288778751824">
                <text:p>20.7288778751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.8">
                <text:p>30.8</text:p>
              </table:table-cell>
              <table:table-cell office:value-type="float" office:value="20.973732734968">
                <text:p>20.9737327349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.82">
                <text:p>30.82</text:p>
              </table:table-cell>
              <table:table-cell office:value-type="float" office:value="20.6533508371282">
                <text:p>20.65335083712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.81">
                <text:p>29.81</text:p>
              </table:table-cell>
              <table:table-cell office:value-type="float" office:value="20.6356375540714">
                <text:p>20.63563755407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.4">
                <text:p>29.4</text:p>
              </table:table-cell>
              <table:table-cell office:value-type="float" office:value="20.6027868388798">
                <text:p>20.60278683887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51">
                <text:p>29.51</text:p>
              </table:table-cell>
              <table:table-cell office:value-type="float" office:value="21.05337523597">
                <text:p>21.053375235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.15">
                <text:p>31.15</text:p>
              </table:table-cell>
              <table:table-cell office:value-type="float" office:value="21.487611795296">
                <text:p>21.4876117952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.05">
                <text:p>31.05</text:p>
              </table:table-cell>
              <table:table-cell office:value-type="float" office:value="23.58850774872">
                <text:p>23.588507748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.54">
                <text:p>31.54</text:p>
              </table:table-cell>
              <table:table-cell office:value-type="float" office:value="20.833548429964">
                <text:p>20.8335484299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.43">
                <text:p>32.43</text:p>
              </table:table-cell>
              <table:table-cell office:value-type="float" office:value="22.079794423534">
                <text:p>22.0797944235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.07">
                <text:p>33.07</text:p>
              </table:table-cell>
              <table:table-cell office:value-type="float" office:value="20.823439194778">
                <text:p>20.823439194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.17">
                <text:p>34.17</text:p>
              </table:table-cell>
              <table:table-cell office:value-type="float" office:value="21.546931488206">
                <text:p>21.5469314882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.25">
                <text:p>34.25</text:p>
              </table:table-cell>
              <table:table-cell office:value-type="float" office:value="22.82252148018">
                <text:p>22.82252148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.68">
                <text:p>34.68</text:p>
              </table:table-cell>
              <table:table-cell office:value-type="float" office:value="22.008854523798">
                <text:p>22.0088545237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38">
                <text:p>35.38</text:p>
              </table:table-cell>
              <table:table-cell office:value-type="float" office:value="21.007720282106">
                <text:p>21.0077202821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48">
                <text:p>35.48</text:p>
              </table:table-cell>
              <table:table-cell office:value-type="float" office:value="20.6074856680172">
                <text:p>20.60748566801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.92">
                <text:p>35.92</text:p>
              </table:table-cell>
              <table:table-cell office:value-type="float" office:value="20.89283996878">
                <text:p>20.892839968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.57">
                <text:p>35.57</text:p>
              </table:table-cell>
              <table:table-cell office:value-type="float" office:value="20.827434543212">
                <text:p>20.8274345432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.5">
                <text:p>36.5</text:p>
              </table:table-cell>
              <table:table-cell office:value-type="float" office:value="20.6006047806733">
                <text:p>20.60060478067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.13">
                <text:p>36.13</text:p>
              </table:table-cell>
              <table:table-cell office:value-type="float" office:value="21.444002194646">
                <text:p>21.4440021946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.52">
                <text:p>36.52</text:p>
              </table:table-cell>
              <table:table-cell office:value-type="float" office:value="20.63747997497">
                <text:p>20.637479974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.28">
                <text:p>36.28</text:p>
              </table:table-cell>
              <table:table-cell office:value-type="float" office:value="21.2061148255">
                <text:p>21.2061148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.03">
                <text:p>36.03</text:p>
              </table:table-cell>
              <table:table-cell office:value-type="float" office:value="21.681471102692">
                <text:p>21.6814711026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.89">
                <text:p>36.89</text:p>
              </table:table-cell>
              <table:table-cell office:value-type="float" office:value="21.412291779172">
                <text:p>21.4122917791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">
                <text:p>36</text:p>
              </table:table-cell>
              <table:table-cell office:value-type="float" office:value="21.070058110688">
                <text:p>21.0700581106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.93">
                <text:p>35.93</text:p>
              </table:table-cell>
              <table:table-cell office:value-type="float" office:value="20.675491176779">
                <text:p>20.6754911767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6.45">
                <text:p>36.45</text:p>
              </table:table-cell>
              <table:table-cell office:value-type="float" office:value="23.19565490678">
                <text:p>23.195654906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.34">
                <text:p>42.34</text:p>
              </table:table-cell>
              <table:table-cell office:value-type="float" office:value="22.154074652956">
                <text:p>22.1540746529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.44">
                <text:p>45.44</text:p>
              </table:table-cell>
              <table:table-cell office:value-type="float" office:value="24.85834739684">
                <text:p>24.858347396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.75">
                <text:p>33.75</text:p>
              </table:table-cell>
              <table:table-cell office:value-type="float" office:value="23.28538706912">
                <text:p>23.285387069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.19">
                <text:p>30.19</text:p>
              </table:table-cell>
              <table:table-cell office:value-type="float" office:value="21.211681381664">
                <text:p>21.2116813816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.26">
                <text:p>29.26</text:p>
              </table:table-cell>
              <table:table-cell office:value-type="float" office:value="20.826535347836">
                <text:p>20.8265353478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.11">
                <text:p>29.11</text:p>
              </table:table-cell>
              <table:table-cell office:value-type="float" office:value="22.03225908504">
                <text:p>22.032259085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.19">
                <text:p>29.19</text:p>
              </table:table-cell>
              <table:table-cell office:value-type="float" office:value="21.864223952838">
                <text:p>21.8642239528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.71">
                <text:p>29.71</text:p>
              </table:table-cell>
              <table:table-cell office:value-type="float" office:value="21.294971764338">
                <text:p>21.2949717643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.31">
                <text:p>30.31</text:p>
              </table:table-cell>
              <table:table-cell office:value-type="float" office:value="20.6383303835032">
                <text:p>20.63833038350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.94">
                <text:p>30.94</text:p>
              </table:table-cell>
              <table:table-cell office:value-type="float" office:value="22.170735006362">
                <text:p>22.1707350063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.58">
                <text:p>32.58</text:p>
              </table:table-cell>
              <table:table-cell office:value-type="float" office:value="21.311488184212">
                <text:p>21.3114881842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.03">
                <text:p>32.03</text:p>
              </table:table-cell>
              <table:table-cell office:value-type="float" office:value="20.6279725426938">
                <text:p>20.62797254269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.66">
                <text:p>31.66</text:p>
              </table:table-cell>
              <table:table-cell office:value-type="float" office:value="20.7793288639432">
                <text:p>20.77932886394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.97">
                <text:p>29.97</text:p>
              </table:table-cell>
              <table:table-cell office:value-type="float" office:value="20.939052839434">
                <text:p>20.9390528394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.75">
                <text:p>29.75</text:p>
              </table:table-cell>
              <table:table-cell office:value-type="float" office:value="20.919388414062">
                <text:p>20.9193884140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.89">
                <text:p>30.89</text:p>
              </table:table-cell>
              <table:table-cell office:value-type="float" office:value="20.7608004928654">
                <text:p>20.76080049286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.61">
                <text:p>30.61</text:p>
              </table:table-cell>
              <table:table-cell office:value-type="float" office:value="20.6040997629831">
                <text:p>20.60409976298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.42">
                <text:p>29.42</text:p>
              </table:table-cell>
              <table:table-cell office:value-type="float" office:value="21.245733899068">
                <text:p>21.2457338990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.89">
                <text:p>28.89</text:p>
              </table:table-cell>
              <table:table-cell office:value-type="float" office:value="20.6131670801181">
                <text:p>20.61316708011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.55">
                <text:p>30.55</text:p>
              </table:table-cell>
              <table:table-cell office:value-type="float" office:value="20.6004318742034">
                <text:p>20.60043187420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.87">
                <text:p>33.87</text:p>
              </table:table-cell>
              <table:table-cell office:value-type="float" office:value="20.6138731759076">
                <text:p>20.61387317590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.13">
                <text:p>33.13</text:p>
              </table:table-cell>
              <table:table-cell office:value-type="float" office:value="22.100753173562">
                <text:p>22.1007531735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.41">
                <text:p>33.41</text:p>
              </table:table-cell>
              <table:table-cell office:value-type="float" office:value="21.53629509684">
                <text:p>21.536295096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.97">
                <text:p>32.97</text:p>
              </table:table-cell>
              <table:table-cell office:value-type="float" office:value="21.561467182988">
                <text:p>21.5614671829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.01">
                <text:p>30.01</text:p>
              </table:table-cell>
              <table:table-cell office:value-type="float" office:value="21.164016214526">
                <text:p>21.1640162145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58">
                <text:p>30.58</text:p>
              </table:table-cell>
              <table:table-cell office:value-type="float" office:value="20.94627747143">
                <text:p>20.946277471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.03">
                <text:p>30.03</text:p>
              </table:table-cell>
              <table:table-cell office:value-type="float" office:value="22.92199297096">
                <text:p>22.921992970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.85">
                <text:p>32.85</text:p>
              </table:table-cell>
              <table:table-cell office:value-type="float" office:value="21.546115486318">
                <text:p>21.5461154863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.69">
                <text:p>30.69</text:p>
              </table:table-cell>
              <table:table-cell office:value-type="float" office:value="22.12236128502">
                <text:p>22.122361285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.91">
                <text:p>31.91</text:p>
              </table:table-cell>
              <table:table-cell office:value-type="float" office:value="22.311359100318">
                <text:p>22.3113591003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.05">
                <text:p>33.05</text:p>
              </table:table-cell>
              <table:table-cell office:value-type="float" office:value="21.28910256767">
                <text:p>21.289102567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.24">
                <text:p>35.24</text:p>
              </table:table-cell>
              <table:table-cell office:value-type="float" office:value="21.97971948242">
                <text:p>21.979719482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.74">
                <text:p>31.74</text:p>
              </table:table-cell>
              <table:table-cell office:value-type="float" office:value="21.576654053196">
                <text:p>21.5766540531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71">
                <text:p>30.71</text:p>
              </table:table-cell>
              <table:table-cell office:value-type="float" office:value="20.895527937182">
                <text:p>20.8955279371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.41">
                <text:p>29.41</text:p>
              </table:table-cell>
              <table:table-cell office:value-type="float" office:value="20.884228303718">
                <text:p>20.8842283037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.56">
                <text:p>29.56</text:p>
              </table:table-cell>
              <table:table-cell office:value-type="float" office:value="20.6035379268448">
                <text:p>20.60353792684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25">
                <text:p>29.25</text:p>
              </table:table-cell>
              <table:table-cell office:value-type="float" office:value="20.99834798756">
                <text:p>20.998347987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6">
                <text:p>28.6</text:p>
              </table:table-cell>
              <table:table-cell office:value-type="float" office:value="20.7259865719956">
                <text:p>20.72598657199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.81">
                <text:p>28.81</text:p>
              </table:table-cell>
              <table:table-cell office:value-type="float" office:value="20.92110976245">
                <text:p>20.921109762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.98">
                <text:p>28.98</text:p>
              </table:table-cell>
              <table:table-cell office:value-type="float" office:value="21.147431500054">
                <text:p>21.147431500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06">
                <text:p>27.06</text:p>
              </table:table-cell>
              <table:table-cell office:value-type="float" office:value="23.95461008494">
                <text:p>23.954610084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.08">
                <text:p>25.08</text:p>
              </table:table-cell>
              <table:table-cell office:value-type="float" office:value="22.16096622689">
                <text:p>22.160966226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95">
                <text:p>24.95</text:p>
              </table:table-cell>
              <table:table-cell office:value-type="float" office:value="22.76202994282">
                <text:p>22.762029942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.12">
                <text:p>25.12</text:p>
              </table:table-cell>
              <table:table-cell office:value-type="float" office:value="24.92108889938">
                <text:p>24.921088899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2">
                <text:p>25.2</text:p>
              </table:table-cell>
              <table:table-cell office:value-type="float" office:value="28.5143530915">
                <text:p>28.51435309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7">
                <text:p>25.7</text:p>
              </table:table-cell>
              <table:table-cell office:value-type="float" office:value="30.22827805876">
                <text:p>30.228278058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52">
                <text:p>25.52</text:p>
              </table:table-cell>
              <table:table-cell office:value-type="float" office:value="29.91916426584">
                <text:p>29.919164265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.3">
                <text:p>26.3</text:p>
              </table:table-cell>
              <table:table-cell office:value-type="float" office:value="29.42576139356">
                <text:p>29.425761393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.84">
                <text:p>26.84</text:p>
              </table:table-cell>
              <table:table-cell office:value-type="float" office:value="28.32470291376">
                <text:p>28.324702913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.42">
                <text:p>32.42</text:p>
              </table:table-cell>
              <table:table-cell office:value-type="float" office:value="25.80227140936">
                <text:p>25.802271409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.77">
                <text:p>32.77</text:p>
              </table:table-cell>
              <table:table-cell office:value-type="float" office:value="27.73305693622">
                <text:p>27.733056936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.96">
                <text:p>31.96</text:p>
              </table:table-cell>
              <table:table-cell office:value-type="float" office:value="28.1537465664">
                <text:p>28.15374656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.35">
                <text:p>32.35</text:p>
              </table:table-cell>
              <table:table-cell office:value-type="float" office:value="26.03972560046">
                <text:p>26.039725600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.29">
                <text:p>34.29</text:p>
              </table:table-cell>
              <table:table-cell office:value-type="float" office:value="25.2676906141">
                <text:p>25.26769061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.73">
                <text:p>32.73</text:p>
              </table:table-cell>
              <table:table-cell office:value-type="float" office:value="21.666208205596">
                <text:p>21.6662082055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.49">
                <text:p>32.49</text:p>
              </table:table-cell>
              <table:table-cell office:value-type="float" office:value="22.277277586654">
                <text:p>22.2772775866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.83">
                <text:p>31.83</text:p>
              </table:table-cell>
              <table:table-cell office:value-type="float" office:value="20.6980854367858">
                <text:p>20.6980854367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.92">
                <text:p>31.92</text:p>
              </table:table-cell>
              <table:table-cell office:value-type="float" office:value="21.58971887978">
                <text:p>21.589718879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.57">
                <text:p>31.57</text:p>
              </table:table-cell>
              <table:table-cell office:value-type="float" office:value="21.058928718924">
                <text:p>21.0589287189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.7">
                <text:p>32.7</text:p>
              </table:table-cell>
              <table:table-cell office:value-type="float" office:value="22.150813811262">
                <text:p>22.1508138112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77">
                <text:p>31.77</text:p>
              </table:table-cell>
              <table:table-cell office:value-type="float" office:value="23.98693865782">
                <text:p>23.986938657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.16">
                <text:p>30.16</text:p>
              </table:table-cell>
              <table:table-cell office:value-type="float" office:value="22.94327583702">
                <text:p>22.943275837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0.45">
                <text:p>30.45</text:p>
              </table:table-cell>
              <table:table-cell office:value-type="float" office:value="24.16652835456">
                <text:p>24.166528354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.75">
                <text:p>29.75</text:p>
              </table:table-cell>
              <table:table-cell office:value-type="float" office:value="23.5152106697">
                <text:p>23.51521066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.26">
                <text:p>34.26</text:p>
              </table:table-cell>
              <table:table-cell office:value-type="float" office:value="21.099843145128">
                <text:p>21.0998431451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.27">
                <text:p>29.27</text:p>
              </table:table-cell>
              <table:table-cell office:value-type="float" office:value="24.69611752246">
                <text:p>24.696117522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.79">
                <text:p>28.79</text:p>
              </table:table-cell>
              <table:table-cell office:value-type="float" office:value="20.6019613455952">
                <text:p>20.60196134559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.03">
                <text:p>31.03</text:p>
              </table:table-cell>
              <table:table-cell office:value-type="float" office:value="20.827289991786">
                <text:p>20.8272899917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.84">
                <text:p>28.84</text:p>
              </table:table-cell>
              <table:table-cell office:value-type="float" office:value="22.198445499932">
                <text:p>22.1984454999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.96">
                <text:p>27.96</text:p>
              </table:table-cell>
              <table:table-cell office:value-type="float" office:value="20.6013671419875">
                <text:p>20.6013671419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77">
                <text:p>26.77</text:p>
              </table:table-cell>
              <table:table-cell office:value-type="float" office:value="20.935659036116">
                <text:p>20.9356590361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53">
                <text:p>26.53</text:p>
              </table:table-cell>
              <table:table-cell office:value-type="float" office:value="20.903987775956">
                <text:p>20.9039877759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.73">
                <text:p>28.73</text:p>
              </table:table-cell>
              <table:table-cell office:value-type="float" office:value="21.888167803732">
                <text:p>21.8881678037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43">
                <text:p>27.43</text:p>
              </table:table-cell>
              <table:table-cell office:value-type="float" office:value="31.08518132044">
                <text:p>31.085181320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17">
                <text:p>25.17</text:p>
              </table:table-cell>
              <table:table-cell office:value-type="float" office:value="23.90484705278">
                <text:p>23.904847052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.15">
                <text:p>25.15</text:p>
              </table:table-cell>
              <table:table-cell office:value-type="float" office:value="21.419933146502">
                <text:p>21.4199331465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.11">
                <text:p>25.11</text:p>
              </table:table-cell>
              <table:table-cell office:value-type="float" office:value="21.289099178912">
                <text:p>21.2890991789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.2">
                <text:p>24.2</text:p>
              </table:table-cell>
              <table:table-cell office:value-type="float" office:value="21.410522322072">
                <text:p>21.4105223220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.45">
                <text:p>24.45</text:p>
              </table:table-cell>
              <table:table-cell office:value-type="float" office:value="20.960844277216">
                <text:p>20.9608442772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.88">
                <text:p>23.88</text:p>
              </table:table-cell>
              <table:table-cell office:value-type="float" office:value="20.982832138272">
                <text:p>20.9828321382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.51">
                <text:p>24.51</text:p>
              </table:table-cell>
              <table:table-cell office:value-type="float" office:value="21.14260104766">
                <text:p>21.142601047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.02">
                <text:p>26.02</text:p>
              </table:table-cell>
              <table:table-cell office:value-type="float" office:value="21.07119346658">
                <text:p>21.071193466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.64">
                <text:p>24.64</text:p>
              </table:table-cell>
              <table:table-cell office:value-type="float" office:value="20.6385757360114">
                <text:p>20.63857573601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.94">
                <text:p>23.94</text:p>
              </table:table-cell>
              <table:table-cell office:value-type="float" office:value="20.955788478488">
                <text:p>20.9557884784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.58">
                <text:p>23.58</text:p>
              </table:table-cell>
              <table:table-cell office:value-type="float" office:value="21.288779756398">
                <text:p>21.2887797563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.12">
                <text:p>23.12</text:p>
              </table:table-cell>
              <table:table-cell office:value-type="float" office:value="21.680284971854">
                <text:p>21.6802849718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23">
                <text:p>27.23</text:p>
              </table:table-cell>
              <table:table-cell office:value-type="float" office:value="20.6238930711368">
                <text:p>20.62389307113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.71">
                <text:p>31.71</text:p>
              </table:table-cell>
              <table:table-cell office:value-type="float" office:value="20.6046158126554">
                <text:p>20.60461581265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.82">
                <text:p>36.82</text:p>
              </table:table-cell>
              <table:table-cell office:value-type="float" office:value="28.35941941062">
                <text:p>28.359419410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.09">
                <text:p>34.09</text:p>
              </table:table-cell>
              <table:table-cell office:value-type="float" office:value="29.39998364958">
                <text:p>29.399983649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.31">
                <text:p>33.31</text:p>
              </table:table-cell>
              <table:table-cell office:value-type="float" office:value="23.78039385176">
                <text:p>23.780393851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.06">
                <text:p>31.06</text:p>
              </table:table-cell>
              <table:table-cell office:value-type="float" office:value="22.78005202218">
                <text:p>22.780052022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.76">
                <text:p>30.76</text:p>
              </table:table-cell>
              <table:table-cell office:value-type="float" office:value="21.466019380608">
                <text:p>21.466019380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.24">
                <text:p>32.24</text:p>
              </table:table-cell>
              <table:table-cell office:value-type="float" office:value="21.33314445526">
                <text:p>21.333144455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.75">
                <text:p>29.75</text:p>
              </table:table-cell>
              <table:table-cell office:value-type="float" office:value="24.52792312596">
                <text:p>24.527923125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.89">
                <text:p>26.89</text:p>
              </table:table-cell>
              <table:table-cell office:value-type="float" office:value="20.864579299688">
                <text:p>20.8645792996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.12">
                <text:p>28.12</text:p>
              </table:table-cell>
              <table:table-cell office:value-type="float" office:value="20.7574498184642">
                <text:p>20.75744981846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.45">
                <text:p>30.45</text:p>
              </table:table-cell>
              <table:table-cell office:value-type="float" office:value="20.99482887639">
                <text:p>20.994828876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.97">
                <text:p>28.97</text:p>
              </table:table-cell>
              <table:table-cell office:value-type="float" office:value="23.13729816246">
                <text:p>23.137298162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.09">
                <text:p>29.09</text:p>
              </table:table-cell>
              <table:table-cell office:value-type="float" office:value="21.809768410638">
                <text:p>21.8097684106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.39">
                <text:p>31.39</text:p>
              </table:table-cell>
              <table:table-cell office:value-type="float" office:value="23.05806452474">
                <text:p>23.058064524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81">
                <text:p>29.81</text:p>
              </table:table-cell>
              <table:table-cell office:value-type="float" office:value="24.88448042018">
                <text:p>24.884480420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13">
                <text:p>30.13</text:p>
              </table:table-cell>
              <table:table-cell office:value-type="float" office:value="20.933260398096">
                <text:p>20.9332603980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.78">
                <text:p>32.78</text:p>
              </table:table-cell>
              <table:table-cell office:value-type="float" office:value="24.18814094492">
                <text:p>24.188140944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.62">
                <text:p>42.62</text:p>
              </table:table-cell>
              <table:table-cell office:value-type="float" office:value="22.69603811872">
                <text:p>22.696038118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.72">
                <text:p>39.72</text:p>
              </table:table-cell>
              <table:table-cell office:value-type="float" office:value="27.22961048732">
                <text:p>27.229610487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.32">
                <text:p>38.32</text:p>
              </table:table-cell>
              <table:table-cell office:value-type="float" office:value="24.63575821744">
                <text:p>24.635758217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.65">
                <text:p>33.65</text:p>
              </table:table-cell>
              <table:table-cell office:value-type="float" office:value="26.9431443123">
                <text:p>26.94314431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.09">
                <text:p>32.09</text:p>
              </table:table-cell>
              <table:table-cell office:value-type="float" office:value="23.09018152842">
                <text:p>23.090181528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.74">
                <text:p>31.74</text:p>
              </table:table-cell>
              <table:table-cell office:value-type="float" office:value="25.48450415042">
                <text:p>25.484504150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.63">
                <text:p>29.63</text:p>
              </table:table-cell>
              <table:table-cell office:value-type="float" office:value="25.45182315772">
                <text:p>25.4518231577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.41">
                <text:p>29.41</text:p>
              </table:table-cell>
              <table:table-cell office:value-type="float" office:value="21.632398864102">
                <text:p>21.6323988641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.02">
                <text:p>31.02</text:p>
              </table:table-cell>
              <table:table-cell office:value-type="float" office:value="21.68794075467">
                <text:p>21.687940754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.56">
                <text:p>30.56</text:p>
              </table:table-cell>
              <table:table-cell office:value-type="float" office:value="24.53507818518">
                <text:p>24.535078185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.14">
                <text:p>30.14</text:p>
              </table:table-cell>
              <table:table-cell office:value-type="float" office:value="21.307398944808">
                <text:p>21.3073989448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.24">
                <text:p>30.24</text:p>
              </table:table-cell>
              <table:table-cell office:value-type="float" office:value="22.38726761332">
                <text:p>22.387267613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.54">
                <text:p>30.54</text:p>
              </table:table-cell>
              <table:table-cell office:value-type="float" office:value="20.7425032958982">
                <text:p>20.74250329589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.55">
                <text:p>31.55</text:p>
              </table:table-cell>
              <table:table-cell office:value-type="float" office:value="21.80705919441">
                <text:p>21.807059194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.07">
                <text:p>31.07</text:p>
              </table:table-cell>
              <table:table-cell office:value-type="float" office:value="20.6141270488089">
                <text:p>20.61412704880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.5">
                <text:p>31.5</text:p>
              </table:table-cell>
              <table:table-cell office:value-type="float" office:value="23.05239457968">
                <text:p>23.052394579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.35">
                <text:p>31.35</text:p>
              </table:table-cell>
              <table:table-cell office:value-type="float" office:value="22.94065228746">
                <text:p>22.940652287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.87">
                <text:p>30.87</text:p>
              </table:table-cell>
              <table:table-cell office:value-type="float" office:value="25.06670363662">
                <text:p>25.066703636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2.14">
                <text:p>32.14</text:p>
              </table:table-cell>
              <table:table-cell office:value-type="float" office:value="22.68836670922">
                <text:p>22.688366709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2.99">
                <text:p>32.99</text:p>
              </table:table-cell>
              <table:table-cell office:value-type="float" office:value="21.005415241872">
                <text:p>21.0054152418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.27">
                <text:p>32.27</text:p>
              </table:table-cell>
              <table:table-cell office:value-type="float" office:value="20.839980447214">
                <text:p>20.8399804472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2.36">
                <text:p>32.36</text:p>
              </table:table-cell>
              <table:table-cell office:value-type="float" office:value="20.6064706209352">
                <text:p>20.60647062093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.67">
                <text:p>32.67</text:p>
              </table:table-cell>
              <table:table-cell office:value-type="float" office:value="20.7692486264792">
                <text:p>20.76924862647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.61">
                <text:p>33.61</text:p>
              </table:table-cell>
              <table:table-cell office:value-type="float" office:value="23.05296882618">
                <text:p>23.052968826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.94">
                <text:p>29.94</text:p>
              </table:table-cell>
              <table:table-cell office:value-type="float" office:value="21.741839611654">
                <text:p>21.7418396116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.32">
                <text:p>29.32</text:p>
              </table:table-cell>
              <table:table-cell office:value-type="float" office:value="20.6263066543226">
                <text:p>20.626306654322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45">
                <text:p>23.45</text:p>
              </table:table-cell>
              <table:table-cell office:value-type="float" office:value="20.928057921768">
                <text:p>20.9280579217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37">
                <text:p>23.37</text:p>
              </table:table-cell>
              <table:table-cell office:value-type="float" office:value="22.100497863076">
                <text:p>22.1004978630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02">
                <text:p>23.02</text:p>
              </table:table-cell>
              <table:table-cell office:value-type="float" office:value="21.053290404164">
                <text:p>21.0532904041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13">
                <text:p>23.13</text:p>
              </table:table-cell>
              <table:table-cell office:value-type="float" office:value="20.843399331502">
                <text:p>20.8433993315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61">
                <text:p>23.61</text:p>
              </table:table-cell>
              <table:table-cell office:value-type="float" office:value="23.10935409082">
                <text:p>23.109354090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.55">
                <text:p>24.55</text:p>
              </table:table-cell>
              <table:table-cell office:value-type="float" office:value="21.454644689858">
                <text:p>21.4546446898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.8">
                <text:p>24.8</text:p>
              </table:table-cell>
              <table:table-cell office:value-type="float" office:value="21.204999072798">
                <text:p>21.2049990727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.91">
                <text:p>24.91</text:p>
              </table:table-cell>
              <table:table-cell office:value-type="float" office:value="20.91010677186">
                <text:p>20.910106771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.83">
                <text:p>24.83</text:p>
              </table:table-cell>
              <table:table-cell office:value-type="float" office:value="20.6022429489802">
                <text:p>20.60224294898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.36">
                <text:p>25.36</text:p>
              </table:table-cell>
              <table:table-cell office:value-type="float" office:value="20.6219877987354">
                <text:p>20.62198779873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.67">
                <text:p>24.67</text:p>
              </table:table-cell>
              <table:table-cell office:value-type="float" office:value="20.7290757574276">
                <text:p>20.72907575742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.27">
                <text:p>24.27</text:p>
              </table:table-cell>
              <table:table-cell office:value-type="float" office:value="20.6027594372012">
                <text:p>20.60275943720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83">
                <text:p>22.83</text:p>
              </table:table-cell>
              <table:table-cell office:value-type="float" office:value="20.6298433645806">
                <text:p>20.62984336458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79">
                <text:p>23.79</text:p>
              </table:table-cell>
              <table:table-cell office:value-type="float" office:value="20.902270710432">
                <text:p>20.9022707104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27">
                <text:p>23.27</text:p>
              </table:table-cell>
              <table:table-cell office:value-type="float" office:value="20.7335542949196">
                <text:p>20.73355429491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.13">
                <text:p>25.13</text:p>
              </table:table-cell>
              <table:table-cell office:value-type="float" office:value="20.6483790642826">
                <text:p>20.64837906428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.15">
                <text:p>27.15</text:p>
              </table:table-cell>
              <table:table-cell office:value-type="float" office:value="21.360837941174">
                <text:p>21.3608379411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.36">
                <text:p>26.36</text:p>
              </table:table-cell>
              <table:table-cell office:value-type="float" office:value="24.3303542247">
                <text:p>24.33035422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84">
                <text:p>24.84</text:p>
              </table:table-cell>
              <table:table-cell office:value-type="float" office:value="22.195680933874">
                <text:p>22.1956809338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25">
                <text:p>24.25</text:p>
              </table:table-cell>
              <table:table-cell office:value-type="float" office:value="21.072011851592">
                <text:p>21.0720118515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96">
                <text:p>24.96</text:p>
              </table:table-cell>
              <table:table-cell office:value-type="float" office:value="21.740572412724">
                <text:p>21.7405724127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.84">
                <text:p>25.84</text:p>
              </table:table-cell>
              <table:table-cell office:value-type="float" office:value="25.98270961024">
                <text:p>25.982709610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.78">
                <text:p>25.78</text:p>
              </table:table-cell>
              <table:table-cell office:value-type="float" office:value="21.769055600524">
                <text:p>21.7690556005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96">
                <text:p>23.96</text:p>
              </table:table-cell>
              <table:table-cell office:value-type="float" office:value="21.906714160592">
                <text:p>21.9067141605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06">
                <text:p>23.06</text:p>
              </table:table-cell>
              <table:table-cell office:value-type="float" office:value="21.24351289262">
                <text:p>21.243512892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.31">
                <text:p>22.31</text:p>
              </table:table-cell>
              <table:table-cell office:value-type="float" office:value="21.592058977434">
                <text:p>21.5920589774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.74">
                <text:p>22.74</text:p>
              </table:table-cell>
              <table:table-cell office:value-type="float" office:value="22.051553144464">
                <text:p>22.0515531444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06">
                <text:p>25.06</text:p>
              </table:table-cell>
              <table:table-cell office:value-type="float" office:value="21.106020851422">
                <text:p>21.1060208514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23">
                <text:p>24.23</text:p>
              </table:table-cell>
              <table:table-cell office:value-type="float" office:value="23.7949979203">
                <text:p>23.79499792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53">
                <text:p>24.53</text:p>
              </table:table-cell>
              <table:table-cell office:value-type="float" office:value="25.86416437198">
                <text:p>25.864164371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.81">
                <text:p>24.81</text:p>
              </table:table-cell>
              <table:table-cell office:value-type="float" office:value="23.34781296032">
                <text:p>23.347812960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82">
                <text:p>24.82</text:p>
              </table:table-cell>
              <table:table-cell office:value-type="float" office:value="27.36861037152">
                <text:p>27.368610371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15">
                <text:p>24.15</text:p>
              </table:table-cell>
              <table:table-cell office:value-type="float" office:value="29.99151775834">
                <text:p>29.991517758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.66">
                <text:p>23.66</text:p>
              </table:table-cell>
              <table:table-cell office:value-type="float" office:value="21.526906598362">
                <text:p>21.5269065983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92">
                <text:p>24.92</text:p>
              </table:table-cell>
              <table:table-cell office:value-type="float" office:value="20.94078331829">
                <text:p>20.940783318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93">
                <text:p>24.93</text:p>
              </table:table-cell>
              <table:table-cell office:value-type="float" office:value="21.57801382448">
                <text:p>21.578013824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.73">
                <text:p>22.73</text:p>
              </table:table-cell>
              <table:table-cell office:value-type="float" office:value="22.260763646816">
                <text:p>22.2607636468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11">
                <text:p>26.11</text:p>
              </table:table-cell>
              <table:table-cell office:value-type="float" office:value="22.94126279842">
                <text:p>22.941262798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.57">
                <text:p>29.57</text:p>
              </table:table-cell>
              <table:table-cell office:value-type="float" office:value="23.42628117744">
                <text:p>23.426281177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75">
                <text:p>31.75</text:p>
              </table:table-cell>
              <table:table-cell office:value-type="float" office:value="22.097233755808">
                <text:p>22.0972337558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2.22">
                <text:p>32.22</text:p>
              </table:table-cell>
              <table:table-cell office:value-type="float" office:value="25.8125923178">
                <text:p>25.81259231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.2">
                <text:p>27.2</text:p>
              </table:table-cell>
              <table:table-cell office:value-type="float" office:value="27.1482774213">
                <text:p>27.14827742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94">
                <text:p>26.94</text:p>
              </table:table-cell>
              <table:table-cell office:value-type="float" office:value="23.16596465936">
                <text:p>23.165964659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52">
                <text:p>26.52</text:p>
              </table:table-cell>
              <table:table-cell office:value-type="float" office:value="29.50460194936">
                <text:p>29.504601949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.31">
                <text:p>28.31</text:p>
              </table:table-cell>
              <table:table-cell office:value-type="float" office:value="22.9906311738">
                <text:p>22.99063117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98">
                <text:p>27.98</text:p>
              </table:table-cell>
              <table:table-cell office:value-type="float" office:value="28.4475932463">
                <text:p>28.44759324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83">
                <text:p>26.83</text:p>
              </table:table-cell>
              <table:table-cell office:value-type="float" office:value="26.51673824696">
                <text:p>26.516738246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.52">
                <text:p>26.52</text:p>
              </table:table-cell>
              <table:table-cell office:value-type="float" office:value="25.8113353026">
                <text:p>25.81133530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78">
                <text:p>25.78</text:p>
              </table:table-cell>
              <table:table-cell office:value-type="float" office:value="26.42893320318">
                <text:p>26.428933203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.22">
                <text:p>24.22</text:p>
              </table:table-cell>
              <table:table-cell office:value-type="float" office:value="25.53622418226">
                <text:p>25.536224182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08">
                <text:p>26.08</text:p>
              </table:table-cell>
              <table:table-cell office:value-type="float" office:value="22.554552806402">
                <text:p>22.5545528064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2">
                <text:p>25.92</text:p>
              </table:table-cell>
              <table:table-cell office:value-type="float" office:value="20.800743284954">
                <text:p>20.80074328495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33">
                <text:p>26.33</text:p>
              </table:table-cell>
              <table:table-cell office:value-type="float" office:value="20.6130461575073">
                <text:p>20.61304615750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86">
                <text:p>27.86</text:p>
              </table:table-cell>
              <table:table-cell office:value-type="float" office:value="21.029654645762">
                <text:p>21.0296546457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.24">
                <text:p>30.24</text:p>
              </table:table-cell>
              <table:table-cell office:value-type="float" office:value="21.584019932058">
                <text:p>21.5840199320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95">
                <text:p>28.95</text:p>
              </table:table-cell>
              <table:table-cell office:value-type="float" office:value="24.20579082892">
                <text:p>24.205790828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54">
                <text:p>28.54</text:p>
              </table:table-cell>
              <table:table-cell office:value-type="float" office:value="22.402333173304">
                <text:p>22.4023331733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.98">
                <text:p>29.98</text:p>
              </table:table-cell>
              <table:table-cell office:value-type="float" office:value="21.556852179696">
                <text:p>21.5568521796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.63">
                <text:p>30.63</text:p>
              </table:table-cell>
              <table:table-cell office:value-type="float" office:value="22.598485904272">
                <text:p>22.5984859042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.76">
                <text:p>34.76</text:p>
              </table:table-cell>
              <table:table-cell office:value-type="float" office:value="22.75160753746">
                <text:p>22.751607537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2.64">
                <text:p>32.64</text:p>
              </table:table-cell>
              <table:table-cell office:value-type="float" office:value="20.7418813499634">
                <text:p>20.74188134996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.85">
                <text:p>25.85</text:p>
              </table:table-cell>
              <table:table-cell office:value-type="float" office:value="22.31310158148">
                <text:p>22.313101581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.52">
                <text:p>24.52</text:p>
              </table:table-cell>
              <table:table-cell office:value-type="float" office:value="21.594414568124">
                <text:p>21.5944145681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.98">
                <text:p>23.98</text:p>
              </table:table-cell>
              <table:table-cell office:value-type="float" office:value="21.480474766746">
                <text:p>21.4804747667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.95">
                <text:p>25.95</text:p>
              </table:table-cell>
              <table:table-cell office:value-type="float" office:value="20.867391489138">
                <text:p>20.8673914891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13">
                <text:p>26.13</text:p>
              </table:table-cell>
              <table:table-cell office:value-type="float" office:value="20.7830931555194">
                <text:p>20.78309315551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38">
                <text:p>29.38</text:p>
              </table:table-cell>
              <table:table-cell office:value-type="float" office:value="21.627167546316">
                <text:p>21.6271675463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.62">
                <text:p>28.62</text:p>
              </table:table-cell>
              <table:table-cell office:value-type="float" office:value="29.5391247805">
                <text:p>29.53912478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.69">
                <text:p>30.69</text:p>
              </table:table-cell>
              <table:table-cell office:value-type="float" office:value="31.16722232478">
                <text:p>31.167222324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69">
                <text:p>29.69</text:p>
              </table:table-cell>
              <table:table-cell office:value-type="float" office:value="24.85717920178">
                <text:p>24.857179201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.47">
                <text:p>30.47</text:p>
              </table:table-cell>
              <table:table-cell office:value-type="float" office:value="25.43044328522">
                <text:p>25.430443285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23">
                <text:p>29.23</text:p>
              </table:table-cell>
              <table:table-cell office:value-type="float" office:value="27.74460918262">
                <text:p>27.744609182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7.87">
                <text:p>37.87</text:p>
              </table:table-cell>
              <table:table-cell office:value-type="float" office:value="26.73203621678">
                <text:p>26.732036216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.18">
                <text:p>40.18</text:p>
              </table:table-cell>
              <table:table-cell office:value-type="float" office:value="29.71212909542">
                <text:p>29.712129095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0.49">
                <text:p>50.49</text:p>
              </table:table-cell>
              <table:table-cell office:value-type="float" office:value="43.2363241816">
                <text:p>43.23632418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.77">
                <text:p>40.77</text:p>
              </table:table-cell>
              <table:table-cell office:value-type="float" office:value="42.5701001278">
                <text:p>42.57010012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6.54">
                <text:p>46.54</text:p>
              </table:table-cell>
              <table:table-cell office:value-type="float" office:value="31.3266659301">
                <text:p>31.32666593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1.98">
                <text:p>41.98</text:p>
              </table:table-cell>
              <table:table-cell office:value-type="float" office:value="35.32306052916">
                <text:p>35.323060529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.76">
                <text:p>38.76</text:p>
              </table:table-cell>
              <table:table-cell office:value-type="float" office:value="32.40946107418">
                <text:p>32.409461074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3.39">
                <text:p>33.39</text:p>
              </table:table-cell>
              <table:table-cell office:value-type="float" office:value="35.68756596734">
                <text:p>35.687565967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.97">
                <text:p>32.97</text:p>
              </table:table-cell>
              <table:table-cell office:value-type="float" office:value="37.29469320714">
                <text:p>37.294693207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.72">
                <text:p>31.72</text:p>
              </table:table-cell>
              <table:table-cell office:value-type="float" office:value="37.27537314578">
                <text:p>37.275373145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.32">
                <text:p>44.32</text:p>
              </table:table-cell>
              <table:table-cell office:value-type="float" office:value="43.002373483">
                <text:p>43.0023734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.81">
                <text:p>49.81</text:p>
              </table:table-cell>
              <table:table-cell office:value-type="float" office:value="44.636902339">
                <text:p>44.6369023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5.9">
                <text:p>45.9</text:p>
              </table:table-cell>
              <table:table-cell office:value-type="float" office:value="32.80641250896">
                <text:p>32.806412508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8.21">
                <text:p>38.21</text:p>
              </table:table-cell>
              <table:table-cell office:value-type="float" office:value="40.49991809294">
                <text:p>40.499918092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.48">
                <text:p>37.48</text:p>
              </table:table-cell>
              <table:table-cell office:value-type="float" office:value="28.85790256474">
                <text:p>28.857902564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9.62">
                <text:p>39.62</text:p>
              </table:table-cell>
              <table:table-cell office:value-type="float" office:value="38.3896114783">
                <text:p>38.38961147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.87">
                <text:p>35.87</text:p>
              </table:table-cell>
              <table:table-cell office:value-type="float" office:value="34.00340404708">
                <text:p>34.003404047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.72">
                <text:p>33.72</text:p>
              </table:table-cell>
              <table:table-cell office:value-type="float" office:value="24.8989374653">
                <text:p>24.89893746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.42">
                <text:p>33.42</text:p>
              </table:table-cell>
              <table:table-cell office:value-type="float" office:value="27.00923158594">
                <text:p>27.009231585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.36">
                <text:p>35.36</text:p>
              </table:table-cell>
              <table:table-cell office:value-type="float" office:value="27.60288947758">
                <text:p>27.602889477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.91">
                <text:p>34.91</text:p>
              </table:table-cell>
              <table:table-cell office:value-type="float" office:value="28.87796261894">
                <text:p>28.877962618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.29">
                <text:p>37.29</text:p>
              </table:table-cell>
              <table:table-cell office:value-type="float" office:value="33.15796934754">
                <text:p>33.157969347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.84">
                <text:p>38.84</text:p>
              </table:table-cell>
              <table:table-cell office:value-type="float" office:value="37.03494987812">
                <text:p>37.034949878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.17">
                <text:p>36.17</text:p>
              </table:table-cell>
              <table:table-cell office:value-type="float" office:value="22.68424597426">
                <text:p>22.684245974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.28">
                <text:p>36.28</text:p>
              </table:table-cell>
              <table:table-cell office:value-type="float" office:value="24.5894436741">
                <text:p>24.58944367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.53">
                <text:p>40.53</text:p>
              </table:table-cell>
              <table:table-cell office:value-type="float" office:value="23.35178734996">
                <text:p>23.351787349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1.09">
                <text:p>41.09</text:p>
              </table:table-cell>
              <table:table-cell office:value-type="float" office:value="29.04890136876">
                <text:p>29.048901368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.26">
                <text:p>37.26</text:p>
              </table:table-cell>
              <table:table-cell office:value-type="float" office:value="23.13587373352">
                <text:p>23.135873733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.82">
                <text:p>34.82</text:p>
              </table:table-cell>
              <table:table-cell office:value-type="float" office:value="21.491516546356">
                <text:p>21.4915165463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.63">
                <text:p>33.63</text:p>
              </table:table-cell>
              <table:table-cell office:value-type="float" office:value="21.200065410398">
                <text:p>21.2000654103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21">
                <text:p>32.21</text:p>
              </table:table-cell>
              <table:table-cell office:value-type="float" office:value="21.167649332634">
                <text:p>21.1676493326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.86">
                <text:p>34.86</text:p>
              </table:table-cell>
              <table:table-cell office:value-type="float" office:value="22.513476500686">
                <text:p>22.5134765006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.02">
                <text:p>36.02</text:p>
              </table:table-cell>
              <table:table-cell office:value-type="float" office:value="22.128053729948">
                <text:p>22.1280537299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.78">
                <text:p>39.78</text:p>
              </table:table-cell>
              <table:table-cell office:value-type="float" office:value="20.864026324078">
                <text:p>20.8640263240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.46">
                <text:p>44.46</text:p>
              </table:table-cell>
              <table:table-cell office:value-type="float" office:value="26.66440674964">
                <text:p>26.664406749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.6">
                <text:p>42.6</text:p>
              </table:table-cell>
              <table:table-cell office:value-type="float" office:value="26.7943991547">
                <text:p>26.79439915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.79">
                <text:p>43.79</text:p>
              </table:table-cell>
              <table:table-cell office:value-type="float" office:value="25.03642870534">
                <text:p>25.036428705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3.89">
                <text:p>43.89</text:p>
              </table:table-cell>
              <table:table-cell office:value-type="float" office:value="21.332790235772">
                <text:p>21.3327902357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5.46">
                <text:p>45.46</text:p>
              </table:table-cell>
              <table:table-cell office:value-type="float" office:value="22.316662316184">
                <text:p>22.3166623161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8.57">
                <text:p>48.57</text:p>
              </table:table-cell>
              <table:table-cell office:value-type="float" office:value="20.802434575182">
                <text:p>20.80243457518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0.71">
                <text:p>50.71</text:p>
              </table:table-cell>
              <table:table-cell office:value-type="float" office:value="24.42862164722">
                <text:p>24.428621647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.05">
                <text:p>54.05</text:p>
              </table:table-cell>
              <table:table-cell office:value-type="float" office:value="22.81920763446">
                <text:p>22.819207634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.63">
                <text:p>54.63</text:p>
              </table:table-cell>
              <table:table-cell office:value-type="float" office:value="20.7321589486586">
                <text:p>20.73215894865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.24">
                <text:p>48.24</text:p>
              </table:table-cell>
              <table:table-cell office:value-type="float" office:value="24.07833964242">
                <text:p>24.078339642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7.31">
                <text:p>47.31</text:p>
              </table:table-cell>
              <table:table-cell office:value-type="float" office:value="21.355865191228">
                <text:p>21.3558651912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7.56">
                <text:p>47.56</text:p>
              </table:table-cell>
              <table:table-cell office:value-type="float" office:value="21.039667444812">
                <text:p>21.0396674448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.08">
                <text:p>45.08</text:p>
              </table:table-cell>
              <table:table-cell office:value-type="float" office:value="24.42655435866">
                <text:p>24.426554358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3.6">
                <text:p>43.6</text:p>
              </table:table-cell>
              <table:table-cell office:value-type="float" office:value="22.71945504926">
                <text:p>22.719455049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.65">
                <text:p>41.65</text:p>
              </table:table-cell>
              <table:table-cell office:value-type="float" office:value="21.4076383721">
                <text:p>21.40763837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0.48">
                <text:p>40.48</text:p>
              </table:table-cell>
              <table:table-cell office:value-type="float" office:value="26.78215393432">
                <text:p>26.782153934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9.87">
                <text:p>39.87</text:p>
              </table:table-cell>
              <table:table-cell office:value-type="float" office:value="24.01066188352">
                <text:p>24.010661883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3.74">
                <text:p>43.74</text:p>
              </table:table-cell>
              <table:table-cell office:value-type="float" office:value="25.56915422708">
                <text:p>25.569154227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.94">
                <text:p>39.94</text:p>
              </table:table-cell>
              <table:table-cell office:value-type="float" office:value="24.69924576736">
                <text:p>24.699245767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6">
                <text:p>35.6</text:p>
              </table:table-cell>
              <table:table-cell office:value-type="float" office:value="38.5113746263">
                <text:p>38.51137462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">
                <text:p>35</text:p>
              </table:table-cell>
              <table:table-cell office:value-type="float" office:value="34.34008047876">
                <text:p>34.340080478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.41">
                <text:p>32.41</text:p>
              </table:table-cell>
              <table:table-cell office:value-type="float" office:value="31.03778388342">
                <text:p>31.037783883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.56">
                <text:p>30.56</text:p>
              </table:table-cell>
              <table:table-cell office:value-type="float" office:value="33.08407292978">
                <text:p>33.0840729297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2.82">
                <text:p>32.82</text:p>
              </table:table-cell>
              <table:table-cell office:value-type="float" office:value="25.78977572774">
                <text:p>25.789775727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.32">
                <text:p>32.32</text:p>
              </table:table-cell>
              <table:table-cell office:value-type="float" office:value="29.21682004478">
                <text:p>29.216820044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.1">
                <text:p>30.1</text:p>
              </table:table-cell>
              <table:table-cell office:value-type="float" office:value="27.33835105656">
                <text:p>27.338351056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.59">
                <text:p>28.59</text:p>
              </table:table-cell>
              <table:table-cell office:value-type="float" office:value="28.94691286216">
                <text:p>28.946912862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0.15">
                <text:p>30.15</text:p>
              </table:table-cell>
              <table:table-cell office:value-type="float" office:value="27.10768283348">
                <text:p>27.107682833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.43">
                <text:p>35.43</text:p>
              </table:table-cell>
              <table:table-cell office:value-type="float" office:value="29.19852244612">
                <text:p>29.198522446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4">
                <text:p>34</text:p>
              </table:table-cell>
              <table:table-cell office:value-type="float" office:value="23.22485776716">
                <text:p>23.224857767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.49">
                <text:p>30.49</text:p>
              </table:table-cell>
              <table:table-cell office:value-type="float" office:value="22.109355753554">
                <text:p>22.10935575355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.38">
                <text:p>30.38</text:p>
              </table:table-cell>
              <table:table-cell office:value-type="float" office:value="21.08997625192">
                <text:p>21.089976251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.8">
                <text:p>30.8</text:p>
              </table:table-cell>
              <table:table-cell office:value-type="float" office:value="21.580969407606">
                <text:p>21.5809694076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.63">
                <text:p>29.63</text:p>
              </table:table-cell>
              <table:table-cell office:value-type="float" office:value="21.553083934392">
                <text:p>21.5530839343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.08">
                <text:p>35.08</text:p>
              </table:table-cell>
              <table:table-cell office:value-type="float" office:value="24.44250159354">
                <text:p>24.442501593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.42">
                <text:p>37.42</text:p>
              </table:table-cell>
              <table:table-cell office:value-type="float" office:value="23.57628356702">
                <text:p>23.576283567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">
                <text:p>34</text:p>
              </table:table-cell>
              <table:table-cell office:value-type="float" office:value="29.1175724872">
                <text:p>29.11757248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4.09">
                <text:p>34.09</text:p>
              </table:table-cell>
              <table:table-cell office:value-type="float" office:value="27.08753216408">
                <text:p>27.087532164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2.56">
                <text:p>32.56</text:p>
              </table:table-cell>
              <table:table-cell office:value-type="float" office:value="28.06961925866">
                <text:p>28.0696192586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4.59">
                <text:p>34.59</text:p>
              </table:table-cell>
              <table:table-cell office:value-type="float" office:value="23.41279326182">
                <text:p>23.4127932618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71">
                <text:p>37.71</text:p>
              </table:table-cell>
              <table:table-cell office:value-type="float" office:value="24.35597088618">
                <text:p>24.355970886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.98">
                <text:p>35.98</text:p>
              </table:table-cell>
              <table:table-cell office:value-type="float" office:value="25.3909033657">
                <text:p>25.39090336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.16">
                <text:p>38.16</text:p>
              </table:table-cell>
              <table:table-cell office:value-type="float" office:value="27.25880131852">
                <text:p>27.258801318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.77">
                <text:p>35.77</text:p>
              </table:table-cell>
              <table:table-cell office:value-type="float" office:value="28.02735857194">
                <text:p>28.027358571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.62">
                <text:p>38.62</text:p>
              </table:table-cell>
              <table:table-cell office:value-type="float" office:value="25.74658389912">
                <text:p>25.746583899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.37">
                <text:p>38.37</text:p>
              </table:table-cell>
              <table:table-cell office:value-type="float" office:value="25.86861958524">
                <text:p>25.868619585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.85">
                <text:p>36.85</text:p>
              </table:table-cell>
              <table:table-cell office:value-type="float" office:value="25.69179117462">
                <text:p>25.691791174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.53">
                <text:p>36.53</text:p>
              </table:table-cell>
              <table:table-cell office:value-type="float" office:value="25.45946856412">
                <text:p>25.459468564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3">
                <text:p>33</text:p>
              </table:table-cell>
              <table:table-cell office:value-type="float" office:value="25.26383446898">
                <text:p>25.263834468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2.72">
                <text:p>32.72</text:p>
              </table:table-cell>
              <table:table-cell office:value-type="float" office:value="26.97599098068">
                <text:p>26.975990980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1.96">
                <text:p>31.96</text:p>
              </table:table-cell>
              <table:table-cell office:value-type="float" office:value="23.8433214096">
                <text:p>23.84332140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2.81">
                <text:p>32.81</text:p>
              </table:table-cell>
              <table:table-cell office:value-type="float" office:value="22.285673476434">
                <text:p>22.2856734764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2.54">
                <text:p>32.54</text:p>
              </table:table-cell>
              <table:table-cell office:value-type="float" office:value="22.425562785174">
                <text:p>22.4255627851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3.45">
                <text:p>33.45</text:p>
              </table:table-cell>
              <table:table-cell office:value-type="float" office:value="21.827278506924">
                <text:p>21.8272785069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.31">
                <text:p>34.31</text:p>
              </table:table-cell>
              <table:table-cell office:value-type="float" office:value="20.6716304793636">
                <text:p>20.67163047936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2.67">
                <text:p>32.67</text:p>
              </table:table-cell>
              <table:table-cell office:value-type="float" office:value="20.896642864266">
                <text:p>20.8966428642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2.08">
                <text:p>32.08</text:p>
              </table:table-cell>
              <table:table-cell office:value-type="float" office:value="21.451161461838">
                <text:p>21.4511614618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.17">
                <text:p>33.17</text:p>
              </table:table-cell>
              <table:table-cell office:value-type="float" office:value="21.811663046516">
                <text:p>21.8116630465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4.44">
                <text:p>34.44</text:p>
              </table:table-cell>
              <table:table-cell office:value-type="float" office:value="20.6169124097471">
                <text:p>20.61691240974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3.78">
                <text:p>33.78</text:p>
              </table:table-cell>
              <table:table-cell office:value-type="float" office:value="20.882707138242">
                <text:p>20.88270713824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2.93">
                <text:p>32.93</text:p>
              </table:table-cell>
              <table:table-cell office:value-type="float" office:value="21.127017597432">
                <text:p>21.1270175974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2.18">
                <text:p>32.18</text:p>
              </table:table-cell>
              <table:table-cell office:value-type="float" office:value="20.7803937215886">
                <text:p>20.78039372158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.34">
                <text:p>30.34</text:p>
              </table:table-cell>
              <table:table-cell office:value-type="float" office:value="21.885744624374">
                <text:p>21.8857446243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.86">
                <text:p>29.86</text:p>
              </table:table-cell>
              <table:table-cell office:value-type="float" office:value="21.603603029718">
                <text:p>21.6036030297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.91">
                <text:p>28.91</text:p>
              </table:table-cell>
              <table:table-cell office:value-type="float" office:value="23.52308053314">
                <text:p>23.523080533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.19">
                <text:p>28.19</text:p>
              </table:table-cell>
              <table:table-cell office:value-type="float" office:value="21.723652643074">
                <text:p>21.7236526430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1.05">
                <text:p>31.05</text:p>
              </table:table-cell>
              <table:table-cell office:value-type="float" office:value="20.867718671102">
                <text:p>20.8677186711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2.08">
                <text:p>32.08</text:p>
              </table:table-cell>
              <table:table-cell office:value-type="float" office:value="21.04972382335">
                <text:p>21.049723823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2.59">
                <text:p>32.59</text:p>
              </table:table-cell>
              <table:table-cell office:value-type="float" office:value="22.309802249692">
                <text:p>22.3098022496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2.69">
                <text:p>32.69</text:p>
              </table:table-cell>
              <table:table-cell office:value-type="float" office:value="20.6035784439973">
                <text:p>20.60357844399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3.29">
                <text:p>33.29</text:p>
              </table:table-cell>
              <table:table-cell office:value-type="float" office:value="21.354664219294">
                <text:p>21.3546642192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1.09">
                <text:p>31.09</text:p>
              </table:table-cell>
              <table:table-cell office:value-type="float" office:value="20.87312057776">
                <text:p>20.873120577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0.55">
                <text:p>30.55</text:p>
              </table:table-cell>
              <table:table-cell office:value-type="float" office:value="21.28138049027">
                <text:p>21.281380490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.07">
                <text:p>30.07</text:p>
              </table:table-cell>
              <table:table-cell office:value-type="float" office:value="21.337534053436">
                <text:p>21.33753405343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2.05">
                <text:p>32.05</text:p>
              </table:table-cell>
              <table:table-cell office:value-type="float" office:value="23.70216228336">
                <text:p>23.702162283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1.47">
                <text:p>31.47</text:p>
              </table:table-cell>
              <table:table-cell office:value-type="float" office:value="22.68485997702">
                <text:p>22.684859977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1.48">
                <text:p>31.48</text:p>
              </table:table-cell>
              <table:table-cell office:value-type="float" office:value="21.40073313788">
                <text:p>21.4007331378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2.64">
                <text:p>32.64</text:p>
              </table:table-cell>
              <table:table-cell office:value-type="float" office:value="22.183747823774">
                <text:p>22.1837478237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.61">
                <text:p>32.61</text:p>
              </table:table-cell>
              <table:table-cell office:value-type="float" office:value="21.62587197809">
                <text:p>21.625871978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3.88">
                <text:p>33.88</text:p>
              </table:table-cell>
              <table:table-cell office:value-type="float" office:value="22.64069273782">
                <text:p>22.640692737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.7">
                <text:p>32.7</text:p>
              </table:table-cell>
              <table:table-cell office:value-type="float" office:value="22.93810756832">
                <text:p>22.938107568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2.45">
                <text:p>32.45</text:p>
              </table:table-cell>
              <table:table-cell office:value-type="float" office:value="22.82708967542">
                <text:p>22.827089675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3.56">
                <text:p>33.56</text:p>
              </table:table-cell>
              <table:table-cell office:value-type="float" office:value="20.830057720518">
                <text:p>20.8300577205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.49">
                <text:p>33.49</text:p>
              </table:table-cell>
              <table:table-cell office:value-type="float" office:value="21.331965073574">
                <text:p>21.3319650735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3.16">
                <text:p>33.16</text:p>
              </table:table-cell>
              <table:table-cell office:value-type="float" office:value="20.7411778545238">
                <text:p>20.74117785452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2.18">
                <text:p>22.18</text:p>
              </table:table-cell>
              <table:table-cell office:value-type="float" office:value="21.598144098446">
                <text:p>21.5981440984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1.48">
                <text:p>21.48</text:p>
              </table:table-cell>
              <table:table-cell office:value-type="float" office:value="24.59743820314">
                <text:p>24.597438203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.24">
                <text:p>21.24</text:p>
              </table:table-cell>
              <table:table-cell office:value-type="float" office:value="28.2326739336">
                <text:p>28.23267393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.52">
                <text:p>21.52</text:p>
              </table:table-cell>
              <table:table-cell office:value-type="float" office:value="27.56611386176">
                <text:p>27.566113861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.14">
                <text:p>21.14</text:p>
              </table:table-cell>
              <table:table-cell office:value-type="float" office:value="23.56681509984">
                <text:p>23.566815099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.75">
                <text:p>20.75</text:p>
              </table:table-cell>
              <table:table-cell office:value-type="float" office:value="24.33932096174">
                <text:p>24.339320961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.67">
                <text:p>19.67</text:p>
              </table:table-cell>
              <table:table-cell office:value-type="float" office:value="27.29117958152">
                <text:p>27.291179581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.55">
                <text:p>19.55</text:p>
              </table:table-cell>
              <table:table-cell office:value-type="float" office:value="20.6136716612779">
                <text:p>20.61367166127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">
                <text:p>20</text:p>
              </table:table-cell>
              <table:table-cell office:value-type="float" office:value="21.305755643804">
                <text:p>21.3057556438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2.63">
                <text:p>22.63</text:p>
              </table:table-cell>
              <table:table-cell office:value-type="float" office:value="23.68886055072">
                <text:p>23.688860550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7">
                <text:p>24.7</text:p>
              </table:table-cell>
              <table:table-cell office:value-type="float" office:value="23.73328103286">
                <text:p>23.733281032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.31">
                <text:p>27.31</text:p>
              </table:table-cell>
              <table:table-cell office:value-type="float" office:value="21.64250857567">
                <text:p>21.642508575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.09">
                <text:p>29.09</text:p>
              </table:table-cell>
              <table:table-cell office:value-type="float" office:value="21.051717567086">
                <text:p>21.0517175670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0.82">
                <text:p>30.82</text:p>
              </table:table-cell>
              <table:table-cell office:value-type="float" office:value="21.28582364463">
                <text:p>21.285823644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1.52">
                <text:p>31.52</text:p>
              </table:table-cell>
              <table:table-cell office:value-type="float" office:value="21.116082961192">
                <text:p>21.1160829611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2.93">
                <text:p>32.93</text:p>
              </table:table-cell>
              <table:table-cell office:value-type="float" office:value="23.70851905362">
                <text:p>23.708519053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2.62">
                <text:p>32.62</text:p>
              </table:table-cell>
              <table:table-cell office:value-type="float" office:value="25.19369696432">
                <text:p>25.193696964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3.43">
                <text:p>33.43</text:p>
              </table:table-cell>
              <table:table-cell office:value-type="float" office:value="20.7811177853784">
                <text:p>20.78111778537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2.77">
                <text:p>32.77</text:p>
              </table:table-cell>
              <table:table-cell office:value-type="float" office:value="20.74729125605">
                <text:p>20.747291256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2.78">
                <text:p>32.78</text:p>
              </table:table-cell>
              <table:table-cell office:value-type="float" office:value="20.7561947026096">
                <text:p>20.75619470260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.34">
                <text:p>30.34</text:p>
              </table:table-cell>
              <table:table-cell office:value-type="float" office:value="21.04549470979">
                <text:p>21.045494709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.76">
                <text:p>28.76</text:p>
              </table:table-cell>
              <table:table-cell office:value-type="float" office:value="20.862716461288">
                <text:p>20.8627164612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.69">
                <text:p>29.69</text:p>
              </table:table-cell>
              <table:table-cell office:value-type="float" office:value="20.7148371040982">
                <text:p>20.71483710409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0.96">
                <text:p>30.96</text:p>
              </table:table-cell>
              <table:table-cell office:value-type="float" office:value="20.6758067046078">
                <text:p>20.67580670460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4.6">
                <text:p>34.6</text:p>
              </table:table-cell>
              <table:table-cell office:value-type="float" office:value="21.75207853173">
                <text:p>21.752078531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.24">
                <text:p>34.24</text:p>
              </table:table-cell>
              <table:table-cell office:value-type="float" office:value="24.1235272734">
                <text:p>24.12352727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2.47">
                <text:p>32.47</text:p>
              </table:table-cell>
              <table:table-cell office:value-type="float" office:value="22.84698328862">
                <text:p>22.846983288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3.81">
                <text:p>33.81</text:p>
              </table:table-cell>
              <table:table-cell office:value-type="float" office:value="20.841753025136">
                <text:p>20.8417530251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4.4">
                <text:p>34.4</text:p>
              </table:table-cell>
              <table:table-cell office:value-type="float" office:value="24.876731898">
                <text:p>24.8767318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2.91">
                <text:p>32.91</text:p>
              </table:table-cell>
              <table:table-cell office:value-type="float" office:value="20.6191656348932">
                <text:p>20.61916563489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0.08">
                <text:p>30.08</text:p>
              </table:table-cell>
              <table:table-cell office:value-type="float" office:value="21.491957303976">
                <text:p>21.4919573039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9.44">
                <text:p>29.44</text:p>
              </table:table-cell>
              <table:table-cell office:value-type="float" office:value="20.7599519120042">
                <text:p>20.75995191200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.99">
                <text:p>28.99</text:p>
              </table:table-cell>
              <table:table-cell office:value-type="float" office:value="20.937283549378">
                <text:p>20.93728354937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.31">
                <text:p>28.31</text:p>
              </table:table-cell>
              <table:table-cell office:value-type="float" office:value="20.808030268568">
                <text:p>20.80803026856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7.24">
                <text:p>37.24</text:p>
              </table:table-cell>
              <table:table-cell office:value-type="float" office:value="21.676119444004">
                <text:p>21.6761194440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2.06">
                <text:p>42.06</text:p>
              </table:table-cell>
              <table:table-cell office:value-type="float" office:value="23.19061746608">
                <text:p>23.190617466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0.73">
                <text:p>40.73</text:p>
              </table:table-cell>
              <table:table-cell office:value-type="float" office:value="22.66067487332">
                <text:p>22.660674873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8.9">
                <text:p>38.9</text:p>
              </table:table-cell>
              <table:table-cell office:value-type="float" office:value="20.6000903502181">
                <text:p>20.600090350218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.89">
                <text:p>36.89</text:p>
              </table:table-cell>
              <table:table-cell office:value-type="float" office:value="20.68130368779">
                <text:p>20.681303687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3.6">
                <text:p>33.6</text:p>
              </table:table-cell>
              <table:table-cell office:value-type="float" office:value="20.784220427189">
                <text:p>20.7842204271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2.98">
                <text:p>32.98</text:p>
              </table:table-cell>
              <table:table-cell office:value-type="float" office:value="21.604674723398">
                <text:p>21.60467472339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2.39">
                <text:p>32.39</text:p>
              </table:table-cell>
              <table:table-cell office:value-type="float" office:value="20.887392501862">
                <text:p>20.8873925018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1.89">
                <text:p>31.89</text:p>
              </table:table-cell>
              <table:table-cell office:value-type="float" office:value="21.35112888188">
                <text:p>21.351128881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2.3">
                <text:p>32.3</text:p>
              </table:table-cell>
              <table:table-cell office:value-type="float" office:value="21.32680881849">
                <text:p>21.326808818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4.07">
                <text:p>34.07</text:p>
              </table:table-cell>
              <table:table-cell office:value-type="float" office:value="20.996394968322">
                <text:p>20.9963949683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4.69">
                <text:p>34.69</text:p>
              </table:table-cell>
              <table:table-cell office:value-type="float" office:value="20.7821908908386">
                <text:p>20.78219089083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5.46">
                <text:p>35.46</text:p>
              </table:table-cell>
              <table:table-cell office:value-type="float" office:value="21.158833120302">
                <text:p>21.1588331203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4.14">
                <text:p>34.14</text:p>
              </table:table-cell>
              <table:table-cell office:value-type="float" office:value="26.41971767988">
                <text:p>26.419717679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4.37">
                <text:p>34.37</text:p>
              </table:table-cell>
              <table:table-cell office:value-type="float" office:value="20.6306464159476">
                <text:p>20.63064641594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5.01">
                <text:p>35.01</text:p>
              </table:table-cell>
              <table:table-cell office:value-type="float" office:value="21.896821352958">
                <text:p>21.8968213529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6.41">
                <text:p>36.41</text:p>
              </table:table-cell>
              <table:table-cell office:value-type="float" office:value="22.061338797748">
                <text:p>22.0613387977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.13">
                <text:p>40.13</text:p>
              </table:table-cell>
              <table:table-cell office:value-type="float" office:value="23.53364760938">
                <text:p>23.533647609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.84">
                <text:p>42.84</text:p>
              </table:table-cell>
              <table:table-cell office:value-type="float" office:value="20.6031117560327">
                <text:p>20.60311175603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3.98">
                <text:p>43.98</text:p>
              </table:table-cell>
              <table:table-cell office:value-type="float" office:value="21.896908315828">
                <text:p>21.8969083158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.72">
                <text:p>42.72</text:p>
              </table:table-cell>
              <table:table-cell office:value-type="float" office:value="22.479855826264">
                <text:p>22.4798558262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4.82">
                <text:p>44.82</text:p>
              </table:table-cell>
              <table:table-cell office:value-type="float" office:value="21.031256912152">
                <text:p>21.03125691215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8.77">
                <text:p>48.77</text:p>
              </table:table-cell>
              <table:table-cell office:value-type="float" office:value="23.41198590354">
                <text:p>23.411985903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6.78">
                <text:p>46.78</text:p>
              </table:table-cell>
              <table:table-cell office:value-type="float" office:value="48.9650665714">
                <text:p>48.96506657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5.95">
                <text:p>45.95</text:p>
              </table:table-cell>
              <table:table-cell office:value-type="float" office:value="21.534374489496">
                <text:p>21.5343744894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.11">
                <text:p>48.11</text:p>
              </table:table-cell>
              <table:table-cell office:value-type="float" office:value="29.1951101991">
                <text:p>29.19511019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87">
                <text:p>47.87</text:p>
              </table:table-cell>
              <table:table-cell office:value-type="float" office:value="29.53327544904">
                <text:p>29.533275449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6.6">
                <text:p>46.6</text:p>
              </table:table-cell>
              <table:table-cell office:value-type="float" office:value="40.10220608876">
                <text:p>40.102206088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2.17">
                <text:p>42.17</text:p>
              </table:table-cell>
              <table:table-cell office:value-type="float" office:value="32.50730427334">
                <text:p>32.507304273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3.65">
                <text:p>33.65</text:p>
              </table:table-cell>
              <table:table-cell office:value-type="float" office:value="20.6242820219248">
                <text:p>20.624282021924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2.58">
                <text:p>32.58</text:p>
              </table:table-cell>
              <table:table-cell office:value-type="float" office:value="27.60837437062">
                <text:p>27.608374370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2.31">
                <text:p>32.31</text:p>
              </table:table-cell>
              <table:table-cell office:value-type="float" office:value="38.76163245668">
                <text:p>38.761632456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4.04">
                <text:p>34.04</text:p>
              </table:table-cell>
              <table:table-cell office:value-type="float" office:value="39.77334712784">
                <text:p>39.773347127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2">
                <text:p>32</text:p>
              </table:table-cell>
              <table:table-cell office:value-type="float" office:value="47.1248665236">
                <text:p>47.124866523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1.17">
                <text:p>31.17</text:p>
              </table:table-cell>
              <table:table-cell office:value-type="float" office:value="49.5047846516">
                <text:p>49.50478465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0.74">
                <text:p>30.74</text:p>
              </table:table-cell>
              <table:table-cell office:value-type="float" office:value="39.73020636458">
                <text:p>39.7302063645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1.97">
                <text:p>31.97</text:p>
              </table:table-cell>
              <table:table-cell office:value-type="float" office:value="29.84086839506">
                <text:p>29.840868395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2.81">
                <text:p>32.81</text:p>
              </table:table-cell>
              <table:table-cell office:value-type="float" office:value="33.15503062404">
                <text:p>33.155030624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3.66">
                <text:p>33.66</text:p>
              </table:table-cell>
              <table:table-cell office:value-type="float" office:value="23.11676584036">
                <text:p>23.1167658403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3.29">
                <text:p>33.29</text:p>
              </table:table-cell>
              <table:table-cell office:value-type="float" office:value="22.62948164756">
                <text:p>22.629481647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1.49">
                <text:p>31.49</text:p>
              </table:table-cell>
              <table:table-cell office:value-type="float" office:value="20.807210748958">
                <text:p>20.8072107489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0.4">
                <text:p>30.4</text:p>
              </table:table-cell>
              <table:table-cell office:value-type="float" office:value="22.79748412266">
                <text:p>22.7974841226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2.22">
                <text:p>32.22</text:p>
              </table:table-cell>
              <table:table-cell office:value-type="float" office:value="22.221665629718">
                <text:p>22.2216656297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2.32">
                <text:p>32.32</text:p>
              </table:table-cell>
              <table:table-cell office:value-type="float" office:value="20.6107689676342">
                <text:p>20.61076896763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4.37">
                <text:p>34.37</text:p>
              </table:table-cell>
              <table:table-cell office:value-type="float" office:value="20.6688918182404">
                <text:p>20.66889181824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7.29">
                <text:p>37.29</text:p>
              </table:table-cell>
              <table:table-cell office:value-type="float" office:value="20.88806879325">
                <text:p>20.888068793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5.92">
                <text:p>35.92</text:p>
              </table:table-cell>
              <table:table-cell office:value-type="float" office:value="21.739718164032">
                <text:p>21.7397181640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.72">
                <text:p>32.72</text:p>
              </table:table-cell>
              <table:table-cell office:value-type="float" office:value="29.07545704876">
                <text:p>29.075457048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3.03">
                <text:p>33.03</text:p>
              </table:table-cell>
              <table:table-cell office:value-type="float" office:value="20.838450684222">
                <text:p>20.8384506842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3.83">
                <text:p>33.83</text:p>
              </table:table-cell>
              <table:table-cell office:value-type="float" office:value="30.53319176594">
                <text:p>30.5331917659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3.51">
                <text:p>33.51</text:p>
              </table:table-cell>
              <table:table-cell office:value-type="float" office:value="23.88474504602">
                <text:p>23.8847450460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3.28">
                <text:p>33.28</text:p>
              </table:table-cell>
              <table:table-cell office:value-type="float" office:value="32.13993561036">
                <text:p>32.139935610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2.3">
                <text:p>32.3</text:p>
              </table:table-cell>
              <table:table-cell office:value-type="float" office:value="27.48474519164">
                <text:p>27.484745191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2.86">
                <text:p>32.86</text:p>
              </table:table-cell>
              <table:table-cell office:value-type="float" office:value="29.34028289108">
                <text:p>29.340282891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.84">
                <text:p>32.84</text:p>
              </table:table-cell>
              <table:table-cell office:value-type="float" office:value="21.08171909981">
                <text:p>21.0817190998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7.14">
                <text:p>37.14</text:p>
              </table:table-cell>
              <table:table-cell office:value-type="float" office:value="25.12858153442">
                <text:p>25.1285815344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7.99">
                <text:p>37.99</text:p>
              </table:table-cell>
              <table:table-cell office:value-type="float" office:value="25.03153077756">
                <text:p>25.0315307775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5.69">
                <text:p>35.69</text:p>
              </table:table-cell>
              <table:table-cell office:value-type="float" office:value="23.4521959882">
                <text:p>23.452195988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2.16">
                <text:p>32.16</text:p>
              </table:table-cell>
              <table:table-cell office:value-type="float" office:value="21.707784134018">
                <text:p>21.7077841340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0.99">
                <text:p>30.99</text:p>
              </table:table-cell>
              <table:table-cell office:value-type="float" office:value="20.6603023494346">
                <text:p>20.66030234943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9.09">
                <text:p>29.09</text:p>
              </table:table-cell>
              <table:table-cell office:value-type="float" office:value="22.68197991048">
                <text:p>22.681979910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7.52">
                <text:p>27.52</text:p>
              </table:table-cell>
              <table:table-cell office:value-type="float" office:value="20.6025412118709">
                <text:p>20.602541211870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.37">
                <text:p>25.37</text:p>
              </table:table-cell>
              <table:table-cell office:value-type="float" office:value="21.638164328112">
                <text:p>21.6381643281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.05">
                <text:p>27.05</text:p>
              </table:table-cell>
              <table:table-cell office:value-type="float" office:value="21.040297190976">
                <text:p>21.0402971909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7.7">
                <text:p>27.7</text:p>
              </table:table-cell>
              <table:table-cell office:value-type="float" office:value="21.188771659578">
                <text:p>21.18877165957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7.17">
                <text:p>27.17</text:p>
              </table:table-cell>
              <table:table-cell office:value-type="float" office:value="20.723960485288">
                <text:p>20.72396048528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6.83">
                <text:p>26.83</text:p>
              </table:table-cell>
              <table:table-cell office:value-type="float" office:value="20.878537443502">
                <text:p>20.87853744350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7.04">
                <text:p>27.04</text:p>
              </table:table-cell>
              <table:table-cell office:value-type="float" office:value="20.6947913995258">
                <text:p>20.694791399525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.31">
                <text:p>26.31</text:p>
              </table:table-cell>
              <table:table-cell office:value-type="float" office:value="21.193622430382">
                <text:p>21.19362243038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7.24">
                <text:p>27.24</text:p>
              </table:table-cell>
              <table:table-cell office:value-type="float" office:value="20.6007862464496">
                <text:p>20.600786246449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.31">
                <text:p>26.31</text:p>
              </table:table-cell>
              <table:table-cell office:value-type="float" office:value="21.01730479879">
                <text:p>21.0173047987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.48">
                <text:p>29.48</text:p>
              </table:table-cell>
              <table:table-cell office:value-type="float" office:value="21.196087815708">
                <text:p>21.19608781570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9.37">
                <text:p>29.37</text:p>
              </table:table-cell>
              <table:table-cell office:value-type="float" office:value="22.377088186336">
                <text:p>22.37708818633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8.71">
                <text:p>28.71</text:p>
              </table:table-cell>
              <table:table-cell office:value-type="float" office:value="20.7354667927672">
                <text:p>20.73546679276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8.66">
                <text:p>28.66</text:p>
              </table:table-cell>
              <table:table-cell office:value-type="float" office:value="20.6447057823822">
                <text:p>20.64470578238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7.59">
                <text:p>27.59</text:p>
              </table:table-cell>
              <table:table-cell office:value-type="float" office:value="20.942431686146">
                <text:p>20.94243168614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9.08">
                <text:p>29.08</text:p>
              </table:table-cell>
              <table:table-cell office:value-type="float" office:value="21.028894590348">
                <text:p>21.02889459034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9.24">
                <text:p>29.24</text:p>
              </table:table-cell>
              <table:table-cell office:value-type="float" office:value="20.872746213744">
                <text:p>20.87274621374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9.9">
                <text:p>29.9</text:p>
              </table:table-cell>
              <table:table-cell office:value-type="float" office:value="20.6263058673126">
                <text:p>20.62630586731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1.04">
                <text:p>31.04</text:p>
              </table:table-cell>
              <table:table-cell office:value-type="float" office:value="20.7252309526334">
                <text:p>20.725230952633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2.11">
                <text:p>32.11</text:p>
              </table:table-cell>
              <table:table-cell office:value-type="float" office:value="20.6539670260238">
                <text:p>20.653967026023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5.06">
                <text:p>35.06</text:p>
              </table:table-cell>
              <table:table-cell office:value-type="float" office:value="21.37018446097">
                <text:p>21.3701844609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5.45">
                <text:p>35.45</text:p>
              </table:table-cell>
              <table:table-cell office:value-type="float" office:value="20.651238060368">
                <text:p>20.6512380603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5.14">
                <text:p>35.14</text:p>
              </table:table-cell>
              <table:table-cell office:value-type="float" office:value="20.806561542154">
                <text:p>20.80656154215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.7">
                <text:p>34.7</text:p>
              </table:table-cell>
              <table:table-cell office:value-type="float" office:value="20.6000251937156">
                <text:p>20.60002519371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5.14">
                <text:p>35.14</text:p>
              </table:table-cell>
              <table:table-cell office:value-type="float" office:value="21.127087395608">
                <text:p>21.1270873956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4.3">
                <text:p>34.3</text:p>
              </table:table-cell>
              <table:table-cell office:value-type="float" office:value="22.01808989468">
                <text:p>22.018089894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4.68">
                <text:p>34.68</text:p>
              </table:table-cell>
              <table:table-cell office:value-type="float" office:value="21.874529391852">
                <text:p>21.87452939185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4.11">
                <text:p>34.11</text:p>
              </table:table-cell>
              <table:table-cell office:value-type="float" office:value="22.78854632654">
                <text:p>22.788546326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3.53">
                <text:p>33.53</text:p>
              </table:table-cell>
              <table:table-cell office:value-type="float" office:value="21.1195810408">
                <text:p>21.11958104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4.82">
                <text:p>34.82</text:p>
              </table:table-cell>
              <table:table-cell office:value-type="float" office:value="21.265235132384">
                <text:p>21.2652351323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4.34">
                <text:p>34.34</text:p>
              </table:table-cell>
              <table:table-cell office:value-type="float" office:value="22.35749107287">
                <text:p>22.3574910728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.33">
                <text:p>25.33</text:p>
              </table:table-cell>
              <table:table-cell office:value-type="float" office:value="23.8847598412">
                <text:p>23.88475984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4.53">
                <text:p>24.53</text:p>
              </table:table-cell>
              <table:table-cell office:value-type="float" office:value="23.09108064946">
                <text:p>23.091080649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3.32">
                <text:p>23.32</text:p>
              </table:table-cell>
              <table:table-cell office:value-type="float" office:value="24.47191260446">
                <text:p>24.471912604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4">
                <text:p>24</text:p>
              </table:table-cell>
              <table:table-cell office:value-type="float" office:value="21.138153634392">
                <text:p>21.13815363439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6.29">
                <text:p>26.29</text:p>
              </table:table-cell>
              <table:table-cell office:value-type="float" office:value="20.91313775466">
                <text:p>20.9131377546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6.3">
                <text:p>26.3</text:p>
              </table:table-cell>
              <table:table-cell office:value-type="float" office:value="20.820233958666">
                <text:p>20.8202339586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5.94">
                <text:p>25.94</text:p>
              </table:table-cell>
              <table:table-cell office:value-type="float" office:value="26.55263073464">
                <text:p>26.552630734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4.52">
                <text:p>24.52</text:p>
              </table:table-cell>
              <table:table-cell office:value-type="float" office:value="20.6301197441712">
                <text:p>20.63011974417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.1">
                <text:p>25.1</text:p>
              </table:table-cell>
              <table:table-cell office:value-type="float" office:value="20.6927919622044">
                <text:p>20.69279196220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4.36">
                <text:p>24.36</text:p>
              </table:table-cell>
              <table:table-cell office:value-type="float" office:value="20.6435309816532">
                <text:p>20.64353098165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4.06">
                <text:p>24.06</text:p>
              </table:table-cell>
              <table:table-cell office:value-type="float" office:value="20.7117169326442">
                <text:p>20.711716932644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3.4">
                <text:p>23.4</text:p>
              </table:table-cell>
              <table:table-cell office:value-type="float" office:value="20.7728686610124">
                <text:p>20.77286866101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.22">
                <text:p>22.22</text:p>
              </table:table-cell>
              <table:table-cell office:value-type="float" office:value="21.790519508436">
                <text:p>21.7905195084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.03">
                <text:p>20.03</text:p>
              </table:table-cell>
              <table:table-cell office:value-type="float" office:value="21.97411033069">
                <text:p>21.974110330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1.05">
                <text:p>21.05</text:p>
              </table:table-cell>
              <table:table-cell office:value-type="float" office:value="23.95229485054">
                <text:p>23.952294850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.58">
                <text:p>21.58</text:p>
              </table:table-cell>
              <table:table-cell office:value-type="float" office:value="23.40304472852">
                <text:p>23.4030447285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1.22">
                <text:p>21.22</text:p>
              </table:table-cell>
              <table:table-cell office:value-type="float" office:value="22.80796273922">
                <text:p>22.8079627392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2.78">
                <text:p>22.78</text:p>
              </table:table-cell>
              <table:table-cell office:value-type="float" office:value="23.21094385068">
                <text:p>23.210943850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7.28">
                <text:p>27.28</text:p>
              </table:table-cell>
              <table:table-cell office:value-type="float" office:value="21.638953111814">
                <text:p>21.63895311181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9.12">
                <text:p>29.12</text:p>
              </table:table-cell>
              <table:table-cell office:value-type="float" office:value="23.56367398462">
                <text:p>23.563673984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9.2">
                <text:p>29.2</text:p>
              </table:table-cell>
              <table:table-cell office:value-type="float" office:value="21.868143600784">
                <text:p>21.8681436007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9.96">
                <text:p>29.96</text:p>
              </table:table-cell>
              <table:table-cell office:value-type="float" office:value="20.6745374792612">
                <text:p>20.67453747926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9.05">
                <text:p>29.05</text:p>
              </table:table-cell>
              <table:table-cell office:value-type="float" office:value="21.38639866297">
                <text:p>21.3863986629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.68">
                <text:p>28.68</text:p>
              </table:table-cell>
              <table:table-cell office:value-type="float" office:value="20.787219286853">
                <text:p>20.7872192868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">
                <text:p>28</text:p>
              </table:table-cell>
              <table:table-cell office:value-type="float" office:value="21.14527806841">
                <text:p>21.145278068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7.65">
                <text:p>27.65</text:p>
              </table:table-cell>
              <table:table-cell office:value-type="float" office:value="20.91077349482">
                <text:p>20.9107734948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.16">
                <text:p>28.16</text:p>
              </table:table-cell>
              <table:table-cell office:value-type="float" office:value="21.427153205224">
                <text:p>21.4271532052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7.72">
                <text:p>27.72</text:p>
              </table:table-cell>
              <table:table-cell office:value-type="float" office:value="21.260759723528">
                <text:p>21.2607597235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0.32">
                <text:p>30.32</text:p>
              </table:table-cell>
              <table:table-cell office:value-type="float" office:value="21.539806061224">
                <text:p>21.5398060612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9.76">
                <text:p>29.76</text:p>
              </table:table-cell>
              <table:table-cell office:value-type="float" office:value="20.6108954328027">
                <text:p>20.610895432802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.68">
                <text:p>28.68</text:p>
              </table:table-cell>
              <table:table-cell office:value-type="float" office:value="20.6061807769831">
                <text:p>20.606180776983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.56">
                <text:p>28.56</text:p>
              </table:table-cell>
              <table:table-cell office:value-type="float" office:value="20.6491523759394">
                <text:p>20.649152375939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1.29">
                <text:p>31.29</text:p>
              </table:table-cell>
              <table:table-cell office:value-type="float" office:value="20.6263737285072">
                <text:p>20.626373728507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1.11">
                <text:p>31.11</text:p>
              </table:table-cell>
              <table:table-cell office:value-type="float" office:value="22.27940466997">
                <text:p>22.2794046699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9.29">
                <text:p>29.29</text:p>
              </table:table-cell>
              <table:table-cell office:value-type="float" office:value="21.080130233252">
                <text:p>21.0801302332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.19">
                <text:p>27.19</text:p>
              </table:table-cell>
              <table:table-cell office:value-type="float" office:value="20.6732973807426">
                <text:p>20.673297380742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6.71">
                <text:p>26.71</text:p>
              </table:table-cell>
              <table:table-cell office:value-type="float" office:value="20.7030387070044">
                <text:p>20.703038707004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6.5">
                <text:p>26.5</text:p>
              </table:table-cell>
              <table:table-cell office:value-type="float" office:value="20.6002203461675">
                <text:p>20.60022034616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6.01">
                <text:p>26.01</text:p>
              </table:table-cell>
              <table:table-cell office:value-type="float" office:value="20.8501650499">
                <text:p>20.850165049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5.29">
                <text:p>25.29</text:p>
              </table:table-cell>
              <table:table-cell office:value-type="float" office:value="20.895465442792">
                <text:p>20.89546544279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6.52">
                <text:p>26.52</text:p>
              </table:table-cell>
              <table:table-cell office:value-type="float" office:value="21.022288494006">
                <text:p>21.02228849400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7.52">
                <text:p>27.52</text:p>
              </table:table-cell>
              <table:table-cell office:value-type="float" office:value="21.40018802227">
                <text:p>21.4001880222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.88">
                <text:p>29.88</text:p>
              </table:table-cell>
              <table:table-cell office:value-type="float" office:value="20.7694515611602">
                <text:p>20.76945156116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2.45">
                <text:p>32.45</text:p>
              </table:table-cell>
              <table:table-cell office:value-type="float" office:value="21.005908284554">
                <text:p>21.00590828455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4.65">
                <text:p>34.65</text:p>
              </table:table-cell>
              <table:table-cell office:value-type="float" office:value="22.221711463688">
                <text:p>22.2217114636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3.18">
                <text:p>33.18</text:p>
              </table:table-cell>
              <table:table-cell office:value-type="float" office:value="23.13858125166">
                <text:p>23.1385812516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4.93">
                <text:p>34.93</text:p>
              </table:table-cell>
              <table:table-cell office:value-type="float" office:value="20.6677558899388">
                <text:p>20.667755889938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6.54">
                <text:p>36.54</text:p>
              </table:table-cell>
              <table:table-cell office:value-type="float" office:value="21.561253911416">
                <text:p>21.5612539114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6.06">
                <text:p>36.06</text:p>
              </table:table-cell>
              <table:table-cell office:value-type="float" office:value="22.367217075782">
                <text:p>22.36721707578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4.45">
                <text:p>34.45</text:p>
              </table:table-cell>
              <table:table-cell office:value-type="float" office:value="23.2983213548">
                <text:p>23.298321354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4.27">
                <text:p>34.27</text:p>
              </table:table-cell>
              <table:table-cell office:value-type="float" office:value="21.678846988262">
                <text:p>21.67884698826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7.03">
                <text:p>37.03</text:p>
              </table:table-cell>
              <table:table-cell office:value-type="float" office:value="21.856554070246">
                <text:p>21.8565540702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9.4">
                <text:p>39.4</text:p>
              </table:table-cell>
              <table:table-cell office:value-type="float" office:value="23.24374895922">
                <text:p>23.2437489592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8.68">
                <text:p>38.68</text:p>
              </table:table-cell>
              <table:table-cell office:value-type="float" office:value="21.47943821836">
                <text:p>21.4794382183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8.05">
                <text:p>38.05</text:p>
              </table:table-cell>
              <table:table-cell office:value-type="float" office:value="21.41111227514">
                <text:p>21.4111122751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7.91">
                <text:p>37.91</text:p>
              </table:table-cell>
              <table:table-cell office:value-type="float" office:value="20.7021221936768">
                <text:p>20.702122193676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7.03">
                <text:p>37.03</text:p>
              </table:table-cell>
              <table:table-cell office:value-type="float" office:value="22.054587589478">
                <text:p>22.05458758947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6.79">
                <text:p>36.79</text:p>
              </table:table-cell>
              <table:table-cell office:value-type="float" office:value="21.212914781006">
                <text:p>21.21291478100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6.96">
                <text:p>36.96</text:p>
              </table:table-cell>
              <table:table-cell office:value-type="float" office:value="21.397310894282">
                <text:p>21.39731089428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6.31">
                <text:p>36.31</text:p>
              </table:table-cell>
              <table:table-cell office:value-type="float" office:value="20.6129232644662">
                <text:p>20.612923264466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7.79">
                <text:p>37.79</text:p>
              </table:table-cell>
              <table:table-cell office:value-type="float" office:value="23.21891141644">
                <text:p>23.2189114164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3.78">
                <text:p>43.78</text:p>
              </table:table-cell>
              <table:table-cell office:value-type="float" office:value="25.24702635562">
                <text:p>25.247026355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.69">
                <text:p>39.69</text:p>
              </table:table-cell>
              <table:table-cell office:value-type="float" office:value="38.29946334648">
                <text:p>38.2994633464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.87">
                <text:p>39.87</text:p>
              </table:table-cell>
              <table:table-cell office:value-type="float" office:value="24.0766287591">
                <text:p>24.07662875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8.34">
                <text:p>38.34</text:p>
              </table:table-cell>
              <table:table-cell office:value-type="float" office:value="30.43810939538">
                <text:p>30.4381093953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7.96">
                <text:p>37.96</text:p>
              </table:table-cell>
              <table:table-cell office:value-type="float" office:value="26.76754345132">
                <text:p>26.767543451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1.3">
                <text:p>31.3</text:p>
              </table:table-cell>
              <table:table-cell office:value-type="float" office:value="26.57919256692">
                <text:p>26.579192566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1.76">
                <text:p>31.76</text:p>
              </table:table-cell>
              <table:table-cell office:value-type="float" office:value="31.90083866912">
                <text:p>31.9008386691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9.33">
                <text:p>29.33</text:p>
              </table:table-cell>
              <table:table-cell office:value-type="float" office:value="26.18831831284">
                <text:p>26.188318312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2.82">
                <text:p>32.82</text:p>
              </table:table-cell>
              <table:table-cell office:value-type="float" office:value="21.379961966298">
                <text:p>21.37996196629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1.78">
                <text:p>31.78</text:p>
              </table:table-cell>
              <table:table-cell office:value-type="float" office:value="23.58344598356">
                <text:p>23.5834459835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1.14">
                <text:p>31.14</text:p>
              </table:table-cell>
              <table:table-cell office:value-type="float" office:value="21.37716541435">
                <text:p>21.3771654143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3.24">
                <text:p>33.24</text:p>
              </table:table-cell>
              <table:table-cell office:value-type="float" office:value="25.26530660134">
                <text:p>25.2653066013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7.64">
                <text:p>37.64</text:p>
              </table:table-cell>
              <table:table-cell office:value-type="float" office:value="25.82056580828">
                <text:p>25.820565808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6.43">
                <text:p>36.43</text:p>
              </table:table-cell>
              <table:table-cell office:value-type="float" office:value="35.70369203258">
                <text:p>35.7036920325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2.71">
                <text:p>32.71</text:p>
              </table:table-cell>
              <table:table-cell office:value-type="float" office:value="26.66655934638">
                <text:p>26.666559346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1.25">
                <text:p>31.25</text:p>
              </table:table-cell>
              <table:table-cell office:value-type="float" office:value="29.12013056116">
                <text:p>29.120130561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.36">
                <text:p>31.36</text:p>
              </table:table-cell>
              <table:table-cell office:value-type="float" office:value="23.18387838764">
                <text:p>23.1838783876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4.94">
                <text:p>34.94</text:p>
              </table:table-cell>
              <table:table-cell office:value-type="float" office:value="23.93214279074">
                <text:p>23.9321427907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8.2">
                <text:p>38.2</text:p>
              </table:table-cell>
              <table:table-cell office:value-type="float" office:value="22.527936737644">
                <text:p>22.52793673764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4.36">
                <text:p>34.36</text:p>
              </table:table-cell>
              <table:table-cell office:value-type="float" office:value="24.8287534363">
                <text:p>24.82875343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3.3">
                <text:p>33.3</text:p>
              </table:table-cell>
              <table:table-cell office:value-type="float" office:value="22.318850083158">
                <text:p>22.31885008315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2.47">
                <text:p>32.47</text:p>
              </table:table-cell>
              <table:table-cell office:value-type="float" office:value="32.06078571298">
                <text:p>32.0607857129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.59">
                <text:p>31.59</text:p>
              </table:table-cell>
              <table:table-cell office:value-type="float" office:value="31.54608837776">
                <text:p>31.5460883777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2.53">
                <text:p>32.53</text:p>
              </table:table-cell>
              <table:table-cell office:value-type="float" office:value="25.66575470754">
                <text:p>25.6657547075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2.52">
                <text:p>32.52</text:p>
              </table:table-cell>
              <table:table-cell office:value-type="float" office:value="23.60471656016">
                <text:p>23.604716560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2.68">
                <text:p>32.68</text:p>
              </table:table-cell>
              <table:table-cell office:value-type="float" office:value="33.71904516076">
                <text:p>33.7190451607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.92">
                <text:p>31.92</text:p>
              </table:table-cell>
              <table:table-cell office:value-type="float" office:value="22.93330127746">
                <text:p>22.9333012774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2.55">
                <text:p>32.55</text:p>
              </table:table-cell>
              <table:table-cell office:value-type="float" office:value="23.40223004762">
                <text:p>23.4022300476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3.37">
                <text:p>33.37</text:p>
              </table:table-cell>
              <table:table-cell office:value-type="float" office:value="21.285328038338">
                <text:p>21.28532803833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4.43">
                <text:p>34.43</text:p>
              </table:table-cell>
              <table:table-cell office:value-type="float" office:value="23.1968837981">
                <text:p>23.196883798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0.21">
                <text:p>40.21</text:p>
              </table:table-cell>
              <table:table-cell office:value-type="float" office:value="24.90095686288">
                <text:p>24.9009568628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0.22">
                <text:p>40.22</text:p>
              </table:table-cell>
              <table:table-cell office:value-type="float" office:value="39.59038782094">
                <text:p>39.5903878209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1.59">
                <text:p>41.59</text:p>
              </table:table-cell>
              <table:table-cell office:value-type="float" office:value="23.74125009832">
                <text:p>23.7412500983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1.68">
                <text:p>41.68</text:p>
              </table:table-cell>
              <table:table-cell office:value-type="float" office:value="33.84237844856">
                <text:p>33.842378448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8.77">
                <text:p>38.77</text:p>
              </table:table-cell>
              <table:table-cell office:value-type="float" office:value="24.4752677391">
                <text:p>24.475267739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8.97">
                <text:p>38.97</text:p>
              </table:table-cell>
              <table:table-cell office:value-type="float" office:value="23.58306865948">
                <text:p>23.5830686594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9.79">
                <text:p>39.79</text:p>
              </table:table-cell>
              <table:table-cell office:value-type="float" office:value="28.2133569783">
                <text:p>28.21335697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3.63">
                <text:p>43.63</text:p>
              </table:table-cell>
              <table:table-cell office:value-type="float" office:value="25.9015292488">
                <text:p>25.901529248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2.88">
                <text:p>42.88</text:p>
              </table:table-cell>
              <table:table-cell office:value-type="float" office:value="28.88713380586">
                <text:p>28.8871338058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0.08">
                <text:p>40.08</text:p>
              </table:table-cell>
              <table:table-cell office:value-type="float" office:value="24.60871672144">
                <text:p>24.6087167214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0.27">
                <text:p>40.27</text:p>
              </table:table-cell>
              <table:table-cell office:value-type="float" office:value="24.80588861768">
                <text:p>24.805888617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9.58">
                <text:p>39.58</text:p>
              </table:table-cell>
              <table:table-cell office:value-type="float" office:value="24.09694195372">
                <text:p>24.0969419537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9.47">
                <text:p>39.47</text:p>
              </table:table-cell>
              <table:table-cell office:value-type="float" office:value="27.80756612606">
                <text:p>27.8075661260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7.42">
                <text:p>37.42</text:p>
              </table:table-cell>
              <table:table-cell office:value-type="float" office:value="25.85260016794">
                <text:p>25.852600167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9.6">
                <text:p>39.6</text:p>
              </table:table-cell>
              <table:table-cell office:value-type="float" office:value="23.63108532898">
                <text:p>23.6310853289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9.73">
                <text:p>39.73</text:p>
              </table:table-cell>
              <table:table-cell office:value-type="float" office:value="23.64678135638">
                <text:p>23.6467813563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1.73">
                <text:p>41.73</text:p>
              </table:table-cell>
              <table:table-cell office:value-type="float" office:value="20.6589073073472">
                <text:p>20.658907307347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1.01">
                <text:p>41.01</text:p>
              </table:table-cell>
              <table:table-cell office:value-type="float" office:value="22.81689910376">
                <text:p>22.8168991037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8.1">
                <text:p>38.1</text:p>
              </table:table-cell>
              <table:table-cell office:value-type="float" office:value="20.680409928155">
                <text:p>20.6804099281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7.07">
                <text:p>37.07</text:p>
              </table:table-cell>
              <table:table-cell office:value-type="float" office:value="25.11784678812">
                <text:p>25.117846788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8.34">
                <text:p>38.34</text:p>
              </table:table-cell>
              <table:table-cell office:value-type="float" office:value="27.97058444942">
                <text:p>27.9705844494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9.6">
                <text:p>39.6</text:p>
              </table:table-cell>
              <table:table-cell office:value-type="float" office:value="32.4365247825">
                <text:p>32.43652478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8.53">
                <text:p>38.53</text:p>
              </table:table-cell>
              <table:table-cell office:value-type="float" office:value="25.21564947208">
                <text:p>25.215649472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9.49">
                <text:p>39.49</text:p>
              </table:table-cell>
              <table:table-cell office:value-type="float" office:value="27.4817817719">
                <text:p>27.48178177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0.46">
                <text:p>40.46</text:p>
              </table:table-cell>
              <table:table-cell office:value-type="float" office:value="21.911344098628">
                <text:p>21.9113440986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0.59">
                <text:p>40.59</text:p>
              </table:table-cell>
              <table:table-cell office:value-type="float" office:value="21.567009649578">
                <text:p>21.56700964957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3.49">
                <text:p>43.49</text:p>
              </table:table-cell>
              <table:table-cell office:value-type="float" office:value="22.8020858881">
                <text:p>22.80208588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4.97">
                <text:p>44.97</text:p>
              </table:table-cell>
              <table:table-cell office:value-type="float" office:value="21.180257219914">
                <text:p>21.1802572199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4.27">
                <text:p>44.27</text:p>
              </table:table-cell>
              <table:table-cell office:value-type="float" office:value="24.66892721564">
                <text:p>24.6689272156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3.08">
                <text:p>43.08</text:p>
              </table:table-cell>
              <table:table-cell office:value-type="float" office:value="22.96043615616">
                <text:p>22.960436156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2.75">
                <text:p>42.75</text:p>
              </table:table-cell>
              <table:table-cell office:value-type="float" office:value="26.66004483398">
                <text:p>26.6600448339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2.92">
                <text:p>42.92</text:p>
              </table:table-cell>
              <table:table-cell office:value-type="float" office:value="24.16609852174">
                <text:p>24.1660985217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3.84">
                <text:p>43.84</text:p>
              </table:table-cell>
              <table:table-cell office:value-type="float" office:value="22.6066363041">
                <text:p>22.60663630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2.71">
                <text:p>32.71</text:p>
              </table:table-cell>
              <table:table-cell office:value-type="float" office:value="43.0072330824">
                <text:p>43.007233082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2.83">
                <text:p>32.83</text:p>
              </table:table-cell>
              <table:table-cell office:value-type="float" office:value="37.04087220524">
                <text:p>37.040872205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0.93">
                <text:p>30.93</text:p>
              </table:table-cell>
              <table:table-cell office:value-type="float" office:value="44.9358771524">
                <text:p>44.93587715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8.72">
                <text:p>28.72</text:p>
              </table:table-cell>
              <table:table-cell office:value-type="float" office:value="28.54892407056">
                <text:p>28.548924070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8.2">
                <text:p>28.2</text:p>
              </table:table-cell>
              <table:table-cell office:value-type="float" office:value="30.12896366118">
                <text:p>30.128963661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6.87">
                <text:p>26.87</text:p>
              </table:table-cell>
              <table:table-cell office:value-type="float" office:value="29.98849260552">
                <text:p>29.9884926055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7.32">
                <text:p>27.32</text:p>
              </table:table-cell>
              <table:table-cell office:value-type="float" office:value="28.2991008492">
                <text:p>28.299100849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9.64">
                <text:p>29.64</text:p>
              </table:table-cell>
              <table:table-cell office:value-type="float" office:value="22.8497027841">
                <text:p>22.849702784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8.11">
                <text:p>28.11</text:p>
              </table:table-cell>
              <table:table-cell office:value-type="float" office:value="25.98265241078">
                <text:p>25.982652410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9.66">
                <text:p>29.66</text:p>
              </table:table-cell>
              <table:table-cell office:value-type="float" office:value="22.344395692816">
                <text:p>22.3443956928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9.65">
                <text:p>29.65</text:p>
              </table:table-cell>
              <table:table-cell office:value-type="float" office:value="21.303016114998">
                <text:p>21.3030161149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8.64">
                <text:p>28.64</text:p>
              </table:table-cell>
              <table:table-cell office:value-type="float" office:value="20.7644284347262">
                <text:p>20.76442843472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0.79">
                <text:p>30.79</text:p>
              </table:table-cell>
              <table:table-cell office:value-type="float" office:value="21.137707466012">
                <text:p>21.1377074660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1.3">
                <text:p>31.3</text:p>
              </table:table-cell>
              <table:table-cell office:value-type="float" office:value="21.393445246736">
                <text:p>21.3934452467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0.51">
                <text:p>30.51</text:p>
              </table:table-cell>
              <table:table-cell office:value-type="float" office:value="23.55333350726">
                <text:p>23.5533335072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9.64">
                <text:p>29.64</text:p>
              </table:table-cell>
              <table:table-cell office:value-type="float" office:value="22.152058937716">
                <text:p>22.1520589377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8.07">
                <text:p>28.07</text:p>
              </table:table-cell>
              <table:table-cell office:value-type="float" office:value="21.178104652948">
                <text:p>21.17810465294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9.35">
                <text:p>29.35</text:p>
              </table:table-cell>
              <table:table-cell office:value-type="float" office:value="21.3638277446">
                <text:p>21.363827744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0.8">
                <text:p>30.8</text:p>
              </table:table-cell>
              <table:table-cell office:value-type="float" office:value="21.037111204678">
                <text:p>21.03711120467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0.75">
                <text:p>30.75</text:p>
              </table:table-cell>
              <table:table-cell office:value-type="float" office:value="21.097183993296">
                <text:p>21.09718399329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9.66">
                <text:p>29.66</text:p>
              </table:table-cell>
              <table:table-cell office:value-type="float" office:value="20.627390344291">
                <text:p>20.6273903442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2.11">
                <text:p>32.11</text:p>
              </table:table-cell>
              <table:table-cell office:value-type="float" office:value="20.6312544692654">
                <text:p>20.631254469265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1.9">
                <text:p>31.9</text:p>
              </table:table-cell>
              <table:table-cell office:value-type="float" office:value="21.45266598758">
                <text:p>21.4526659875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0.48">
                <text:p>30.48</text:p>
              </table:table-cell>
              <table:table-cell office:value-type="float" office:value="20.6379269216944">
                <text:p>20.637926921694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0.05">
                <text:p>30.05</text:p>
              </table:table-cell>
              <table:table-cell office:value-type="float" office:value="20.968603443926">
                <text:p>20.96860344392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2.04">
                <text:p>32.04</text:p>
              </table:table-cell>
              <table:table-cell office:value-type="float" office:value="20.928673872932">
                <text:p>20.92867387293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.86">
                <text:p>34.86</text:p>
              </table:table-cell>
              <table:table-cell office:value-type="float" office:value="21.50268418568">
                <text:p>21.5026841856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1.95">
                <text:p>31.95</text:p>
              </table:table-cell>
              <table:table-cell office:value-type="float" office:value="22.73715442014">
                <text:p>22.737154420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2.55">
                <text:p>32.55</text:p>
              </table:table-cell>
              <table:table-cell office:value-type="float" office:value="20.912069649946">
                <text:p>20.91206964994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2.51">
                <text:p>32.51</text:p>
              </table:table-cell>
              <table:table-cell office:value-type="float" office:value="22.15372273697">
                <text:p>22.1537227369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0.53">
                <text:p>30.53</text:p>
              </table:table-cell>
              <table:table-cell office:value-type="float" office:value="21.517056817746">
                <text:p>21.51705681774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8.63">
                <text:p>28.63</text:p>
              </table:table-cell>
              <table:table-cell office:value-type="float" office:value="21.80367737241">
                <text:p>21.8036773724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9.92">
                <text:p>29.92</text:p>
              </table:table-cell>
              <table:table-cell office:value-type="float" office:value="20.910536347866">
                <text:p>20.91053634786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9.53">
                <text:p>29.53</text:p>
              </table:table-cell>
              <table:table-cell office:value-type="float" office:value="21.16108394393">
                <text:p>21.161083943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8.65">
                <text:p>28.65</text:p>
              </table:table-cell>
              <table:table-cell office:value-type="float" office:value="20.6166557921415">
                <text:p>20.61665579214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8.08">
                <text:p>28.08</text:p>
              </table:table-cell>
              <table:table-cell office:value-type="float" office:value="20.7964185631988">
                <text:p>20.796418563198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9.49">
                <text:p>29.49</text:p>
              </table:table-cell>
              <table:table-cell office:value-type="float" office:value="20.6001616003001">
                <text:p>20.600161600300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9.55">
                <text:p>29.55</text:p>
              </table:table-cell>
              <table:table-cell office:value-type="float" office:value="21.195675945602">
                <text:p>21.19567594560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9.74">
                <text:p>29.74</text:p>
              </table:table-cell>
              <table:table-cell office:value-type="float" office:value="20.6567781685554">
                <text:p>20.656778168555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9">
                <text:p>29</text:p>
              </table:table-cell>
              <table:table-cell office:value-type="float" office:value="20.6167011648552">
                <text:p>20.616701164855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8.92">
                <text:p>28.92</text:p>
              </table:table-cell>
              <table:table-cell office:value-type="float" office:value="20.6762320930012">
                <text:p>20.67623209300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9.21">
                <text:p>29.21</text:p>
              </table:table-cell>
              <table:table-cell office:value-type="float" office:value="21.635434337214">
                <text:p>21.6354343372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7.95">
                <text:p>27.95</text:p>
              </table:table-cell>
              <table:table-cell office:value-type="float" office:value="21.06215841975">
                <text:p>21.0621584197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9.55">
                <text:p>29.55</text:p>
              </table:table-cell>
              <table:table-cell office:value-type="float" office:value="20.6400370547726">
                <text:p>20.640037054772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1.08">
                <text:p>31.08</text:p>
              </table:table-cell>
              <table:table-cell office:value-type="float" office:value="20.6984145429062">
                <text:p>20.698414542906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.75">
                <text:p>35.75</text:p>
              </table:table-cell>
              <table:table-cell office:value-type="float" office:value="21.50824176998">
                <text:p>21.508241769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.09">
                <text:p>35.09</text:p>
              </table:table-cell>
              <table:table-cell office:value-type="float" office:value="22.087759655274">
                <text:p>22.0877596552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.54">
                <text:p>35.54</text:p>
              </table:table-cell>
              <table:table-cell office:value-type="float" office:value="20.6017213845202">
                <text:p>20.601721384520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6.16">
                <text:p>36.16</text:p>
              </table:table-cell>
              <table:table-cell office:value-type="float" office:value="20.882863418616">
                <text:p>20.8828634186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7.71">
                <text:p>37.71</text:p>
              </table:table-cell>
              <table:table-cell office:value-type="float" office:value="20.64805249245">
                <text:p>20.6480524924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8.28">
                <text:p>38.28</text:p>
              </table:table-cell>
              <table:table-cell office:value-type="float" office:value="20.6289280188488">
                <text:p>20.628928018848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6.93">
                <text:p>36.93</text:p>
              </table:table-cell>
              <table:table-cell office:value-type="float" office:value="20.7229874146142">
                <text:p>20.722987414614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.42">
                <text:p>36.42</text:p>
              </table:table-cell>
              <table:table-cell office:value-type="float" office:value="21.413637500474">
                <text:p>21.41363750047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.03">
                <text:p>36.03</text:p>
              </table:table-cell>
              <table:table-cell office:value-type="float" office:value="21.659954000018">
                <text:p>21.65995400001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.1">
                <text:p>36.1</text:p>
              </table:table-cell>
              <table:table-cell office:value-type="float" office:value="21.020663310648">
                <text:p>21.0206633106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1">
                <text:p>41</text:p>
              </table:table-cell>
              <table:table-cell office:value-type="float" office:value="20.633883288336">
                <text:p>20.63388328833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8.39">
                <text:p>38.39</text:p>
              </table:table-cell>
              <table:table-cell office:value-type="float" office:value="21.036728837786">
                <text:p>21.03672883778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5.56">
                <text:p>45.56</text:p>
              </table:table-cell>
              <table:table-cell office:value-type="float" office:value="20.6023511822444">
                <text:p>20.602351182244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5.22">
                <text:p>45.22</text:p>
              </table:table-cell>
              <table:table-cell office:value-type="float" office:value="24.19331990912">
                <text:p>24.1933199091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3.5">
                <text:p>43.5</text:p>
              </table:table-cell>
              <table:table-cell office:value-type="float" office:value="24.61969585698">
                <text:p>24.6196958569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2.71">
                <text:p>42.71</text:p>
              </table:table-cell>
              <table:table-cell office:value-type="float" office:value="22.382423376228">
                <text:p>22.38242337622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3.28">
                <text:p>43.28</text:p>
              </table:table-cell>
              <table:table-cell office:value-type="float" office:value="20.7660277863866">
                <text:p>20.766027786386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0.33">
                <text:p>30.33</text:p>
              </table:table-cell>
              <table:table-cell office:value-type="float" office:value="21.239351993798">
                <text:p>21.2393519937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8.63">
                <text:p>28.63</text:p>
              </table:table-cell>
              <table:table-cell office:value-type="float" office:value="20.6437557348866">
                <text:p>20.643755734886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6.57">
                <text:p>26.57</text:p>
              </table:table-cell>
              <table:table-cell office:value-type="float" office:value="20.7344514622602">
                <text:p>20.734451462260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8.58">
                <text:p>28.58</text:p>
              </table:table-cell>
              <table:table-cell office:value-type="float" office:value="21.945877495772">
                <text:p>21.94587749577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8.69">
                <text:p>28.69</text:p>
              </table:table-cell>
              <table:table-cell office:value-type="float" office:value="23.26734206076">
                <text:p>23.2673420607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9.22">
                <text:p>29.22</text:p>
              </table:table-cell>
              <table:table-cell office:value-type="float" office:value="22.094929615272">
                <text:p>22.09492961527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7.38">
                <text:p>27.38</text:p>
              </table:table-cell>
              <table:table-cell office:value-type="float" office:value="20.6178802614634">
                <text:p>20.617880261463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6.11">
                <text:p>26.11</text:p>
              </table:table-cell>
              <table:table-cell office:value-type="float" office:value="20.6458002290064">
                <text:p>20.645800229006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7.52">
                <text:p>27.52</text:p>
              </table:table-cell>
              <table:table-cell office:value-type="float" office:value="20.7277323801746">
                <text:p>20.727732380174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7.46">
                <text:p>27.46</text:p>
              </table:table-cell>
              <table:table-cell office:value-type="float" office:value="20.6099974246705">
                <text:p>20.60999742467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6.69">
                <text:p>26.69</text:p>
              </table:table-cell>
              <table:table-cell office:value-type="float" office:value="20.7398079516406">
                <text:p>20.739807951640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6.72">
                <text:p>26.72</text:p>
              </table:table-cell>
              <table:table-cell office:value-type="float" office:value="20.868493731508">
                <text:p>20.8684937315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6.28">
                <text:p>26.28</text:p>
              </table:table-cell>
              <table:table-cell office:value-type="float" office:value="20.887047641906">
                <text:p>20.88704764190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6.58">
                <text:p>26.58</text:p>
              </table:table-cell>
              <table:table-cell office:value-type="float" office:value="21.13906607894">
                <text:p>21.1390660789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6.82">
                <text:p>26.82</text:p>
              </table:table-cell>
              <table:table-cell office:value-type="float" office:value="20.7288060314196">
                <text:p>20.728806031419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0.22">
                <text:p>30.22</text:p>
              </table:table-cell>
              <table:table-cell office:value-type="float" office:value="20.915270311942">
                <text:p>20.91527031194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9.7">
                <text:p>29.7</text:p>
              </table:table-cell>
              <table:table-cell office:value-type="float" office:value="23.56753960008">
                <text:p>23.567539600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8.9">
                <text:p>28.9</text:p>
              </table:table-cell>
              <table:table-cell office:value-type="float" office:value="20.6021957893265">
                <text:p>20.602195789326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8.35">
                <text:p>28.35</text:p>
              </table:table-cell>
              <table:table-cell office:value-type="float" office:value="21.563668793438">
                <text:p>21.56366879343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8.8">
                <text:p>28.8</text:p>
              </table:table-cell>
              <table:table-cell office:value-type="float" office:value="20.926329753344">
                <text:p>20.92632975334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8.47">
                <text:p>28.47</text:p>
              </table:table-cell>
              <table:table-cell office:value-type="float" office:value="20.742537784285">
                <text:p>20.74253778428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8.39">
                <text:p>28.39</text:p>
              </table:table-cell>
              <table:table-cell office:value-type="float" office:value="21.713266054226">
                <text:p>21.71326605422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7.31">
                <text:p>27.31</text:p>
              </table:table-cell>
              <table:table-cell office:value-type="float" office:value="20.876425473172">
                <text:p>20.87642547317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7.86">
                <text:p>27.86</text:p>
              </table:table-cell>
              <table:table-cell office:value-type="float" office:value="21.982368551092">
                <text:p>21.98236855109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7.72">
                <text:p>27.72</text:p>
              </table:table-cell>
              <table:table-cell office:value-type="float" office:value="20.6082973233084">
                <text:p>20.608297323308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7.54">
                <text:p>27.54</text:p>
              </table:table-cell>
              <table:table-cell office:value-type="float" office:value="22.11939670699">
                <text:p>22.1193967069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7.23">
                <text:p>27.23</text:p>
              </table:table-cell>
              <table:table-cell office:value-type="float" office:value="24.06598331906">
                <text:p>24.0659833190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8.34">
                <text:p>28.34</text:p>
              </table:table-cell>
              <table:table-cell office:value-type="float" office:value="22.89352766404">
                <text:p>22.8935276640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7.96">
                <text:p>27.96</text:p>
              </table:table-cell>
              <table:table-cell office:value-type="float" office:value="22.473315818358">
                <text:p>22.47331581835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8.53">
                <text:p>28.53</text:p>
              </table:table-cell>
              <table:table-cell office:value-type="float" office:value="21.153699022512">
                <text:p>21.1536990225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9.48">
                <text:p>29.48</text:p>
              </table:table-cell>
              <table:table-cell office:value-type="float" office:value="21.24006260309">
                <text:p>21.2400626030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9.06">
                <text:p>29.06</text:p>
              </table:table-cell>
              <table:table-cell office:value-type="float" office:value="20.6797589295976">
                <text:p>20.679758929597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7.94">
                <text:p>27.94</text:p>
              </table:table-cell>
              <table:table-cell office:value-type="float" office:value="24.3904543174">
                <text:p>24.390454317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7.13">
                <text:p>27.13</text:p>
              </table:table-cell>
              <table:table-cell office:value-type="float" office:value="22.244409066012">
                <text:p>22.2444090660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7.23">
                <text:p>27.23</text:p>
              </table:table-cell>
              <table:table-cell office:value-type="float" office:value="23.84535726104">
                <text:p>23.8453572610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6.13">
                <text:p>26.13</text:p>
              </table:table-cell>
              <table:table-cell office:value-type="float" office:value="21.216331711746">
                <text:p>21.21633171174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6.42">
                <text:p>26.42</text:p>
              </table:table-cell>
              <table:table-cell office:value-type="float" office:value="21.609051827084">
                <text:p>21.6090518270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.16">
                <text:p>25.16</text:p>
              </table:table-cell>
              <table:table-cell office:value-type="float" office:value="21.283221137638">
                <text:p>21.28322113763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4.4">
                <text:p>24.4</text:p>
              </table:table-cell>
              <table:table-cell office:value-type="float" office:value="21.868674140328">
                <text:p>21.86867414032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4.4">
                <text:p>24.4</text:p>
              </table:table-cell>
              <table:table-cell office:value-type="float" office:value="21.349188613052">
                <text:p>21.34918861305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7.83">
                <text:p>27.83</text:p>
              </table:table-cell>
              <table:table-cell office:value-type="float" office:value="20.6001112176304">
                <text:p>20.60011121763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8.23">
                <text:p>28.23</text:p>
              </table:table-cell>
              <table:table-cell office:value-type="float" office:value="21.006462391212">
                <text:p>21.00646239121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0.64">
                <text:p>30.64</text:p>
              </table:table-cell>
              <table:table-cell office:value-type="float" office:value="20.827782058984">
                <text:p>20.82778205898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9.63">
                <text:p>29.63</text:p>
              </table:table-cell>
              <table:table-cell office:value-type="float" office:value="20.7956644037238">
                <text:p>20.795664403723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9.94">
                <text:p>29.94</text:p>
              </table:table-cell>
              <table:table-cell office:value-type="float" office:value="21.810733274702">
                <text:p>21.81073327470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0.67">
                <text:p>30.67</text:p>
              </table:table-cell>
              <table:table-cell office:value-type="float" office:value="22.503267222784">
                <text:p>22.50326722278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0.18">
                <text:p>30.18</text:p>
              </table:table-cell>
              <table:table-cell office:value-type="float" office:value="21.782946169838">
                <text:p>21.78294616983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0.29">
                <text:p>30.29</text:p>
              </table:table-cell>
              <table:table-cell office:value-type="float" office:value="20.6298973493052">
                <text:p>20.629897349305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9.23">
                <text:p>29.23</text:p>
              </table:table-cell>
              <table:table-cell office:value-type="float" office:value="20.6677337676698">
                <text:p>20.667733767669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9.06">
                <text:p>29.06</text:p>
              </table:table-cell>
              <table:table-cell office:value-type="float" office:value="20.6150826672365">
                <text:p>20.615082667236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9.75">
                <text:p>29.75</text:p>
              </table:table-cell>
              <table:table-cell office:value-type="float" office:value="20.7407207974846">
                <text:p>20.74072079748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0.32">
                <text:p>30.32</text:p>
              </table:table-cell>
              <table:table-cell office:value-type="float" office:value="20.7064497847372">
                <text:p>20.706449784737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1.01">
                <text:p>31.01</text:p>
              </table:table-cell>
              <table:table-cell office:value-type="float" office:value="20.7858727822662">
                <text:p>20.785872782266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0.59">
                <text:p>30.59</text:p>
              </table:table-cell>
              <table:table-cell office:value-type="float" office:value="20.6099284156735">
                <text:p>20.60992841567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9.67">
                <text:p>29.67</text:p>
              </table:table-cell>
              <table:table-cell office:value-type="float" office:value="20.6854684115586">
                <text:p>20.685468411558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9.57">
                <text:p>29.57</text:p>
              </table:table-cell>
              <table:table-cell office:value-type="float" office:value="21.156836465996">
                <text:p>21.15683646599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0.92">
                <text:p>30.92</text:p>
              </table:table-cell>
              <table:table-cell office:value-type="float" office:value="20.892297260966">
                <text:p>20.89229726096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0.15">
                <text:p>30.15</text:p>
              </table:table-cell>
              <table:table-cell office:value-type="float" office:value="21.332189784798">
                <text:p>21.33218978479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9.27">
                <text:p>29.27</text:p>
              </table:table-cell>
              <table:table-cell office:value-type="float" office:value="22.146260103524">
                <text:p>22.1462601035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8.74">
                <text:p>28.74</text:p>
              </table:table-cell>
              <table:table-cell office:value-type="float" office:value="24.43227947072">
                <text:p>24.4322794707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0.2">
                <text:p>30.2</text:p>
              </table:table-cell>
              <table:table-cell office:value-type="float" office:value="21.938507903782">
                <text:p>21.93850790378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9.88">
                <text:p>29.88</text:p>
              </table:table-cell>
              <table:table-cell office:value-type="float" office:value="21.80130761427">
                <text:p>21.8013076142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0.23">
                <text:p>30.23</text:p>
              </table:table-cell>
              <table:table-cell office:value-type="float" office:value="21.028134862028">
                <text:p>21.02813486202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3.46">
                <text:p>23.46</text:p>
              </table:table-cell>
              <table:table-cell office:value-type="float" office:value="20.7614970879416">
                <text:p>20.76149708794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3.92">
                <text:p>23.92</text:p>
              </table:table-cell>
              <table:table-cell office:value-type="float" office:value="23.95981928508">
                <text:p>23.959819285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2.92">
                <text:p>22.92</text:p>
              </table:table-cell>
              <table:table-cell office:value-type="float" office:value="26.0037664002">
                <text:p>26.003766400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3.6">
                <text:p>23.6</text:p>
              </table:table-cell>
              <table:table-cell office:value-type="float" office:value="24.08191179118">
                <text:p>24.0819117911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3.26">
                <text:p>23.26</text:p>
              </table:table-cell>
              <table:table-cell office:value-type="float" office:value="22.346823987248">
                <text:p>22.34682398724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3.07">
                <text:p>23.07</text:p>
              </table:table-cell>
              <table:table-cell office:value-type="float" office:value="22.286412266148">
                <text:p>22.28641226614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3.03">
                <text:p>23.03</text:p>
              </table:table-cell>
              <table:table-cell office:value-type="float" office:value="22.599441853464">
                <text:p>22.59944185346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3.09">
                <text:p>23.09</text:p>
              </table:table-cell>
              <table:table-cell office:value-type="float" office:value="21.080599510374">
                <text:p>21.08059951037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4.28">
                <text:p>24.28</text:p>
              </table:table-cell>
              <table:table-cell office:value-type="float" office:value="24.08291410794">
                <text:p>24.0829141079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3.6">
                <text:p>23.6</text:p>
              </table:table-cell>
              <table:table-cell office:value-type="float" office:value="21.964892511904">
                <text:p>21.96489251190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3.73">
                <text:p>23.73</text:p>
              </table:table-cell>
              <table:table-cell office:value-type="float" office:value="20.956264578398">
                <text:p>20.95626457839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2.88">
                <text:p>22.88</text:p>
              </table:table-cell>
              <table:table-cell office:value-type="float" office:value="20.714324005476">
                <text:p>20.71432400547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2.51">
                <text:p>22.51</text:p>
              </table:table-cell>
              <table:table-cell office:value-type="float" office:value="20.80477008221">
                <text:p>20.8047700822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4.41">
                <text:p>24.41</text:p>
              </table:table-cell>
              <table:table-cell office:value-type="float" office:value="22.006864880838">
                <text:p>22.00686488083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7.62">
                <text:p>27.62</text:p>
              </table:table-cell>
              <table:table-cell office:value-type="float" office:value="20.908027340664">
                <text:p>20.90802734066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8.86">
                <text:p>28.86</text:p>
              </table:table-cell>
              <table:table-cell office:value-type="float" office:value="20.6043594461715">
                <text:p>20.604359446171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9.08">
                <text:p>29.08</text:p>
              </table:table-cell>
              <table:table-cell office:value-type="float" office:value="22.217862867938">
                <text:p>22.21786286793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9.71">
                <text:p>29.71</text:p>
              </table:table-cell>
              <table:table-cell office:value-type="float" office:value="22.127812316822">
                <text:p>22.12781231682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0.97">
                <text:p>30.97</text:p>
              </table:table-cell>
              <table:table-cell office:value-type="float" office:value="21.403611264484">
                <text:p>21.40361126448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0.54">
                <text:p>30.54</text:p>
              </table:table-cell>
              <table:table-cell office:value-type="float" office:value="21.248203218594">
                <text:p>21.24820321859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9.98">
                <text:p>29.98</text:p>
              </table:table-cell>
              <table:table-cell office:value-type="float" office:value="22.100790349932">
                <text:p>22.10079034993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9.31">
                <text:p>29.31</text:p>
              </table:table-cell>
              <table:table-cell office:value-type="float" office:value="20.6090808562544">
                <text:p>20.609080856254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8.67">
                <text:p>28.67</text:p>
              </table:table-cell>
              <table:table-cell office:value-type="float" office:value="20.803670334098">
                <text:p>20.80367033409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9.1">
                <text:p>29.1</text:p>
              </table:table-cell>
              <table:table-cell office:value-type="float" office:value="20.7974650337724">
                <text:p>20.797465033772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1.63">
                <text:p>31.63</text:p>
              </table:table-cell>
              <table:table-cell office:value-type="float" office:value="20.7060756690502">
                <text:p>20.706075669050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0.86">
                <text:p>30.86</text:p>
              </table:table-cell>
              <table:table-cell office:value-type="float" office:value="22.35406964001">
                <text:p>22.3540696400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0.2">
                <text:p>30.2</text:p>
              </table:table-cell>
              <table:table-cell office:value-type="float" office:value="21.060829337462">
                <text:p>21.06082933746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1.05">
                <text:p>31.05</text:p>
              </table:table-cell>
              <table:table-cell office:value-type="float" office:value="20.95337174858">
                <text:p>20.9533717485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1.34">
                <text:p>31.34</text:p>
              </table:table-cell>
              <table:table-cell office:value-type="float" office:value="20.7131801434202">
                <text:p>20.713180143420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0.62">
                <text:p>30.62</text:p>
              </table:table-cell>
              <table:table-cell office:value-type="float" office:value="20.915600551248">
                <text:p>20.91560055124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0.82">
                <text:p>30.82</text:p>
              </table:table-cell>
              <table:table-cell office:value-type="float" office:value="21.571611709154">
                <text:p>21.57161170915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1.26">
                <text:p>31.26</text:p>
              </table:table-cell>
              <table:table-cell office:value-type="float" office:value="20.6199211710792">
                <text:p>20.61992117107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0.76">
                <text:p>30.76</text:p>
              </table:table-cell>
              <table:table-cell office:value-type="float" office:value="20.6071654350465">
                <text:p>20.607165435046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9.87">
                <text:p>29.87</text:p>
              </table:table-cell>
              <table:table-cell office:value-type="float" office:value="20.6459942850804">
                <text:p>20.645994285080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9.49">
                <text:p>29.49</text:p>
              </table:table-cell>
              <table:table-cell office:value-type="float" office:value="29.79846267662">
                <text:p>29.798462676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7.72">
                <text:p>27.72</text:p>
              </table:table-cell>
              <table:table-cell office:value-type="float" office:value="29.86182495572">
                <text:p>29.8618249557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7.36">
                <text:p>27.36</text:p>
              </table:table-cell>
              <table:table-cell office:value-type="float" office:value="25.95920093626">
                <text:p>25.9592009362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8.53">
                <text:p>28.53</text:p>
              </table:table-cell>
              <table:table-cell office:value-type="float" office:value="25.18093645064">
                <text:p>25.180936450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7.82">
                <text:p>27.82</text:p>
              </table:table-cell>
              <table:table-cell office:value-type="float" office:value="28.38445322242">
                <text:p>28.3844532224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7.86">
                <text:p>27.86</text:p>
              </table:table-cell>
              <table:table-cell office:value-type="float" office:value="22.76811971588">
                <text:p>22.7681197158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8.13">
                <text:p>28.13</text:p>
              </table:table-cell>
              <table:table-cell office:value-type="float" office:value="24.19387478364">
                <text:p>24.1938747836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9.56">
                <text:p>29.56</text:p>
              </table:table-cell>
              <table:table-cell office:value-type="float" office:value="21.634775651276">
                <text:p>21.63477565127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9.95">
                <text:p>29.95</text:p>
              </table:table-cell>
              <table:table-cell office:value-type="float" office:value="21.631779196108">
                <text:p>21.63177919610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9.48">
                <text:p>29.48</text:p>
              </table:table-cell>
              <table:table-cell office:value-type="float" office:value="26.4683587097">
                <text:p>26.468358709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0.16">
                <text:p>30.16</text:p>
              </table:table-cell>
              <table:table-cell office:value-type="float" office:value="25.923660599">
                <text:p>25.92366059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9.68">
                <text:p>29.68</text:p>
              </table:table-cell>
              <table:table-cell office:value-type="float" office:value="26.54519968026">
                <text:p>26.5451996802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0.62">
                <text:p>30.62</text:p>
              </table:table-cell>
              <table:table-cell office:value-type="float" office:value="27.44040579274">
                <text:p>27.4404057927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2.37">
                <text:p>32.37</text:p>
              </table:table-cell>
              <table:table-cell office:value-type="float" office:value="29.39477923606">
                <text:p>29.3947792360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1.08">
                <text:p>31.08</text:p>
              </table:table-cell>
              <table:table-cell office:value-type="float" office:value="29.03622775214">
                <text:p>29.036227752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0.6">
                <text:p>30.6</text:p>
              </table:table-cell>
              <table:table-cell office:value-type="float" office:value="23.266743927">
                <text:p>23.26674392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1.04">
                <text:p>31.04</text:p>
              </table:table-cell>
              <table:table-cell office:value-type="float" office:value="22.360607625158">
                <text:p>22.36060762515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0.57">
                <text:p>30.57</text:p>
              </table:table-cell>
              <table:table-cell office:value-type="float" office:value="23.17522924836">
                <text:p>23.1752292483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1.92">
                <text:p>31.92</text:p>
              </table:table-cell>
              <table:table-cell office:value-type="float" office:value="21.395241315338">
                <text:p>21.39524131533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4.01">
                <text:p>34.01</text:p>
              </table:table-cell>
              <table:table-cell office:value-type="float" office:value="21.30252988749">
                <text:p>21.3025298874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4.14">
                <text:p>34.14</text:p>
              </table:table-cell>
              <table:table-cell office:value-type="float" office:value="22.14177733526">
                <text:p>22.1417773352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2.95">
                <text:p>32.95</text:p>
              </table:table-cell>
              <table:table-cell office:value-type="float" office:value="20.7063542785194">
                <text:p>20.706354278519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1.93">
                <text:p>31.93</text:p>
              </table:table-cell>
              <table:table-cell office:value-type="float" office:value="21.049866249514">
                <text:p>21.0498662495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2.26">
                <text:p>32.26</text:p>
              </table:table-cell>
              <table:table-cell office:value-type="float" office:value="20.6034485928454">
                <text:p>20.60344859284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1.61">
                <text:p>31.61</text:p>
              </table:table-cell>
              <table:table-cell office:value-type="float" office:value="20.7590213646822">
                <text:p>20.759021364682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1.06">
                <text:p>31.06</text:p>
              </table:table-cell>
              <table:table-cell office:value-type="float" office:value="20.6647120875838">
                <text:p>20.664712087583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0.3">
                <text:p>30.3</text:p>
              </table:table-cell>
              <table:table-cell office:value-type="float" office:value="29.90104608364">
                <text:p>29.9010460836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2.19">
                <text:p>32.19</text:p>
              </table:table-cell>
              <table:table-cell office:value-type="float" office:value="51.5882511898">
                <text:p>51.588251189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.22">
                <text:p>34.22</text:p>
              </table:table-cell>
              <table:table-cell office:value-type="float" office:value="25.50302929692">
                <text:p>25.5030292969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5.08">
                <text:p>35.08</text:p>
              </table:table-cell>
              <table:table-cell office:value-type="float" office:value="22.269690544048">
                <text:p>22.26969054404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4.67">
                <text:p>34.67</text:p>
              </table:table-cell>
              <table:table-cell office:value-type="float" office:value="20.926761430958">
                <text:p>20.92676143095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4.51">
                <text:p>34.51</text:p>
              </table:table-cell>
              <table:table-cell office:value-type="float" office:value="20.6029298786581">
                <text:p>20.602929878658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6.68">
                <text:p>36.68</text:p>
              </table:table-cell>
              <table:table-cell office:value-type="float" office:value="20.983552745234">
                <text:p>20.98355274523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4.57">
                <text:p>34.57</text:p>
              </table:table-cell>
              <table:table-cell office:value-type="float" office:value="21.03838646666">
                <text:p>21.0383864666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7.38">
                <text:p>27.38</text:p>
              </table:table-cell>
              <table:table-cell office:value-type="float" office:value="21.207034313336">
                <text:p>21.20703431333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6.49">
                <text:p>26.49</text:p>
              </table:table-cell>
              <table:table-cell office:value-type="float" office:value="25.42442128176">
                <text:p>25.4244212817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5.78">
                <text:p>25.78</text:p>
              </table:table-cell>
              <table:table-cell office:value-type="float" office:value="23.17850533468">
                <text:p>23.1785053346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5.96">
                <text:p>25.96</text:p>
              </table:table-cell>
              <table:table-cell office:value-type="float" office:value="23.0846691959">
                <text:p>23.084669195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5.02">
                <text:p>25.02</text:p>
              </table:table-cell>
              <table:table-cell office:value-type="float" office:value="23.2626194962">
                <text:p>23.262619496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5.01">
                <text:p>25.01</text:p>
              </table:table-cell>
              <table:table-cell office:value-type="float" office:value="21.74421756861">
                <text:p>21.7442175686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4.16">
                <text:p>24.16</text:p>
              </table:table-cell>
              <table:table-cell office:value-type="float" office:value="22.37562358539">
                <text:p>22.3756235853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4.16">
                <text:p>24.16</text:p>
              </table:table-cell>
              <table:table-cell office:value-type="float" office:value="22.583296960028">
                <text:p>22.58329696002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2.78">
                <text:p>22.78</text:p>
              </table:table-cell>
              <table:table-cell office:value-type="float" office:value="22.71894506362">
                <text:p>22.7189450636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1.64">
                <text:p>21.64</text:p>
              </table:table-cell>
              <table:table-cell office:value-type="float" office:value="21.754179712558">
                <text:p>21.75417971255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2.08">
                <text:p>22.08</text:p>
              </table:table-cell>
              <table:table-cell office:value-type="float" office:value="21.687929868854">
                <text:p>21.68792986885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1.75">
                <text:p>21.75</text:p>
              </table:table-cell>
              <table:table-cell office:value-type="float" office:value="20.96170969948">
                <text:p>20.9617096994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1.53">
                <text:p>21.53</text:p>
              </table:table-cell>
              <table:table-cell office:value-type="float" office:value="20.989203679418">
                <text:p>20.98920367941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2.02">
                <text:p>22.02</text:p>
              </table:table-cell>
              <table:table-cell office:value-type="float" office:value="20.901884620392">
                <text:p>20.90188462039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2.65">
                <text:p>22.65</text:p>
              </table:table-cell>
              <table:table-cell office:value-type="float" office:value="21.02275938898">
                <text:p>21.0227593889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1.77">
                <text:p>21.77</text:p>
              </table:table-cell>
              <table:table-cell office:value-type="float" office:value="20.87977570032">
                <text:p>20.8797757003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1.68">
                <text:p>21.68</text:p>
              </table:table-cell>
              <table:table-cell office:value-type="float" office:value="20.774792519672">
                <text:p>20.77479251967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1.79">
                <text:p>21.79</text:p>
              </table:table-cell>
              <table:table-cell office:value-type="float" office:value="21.123395785718">
                <text:p>21.12339578571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2.06">
                <text:p>22.06</text:p>
              </table:table-cell>
              <table:table-cell office:value-type="float" office:value="21.115819849758">
                <text:p>21.11581984975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1.77">
                <text:p>21.77</text:p>
              </table:table-cell>
              <table:table-cell office:value-type="float" office:value="20.7780121746336">
                <text:p>20.778012174633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2.05">
                <text:p>22.05</text:p>
              </table:table-cell>
              <table:table-cell office:value-type="float" office:value="20.999819612864">
                <text:p>20.9998196128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2.42">
                <text:p>22.42</text:p>
              </table:table-cell>
              <table:table-cell office:value-type="float" office:value="21.074860848766">
                <text:p>21.07486084876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5.72">
                <text:p>25.72</text:p>
              </table:table-cell>
              <table:table-cell office:value-type="float" office:value="20.990295784518">
                <text:p>20.99029578451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5.95">
                <text:p>25.95</text:p>
              </table:table-cell>
              <table:table-cell office:value-type="float" office:value="20.7641682838506">
                <text:p>20.764168283850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7.12">
                <text:p>27.12</text:p>
              </table:table-cell>
              <table:table-cell office:value-type="float" office:value="22.009115481814">
                <text:p>22.0091154818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7.3">
                <text:p>27.3</text:p>
              </table:table-cell>
              <table:table-cell office:value-type="float" office:value="21.961708237376">
                <text:p>21.96170823737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8.2">
                <text:p>28.2</text:p>
              </table:table-cell>
              <table:table-cell office:value-type="float" office:value="21.781517031142">
                <text:p>21.78151703114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8.03">
                <text:p>28.03</text:p>
              </table:table-cell>
              <table:table-cell office:value-type="float" office:value="25.72105784952">
                <text:p>25.721057849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6.5">
                <text:p>26.5</text:p>
              </table:table-cell>
              <table:table-cell office:value-type="float" office:value="26.7608138281">
                <text:p>26.760813828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5.61">
                <text:p>25.61</text:p>
              </table:table-cell>
              <table:table-cell office:value-type="float" office:value="24.67089178938">
                <text:p>24.6708917893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7.46">
                <text:p>27.46</text:p>
              </table:table-cell>
              <table:table-cell office:value-type="float" office:value="23.55446931616">
                <text:p>23.5544693161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7.23">
                <text:p>27.23</text:p>
              </table:table-cell>
              <table:table-cell office:value-type="float" office:value="21.84843454556">
                <text:p>21.8484345455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7.89">
                <text:p>27.89</text:p>
              </table:table-cell>
              <table:table-cell office:value-type="float" office:value="21.13238737342">
                <text:p>21.1323873734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7.22">
                <text:p>27.22</text:p>
              </table:table-cell>
              <table:table-cell office:value-type="float" office:value="22.12876550756">
                <text:p>22.1287655075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7.78">
                <text:p>27.78</text:p>
              </table:table-cell>
              <table:table-cell office:value-type="float" office:value="21.036696279208">
                <text:p>21.03669627920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8.8">
                <text:p>28.8</text:p>
              </table:table-cell>
              <table:table-cell office:value-type="float" office:value="20.7413577874114">
                <text:p>20.741357787411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.32">
                <text:p>29.32</text:p>
              </table:table-cell>
              <table:table-cell office:value-type="float" office:value="20.664288733339">
                <text:p>20.66428873333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.87">
                <text:p>28.87</text:p>
              </table:table-cell>
              <table:table-cell office:value-type="float" office:value="20.7118857932226">
                <text:p>20.711885793222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7.87">
                <text:p>27.87</text:p>
              </table:table-cell>
              <table:table-cell office:value-type="float" office:value="21.933532760202">
                <text:p>21.93353276020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7.82">
                <text:p>27.82</text:p>
              </table:table-cell>
              <table:table-cell office:value-type="float" office:value="28.79747339242">
                <text:p>28.7974733924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8.04">
                <text:p>28.04</text:p>
              </table:table-cell>
              <table:table-cell office:value-type="float" office:value="30.81909844912">
                <text:p>30.819098449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8.52">
                <text:p>28.52</text:p>
              </table:table-cell>
              <table:table-cell office:value-type="float" office:value="31.86916785272">
                <text:p>31.8691678527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9.69">
                <text:p>29.69</text:p>
              </table:table-cell>
              <table:table-cell office:value-type="float" office:value="33.47515067588">
                <text:p>33.4751506758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8.65">
                <text:p>28.65</text:p>
              </table:table-cell>
              <table:table-cell office:value-type="float" office:value="33.31079101942">
                <text:p>33.3107910194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0.35">
                <text:p>30.35</text:p>
              </table:table-cell>
              <table:table-cell office:value-type="float" office:value="32.3894120364">
                <text:p>32.389412036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2.28">
                <text:p>32.28</text:p>
              </table:table-cell>
              <table:table-cell office:value-type="float" office:value="24.00069630494">
                <text:p>24.0006963049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1.49">
                <text:p>31.49</text:p>
              </table:table-cell>
              <table:table-cell office:value-type="float" office:value="26.14991242028">
                <text:p>26.1499124202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0.87">
                <text:p>30.87</text:p>
              </table:table-cell>
              <table:table-cell office:value-type="float" office:value="23.14575508952">
                <text:p>23.1457550895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0.38">
                <text:p>30.38</text:p>
              </table:table-cell>
              <table:table-cell office:value-type="float" office:value="24.4745003488">
                <text:p>24.474500348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0.6">
                <text:p>30.6</text:p>
              </table:table-cell>
              <table:table-cell office:value-type="float" office:value="23.13076768992">
                <text:p>23.130767689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0.46">
                <text:p>30.46</text:p>
              </table:table-cell>
              <table:table-cell office:value-type="float" office:value="23.38946677966">
                <text:p>23.3894667796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2.6">
                <text:p>32.6</text:p>
              </table:table-cell>
              <table:table-cell office:value-type="float" office:value="24.0052214132">
                <text:p>24.005221413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0.8">
                <text:p>30.8</text:p>
              </table:table-cell>
              <table:table-cell office:value-type="float" office:value="22.524084209596">
                <text:p>22.52408420959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1.03">
                <text:p>31.03</text:p>
              </table:table-cell>
              <table:table-cell office:value-type="float" office:value="22.63405133434">
                <text:p>22.6340513343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1.68">
                <text:p>31.68</text:p>
              </table:table-cell>
              <table:table-cell office:value-type="float" office:value="26.18163223178">
                <text:p>26.1816322317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4.17">
                <text:p>34.17</text:p>
              </table:table-cell>
              <table:table-cell office:value-type="float" office:value="27.96511350228">
                <text:p>27.9651135022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2.17">
                <text:p>32.17</text:p>
              </table:table-cell>
              <table:table-cell office:value-type="float" office:value="33.24467027686">
                <text:p>33.2446702768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1.75">
                <text:p>31.75</text:p>
              </table:table-cell>
              <table:table-cell office:value-type="float" office:value="27.85487386388">
                <text:p>27.8548738638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1.61">
                <text:p>31.61</text:p>
              </table:table-cell>
              <table:table-cell office:value-type="float" office:value="28.7416725259">
                <text:p>28.741672525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3.66">
                <text:p>33.66</text:p>
              </table:table-cell>
              <table:table-cell office:value-type="float" office:value="30.27271857868">
                <text:p>30.2727185786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2.19">
                <text:p>32.19</text:p>
              </table:table-cell>
              <table:table-cell office:value-type="float" office:value="29.78716125848">
                <text:p>29.7871612584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5.23">
                <text:p>25.23</text:p>
              </table:table-cell>
              <table:table-cell office:value-type="float" office:value="44.4623221908">
                <text:p>44.462322190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4.39">
                <text:p>24.39</text:p>
              </table:table-cell>
              <table:table-cell office:value-type="float" office:value="52.5455595758">
                <text:p>52.545559575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5.18">
                <text:p>25.18</text:p>
              </table:table-cell>
              <table:table-cell office:value-type="float" office:value="41.3570700354">
                <text:p>41.357070035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3.91">
                <text:p>23.91</text:p>
              </table:table-cell>
              <table:table-cell office:value-type="float" office:value="44.1887367798">
                <text:p>44.188736779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5.76">
                <text:p>25.76</text:p>
              </table:table-cell>
              <table:table-cell office:value-type="float" office:value="38.41212330198">
                <text:p>38.4121233019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3.76">
                <text:p>23.76</text:p>
              </table:table-cell>
              <table:table-cell office:value-type="float" office:value="40.45885528698">
                <text:p>40.4588552869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3.47">
                <text:p>23.47</text:p>
              </table:table-cell>
              <table:table-cell office:value-type="float" office:value="42.242278621">
                <text:p>42.24227862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2.55">
                <text:p>22.55</text:p>
              </table:table-cell>
              <table:table-cell office:value-type="float" office:value="25.55498597918">
                <text:p>25.5549859791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2.63">
                <text:p>22.63</text:p>
              </table:table-cell>
              <table:table-cell office:value-type="float" office:value="21.174001627114">
                <text:p>21.1740016271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2.27">
                <text:p>22.27</text:p>
              </table:table-cell>
              <table:table-cell office:value-type="float" office:value="22.268339790556">
                <text:p>22.26833979055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2.31">
                <text:p>22.31</text:p>
              </table:table-cell>
              <table:table-cell office:value-type="float" office:value="21.083748006296">
                <text:p>21.08374800629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2.42">
                <text:p>22.42</text:p>
              </table:table-cell>
              <table:table-cell office:value-type="float" office:value="22.006129750544">
                <text:p>22.00612975054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1.64">
                <text:p>21.64</text:p>
              </table:table-cell>
              <table:table-cell office:value-type="float" office:value="23.7722589614">
                <text:p>23.77225896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1.45">
                <text:p>21.45</text:p>
              </table:table-cell>
              <table:table-cell office:value-type="float" office:value="24.4975726201">
                <text:p>24.497572620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1.37">
                <text:p>21.37</text:p>
              </table:table-cell>
              <table:table-cell office:value-type="float" office:value="24.67350073074">
                <text:p>24.6735007307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2.02">
                <text:p>22.02</text:p>
              </table:table-cell>
              <table:table-cell office:value-type="float" office:value="29.3197484829">
                <text:p>29.319748482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1.58">
                <text:p>21.58</text:p>
              </table:table-cell>
              <table:table-cell office:value-type="float" office:value="34.37087623142">
                <text:p>34.3708762314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2.28">
                <text:p>22.28</text:p>
              </table:table-cell>
              <table:table-cell office:value-type="float" office:value="31.6697955039">
                <text:p>31.669795503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1.31">
                <text:p>21.31</text:p>
              </table:table-cell>
              <table:table-cell office:value-type="float" office:value="33.46635651978">
                <text:p>33.4663565197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1.39">
                <text:p>21.39</text:p>
              </table:table-cell>
              <table:table-cell office:value-type="float" office:value="25.51191642644">
                <text:p>25.5119164264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2.34">
                <text:p>22.34</text:p>
              </table:table-cell>
              <table:table-cell office:value-type="float" office:value="25.39554595544">
                <text:p>25.3955459554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1.51">
                <text:p>21.51</text:p>
              </table:table-cell>
              <table:table-cell office:value-type="float" office:value="31.69859112558">
                <text:p>31.6985911255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1.08">
                <text:p>21.08</text:p>
              </table:table-cell>
              <table:table-cell office:value-type="float" office:value="27.31209420554">
                <text:p>27.3120942055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1.78">
                <text:p>21.78</text:p>
              </table:table-cell>
              <table:table-cell office:value-type="float" office:value="31.98807633428">
                <text:p>31.9880763342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.13">
                <text:p>20.13</text:p>
              </table:table-cell>
              <table:table-cell office:value-type="float" office:value="28.27893658256">
                <text:p>28.2789365825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.94">
                <text:p>19.94</text:p>
              </table:table-cell>
              <table:table-cell office:value-type="float" office:value="29.2979000214">
                <text:p>29.29790002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.01">
                <text:p>20.01</text:p>
              </table:table-cell>
              <table:table-cell office:value-type="float" office:value="27.94352464538">
                <text:p>27.9435246453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.29">
                <text:p>19.29</text:p>
              </table:table-cell>
              <table:table-cell office:value-type="float" office:value="26.24239810572">
                <text:p>26.2423981057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.09">
                <text:p>19.09</text:p>
              </table:table-cell>
              <table:table-cell office:value-type="float" office:value="20.792158962996">
                <text:p>20.79215896299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.62">
                <text:p>19.62</text:p>
              </table:table-cell>
              <table:table-cell office:value-type="float" office:value="20.6008362179557">
                <text:p>20.600836217955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.67">
                <text:p>19.67</text:p>
              </table:table-cell>
              <table:table-cell office:value-type="float" office:value="20.887669740412">
                <text:p>20.88766974041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.66">
                <text:p>20.66</text:p>
              </table:table-cell>
              <table:table-cell office:value-type="float" office:value="21.767038554766">
                <text:p>21.76703855476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.27">
                <text:p>21.27</text:p>
              </table:table-cell>
              <table:table-cell office:value-type="float" office:value="25.1228151941">
                <text:p>25.122815194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.65">
                <text:p>19.65</text:p>
              </table:table-cell>
              <table:table-cell office:value-type="float" office:value="26.02149173674">
                <text:p>26.0214917367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8.61">
                <text:p>18.61</text:p>
              </table:table-cell>
              <table:table-cell office:value-type="float" office:value="27.05206852112">
                <text:p>27.0520685211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.14">
                <text:p>19.14</text:p>
              </table:table-cell>
              <table:table-cell office:value-type="float" office:value="25.07125561212">
                <text:p>25.071255612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.63">
                <text:p>19.63</text:p>
              </table:table-cell>
              <table:table-cell office:value-type="float" office:value="24.62972698556">
                <text:p>24.6297269855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.3">
                <text:p>20.3</text:p>
              </table:table-cell>
              <table:table-cell office:value-type="float" office:value="23.76816419656">
                <text:p>23.7681641965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.82">
                <text:p>20.82</text:p>
              </table:table-cell>
              <table:table-cell office:value-type="float" office:value="22.99583163784">
                <text:p>22.9958316378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.21">
                <text:p>20.21</text:p>
              </table:table-cell>
              <table:table-cell office:value-type="float" office:value="21.469830225076">
                <text:p>21.46983022507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.72">
                <text:p>20.72</text:p>
              </table:table-cell>
              <table:table-cell office:value-type="float" office:value="22.116139410374">
                <text:p>22.11613941037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1.52">
                <text:p>21.52</text:p>
              </table:table-cell>
              <table:table-cell office:value-type="float" office:value="24.50585286194">
                <text:p>24.5058528619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2.99">
                <text:p>22.99</text:p>
              </table:table-cell>
              <table:table-cell office:value-type="float" office:value="24.97965084504">
                <text:p>24.9796508450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3.36">
                <text:p>23.36</text:p>
              </table:table-cell>
              <table:table-cell office:value-type="float" office:value="24.34375481224">
                <text:p>24.3437548122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2.44">
                <text:p>22.44</text:p>
              </table:table-cell>
              <table:table-cell office:value-type="float" office:value="24.91522157004">
                <text:p>24.9152215700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2.46">
                <text:p>22.46</text:p>
              </table:table-cell>
              <table:table-cell office:value-type="float" office:value="23.5237863961">
                <text:p>23.52378639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2.96">
                <text:p>22.96</text:p>
              </table:table-cell>
              <table:table-cell office:value-type="float" office:value="22.83604265668">
                <text:p>22.8360426566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4.82">
                <text:p>24.82</text:p>
              </table:table-cell>
              <table:table-cell office:value-type="float" office:value="22.7732937478">
                <text:p>22.773293747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7.07">
                <text:p>27.07</text:p>
              </table:table-cell>
              <table:table-cell office:value-type="float" office:value="26.60611315172">
                <text:p>26.6061131517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6.68">
                <text:p>26.68</text:p>
              </table:table-cell>
              <table:table-cell office:value-type="float" office:value="26.86697479614">
                <text:p>26.8669747961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5.79">
                <text:p>25.79</text:p>
              </table:table-cell>
              <table:table-cell office:value-type="float" office:value="29.38574056928">
                <text:p>29.3857405692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6.59">
                <text:p>26.59</text:p>
              </table:table-cell>
              <table:table-cell office:value-type="float" office:value="26.16474743214">
                <text:p>26.164747432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8.13">
                <text:p>28.13</text:p>
              </table:table-cell>
              <table:table-cell office:value-type="float" office:value="28.7353034069">
                <text:p>28.735303406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7.8">
                <text:p>27.8</text:p>
              </table:table-cell>
              <table:table-cell office:value-type="float" office:value="27.52389115996">
                <text:p>27.5238911599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7.26">
                <text:p>27.26</text:p>
              </table:table-cell>
              <table:table-cell office:value-type="float" office:value="26.17780836722">
                <text:p>26.1778083672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6.24">
                <text:p>26.24</text:p>
              </table:table-cell>
              <table:table-cell office:value-type="float" office:value="26.21210476506">
                <text:p>26.2121047650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4.86">
                <text:p>24.86</text:p>
              </table:table-cell>
              <table:table-cell office:value-type="float" office:value="26.4776329095">
                <text:p>26.477632909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4.79">
                <text:p>24.79</text:p>
              </table:table-cell>
              <table:table-cell office:value-type="float" office:value="26.93744085164">
                <text:p>26.937440851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4.17">
                <text:p>24.17</text:p>
              </table:table-cell>
              <table:table-cell office:value-type="float" office:value="24.26571780794">
                <text:p>24.2657178079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5.89">
                <text:p>25.89</text:p>
              </table:table-cell>
              <table:table-cell office:value-type="float" office:value="24.34787815066">
                <text:p>24.3478781506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">
                <text:p>20</text:p>
              </table:table-cell>
              <table:table-cell office:value-type="float" office:value="28.06454673664">
                <text:p>28.0645467366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.22">
                <text:p>20.22</text:p>
              </table:table-cell>
              <table:table-cell office:value-type="float" office:value="50.4047345302">
                <text:p>50.404734530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2.97">
                <text:p>22.97</text:p>
              </table:table-cell>
              <table:table-cell office:value-type="float" office:value="44.6001028596">
                <text:p>44.60010285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